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2cm" svg:stroke-color="#808080" draw:fill="none" fo:padding-top="0.006cm" fo:padding-bottom="0.006cm" fo:padding-left="0.006cm" fo:padding-right="0.006cm"/>
    </style:style>
    <style:style style:name="gr2" style:family="graphic" style:parent-style-name="standard">
      <style:graphic-properties draw:stroke="solid" svg:stroke-color="#808080" draw:fill="solid" draw:fill-color="#808080"/>
    </style:style>
    <style:style style:name="gr3" style:family="graphic" style:parent-style-name="standard">
      <style:graphic-properties draw:stroke="solid" svg:stroke-width="0.05cm" svg:stroke-color="#808080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61cm" svg:stroke-color="#808080" draw:fill="none" fo:padding-top="0.03cm" fo:padding-bottom="0.03cm" fo:padding-left="0.03cm" fo:padding-right="0.03cm"/>
    </style:style>
    <style:style style:name="gr5" style:family="graphic" style:parent-style-name="standard">
      <style:graphic-properties draw:stroke="solid" svg:stroke-width="0.016cm" svg:stroke-color="#808080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31cm" svg:stroke-color="#808080" draw:fill="none" fo:padding-top="0.015cm" fo:padding-bottom="0.015cm" fo:padding-left="0.015cm" fo:padding-right="0.015cm"/>
    </style:style>
    <style:style style:name="gr7" style:family="graphic" style:parent-style-name="standard">
      <style:graphic-properties draw:stroke="solid" svg:stroke-width="0.042cm" svg:stroke-color="#808080" draw:fill="none" fo:padding-top="0.021cm" fo:padding-bottom="0.021cm" fo:padding-left="0.021cm" fo:padding-right="0.021cm"/>
    </style:style>
    <style:style style:name="gr8" style:family="graphic" style:parent-style-name="standard">
      <style:graphic-properties draw:stroke="solid" svg:stroke-width="0.025cm" svg:stroke-color="#808080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solid" svg:stroke-width="0.133cm" svg:stroke-color="#008000" draw:fill="none" fo:padding-top="0.066cm" fo:padding-bottom="0.066cm" fo:padding-left="0.066cm" fo:padding-right="0.066cm"/>
    </style:style>
    <style:style style:name="gr10" style:family="graphic" style:parent-style-name="standard">
      <style:graphic-properties draw:stroke="solid" svg:stroke-width="0.002cm" svg:stroke-color="#000000" draw:fill="solid" draw:fill-color="#ffffff" fo:padding-top="0.001cm" fo:padding-bottom="0.001cm" fo:padding-left="0.001cm" fo:padding-right="0.001cm"/>
    </style:style>
    <style:style style:name="gr11" style:family="graphic" style:parent-style-name="standard">
      <style:graphic-properties draw:stroke="solid" svg:stroke-width="0.152cm" svg:stroke-color="#008000" draw:fill="none" fo:padding-top="0.076cm" fo:padding-bottom="0.076cm" fo:padding-left="0.076cm" fo:padding-right="0.076cm"/>
    </style:style>
    <style:style style:name="gr12" style:family="graphic" style:parent-style-name="standard">
      <style:graphic-properties draw:stroke="solid" svg:stroke-color="#008000" draw:fill="solid" draw:fill-color="#008000"/>
    </style:style>
    <style:style style:name="gr13" style:family="graphic" style:parent-style-name="standard">
      <style:graphic-properties draw:stroke="solid" svg:stroke-width="0.169cm" svg:stroke-color="#008000" draw:fill="none" fo:padding-top="0.084cm" fo:padding-bottom="0.084cm" fo:padding-left="0.084cm" fo:padding-right="0.084cm"/>
    </style:style>
    <style:style style:name="gr14" style:family="graphic" style:parent-style-name="standard">
      <style:graphic-properties draw:stroke="solid" svg:stroke-width="0.042cm" svg:stroke-color="#000080" draw:fill="none" fo:padding-top="0.021cm" fo:padding-bottom="0.021cm" fo:padding-left="0.021cm" fo:padding-right="0.021cm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solid" svg:stroke-width="0.002cm" svg:stroke-color="#000000" draw:fill="none" fo:padding-top="0.001cm" fo:padding-bottom="0.001cm" fo:padding-left="0.001cm" fo:padding-right="0.001cm"/>
    </style:style>
    <style:style style:name="gr17" style:family="graphic" style:parent-style-name="standard">
      <style:graphic-properties draw:stroke="solid" svg:stroke-width="0.004cm" svg:stroke-color="#808080" draw:fill="none" fo:padding-top="0.002cm" fo:padding-bottom="0.002cm" fo:padding-left="0.002cm" fo:padding-right="0.002cm"/>
    </style:style>
    <style:style style:name="gr18" style:family="graphic" style:parent-style-name="standard">
      <style:graphic-properties draw:stroke="solid" svg:stroke-color="#000000" draw:fill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cm" fo:min-width="2.065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80" fo:font-family="NimbusSanL" fo:font-size="7.09999990463257pt" style:font-size-asian="7.09999990463257pt" style:font-family-complex="NimbusSanL" style:font-size-complex="7.09999990463257pt"/>
    </style:style>
    <style:style style:name="T2" style:family="text">
      <style:text-properties fo:color="#808080" fo:font-family="NimbusSanL" fo:font-size="5.09999990463257pt" style:font-size-asian="5.09999990463257pt" style:font-family-complex="NimbusSanL" style:font-size-complex="5.0999999046325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layer="layout" svg:x1="13.059cm" svg:y1="1.748cm" svg:x2="13.059cm" svg:y2="1.519cm">
          <text:p/>
        </draw:line>
        <draw:polyline draw:style-name="gr1" draw:layer="layout" svg:width="0.126cm" svg:height="0.024cm" svg:x="12.932cm" svg:y="1.367cm" svg:viewBox="0 0 127 25" draw:points="0,25 41,10 83,2 127,0">
          <text:p/>
        </draw:polyline>
        <draw:polyline draw:style-name="gr1" draw:layer="layout" svg:width="0.101cm" svg:height="0.024cm" svg:x="13.059cm" svg:y="1.367cm" svg:viewBox="0 0 102 25" draw:points="0,0 34,4 68,13 102,25">
          <text:p/>
        </draw:polyline>
        <draw:line draw:style-name="gr1" draw:layer="layout" svg:x1="13.059cm" svg:y1="1.494cm" svg:x2="13.059cm" svg:y2="1.367cm">
          <text:p/>
        </draw:line>
        <draw:polyline draw:style-name="gr1" draw:layer="layout" svg:width="0.101cm" svg:height="0.024cm" svg:x="13.059cm" svg:y="1.875cm" svg:viewBox="0 0 102 25" draw:points="102,0 68,13 34,21 0,25">
          <text:p/>
        </draw:polyline>
        <draw:polyline draw:style-name="gr1" draw:layer="layout" svg:width="0.126cm" svg:height="0.024cm" svg:x="12.932cm" svg:y="1.875cm" svg:viewBox="0 0 127 25" draw:points="127,25 83,23 41,15 0,0">
          <text:p/>
        </draw:polyline>
        <draw:line draw:style-name="gr1" draw:layer="layout" svg:x1="13.059cm" svg:y1="1.9cm" svg:x2="13.059cm" svg:y2="1.773cm">
          <text:p/>
        </draw:line>
        <draw:line draw:style-name="gr1" draw:layer="layout" svg:x1="9.886cm" svg:y1="2.889cm" svg:x2="9.886cm" svg:y2="2.662cm">
          <text:p/>
        </draw:line>
        <draw:polyline draw:style-name="gr1" draw:layer="layout" svg:width="0.126cm" svg:height="0.024cm" svg:x="9.759cm" svg:y="2.51cm" svg:viewBox="0 0 127 25" draw:points="0,25 41,8 83,2 127,0">
          <text:p/>
        </draw:polyline>
        <draw:polyline draw:style-name="gr1" draw:layer="layout" svg:width="0.099cm" svg:height="0.024cm" svg:x="9.886cm" svg:y="2.51cm" svg:viewBox="0 0 100 25" draw:points="0,0 34,4 68,13 100,25">
          <text:p/>
        </draw:polyline>
        <draw:line draw:style-name="gr1" draw:layer="layout" svg:x1="9.886cm" svg:y1="2.635cm" svg:x2="9.886cm" svg:y2="2.51cm">
          <text:p/>
        </draw:line>
        <draw:polyline draw:style-name="gr1" draw:layer="layout" svg:width="0.099cm" svg:height="0.022cm" svg:x="9.886cm" svg:y="3.018cm" svg:viewBox="0 0 100 23" draw:points="100,0 68,13 34,21 0,23">
          <text:p/>
        </draw:polyline>
        <draw:polyline draw:style-name="gr1" draw:layer="layout" svg:width="0.126cm" svg:height="0.022cm" svg:x="9.759cm" svg:y="3.018cm" svg:viewBox="0 0 127 23" draw:points="127,23 83,23 41,15 0,0">
          <text:p/>
        </draw:polyline>
        <draw:line draw:style-name="gr1" draw:layer="layout" svg:x1="9.886cm" svg:y1="3.041cm" svg:x2="9.886cm" svg:y2="2.916cm">
          <text:p/>
        </draw:line>
        <draw:line draw:style-name="gr1" draw:layer="layout" svg:x1="13.567cm" svg:y1="2.889cm" svg:x2="13.567cm" svg:y2="2.662cm">
          <text:p/>
        </draw:line>
        <draw:polyline draw:style-name="gr1" draw:layer="layout" svg:width="0.126cm" svg:height="0.024cm" svg:x="13.44cm" svg:y="2.51cm" svg:viewBox="0 0 127 25" draw:points="0,25 41,8 83,2 127,0">
          <text:p/>
        </draw:polyline>
        <draw:polyline draw:style-name="gr1" draw:layer="layout" svg:width="0.099cm" svg:height="0.024cm" svg:x="13.567cm" svg:y="2.51cm" svg:viewBox="0 0 100 25" draw:points="0,0 34,4 68,13 100,25">
          <text:p/>
        </draw:polyline>
        <draw:line draw:style-name="gr1" draw:layer="layout" svg:x1="13.567cm" svg:y1="2.635cm" svg:x2="13.567cm" svg:y2="2.51cm">
          <text:p/>
        </draw:line>
        <draw:polyline draw:style-name="gr1" draw:layer="layout" svg:width="0.099cm" svg:height="0.022cm" svg:x="13.567cm" svg:y="3.018cm" svg:viewBox="0 0 100 23" draw:points="100,0 68,13 34,21 0,23">
          <text:p/>
        </draw:polyline>
        <draw:polyline draw:style-name="gr1" draw:layer="layout" svg:width="0.126cm" svg:height="0.022cm" svg:x="13.44cm" svg:y="3.018cm" svg:viewBox="0 0 127 23" draw:points="127,23 83,23 41,15 0,0">
          <text:p/>
        </draw:polyline>
        <draw:line draw:style-name="gr1" draw:layer="layout" svg:x1="13.567cm" svg:y1="3.041cm" svg:x2="13.567cm" svg:y2="2.916cm">
          <text:p/>
        </draw:line>
        <draw:line draw:style-name="gr1" draw:layer="layout" svg:x1="10.392cm" svg:y1="1.748cm" svg:x2="10.392cm" svg:y2="1.519cm">
          <text:p/>
        </draw:line>
        <draw:polyline draw:style-name="gr1" draw:layer="layout" svg:width="0.124cm" svg:height="0.024cm" svg:x="10.267cm" svg:y="1.367cm" svg:viewBox="0 0 125 25" draw:points="0,25 41,10 83,2 125,0">
          <text:p/>
        </draw:polyline>
        <draw:polyline draw:style-name="gr1" draw:layer="layout" svg:width="0.101cm" svg:height="0.024cm" svg:x="10.392cm" svg:y="1.367cm" svg:viewBox="0 0 102 25" draw:points="0,0 36,4 70,13 102,25">
          <text:p/>
        </draw:polyline>
        <draw:line draw:style-name="gr1" draw:layer="layout" svg:x1="10.392cm" svg:y1="1.494cm" svg:x2="10.392cm" svg:y2="1.367cm">
          <text:p/>
        </draw:line>
        <draw:polyline draw:style-name="gr1" draw:layer="layout" svg:width="0.101cm" svg:height="0.024cm" svg:x="10.392cm" svg:y="1.875cm" svg:viewBox="0 0 102 25" draw:points="102,0 70,13 36,21 0,25">
          <text:p/>
        </draw:polyline>
        <draw:polyline draw:style-name="gr1" draw:layer="layout" svg:width="0.124cm" svg:height="0.024cm" svg:x="10.267cm" svg:y="1.875cm" svg:viewBox="0 0 125 25" draw:points="125,25 83,23 41,15 0,0">
          <text:p/>
        </draw:polyline>
        <draw:line draw:style-name="gr1" draw:layer="layout" svg:x1="10.392cm" svg:y1="1.9cm" svg:x2="10.392cm" svg:y2="1.773cm">
          <text:p/>
        </draw:line>
        <draw:polygon draw:style-name="gr2" draw:layer="layout" svg:width="0.05cm" svg:height="0.176cm" svg:x="10.71cm" svg:y="1.291cm" svg:viewBox="0 0 51 177" draw:points="51,0 0,0 0,177 51,177">
          <text:p/>
        </draw:polygon>
        <draw:polygon draw:style-name="gr2" draw:layer="layout" svg:width="0.05cm" svg:height="0.176cm" svg:x="10.71cm" svg:y="1.545cm" svg:viewBox="0 0 51 177" draw:points="51,0 0,0 0,177 51,177">
          <text:p/>
        </draw:polygon>
        <draw:polygon draw:style-name="gr2" draw:layer="layout" svg:width="0.05cm" svg:height="0.176cm" svg:x="10.71cm" svg:y="1.799cm" svg:viewBox="0 0 51 177" draw:points="51,0 0,0 0,177 51,177">
          <text:p/>
        </draw:polygon>
        <draw:polygon draw:style-name="gr2" draw:layer="layout" svg:width="0.05cm" svg:height="0.176cm" svg:x="12.615cm" svg:y="2.434cm" svg:viewBox="0 0 51 177" draw:points="51,0 0,0 0,177 51,177">
          <text:p/>
        </draw:polygon>
        <draw:polygon draw:style-name="gr2" draw:layer="layout" svg:width="0.05cm" svg:height="0.176cm" svg:x="12.615cm" svg:y="2.688cm" svg:viewBox="0 0 51 177" draw:points="51,0 0,0 0,177 51,177">
          <text:p/>
        </draw:polygon>
        <draw:polygon draw:style-name="gr2" draw:layer="layout" svg:width="0.05cm" svg:height="0.176cm" svg:x="12.615cm" svg:y="2.942cm" svg:viewBox="0 0 51 177" draw:points="51,0 0,0 0,177 51,177">
          <text:p/>
        </draw:polygon>
        <draw:polygon draw:style-name="gr2" draw:layer="layout" svg:width="0.05cm" svg:height="0.176cm" svg:x="12.234cm" svg:y="1.291cm" svg:viewBox="0 0 51 177" draw:points="51,0 0,0 0,177 51,177">
          <text:p/>
        </draw:polygon>
        <draw:polygon draw:style-name="gr2" draw:layer="layout" svg:width="0.05cm" svg:height="0.176cm" svg:x="12.234cm" svg:y="1.545cm" svg:viewBox="0 0 51 177" draw:points="51,0 0,0 0,177 51,177">
          <text:p/>
        </draw:polygon>
        <draw:polygon draw:style-name="gr2" draw:layer="layout" svg:width="0.05cm" svg:height="0.176cm" svg:x="12.234cm" svg:y="1.799cm" svg:viewBox="0 0 51 177" draw:points="51,0 0,0 0,177 51,177">
          <text:p/>
        </draw:polygon>
        <draw:polygon draw:style-name="gr2" draw:layer="layout" svg:width="0.05cm" svg:height="0.176cm" svg:x="10.329cm" svg:y="2.434cm" svg:viewBox="0 0 51 177" draw:points="51,0 0,0 0,177 51,177">
          <text:p/>
        </draw:polygon>
        <draw:polygon draw:style-name="gr2" draw:layer="layout" svg:width="0.05cm" svg:height="0.176cm" svg:x="10.329cm" svg:y="2.688cm" svg:viewBox="0 0 51 177" draw:points="51,0 0,0 0,177 51,177">
          <text:p/>
        </draw:polygon>
        <draw:polygon draw:style-name="gr2" draw:layer="layout" svg:width="0.05cm" svg:height="0.176cm" svg:x="10.329cm" svg:y="2.942cm" svg:viewBox="0 0 51 177" draw:points="51,0 0,0 0,177 51,177">
          <text:p/>
        </draw:polygon>
        <draw:line draw:style-name="gr3" draw:layer="layout" svg:x1="11.523cm" svg:y1="2.142cm" svg:x2="11.523cm" svg:y2="2.053cm">
          <text:p/>
        </draw:line>
        <draw:line draw:style-name="gr3" draw:layer="layout" svg:x1="11.523cm" svg:y1="1.126cm" svg:x2="11.523cm" svg:y2="1.214cm">
          <text:p/>
        </draw:line>
        <draw:line draw:style-name="gr3" draw:layer="layout" svg:x1="11.904cm" svg:y1="2.142cm" svg:x2="11.904cm" svg:y2="2.053cm">
          <text:p/>
        </draw:line>
        <draw:line draw:style-name="gr3" draw:layer="layout" svg:x1="11.904cm" svg:y1="1.126cm" svg:x2="11.904cm" svg:y2="1.214cm">
          <text:p/>
        </draw:line>
        <draw:line draw:style-name="gr3" draw:layer="layout" svg:x1="11.904cm" svg:y1="3.663cm" svg:x2="11.904cm" svg:y2="3.575cm">
          <text:p/>
        </draw:line>
        <draw:line draw:style-name="gr3" draw:layer="layout" svg:x1="11.904cm" svg:y1="2.65cm" svg:x2="11.904cm" svg:y2="2.738cm">
          <text:p/>
        </draw:line>
        <draw:line draw:style-name="gr3" draw:layer="layout" svg:x1="11.523cm" svg:y1="3.663cm" svg:x2="11.523cm" svg:y2="3.575cm">
          <text:p/>
        </draw:line>
        <draw:line draw:style-name="gr3" draw:layer="layout" svg:x1="11.523cm" svg:y1="2.65cm" svg:x2="11.523cm" svg:y2="2.738cm">
          <text:p/>
        </draw:line>
        <draw:line draw:style-name="gr4" draw:layer="layout" svg:x1="13.936cm" svg:y1="2.904cm" svg:x2="13.936cm" svg:y2="3.005cm">
          <text:p/>
        </draw:line>
        <draw:line draw:style-name="gr4" draw:layer="layout" svg:x1="13.936cm" svg:y1="3.917cm" svg:x2="13.936cm" svg:y2="3.816cm">
          <text:p/>
        </draw:line>
        <draw:line draw:style-name="gr4" draw:layer="layout" svg:x1="13.555cm" svg:y1="1.253cm" svg:x2="13.555cm" svg:y2="1.354cm">
          <text:p/>
        </draw:line>
        <draw:line draw:style-name="gr4" draw:layer="layout" svg:x1="13.555cm" svg:y1="2.269cm" svg:x2="13.555cm" svg:y2="2.167cm">
          <text:p/>
        </draw:line>
        <draw:line draw:style-name="gr4" draw:layer="layout" svg:x1="9.874cm" svg:y1="1.253cm" svg:x2="9.874cm" svg:y2="1.354cm">
          <text:p/>
        </draw:line>
        <draw:line draw:style-name="gr4" draw:layer="layout" svg:x1="9.874cm" svg:y1="2.269cm" svg:x2="9.874cm" svg:y2="2.167cm">
          <text:p/>
        </draw:line>
        <draw:line draw:style-name="gr4" draw:layer="layout" svg:x1="9.493cm" svg:y1="2.904cm" svg:x2="9.493cm" svg:y2="3.005cm">
          <text:p/>
        </draw:line>
        <draw:line draw:style-name="gr4" draw:layer="layout" svg:x1="9.493cm" svg:y1="3.917cm" svg:x2="9.493cm" svg:y2="3.816cm">
          <text:p/>
        </draw:line>
        <draw:line draw:style-name="gr1" draw:layer="layout" svg:x1="13.059cm" svg:y1="5.3cm" svg:x2="13.059cm" svg:y2="5.073cm">
          <text:p/>
        </draw:line>
        <draw:polyline draw:style-name="gr1" draw:layer="layout" svg:width="0.126cm" svg:height="0.024cm" svg:x="12.932cm" svg:y="4.921cm" svg:viewBox="0 0 127 25" draw:points="0,25 41,10 83,2 127,0">
          <text:p/>
        </draw:polyline>
        <draw:polyline draw:style-name="gr1" draw:layer="layout" svg:width="0.101cm" svg:height="0.024cm" svg:x="13.059cm" svg:y="4.921cm" svg:viewBox="0 0 102 25" draw:points="0,0 34,4 68,12 102,25">
          <text:p/>
        </draw:polyline>
        <draw:line draw:style-name="gr1" draw:layer="layout" svg:x1="13.059cm" svg:y1="5.048cm" svg:x2="13.059cm" svg:y2="4.921cm">
          <text:p/>
        </draw:line>
        <draw:polyline draw:style-name="gr1" draw:layer="layout" svg:width="0.101cm" svg:height="0.024cm" svg:x="13.059cm" svg:y="5.429cm" svg:viewBox="0 0 102 25" draw:points="102,0 68,12 34,21 0,25">
          <text:p/>
        </draw:polyline>
        <draw:polyline draw:style-name="gr1" draw:layer="layout" svg:width="0.126cm" svg:height="0.024cm" svg:x="12.932cm" svg:y="5.429cm" svg:viewBox="0 0 127 25" draw:points="127,25 83,23 41,15 0,0">
          <text:p/>
        </draw:polyline>
        <draw:line draw:style-name="gr1" draw:layer="layout" svg:x1="13.059cm" svg:y1="5.454cm" svg:x2="13.059cm" svg:y2="5.327cm">
          <text:p/>
        </draw:line>
        <draw:line draw:style-name="gr1" draw:layer="layout" svg:x1="9.886cm" svg:y1="6.443cm" svg:x2="9.886cm" svg:y2="6.216cm">
          <text:p/>
        </draw:line>
        <draw:polyline draw:style-name="gr1" draw:layer="layout" svg:width="0.126cm" svg:height="0.024cm" svg:x="9.759cm" svg:y="6.064cm" svg:viewBox="0 0 127 25" draw:points="0,25 41,8 83,0 127,0">
          <text:p/>
        </draw:polyline>
        <draw:polyline draw:style-name="gr1" draw:layer="layout" svg:width="0.099cm" svg:height="0.024cm" svg:x="9.886cm" svg:y="6.064cm" svg:viewBox="0 0 100 25" draw:points="0,0 34,4 68,12 100,25">
          <text:p/>
        </draw:polyline>
        <draw:line draw:style-name="gr1" draw:layer="layout" svg:x1="9.886cm" svg:y1="6.189cm" svg:x2="9.886cm" svg:y2="6.064cm">
          <text:p/>
        </draw:line>
        <draw:polyline draw:style-name="gr1" draw:layer="layout" svg:width="0.099cm" svg:height="0.024cm" svg:x="9.886cm" svg:y="6.57cm" svg:viewBox="0 0 100 25" draw:points="100,0 68,12 34,21 0,25">
          <text:p/>
        </draw:polyline>
        <draw:polyline draw:style-name="gr1" draw:layer="layout" svg:width="0.126cm" svg:height="0.024cm" svg:x="9.759cm" svg:y="6.57cm" svg:viewBox="0 0 127 25" draw:points="127,25 83,25 41,17 0,0">
          <text:p/>
        </draw:polyline>
        <draw:line draw:style-name="gr1" draw:layer="layout" svg:x1="9.886cm" svg:y1="6.595cm" svg:x2="9.886cm" svg:y2="6.47cm">
          <text:p/>
        </draw:line>
        <draw:line draw:style-name="gr1" draw:layer="layout" svg:x1="13.567cm" svg:y1="6.443cm" svg:x2="13.567cm" svg:y2="6.216cm">
          <text:p/>
        </draw:line>
        <draw:polyline draw:style-name="gr1" draw:layer="layout" svg:width="0.126cm" svg:height="0.024cm" svg:x="13.44cm" svg:y="6.064cm" svg:viewBox="0 0 127 25" draw:points="0,25 41,8 83,0 127,0">
          <text:p/>
        </draw:polyline>
        <draw:polyline draw:style-name="gr1" draw:layer="layout" svg:width="0.099cm" svg:height="0.024cm" svg:x="13.567cm" svg:y="6.064cm" svg:viewBox="0 0 100 25" draw:points="0,0 34,4 68,12 100,25">
          <text:p/>
        </draw:polyline>
        <draw:line draw:style-name="gr1" draw:layer="layout" svg:x1="13.567cm" svg:y1="6.189cm" svg:x2="13.567cm" svg:y2="6.064cm">
          <text:p/>
        </draw:line>
        <draw:polyline draw:style-name="gr1" draw:layer="layout" svg:width="0.099cm" svg:height="0.024cm" svg:x="13.567cm" svg:y="6.57cm" svg:viewBox="0 0 100 25" draw:points="100,0 68,12 34,21 0,25">
          <text:p/>
        </draw:polyline>
        <draw:polyline draw:style-name="gr1" draw:layer="layout" svg:width="0.126cm" svg:height="0.024cm" svg:x="13.44cm" svg:y="6.57cm" svg:viewBox="0 0 127 25" draw:points="127,25 83,25 41,17 0,0">
          <text:p/>
        </draw:polyline>
        <draw:line draw:style-name="gr1" draw:layer="layout" svg:x1="13.567cm" svg:y1="6.595cm" svg:x2="13.567cm" svg:y2="6.47cm">
          <text:p/>
        </draw:line>
        <draw:line draw:style-name="gr1" draw:layer="layout" svg:x1="10.392cm" svg:y1="5.3cm" svg:x2="10.392cm" svg:y2="5.073cm">
          <text:p/>
        </draw:line>
        <draw:polyline draw:style-name="gr1" draw:layer="layout" svg:width="0.124cm" svg:height="0.024cm" svg:x="10.267cm" svg:y="4.921cm" svg:viewBox="0 0 125 25" draw:points="0,25 41,10 83,2 125,0">
          <text:p/>
        </draw:polyline>
        <draw:polyline draw:style-name="gr1" draw:layer="layout" svg:width="0.101cm" svg:height="0.024cm" svg:x="10.392cm" svg:y="4.921cm" svg:viewBox="0 0 102 25" draw:points="0,0 36,4 70,12 102,25">
          <text:p/>
        </draw:polyline>
        <draw:line draw:style-name="gr1" draw:layer="layout" svg:x1="10.392cm" svg:y1="5.048cm" svg:x2="10.392cm" svg:y2="4.921cm">
          <text:p/>
        </draw:line>
        <draw:polyline draw:style-name="gr1" draw:layer="layout" svg:width="0.101cm" svg:height="0.024cm" svg:x="10.392cm" svg:y="5.429cm" svg:viewBox="0 0 102 25" draw:points="102,0 70,12 36,21 0,25">
          <text:p/>
        </draw:polyline>
        <draw:polyline draw:style-name="gr1" draw:layer="layout" svg:width="0.124cm" svg:height="0.024cm" svg:x="10.267cm" svg:y="5.429cm" svg:viewBox="0 0 125 25" draw:points="125,25 83,23 41,15 0,0">
          <text:p/>
        </draw:polyline>
        <draw:line draw:style-name="gr1" draw:layer="layout" svg:x1="10.392cm" svg:y1="5.454cm" svg:x2="10.392cm" svg:y2="5.327cm">
          <text:p/>
        </draw:line>
        <draw:polygon draw:style-name="gr2" draw:layer="layout" svg:width="0.05cm" svg:height="0.176cm" svg:x="10.71cm" svg:y="4.845cm" svg:viewBox="0 0 51 177" draw:points="51,0 0,0 0,177 51,177">
          <text:p/>
        </draw:polygon>
        <draw:polygon draw:style-name="gr2" draw:layer="layout" svg:width="0.05cm" svg:height="0.176cm" svg:x="10.71cm" svg:y="5.099cm" svg:viewBox="0 0 51 177" draw:points="51,0 0,0 0,177 51,177">
          <text:p/>
        </draw:polygon>
        <draw:polygon draw:style-name="gr2" draw:layer="layout" svg:width="0.05cm" svg:height="0.176cm" svg:x="10.71cm" svg:y="5.353cm" svg:viewBox="0 0 51 177" draw:points="51,0 0,0 0,177 51,177">
          <text:p/>
        </draw:polygon>
        <draw:polygon draw:style-name="gr2" draw:layer="layout" svg:width="0.05cm" svg:height="0.176cm" svg:x="12.615cm" svg:y="5.988cm" svg:viewBox="0 0 51 177" draw:points="51,0 0,0 0,177 51,177">
          <text:p/>
        </draw:polygon>
        <draw:polygon draw:style-name="gr2" draw:layer="layout" svg:width="0.05cm" svg:height="0.177cm" svg:x="12.615cm" svg:y="6.239cm" svg:viewBox="0 0 51 178" draw:points="51,0 0,0 0,178 51,178">
          <text:p/>
        </draw:polygon>
        <draw:polygon draw:style-name="gr2" draw:layer="layout" svg:width="0.05cm" svg:height="0.177cm" svg:x="12.615cm" svg:y="6.493cm" svg:viewBox="0 0 51 178" draw:points="51,0 0,0 0,178 51,178">
          <text:p/>
        </draw:polygon>
        <draw:polygon draw:style-name="gr2" draw:layer="layout" svg:width="0.05cm" svg:height="0.176cm" svg:x="12.234cm" svg:y="4.845cm" svg:viewBox="0 0 51 177" draw:points="51,0 0,0 0,177 51,177">
          <text:p/>
        </draw:polygon>
        <draw:polygon draw:style-name="gr2" draw:layer="layout" svg:width="0.05cm" svg:height="0.176cm" svg:x="12.234cm" svg:y="5.099cm" svg:viewBox="0 0 51 177" draw:points="51,0 0,0 0,177 51,177">
          <text:p/>
        </draw:polygon>
        <draw:polygon draw:style-name="gr2" draw:layer="layout" svg:width="0.05cm" svg:height="0.176cm" svg:x="12.234cm" svg:y="5.353cm" svg:viewBox="0 0 51 177" draw:points="51,0 0,0 0,177 51,177">
          <text:p/>
        </draw:polygon>
        <draw:polygon draw:style-name="gr2" draw:layer="layout" svg:width="0.05cm" svg:height="0.176cm" svg:x="10.329cm" svg:y="5.988cm" svg:viewBox="0 0 51 177" draw:points="51,0 0,0 0,177 51,177">
          <text:p/>
        </draw:polygon>
        <draw:polygon draw:style-name="gr2" draw:layer="layout" svg:width="0.05cm" svg:height="0.177cm" svg:x="10.329cm" svg:y="6.239cm" svg:viewBox="0 0 51 178" draw:points="51,0 0,0 0,178 51,178">
          <text:p/>
        </draw:polygon>
        <draw:polygon draw:style-name="gr2" draw:layer="layout" svg:width="0.05cm" svg:height="0.177cm" svg:x="10.329cm" svg:y="6.493cm" svg:viewBox="0 0 51 178" draw:points="51,0 0,0 0,178 51,178">
          <text:p/>
        </draw:polygon>
        <draw:line draw:style-name="gr3" draw:layer="layout" svg:x1="11.523cm" svg:y1="5.695cm" svg:x2="11.523cm" svg:y2="5.607cm">
          <text:p/>
        </draw:line>
        <draw:line draw:style-name="gr3" draw:layer="layout" svg:x1="11.523cm" svg:y1="4.679cm" svg:x2="11.523cm" svg:y2="4.768cm">
          <text:p/>
        </draw:line>
        <draw:line draw:style-name="gr3" draw:layer="layout" svg:x1="11.904cm" svg:y1="5.695cm" svg:x2="11.904cm" svg:y2="5.607cm">
          <text:p/>
        </draw:line>
        <draw:line draw:style-name="gr3" draw:layer="layout" svg:x1="11.904cm" svg:y1="4.679cm" svg:x2="11.904cm" svg:y2="4.768cm">
          <text:p/>
        </draw:line>
        <draw:line draw:style-name="gr3" draw:layer="layout" svg:x1="11.904cm" svg:y1="7.217cm" svg:x2="11.904cm" svg:y2="7.128cm">
          <text:p/>
        </draw:line>
        <draw:line draw:style-name="gr3" draw:layer="layout" svg:x1="11.904cm" svg:y1="6.201cm" svg:x2="11.904cm" svg:y2="6.29cm">
          <text:p/>
        </draw:line>
        <draw:line draw:style-name="gr3" draw:layer="layout" svg:x1="11.523cm" svg:y1="7.217cm" svg:x2="11.523cm" svg:y2="7.128cm">
          <text:p/>
        </draw:line>
        <draw:line draw:style-name="gr3" draw:layer="layout" svg:x1="11.523cm" svg:y1="6.201cm" svg:x2="11.523cm" svg:y2="6.29cm">
          <text:p/>
        </draw:line>
        <draw:line draw:style-name="gr4" draw:layer="layout" svg:x1="13.936cm" svg:y1="6.201cm" svg:x2="13.936cm" svg:y2="6.102cm">
          <text:p/>
        </draw:line>
        <draw:line draw:style-name="gr4" draw:layer="layout" svg:x1="13.936cm" svg:y1="5.187cm" svg:x2="13.936cm" svg:y2="5.289cm">
          <text:p/>
        </draw:line>
        <draw:line draw:style-name="gr4" draw:layer="layout" svg:x1="13.555cm" svg:y1="4.806cm" svg:x2="13.555cm" svg:y2="4.908cm">
          <text:p/>
        </draw:line>
        <draw:line draw:style-name="gr4" draw:layer="layout" svg:x1="13.555cm" svg:y1="5.822cm" svg:x2="13.555cm" svg:y2="5.721cm">
          <text:p/>
        </draw:line>
        <draw:line draw:style-name="gr4" draw:layer="layout" svg:x1="9.874cm" svg:y1="4.806cm" svg:x2="9.874cm" svg:y2="4.908cm">
          <text:p/>
        </draw:line>
        <draw:line draw:style-name="gr4" draw:layer="layout" svg:x1="9.874cm" svg:y1="5.822cm" svg:x2="9.874cm" svg:y2="5.721cm">
          <text:p/>
        </draw:line>
        <draw:line draw:style-name="gr4" draw:layer="layout" svg:x1="9.493cm" svg:y1="6.201cm" svg:x2="9.493cm" svg:y2="6.102cm">
          <text:p/>
        </draw:line>
        <draw:line draw:style-name="gr4" draw:layer="layout" svg:x1="9.493cm" svg:y1="5.187cm" svg:x2="9.493cm" svg:y2="5.289cm">
          <text:p/>
        </draw:line>
        <draw:polygon draw:style-name="gr2" draw:layer="layout" svg:width="0.05cm" svg:height="0.05cm" svg:x="8.959cm" svg:y="2.116cm" svg:viewBox="0 0 51 51" draw:points="51,0 0,0 0,51 51,51">
          <text:p/>
        </draw:polygon>
        <draw:polygon draw:style-name="gr2" draw:layer="layout" svg:width="0.05cm" svg:height="0.05cm" svg:x="8.959cm" svg:y="2.37cm" svg:viewBox="0 0 51 51" draw:points="51,0 0,0 0,51 51,51">
          <text:p/>
        </draw:polygon>
        <draw:polygon draw:style-name="gr2" draw:layer="layout" svg:width="0.05cm" svg:height="0.05cm" svg:x="8.705cm" svg:y="1.862cm" svg:viewBox="0 0 51 51" draw:points="51,0 0,0 0,51 51,51">
          <text:p/>
        </draw:polygon>
        <draw:polygon draw:style-name="gr2" draw:layer="layout" svg:width="0.05cm" svg:height="0.05cm" svg:x="6.673cm" svg:y="2.116cm" svg:viewBox="0 0 51 51" draw:points="51,0 0,0 0,51 51,51">
          <text:p/>
        </draw:polygon>
        <draw:polygon draw:style-name="gr2" draw:layer="layout" svg:width="0.05cm" svg:height="0.05cm" svg:x="6.673cm" svg:y="2.37cm" svg:viewBox="0 0 51 51" draw:points="51,0 0,0 0,51 51,51">
          <text:p/>
        </draw:polygon>
        <draw:polygon draw:style-name="gr2" draw:layer="layout" svg:width="0.05cm" svg:height="0.05cm" svg:x="8.451cm" svg:y="1.608cm" svg:viewBox="0 0 51 51" draw:points="51,0 0,0 0,51 51,51">
          <text:p/>
        </draw:polygon>
        <draw:polygon draw:style-name="gr2" draw:layer="layout" svg:width="0.05cm" svg:height="0.05cm" svg:x="8.451cm" svg:y="1.862cm" svg:viewBox="0 0 51 51" draw:points="51,0 0,0 0,51 51,51">
          <text:p/>
        </draw:polygon>
        <draw:polygon draw:style-name="gr2" draw:layer="layout" svg:width="0.05cm" svg:height="0.05cm" svg:x="6.419cm" svg:y="2.116cm" svg:viewBox="0 0 51 51" draw:points="51,0 0,0 0,51 51,51">
          <text:p/>
        </draw:polygon>
        <draw:polygon draw:style-name="gr2" draw:layer="layout" svg:width="0.05cm" svg:height="0.05cm" svg:x="6.419cm" svg:y="2.37cm" svg:viewBox="0 0 51 51" draw:points="51,0 0,0 0,51 51,51">
          <text:p/>
        </draw:polygon>
        <draw:polygon draw:style-name="gr2" draw:layer="layout" svg:width="0.05cm" svg:height="0.05cm" svg:x="6.419cm" svg:y="1.608cm" svg:viewBox="0 0 51 51" draw:points="51,0 0,0 0,51 51,51">
          <text:p/>
        </draw:polygon>
        <draw:polygon draw:style-name="gr2" draw:layer="layout" svg:width="0.05cm" svg:height="0.05cm" svg:x="6.673cm" svg:y="1.608cm" svg:viewBox="0 0 51 51" draw:points="51,0 0,0 0,51 51,51">
          <text:p/>
        </draw:polygon>
        <draw:polygon draw:style-name="gr2" draw:layer="layout" svg:width="0.05cm" svg:height="0.05cm" svg:x="6.673cm" svg:y="1.862cm" svg:viewBox="0 0 51 51" draw:points="51,0 0,0 0,51 51,51">
          <text:p/>
        </draw:polygon>
        <draw:polygon draw:style-name="gr2" draw:layer="layout" svg:width="0.05cm" svg:height="0.05cm" svg:x="6.419cm" svg:y="1.862cm" svg:viewBox="0 0 51 51" draw:points="51,0 0,0 0,51 51,51">
          <text:p/>
        </draw:polygon>
        <draw:polygon draw:style-name="gr2" draw:layer="layout" svg:width="0.05cm" svg:height="0.05cm" svg:x="7.689cm" svg:y="6.938cm" svg:viewBox="0 0 51 51" draw:points="51,0 0,0 0,51 51,51">
          <text:p/>
        </draw:polygon>
        <draw:polygon draw:style-name="gr2" draw:layer="layout" svg:width="0.05cm" svg:height="0.05cm" svg:x="7.435cm" svg:y="6.938cm" svg:viewBox="0 0 51 51" draw:points="51,0 0,0 0,51 51,51">
          <text:p/>
        </draw:polygon>
        <draw:polygon draw:style-name="gr2" draw:layer="layout" svg:width="0.05cm" svg:height="0.05cm" svg:x="7.181cm" svg:y="6.938cm" svg:viewBox="0 0 51 51" draw:points="51,0 0,0 0,51 51,51">
          <text:p/>
        </draw:polygon>
        <draw:polygon draw:style-name="gr2" draw:layer="layout" svg:width="0.05cm" svg:height="0.05cm" svg:x="6.927cm" svg:y="6.938cm" svg:viewBox="0 0 51 51" draw:points="51,0 0,0 0,51 51,51">
          <text:p/>
        </draw:polygon>
        <draw:polygon draw:style-name="gr2" draw:layer="layout" svg:width="0.05cm" svg:height="0.05cm" svg:x="6.673cm" svg:y="6.938cm" svg:viewBox="0 0 51 51" draw:points="51,0 0,0 0,51 51,51">
          <text:p/>
        </draw:polygon>
        <draw:polygon draw:style-name="gr2" draw:layer="layout" svg:width="0.05cm" svg:height="0.05cm" svg:x="6.419cm" svg:y="6.938cm" svg:viewBox="0 0 51 51" draw:points="51,0 0,0 0,51 51,51">
          <text:p/>
        </draw:polygon>
        <draw:polygon draw:style-name="gr2" draw:layer="layout" svg:width="0.05cm" svg:height="0.05cm" svg:x="8.959cm" svg:y="1.862cm" svg:viewBox="0 0 51 51" draw:points="51,0 0,0 0,51 51,51">
          <text:p/>
        </draw:polygon>
        <draw:polygon draw:style-name="gr2" draw:layer="layout" svg:width="0.05cm" svg:height="0.05cm" svg:x="8.959cm" svg:y="1.608cm" svg:viewBox="0 0 51 51" draw:points="51,0 0,0 0,51 51,51">
          <text:p/>
        </draw:polygon>
        <draw:polygon draw:style-name="gr2" draw:layer="layout" svg:width="0.05cm" svg:height="0.05cm" svg:x="8.705cm" svg:y="1.608cm" svg:viewBox="0 0 51 51" draw:points="51,0 0,0 0,51 51,51">
          <text:p/>
        </draw:polygon>
        <draw:polygon draw:style-name="gr2" draw:layer="layout" svg:width="0.05cm" svg:height="0.05cm" svg:x="8.959cm" svg:y="2.624cm" svg:viewBox="0 0 51 51" draw:points="51,0 0,0 0,51 51,51">
          <text:p/>
        </draw:polygon>
        <draw:polygon draw:style-name="gr2" draw:layer="layout" svg:width="0.05cm" svg:height="0.05cm" svg:x="8.959cm" svg:y="2.878cm" svg:viewBox="0 0 51 51" draw:points="51,0 0,0 0,51 51,51">
          <text:p/>
        </draw:polygon>
        <draw:polygon draw:style-name="gr2" draw:layer="layout" svg:width="0.05cm" svg:height="0.05cm" svg:x="8.959cm" svg:y="3.13cm" svg:viewBox="0 0 51 51" draw:points="51,0 0,0 0,51 51,51">
          <text:p/>
        </draw:polygon>
        <draw:polygon draw:style-name="gr2" draw:layer="layout" svg:width="0.05cm" svg:height="0.05cm" svg:x="8.959cm" svg:y="3.384cm" svg:viewBox="0 0 51 51" draw:points="51,0 0,0 0,51 51,51">
          <text:p/>
        </draw:polygon>
        <draw:polygon draw:style-name="gr2" draw:layer="layout" svg:width="0.05cm" svg:height="0.05cm" svg:x="8.959cm" svg:y="3.638cm" svg:viewBox="0 0 51 51" draw:points="51,0 0,0 0,51 51,51">
          <text:p/>
        </draw:polygon>
        <draw:polygon draw:style-name="gr2" draw:layer="layout" svg:width="0.05cm" svg:height="0.05cm" svg:x="8.959cm" svg:y="3.892cm" svg:viewBox="0 0 51 51" draw:points="51,0 0,0 0,51 51,51">
          <text:p/>
        </draw:polygon>
        <draw:polygon draw:style-name="gr2" draw:layer="layout" svg:width="0.05cm" svg:height="0.05cm" svg:x="8.959cm" svg:y="4.146cm" svg:viewBox="0 0 51 51" draw:points="51,0 0,0 0,51 51,51">
          <text:p/>
        </draw:polygon>
        <draw:polygon draw:style-name="gr2" draw:layer="layout" svg:width="0.05cm" svg:height="0.05cm" svg:x="8.959cm" svg:y="4.4cm" svg:viewBox="0 0 51 51" draw:points="51,0 0,0 0,51 51,51">
          <text:p/>
        </draw:polygon>
        <draw:polygon draw:style-name="gr2" draw:layer="layout" svg:width="0.05cm" svg:height="0.05cm" svg:x="8.959cm" svg:y="4.654cm" svg:viewBox="0 0 51 51" draw:points="51,0 0,0 0,51 51,51">
          <text:p/>
        </draw:polygon>
        <draw:polygon draw:style-name="gr2" draw:layer="layout" svg:width="0.05cm" svg:height="0.05cm" svg:x="8.959cm" svg:y="4.908cm" svg:viewBox="0 0 51 51" draw:points="51,0 0,0 0,51 51,51">
          <text:p/>
        </draw:polygon>
        <draw:polygon draw:style-name="gr2" draw:layer="layout" svg:width="0.05cm" svg:height="0.05cm" svg:x="8.959cm" svg:y="5.162cm" svg:viewBox="0 0 51 51" draw:points="51,0 0,0 0,51 51,51">
          <text:p/>
        </draw:polygon>
        <draw:polygon draw:style-name="gr2" draw:layer="layout" svg:width="0.05cm" svg:height="0.05cm" svg:x="8.959cm" svg:y="5.416cm" svg:viewBox="0 0 51 51" draw:points="51,0 0,0 0,51 51,51">
          <text:p/>
        </draw:polygon>
        <draw:polygon draw:style-name="gr2" draw:layer="layout" svg:width="0.05cm" svg:height="0.05cm" svg:x="8.959cm" svg:y="5.67cm" svg:viewBox="0 0 51 51" draw:points="51,0 0,0 0,51 51,51">
          <text:p/>
        </draw:polygon>
        <draw:polygon draw:style-name="gr2" draw:layer="layout" svg:width="0.05cm" svg:height="0.05cm" svg:x="8.959cm" svg:y="5.924cm" svg:viewBox="0 0 51 51" draw:points="51,0 0,0 0,51 51,51">
          <text:p/>
        </draw:polygon>
        <draw:polygon draw:style-name="gr2" draw:layer="layout" svg:width="0.05cm" svg:height="0.05cm" svg:x="8.959cm" svg:y="6.176cm" svg:viewBox="0 0 51 51" draw:points="51,0 0,0 0,51 51,51">
          <text:p/>
        </draw:polygon>
        <draw:polygon draw:style-name="gr2" draw:layer="layout" svg:width="0.05cm" svg:height="0.05cm" svg:x="8.959cm" svg:y="6.43cm" svg:viewBox="0 0 51 51" draw:points="51,0 0,0 0,51 51,51">
          <text:p/>
        </draw:polygon>
        <draw:polygon draw:style-name="gr2" draw:layer="layout" svg:width="0.05cm" svg:height="0.05cm" svg:x="8.959cm" svg:y="6.684cm" svg:viewBox="0 0 51 51" draw:points="51,0 0,0 0,51 51,51">
          <text:p/>
        </draw:polygon>
        <draw:polygon draw:style-name="gr2" draw:layer="layout" svg:width="0.05cm" svg:height="0.05cm" svg:x="8.959cm" svg:y="6.938cm" svg:viewBox="0 0 51 51" draw:points="51,0 0,0 0,51 51,51">
          <text:p/>
        </draw:polygon>
        <draw:polygon draw:style-name="gr2" draw:layer="layout" svg:width="0.05cm" svg:height="0.05cm" svg:x="6.165cm" svg:y="5.67cm" svg:viewBox="0 0 51 51" draw:points="51,0 0,0 0,51 51,51">
          <text:p/>
        </draw:polygon>
        <draw:polygon draw:style-name="gr2" draw:layer="layout" svg:width="0.05cm" svg:height="0.05cm" svg:x="6.165cm" svg:y="5.924cm" svg:viewBox="0 0 51 51" draw:points="51,0 0,0 0,51 51,51">
          <text:p/>
        </draw:polygon>
        <draw:polygon draw:style-name="gr2" draw:layer="layout" svg:width="0.05cm" svg:height="0.05cm" svg:x="6.165cm" svg:y="6.176cm" svg:viewBox="0 0 51 51" draw:points="51,0 0,0 0,51 51,51">
          <text:p/>
        </draw:polygon>
        <draw:polygon draw:style-name="gr2" draw:layer="layout" svg:width="0.05cm" svg:height="0.05cm" svg:x="6.165cm" svg:y="6.43cm" svg:viewBox="0 0 51 51" draw:points="51,0 0,0 0,51 51,51">
          <text:p/>
        </draw:polygon>
        <draw:polygon draw:style-name="gr2" draw:layer="layout" svg:width="0.05cm" svg:height="0.05cm" svg:x="6.165cm" svg:y="6.684cm" svg:viewBox="0 0 51 51" draw:points="51,0 0,0 0,51 51,51">
          <text:p/>
        </draw:polygon>
        <draw:polygon draw:style-name="gr2" draw:layer="layout" svg:width="0.05cm" svg:height="0.05cm" svg:x="6.165cm" svg:y="6.938cm" svg:viewBox="0 0 51 51" draw:points="51,0 0,0 0,51 51,51">
          <text:p/>
        </draw:polygon>
        <draw:polygon draw:style-name="gr2" draw:layer="layout" svg:width="0.05cm" svg:height="0.05cm" svg:x="7.943cm" svg:y="6.938cm" svg:viewBox="0 0 51 51" draw:points="51,0 0,0 0,51 51,51">
          <text:p/>
        </draw:polygon>
        <draw:polygon draw:style-name="gr2" draw:layer="layout" svg:width="0.05cm" svg:height="0.05cm" svg:x="8.197cm" svg:y="6.938cm" svg:viewBox="0 0 51 51" draw:points="51,0 0,0 0,51 51,51">
          <text:p/>
        </draw:polygon>
        <draw:polygon draw:style-name="gr2" draw:layer="layout" svg:width="0.05cm" svg:height="0.05cm" svg:x="8.451cm" svg:y="6.938cm" svg:viewBox="0 0 51 51" draw:points="51,0 0,0 0,51 51,51">
          <text:p/>
        </draw:polygon>
        <draw:polygon draw:style-name="gr2" draw:layer="layout" svg:width="0.05cm" svg:height="0.05cm" svg:x="8.705cm" svg:y="6.938cm" svg:viewBox="0 0 51 51" draw:points="51,0 0,0 0,51 51,51">
          <text:p/>
        </draw:polygon>
        <draw:polygon draw:style-name="gr2" draw:layer="layout" svg:width="0.05cm" svg:height="0.05cm" svg:x="6.165cm" svg:y="4.146cm" svg:viewBox="0 0 51 51" draw:points="51,0 0,0 0,51 51,51">
          <text:p/>
        </draw:polygon>
        <draw:polygon draw:style-name="gr2" draw:layer="layout" svg:width="0.05cm" svg:height="0.05cm" svg:x="6.165cm" svg:y="4.4cm" svg:viewBox="0 0 51 51" draw:points="51,0 0,0 0,51 51,51">
          <text:p/>
        </draw:polygon>
        <draw:polygon draw:style-name="gr2" draw:layer="layout" svg:width="0.05cm" svg:height="0.05cm" svg:x="6.165cm" svg:y="4.654cm" svg:viewBox="0 0 51 51" draw:points="51,0 0,0 0,51 51,51">
          <text:p/>
        </draw:polygon>
        <draw:polygon draw:style-name="gr2" draw:layer="layout" svg:width="0.05cm" svg:height="0.05cm" svg:x="6.165cm" svg:y="4.908cm" svg:viewBox="0 0 51 51" draw:points="51,0 0,0 0,51 51,51">
          <text:p/>
        </draw:polygon>
        <draw:polygon draw:style-name="gr2" draw:layer="layout" svg:width="0.05cm" svg:height="0.05cm" svg:x="6.165cm" svg:y="5.162cm" svg:viewBox="0 0 51 51" draw:points="51,0 0,0 0,51 51,51">
          <text:p/>
        </draw:polygon>
        <draw:polygon draw:style-name="gr2" draw:layer="layout" svg:width="0.05cm" svg:height="0.05cm" svg:x="6.165cm" svg:y="5.416cm" svg:viewBox="0 0 51 51" draw:points="51,0 0,0 0,51 51,51">
          <text:p/>
        </draw:polygon>
        <draw:polygon draw:style-name="gr2" draw:layer="layout" svg:width="0.05cm" svg:height="0.05cm" svg:x="6.165cm" svg:y="3.13cm" svg:viewBox="0 0 51 51" draw:points="51,0 0,0 0,51 51,51">
          <text:p/>
        </draw:polygon>
        <draw:polygon draw:style-name="gr2" draw:layer="layout" svg:width="0.05cm" svg:height="0.05cm" svg:x="6.165cm" svg:y="3.384cm" svg:viewBox="0 0 51 51" draw:points="51,0 0,0 0,51 51,51">
          <text:p/>
        </draw:polygon>
        <draw:polygon draw:style-name="gr2" draw:layer="layout" svg:width="0.05cm" svg:height="0.05cm" svg:x="6.165cm" svg:y="3.638cm" svg:viewBox="0 0 51 51" draw:points="51,0 0,0 0,51 51,51">
          <text:p/>
        </draw:polygon>
        <draw:polygon draw:style-name="gr2" draw:layer="layout" svg:width="0.05cm" svg:height="0.05cm" svg:x="6.165cm" svg:y="3.892cm" svg:viewBox="0 0 51 51" draw:points="51,0 0,0 0,51 51,51">
          <text:p/>
        </draw:polygon>
        <draw:polygon draw:style-name="gr2" draw:layer="layout" svg:width="0.05cm" svg:height="0.05cm" svg:x="6.165cm" svg:y="1.608cm" svg:viewBox="0 0 51 51" draw:points="51,0 0,0 0,51 51,51">
          <text:p/>
        </draw:polygon>
        <draw:polygon draw:style-name="gr2" draw:layer="layout" svg:width="0.05cm" svg:height="0.05cm" svg:x="6.165cm" svg:y="1.862cm" svg:viewBox="0 0 51 51" draw:points="51,0 0,0 0,51 51,51">
          <text:p/>
        </draw:polygon>
        <draw:polygon draw:style-name="gr2" draw:layer="layout" svg:width="0.05cm" svg:height="0.05cm" svg:x="6.165cm" svg:y="2.116cm" svg:viewBox="0 0 51 51" draw:points="51,0 0,0 0,51 51,51">
          <text:p/>
        </draw:polygon>
        <draw:polygon draw:style-name="gr2" draw:layer="layout" svg:width="0.05cm" svg:height="0.05cm" svg:x="6.165cm" svg:y="2.37cm" svg:viewBox="0 0 51 51" draw:points="51,0 0,0 0,51 51,51">
          <text:p/>
        </draw:polygon>
        <draw:polygon draw:style-name="gr2" draw:layer="layout" svg:width="0.05cm" svg:height="0.05cm" svg:x="6.165cm" svg:y="2.624cm" svg:viewBox="0 0 51 51" draw:points="51,0 0,0 0,51 51,51">
          <text:p/>
        </draw:polygon>
        <draw:polygon draw:style-name="gr2" draw:layer="layout" svg:width="0.05cm" svg:height="0.05cm" svg:x="6.165cm" svg:y="2.878cm" svg:viewBox="0 0 51 51" draw:points="51,0 0,0 0,51 51,51">
          <text:p/>
        </draw:polygon>
        <draw:line draw:style-name="gr4" draw:layer="layout" svg:x1="10.761cm" svg:y1="7.219cm" svg:x2="10.659cm" svg:y2="7.219cm">
          <text:p/>
        </draw:line>
        <draw:line draw:style-name="gr4" draw:layer="layout" svg:x1="9.747cm" svg:y1="7.215cm" svg:x2="9.848cm" svg:y2="7.217cm">
          <text:p/>
        </draw:line>
        <draw:line draw:style-name="gr4" draw:layer="layout" svg:x1="7.967cm" svg:y1="6.455cm" svg:x2="7.967cm" svg:y2="6.354cm">
          <text:p/>
        </draw:line>
        <draw:line draw:style-name="gr4" draw:layer="layout" svg:x1="7.971cm" svg:y1="5.441cm" svg:x2="7.971cm" svg:y2="5.543cm">
          <text:p/>
        </draw:line>
        <draw:line draw:style-name="gr5" draw:layer="layout" svg:x1="14.19cm" svg:y1="2.662cm" svg:x2="14.19cm" svg:y2="2.383cm">
          <text:p/>
        </draw:line>
        <draw:line draw:style-name="gr5" draw:layer="layout" svg:x1="14.95cm" svg:y1="2.383cm" svg:x2="14.95cm" svg:y2="2.662cm">
          <text:p/>
        </draw:line>
        <draw:line draw:style-name="gr5" draw:layer="layout" svg:x1="14.647cm" svg:y1="2.396cm" svg:x2="14.647cm" svg:y2="2.65cm">
          <text:p/>
        </draw:line>
        <draw:line draw:style-name="gr5" draw:layer="layout" svg:x1="14.698cm" svg:y1="2.446cm" svg:x2="14.698cm" svg:y2="2.599cm">
          <text:p/>
        </draw:line>
        <draw:line draw:style-name="gr5" draw:layer="layout" svg:x1="14.85cm" svg:y1="2.421cm" svg:x2="14.85cm" svg:y2="2.624cm">
          <text:p/>
        </draw:line>
        <draw:line draw:style-name="gr5" draw:layer="layout" svg:x1="14.901cm" svg:y1="2.383cm" svg:x2="14.901cm" svg:y2="2.662cm">
          <text:p/>
        </draw:line>
        <draw:line draw:style-name="gr5" draw:layer="layout" svg:x1="7.334cm" svg:y1="6.201cm" svg:x2="7.334cm" svg:y2="6.29cm">
          <text:p/>
        </draw:line>
        <draw:line draw:style-name="gr5" draw:layer="layout" svg:x1="7.334cm" svg:y1="6.366cm" svg:x2="7.334cm" svg:y2="6.455cm">
          <text:p/>
        </draw:line>
        <draw:line draw:style-name="gr1" draw:layer="layout" svg:x1="13.212cm" svg:y1="1.424cm" svg:x2="13.212cm" svg:y2="1.843cm">
          <text:p/>
        </draw:line>
        <draw:polyline draw:style-name="gr1" draw:layer="layout" svg:width="0.151cm" svg:height="0.482cm" svg:x="12.78cm" svg:y="1.392cm" svg:viewBox="0 0 152 483" draw:points="152,483 112,460 78,430 49,394 25,354 8,309 0,265 0,218 8,172 25,129 49,89 78,53 112,24 152,0">
          <text:p/>
        </draw:polyline>
        <draw:polyline draw:style-name="gr1" draw:layer="layout" svg:width="0.05cm" svg:height="0.031cm" svg:x="13.161cm" svg:y="1.392cm" svg:viewBox="0 0 51 32" draw:points="0,0 25,15 51,32">
          <text:p/>
        </draw:polyline>
        <draw:line draw:style-name="gr1" draw:layer="layout" svg:x1="13.059cm" svg:y1="1.519cm" svg:x2="13.059cm" svg:y2="1.494cm">
          <text:p/>
        </draw:line>
        <draw:line draw:style-name="gr1" draw:layer="layout" svg:x1="13.059cm" svg:y1="1.773cm" svg:x2="13.059cm" svg:y2="1.748cm">
          <text:p/>
        </draw:line>
        <draw:polyline draw:style-name="gr1" draw:layer="layout" svg:width="0.054cm" svg:height="0.031cm" svg:x="13.157cm" svg:y="1.843cm" svg:viewBox="0 0 55 32" draw:points="55,0 29,17 0,32">
          <text:p/>
        </draw:polyline>
        <draw:line draw:style-name="gr1" draw:layer="layout" svg:x1="10.039cm" svg:y1="2.567cm" svg:x2="10.039cm" svg:y2="2.986cm">
          <text:p/>
        </draw:line>
        <draw:polyline draw:style-name="gr1" draw:layer="layout" svg:width="0.151cm" svg:height="0.482cm" svg:x="9.607cm" svg:y="2.535cm" svg:viewBox="0 0 152 483" draw:points="152,483 112,460 76,428 47,394 23,354 9,309 0,265 0,218 9,172 23,129 47,89 76,53 112,24 152,0">
          <text:p/>
        </draw:polyline>
        <draw:polyline draw:style-name="gr1" draw:layer="layout" svg:width="0.052cm" svg:height="0.031cm" svg:x="9.986cm" svg:y="2.535cm" svg:viewBox="0 0 53 32" draw:points="0,0 27,13 53,32">
          <text:p/>
        </draw:polyline>
        <draw:line draw:style-name="gr1" draw:layer="layout" svg:x1="9.886cm" svg:y1="2.662cm" svg:x2="9.886cm" svg:y2="2.635cm">
          <text:p/>
        </draw:line>
        <draw:line draw:style-name="gr1" draw:layer="layout" svg:x1="9.886cm" svg:y1="2.916cm" svg:x2="9.886cm" svg:y2="2.889cm">
          <text:p/>
        </draw:line>
        <draw:polyline draw:style-name="gr1" draw:layer="layout" svg:width="0.054cm" svg:height="0.031cm" svg:x="9.984cm" svg:y="2.986cm" svg:viewBox="0 0 55 32" draw:points="55,0 27,17 0,32">
          <text:p/>
        </draw:polyline>
        <draw:line draw:style-name="gr1" draw:layer="layout" svg:x1="13.72cm" svg:y1="2.567cm" svg:x2="13.72cm" svg:y2="2.986cm">
          <text:p/>
        </draw:line>
        <draw:polyline draw:style-name="gr1" draw:layer="layout" svg:width="0.151cm" svg:height="0.482cm" svg:x="13.288cm" svg:y="2.535cm" svg:viewBox="0 0 152 483" draw:points="152,483 112,460 78,428 47,394 25,354 8,309 0,265 0,218 8,172 25,129 47,89 78,53 112,24 152,0">
          <text:p/>
        </draw:polyline>
        <draw:polyline draw:style-name="gr1" draw:layer="layout" svg:width="0.052cm" svg:height="0.031cm" svg:x="13.667cm" svg:y="2.535cm" svg:viewBox="0 0 53 32" draw:points="0,0 27,13 53,32">
          <text:p/>
        </draw:polyline>
        <draw:line draw:style-name="gr1" draw:layer="layout" svg:x1="13.567cm" svg:y1="2.662cm" svg:x2="13.567cm" svg:y2="2.635cm">
          <text:p/>
        </draw:line>
        <draw:line draw:style-name="gr1" draw:layer="layout" svg:x1="13.567cm" svg:y1="2.916cm" svg:x2="13.567cm" svg:y2="2.889cm">
          <text:p/>
        </draw:line>
        <draw:polyline draw:style-name="gr1" draw:layer="layout" svg:width="0.054cm" svg:height="0.031cm" svg:x="13.665cm" svg:y="2.986cm" svg:viewBox="0 0 55 32" draw:points="55,0 27,17 0,32">
          <text:p/>
        </draw:polyline>
        <draw:line draw:style-name="gr1" draw:layer="layout" svg:x1="10.545cm" svg:y1="1.424cm" svg:x2="10.545cm" svg:y2="1.843cm">
          <text:p/>
        </draw:line>
        <draw:polyline draw:style-name="gr1" draw:layer="layout" svg:width="0.151cm" svg:height="0.482cm" svg:x="10.115cm" svg:y="1.392cm" svg:viewBox="0 0 152 483" draw:points="152,483 112,460 76,430 47,394 23,354 9,309 0,265 0,218 9,172 23,129 47,89 76,53 112,24 152,0">
          <text:p/>
        </draw:polyline>
        <draw:polyline draw:style-name="gr1" draw:layer="layout" svg:width="0.05cm" svg:height="0.031cm" svg:x="10.494cm" svg:y="1.392cm" svg:viewBox="0 0 51 32" draw:points="0,0 27,15 51,32">
          <text:p/>
        </draw:polyline>
        <draw:line draw:style-name="gr1" draw:layer="layout" svg:x1="10.392cm" svg:y1="1.519cm" svg:x2="10.392cm" svg:y2="1.494cm">
          <text:p/>
        </draw:line>
        <draw:line draw:style-name="gr1" draw:layer="layout" svg:x1="10.392cm" svg:y1="1.773cm" svg:x2="10.392cm" svg:y2="1.748cm">
          <text:p/>
        </draw:line>
        <draw:polyline draw:style-name="gr1" draw:layer="layout" svg:width="0.052cm" svg:height="0.031cm" svg:x="10.492cm" svg:y="1.843cm" svg:viewBox="0 0 53 32" draw:points="53,0 27,17 0,32">
          <text:p/>
        </draw:polyline>
        <draw:line draw:style-name="gr1" draw:layer="layout" svg:x1="10.756cm" svg:y1="2.101cm" svg:x2="11.053cm" svg:y2="2.078cm">
          <text:p/>
        </draw:line>
        <draw:line draw:style-name="gr1" draw:layer="layout" svg:x1="11.078cm" svg:y1="2.053cm" svg:x2="11.053cm" svg:y2="2.078cm">
          <text:p/>
        </draw:line>
        <draw:line draw:style-name="gr1" draw:layer="layout" svg:x1="11.078cm" svg:y1="2.053cm" svg:x2="11.078cm" svg:y2="1.214cm">
          <text:p/>
        </draw:line>
        <draw:line draw:style-name="gr1" draw:layer="layout" svg:x1="11.053cm" svg:y1="1.189cm" svg:x2="11.078cm" svg:y2="1.214cm">
          <text:p/>
        </draw:line>
        <draw:line draw:style-name="gr1" draw:layer="layout" svg:x1="11.053cm" svg:y1="1.189cm" svg:x2="10.756cm" svg:y2="1.166cm">
          <text:p/>
        </draw:line>
        <draw:path draw:style-name="gr1" draw:layer="layout" svg:width="0.05cm" svg:height="0.05cm" svg:x="10.983cm" svg:y="1.208cm" svg:viewBox="0 0 51 51" svg:d="m51 26c0 14-12 25-26 25s-25-11-25-25c0-15 11-26 25-26s26 11 26 26z">
          <text:p/>
        </draw:path>
        <draw:polygon draw:style-name="gr2" draw:layer="layout" svg:width="0.075cm" svg:height="0.948cm" svg:x="10.634cm" svg:y="1.159cm" svg:viewBox="0 0 76 949" draw:points="76,0 0,0 0,949 76,949">
          <text:p/>
        </draw:polygon>
        <draw:polygon draw:style-name="gr2" draw:layer="layout" svg:width="0.05cm" svg:height="0.131cm" svg:x="10.71cm" svg:y="1.159cm" svg:viewBox="0 0 51 132" draw:points="51,0 0,0 0,132 51,132">
          <text:p/>
        </draw:polygon>
        <draw:polygon draw:style-name="gr2" draw:layer="layout" svg:width="0.05cm" svg:height="0.076cm" svg:x="10.71cm" svg:y="1.468cm" svg:viewBox="0 0 51 77" draw:points="51,0 0,0 0,77 51,77">
          <text:p/>
        </draw:polygon>
        <draw:polygon draw:style-name="gr2" draw:layer="layout" svg:width="0.05cm" svg:height="0.076cm" svg:x="10.71cm" svg:y="1.722cm" svg:viewBox="0 0 51 77" draw:points="51,0 0,0 0,77 51,77">
          <text:p/>
        </draw:polygon>
        <draw:polygon draw:style-name="gr2" draw:layer="layout" svg:width="0.05cm" svg:height="0.131cm" svg:x="10.71cm" svg:y="1.976cm" svg:viewBox="0 0 51 132" draw:points="51,0 0,0 0,132 51,132">
          <text:p/>
        </draw:polygon>
        <draw:line draw:style-name="gr1" draw:layer="layout" svg:x1="12.661cm" svg:y1="3.244cm" svg:x2="12.958cm" svg:y2="3.221cm">
          <text:p/>
        </draw:line>
        <draw:line draw:style-name="gr1" draw:layer="layout" svg:x1="12.983cm" svg:y1="3.196cm" svg:x2="12.958cm" svg:y2="3.221cm">
          <text:p/>
        </draw:line>
        <draw:line draw:style-name="gr1" draw:layer="layout" svg:x1="12.983cm" svg:y1="3.196cm" svg:x2="12.983cm" svg:y2="2.355cm">
          <text:p/>
        </draw:line>
        <draw:line draw:style-name="gr1" draw:layer="layout" svg:x1="12.958cm" svg:y1="2.33cm" svg:x2="12.983cm" svg:y2="2.355cm">
          <text:p/>
        </draw:line>
        <draw:line draw:style-name="gr1" draw:layer="layout" svg:x1="12.958cm" svg:y1="2.33cm" svg:x2="12.661cm" svg:y2="2.309cm">
          <text:p/>
        </draw:line>
        <draw:path draw:style-name="gr1" draw:layer="layout" svg:width="0.05cm" svg:height="0.05cm" svg:x="12.886cm" svg:y="2.351cm" svg:viewBox="0 0 51 51" svg:d="m51 26c0 14-12 25-26 25s-25-11-25-25c0-15 11-26 25-26s26 11 26 26z">
          <text:p/>
        </draw:path>
        <draw:polygon draw:style-name="gr2" draw:layer="layout" svg:width="0.075cm" svg:height="0.948cm" svg:x="12.539cm" svg:y="2.302cm" svg:viewBox="0 0 76 949" draw:points="76,0 0,0 0,949 76,949">
          <text:p/>
        </draw:polygon>
        <draw:polygon draw:style-name="gr2" draw:layer="layout" svg:width="0.05cm" svg:height="0.131cm" svg:x="12.615cm" svg:y="2.302cm" svg:viewBox="0 0 51 132" draw:points="51,0 0,0 0,132 51,132">
          <text:p/>
        </draw:polygon>
        <draw:polygon draw:style-name="gr2" draw:layer="layout" svg:width="0.05cm" svg:height="0.076cm" svg:x="12.615cm" svg:y="2.611cm" svg:viewBox="0 0 51 77" draw:points="51,0 0,0 0,77 51,77">
          <text:p/>
        </draw:polygon>
        <draw:polygon draw:style-name="gr2" draw:layer="layout" svg:width="0.05cm" svg:height="0.076cm" svg:x="12.615cm" svg:y="2.865cm" svg:viewBox="0 0 51 77" draw:points="51,0 0,0 0,77 51,77">
          <text:p/>
        </draw:polygon>
        <draw:polygon draw:style-name="gr2" draw:layer="layout" svg:width="0.05cm" svg:height="0.131cm" svg:x="12.615cm" svg:y="3.119cm" svg:viewBox="0 0 51 132" draw:points="51,0 0,0 0,132 51,132">
          <text:p/>
        </draw:polygon>
        <draw:line draw:style-name="gr1" draw:layer="layout" svg:x1="12.28cm" svg:y1="2.101cm" svg:x2="12.577cm" svg:y2="2.078cm">
          <text:p/>
        </draw:line>
        <draw:line draw:style-name="gr1" draw:layer="layout" svg:x1="12.602cm" svg:y1="2.053cm" svg:x2="12.577cm" svg:y2="2.078cm">
          <text:p/>
        </draw:line>
        <draw:line draw:style-name="gr1" draw:layer="layout" svg:x1="12.602cm" svg:y1="2.053cm" svg:x2="12.602cm" svg:y2="1.214cm">
          <text:p/>
        </draw:line>
        <draw:line draw:style-name="gr1" draw:layer="layout" svg:x1="12.577cm" svg:y1="1.189cm" svg:x2="12.602cm" svg:y2="1.214cm">
          <text:p/>
        </draw:line>
        <draw:line draw:style-name="gr1" draw:layer="layout" svg:x1="12.577cm" svg:y1="1.189cm" svg:x2="12.28cm" svg:y2="1.166cm">
          <text:p/>
        </draw:line>
        <draw:path draw:style-name="gr1" draw:layer="layout" svg:width="0.05cm" svg:height="0.05cm" svg:x="12.505cm" svg:y="1.208cm" svg:viewBox="0 0 51 51" svg:d="m51 26c0 14-12 25-26 25s-25-11-25-25c0-15 11-26 25-26s26 11 26 26z">
          <text:p/>
        </draw:path>
        <draw:polygon draw:style-name="gr2" draw:layer="layout" svg:width="0.075cm" svg:height="0.948cm" svg:x="12.158cm" svg:y="1.159cm" svg:viewBox="0 0 76 949" draw:points="76,0 0,0 0,949 76,949">
          <text:p/>
        </draw:polygon>
        <draw:polygon draw:style-name="gr2" draw:layer="layout" svg:width="0.05cm" svg:height="0.131cm" svg:x="12.234cm" svg:y="1.159cm" svg:viewBox="0 0 51 132" draw:points="51,0 0,0 0,132 51,132">
          <text:p/>
        </draw:polygon>
        <draw:polygon draw:style-name="gr2" draw:layer="layout" svg:width="0.05cm" svg:height="0.076cm" svg:x="12.234cm" svg:y="1.468cm" svg:viewBox="0 0 51 77" draw:points="51,0 0,0 0,77 51,77">
          <text:p/>
        </draw:polygon>
        <draw:polygon draw:style-name="gr2" draw:layer="layout" svg:width="0.05cm" svg:height="0.076cm" svg:x="12.234cm" svg:y="1.722cm" svg:viewBox="0 0 51 77" draw:points="51,0 0,0 0,77 51,77">
          <text:p/>
        </draw:polygon>
        <draw:polygon draw:style-name="gr2" draw:layer="layout" svg:width="0.05cm" svg:height="0.131cm" svg:x="12.234cm" svg:y="1.976cm" svg:viewBox="0 0 51 132" draw:points="51,0 0,0 0,132 51,132">
          <text:p/>
        </draw:polygon>
        <draw:line draw:style-name="gr1" draw:layer="layout" svg:x1="10.375cm" svg:y1="3.244cm" svg:x2="10.672cm" svg:y2="3.221cm">
          <text:p/>
        </draw:line>
        <draw:line draw:style-name="gr1" draw:layer="layout" svg:x1="10.697cm" svg:y1="3.196cm" svg:x2="10.672cm" svg:y2="3.221cm">
          <text:p/>
        </draw:line>
        <draw:line draw:style-name="gr1" draw:layer="layout" svg:x1="10.697cm" svg:y1="3.196cm" svg:x2="10.697cm" svg:y2="2.355cm">
          <text:p/>
        </draw:line>
        <draw:line draw:style-name="gr1" draw:layer="layout" svg:x1="10.672cm" svg:y1="2.33cm" svg:x2="10.697cm" svg:y2="2.355cm">
          <text:p/>
        </draw:line>
        <draw:line draw:style-name="gr1" draw:layer="layout" svg:x1="10.672cm" svg:y1="2.33cm" svg:x2="10.375cm" svg:y2="2.309cm">
          <text:p/>
        </draw:line>
        <draw:path draw:style-name="gr1" draw:layer="layout" svg:width="0.05cm" svg:height="0.05cm" svg:x="10.602cm" svg:y="2.351cm" svg:viewBox="0 0 51 51" svg:d="m51 26c0 14-12 25-26 25s-25-11-25-25c0-15 11-26 25-26s26 11 26 26z">
          <text:p/>
        </draw:path>
        <draw:polygon draw:style-name="gr2" draw:layer="layout" svg:width="0.075cm" svg:height="0.948cm" svg:x="10.253cm" svg:y="2.302cm" svg:viewBox="0 0 76 949" draw:points="76,0 0,0 0,949 76,949">
          <text:p/>
        </draw:polygon>
        <draw:polygon draw:style-name="gr2" draw:layer="layout" svg:width="0.05cm" svg:height="0.131cm" svg:x="10.329cm" svg:y="2.302cm" svg:viewBox="0 0 51 132" draw:points="51,0 0,0 0,132 51,132">
          <text:p/>
        </draw:polygon>
        <draw:polygon draw:style-name="gr2" draw:layer="layout" svg:width="0.05cm" svg:height="0.076cm" svg:x="10.329cm" svg:y="2.611cm" svg:viewBox="0 0 51 77" draw:points="51,0 0,0 0,77 51,77">
          <text:p/>
        </draw:polygon>
        <draw:polygon draw:style-name="gr2" draw:layer="layout" svg:width="0.05cm" svg:height="0.076cm" svg:x="10.329cm" svg:y="2.865cm" svg:viewBox="0 0 51 77" draw:points="51,0 0,0 0,77 51,77">
          <text:p/>
        </draw:polygon>
        <draw:polygon draw:style-name="gr2" draw:layer="layout" svg:width="0.05cm" svg:height="0.131cm" svg:x="10.329cm" svg:y="3.119cm" svg:viewBox="0 0 51 132" draw:points="51,0 0,0 0,132 51,132">
          <text:p/>
        </draw:polygon>
        <draw:line draw:style-name="gr5" draw:layer="layout" svg:x1="11.523cm" svg:y1="1.57cm" svg:x2="11.523cm" svg:y2="1.634cm">
          <text:p/>
        </draw:line>
        <draw:line draw:style-name="gr5" draw:layer="layout" svg:x1="11.459cm" svg:y1="1.735cm" svg:x2="11.586cm" svg:y2="1.735cm">
          <text:p/>
        </draw:line>
        <draw:line draw:style-name="gr5" draw:layer="layout" svg:x1="11.586cm" svg:y1="1.735cm" svg:x2="11.523cm" svg:y2="1.634cm">
          <text:p/>
        </draw:line>
        <draw:line draw:style-name="gr5" draw:layer="layout" svg:x1="11.523cm" svg:y1="1.634cm" svg:x2="11.523cm" svg:y2="1.786cm">
          <text:p/>
        </draw:line>
        <draw:line draw:style-name="gr5" draw:layer="layout" svg:x1="11.523cm" svg:y1="1.634cm" svg:x2="11.459cm" svg:y2="1.735cm">
          <text:p/>
        </draw:line>
        <draw:line draw:style-name="gr5" draw:layer="layout" svg:x1="11.459cm" svg:y1="1.634cm" svg:x2="11.523cm" svg:y2="1.634cm">
          <text:p/>
        </draw:line>
        <draw:line draw:style-name="gr5" draw:layer="layout" svg:x1="11.523cm" svg:y1="1.634cm" svg:x2="11.586cm" svg:y2="1.634cm">
          <text:p/>
        </draw:line>
        <draw:polyline draw:style-name="gr5" draw:layer="layout" svg:width="0.025cm" svg:height="0.025cm" svg:x="11.408cm" svg:y="1.862cm" svg:viewBox="0 0 26 26" draw:points="26,26 17,23 9,17 2,9 0,0">
          <text:p/>
        </draw:polyline>
        <draw:polyline draw:style-name="gr5" draw:layer="layout" svg:width="0.025cm" svg:height="0.024cm" svg:x="11.408cm" svg:y="1.38cm" svg:viewBox="0 0 26 25" draw:points="0,25 2,14 9,8 17,2 26,0">
          <text:p/>
        </draw:polyline>
        <draw:polyline draw:style-name="gr5" draw:layer="layout" svg:width="0.024cm" svg:height="0.024cm" svg:x="11.612cm" svg:y="1.38cm" svg:viewBox="0 0 25 25" draw:points="0,0 10,2 19,8 23,14 25,25">
          <text:p/>
        </draw:polyline>
        <draw:polyline draw:style-name="gr5" draw:layer="layout" svg:width="0.024cm" svg:height="0.025cm" svg:x="11.612cm" svg:y="1.862cm" svg:viewBox="0 0 25 26" draw:points="25,0 23,9 19,17 10,23 0,26">
          <text:p/>
        </draw:polyline>
        <draw:line draw:style-name="gr5" draw:layer="layout" svg:x1="11.612cm" svg:y1="1.888cm" svg:x2="11.434cm" svg:y2="1.888cm">
          <text:p/>
        </draw:line>
        <draw:line draw:style-name="gr5" draw:layer="layout" svg:x1="11.434cm" svg:y1="1.38cm" svg:x2="11.612cm" svg:y2="1.38cm">
          <text:p/>
        </draw:line>
        <draw:line draw:style-name="gr5" draw:layer="layout" svg:x1="11.408cm" svg:y1="1.405cm" svg:x2="11.408cm" svg:y2="1.862cm">
          <text:p/>
        </draw:line>
        <draw:line draw:style-name="gr5" draw:layer="layout" svg:x1="11.637cm" svg:y1="1.405cm" svg:x2="11.637cm" svg:y2="1.862cm">
          <text:p/>
        </draw:line>
        <draw:polygon draw:style-name="gr2" draw:layer="layout" svg:width="0.05cm" svg:height="0.164cm" svg:x="11.497cm" svg:y="1.888cm" svg:viewBox="0 0 51 165" draw:points="51,0 0,0 0,165 51,165">
          <text:p/>
        </draw:polygon>
        <draw:polygon draw:style-name="gr2" draw:layer="layout" svg:width="0.228cm" svg:height="0.05cm" svg:x="11.408cm" svg:y="1.443cm" svg:viewBox="0 0 229 51" draw:points="229,0 0,0 0,51 229,51">
          <text:p/>
        </draw:polygon>
        <draw:polygon draw:style-name="gr2" draw:layer="layout" svg:width="0.05cm" svg:height="0.165cm" svg:x="11.497cm" svg:y="1.214cm" svg:viewBox="0 0 51 166" draw:points="51,0 0,0 0,166 51,166">
          <text:p/>
        </draw:polygon>
        <draw:line draw:style-name="gr5" draw:layer="layout" svg:x1="11.904cm" svg:y1="1.57cm" svg:x2="11.904cm" svg:y2="1.634cm">
          <text:p/>
        </draw:line>
        <draw:line draw:style-name="gr5" draw:layer="layout" svg:x1="11.84cm" svg:y1="1.735cm" svg:x2="11.967cm" svg:y2="1.735cm">
          <text:p/>
        </draw:line>
        <draw:line draw:style-name="gr5" draw:layer="layout" svg:x1="11.967cm" svg:y1="1.735cm" svg:x2="11.904cm" svg:y2="1.634cm">
          <text:p/>
        </draw:line>
        <draw:line draw:style-name="gr5" draw:layer="layout" svg:x1="11.904cm" svg:y1="1.634cm" svg:x2="11.904cm" svg:y2="1.786cm">
          <text:p/>
        </draw:line>
        <draw:line draw:style-name="gr5" draw:layer="layout" svg:x1="11.904cm" svg:y1="1.634cm" svg:x2="11.84cm" svg:y2="1.735cm">
          <text:p/>
        </draw:line>
        <draw:line draw:style-name="gr5" draw:layer="layout" svg:x1="11.84cm" svg:y1="1.634cm" svg:x2="11.904cm" svg:y2="1.634cm">
          <text:p/>
        </draw:line>
        <draw:line draw:style-name="gr5" draw:layer="layout" svg:x1="11.904cm" svg:y1="1.634cm" svg:x2="11.967cm" svg:y2="1.634cm">
          <text:p/>
        </draw:line>
        <draw:polyline draw:style-name="gr5" draw:layer="layout" svg:width="0.025cm" svg:height="0.025cm" svg:x="11.789cm" svg:y="1.862cm" svg:viewBox="0 0 26 26" draw:points="26,26 17,23 9,17 2,9 0,0">
          <text:p/>
        </draw:polyline>
        <draw:polyline draw:style-name="gr5" draw:layer="layout" svg:width="0.025cm" svg:height="0.024cm" svg:x="11.789cm" svg:y="1.38cm" svg:viewBox="0 0 26 25" draw:points="0,25 2,14 9,8 17,2 26,0">
          <text:p/>
        </draw:polyline>
        <draw:polyline draw:style-name="gr5" draw:layer="layout" svg:width="0.024cm" svg:height="0.024cm" svg:x="11.993cm" svg:y="1.38cm" svg:viewBox="0 0 25 25" draw:points="0,0 10,2 19,8 23,14 25,25">
          <text:p/>
        </draw:polyline>
        <draw:polyline draw:style-name="gr5" draw:layer="layout" svg:width="0.024cm" svg:height="0.025cm" svg:x="11.993cm" svg:y="1.862cm" svg:viewBox="0 0 25 26" draw:points="25,0 23,9 19,17 10,23 0,26">
          <text:p/>
        </draw:polyline>
        <draw:line draw:style-name="gr5" draw:layer="layout" svg:x1="11.993cm" svg:y1="1.888cm" svg:x2="11.815cm" svg:y2="1.888cm">
          <text:p/>
        </draw:line>
        <draw:line draw:style-name="gr5" draw:layer="layout" svg:x1="11.815cm" svg:y1="1.38cm" svg:x2="11.993cm" svg:y2="1.38cm">
          <text:p/>
        </draw:line>
        <draw:line draw:style-name="gr5" draw:layer="layout" svg:x1="11.789cm" svg:y1="1.405cm" svg:x2="11.789cm" svg:y2="1.862cm">
          <text:p/>
        </draw:line>
        <draw:line draw:style-name="gr5" draw:layer="layout" svg:x1="12.018cm" svg:y1="1.405cm" svg:x2="12.018cm" svg:y2="1.862cm">
          <text:p/>
        </draw:line>
        <draw:polygon draw:style-name="gr2" draw:layer="layout" svg:width="0.05cm" svg:height="0.164cm" svg:x="11.878cm" svg:y="1.888cm" svg:viewBox="0 0 51 165" draw:points="51,0 0,0 0,165 51,165">
          <text:p/>
        </draw:polygon>
        <draw:polygon draw:style-name="gr2" draw:layer="layout" svg:width="0.228cm" svg:height="0.05cm" svg:x="11.789cm" svg:y="1.443cm" svg:viewBox="0 0 229 51" draw:points="229,0 0,0 0,51 229,51">
          <text:p/>
        </draw:polygon>
        <draw:polygon draw:style-name="gr2" draw:layer="layout" svg:width="0.05cm" svg:height="0.165cm" svg:x="11.878cm" svg:y="1.214cm" svg:viewBox="0 0 51 166" draw:points="51,0 0,0 0,166 51,166">
          <text:p/>
        </draw:polygon>
        <draw:line draw:style-name="gr5" draw:layer="layout" svg:x1="11.904cm" svg:y1="3.092cm" svg:x2="11.904cm" svg:y2="3.155cm">
          <text:p/>
        </draw:line>
        <draw:line draw:style-name="gr5" draw:layer="layout" svg:x1="11.84cm" svg:y1="3.257cm" svg:x2="11.967cm" svg:y2="3.257cm">
          <text:p/>
        </draw:line>
        <draw:line draw:style-name="gr5" draw:layer="layout" svg:x1="11.967cm" svg:y1="3.257cm" svg:x2="11.904cm" svg:y2="3.155cm">
          <text:p/>
        </draw:line>
        <draw:line draw:style-name="gr5" draw:layer="layout" svg:x1="11.904cm" svg:y1="3.155cm" svg:x2="11.904cm" svg:y2="3.308cm">
          <text:p/>
        </draw:line>
        <draw:line draw:style-name="gr5" draw:layer="layout" svg:x1="11.904cm" svg:y1="3.155cm" svg:x2="11.84cm" svg:y2="3.257cm">
          <text:p/>
        </draw:line>
        <draw:line draw:style-name="gr5" draw:layer="layout" svg:x1="11.84cm" svg:y1="3.155cm" svg:x2="11.904cm" svg:y2="3.155cm">
          <text:p/>
        </draw:line>
        <draw:line draw:style-name="gr5" draw:layer="layout" svg:x1="11.904cm" svg:y1="3.155cm" svg:x2="11.967cm" svg:y2="3.155cm">
          <text:p/>
        </draw:line>
        <draw:polyline draw:style-name="gr5" draw:layer="layout" svg:width="0.025cm" svg:height="0.024cm" svg:x="11.789cm" svg:y="3.384cm" svg:viewBox="0 0 26 25" draw:points="26,25 17,23 9,19 2,11 0,0">
          <text:p/>
        </draw:polyline>
        <draw:polyline draw:style-name="gr5" draw:layer="layout" svg:width="0.025cm" svg:height="0.024cm" svg:x="11.789cm" svg:y="2.904cm" svg:viewBox="0 0 26 25" draw:points="0,25 2,14 9,6 17,0 26,0">
          <text:p/>
        </draw:polyline>
        <draw:polyline draw:style-name="gr5" draw:layer="layout" svg:width="0.024cm" svg:height="0.024cm" svg:x="11.993cm" svg:y="2.904cm" svg:viewBox="0 0 25 25" draw:points="0,0 10,0 19,6 23,14 25,25">
          <text:p/>
        </draw:polyline>
        <draw:polyline draw:style-name="gr5" draw:layer="layout" svg:width="0.024cm" svg:height="0.024cm" svg:x="11.993cm" svg:y="3.384cm" svg:viewBox="0 0 25 25" draw:points="25,0 23,11 19,19 10,23 0,25">
          <text:p/>
        </draw:polyline>
        <draw:line draw:style-name="gr5" draw:layer="layout" svg:x1="11.993cm" svg:y1="3.409cm" svg:x2="11.815cm" svg:y2="3.409cm">
          <text:p/>
        </draw:line>
        <draw:line draw:style-name="gr5" draw:layer="layout" svg:x1="11.815cm" svg:y1="2.904cm" svg:x2="11.993cm" svg:y2="2.904cm">
          <text:p/>
        </draw:line>
        <draw:line draw:style-name="gr5" draw:layer="layout" svg:x1="11.789cm" svg:y1="2.929cm" svg:x2="11.789cm" svg:y2="3.384cm">
          <text:p/>
        </draw:line>
        <draw:line draw:style-name="gr5" draw:layer="layout" svg:x1="12.018cm" svg:y1="2.929cm" svg:x2="12.018cm" svg:y2="3.384cm">
          <text:p/>
        </draw:line>
        <draw:polygon draw:style-name="gr2" draw:layer="layout" svg:width="0.05cm" svg:height="0.165cm" svg:x="11.878cm" svg:y="3.409cm" svg:viewBox="0 0 51 166" draw:points="51,0 0,0 0,166 51,166">
          <text:p/>
        </draw:polygon>
        <draw:polygon draw:style-name="gr2" draw:layer="layout" svg:width="0.228cm" svg:height="0.05cm" svg:x="11.789cm" svg:y="2.967cm" svg:viewBox="0 0 229 51" draw:points="229,0 0,0 0,51 229,51">
          <text:p/>
        </draw:polygon>
        <draw:polygon draw:style-name="gr2" draw:layer="layout" svg:width="0.05cm" svg:height="0.165cm" svg:x="11.878cm" svg:y="2.738cm" svg:viewBox="0 0 51 166" draw:points="51,0 0,0 0,166 51,166">
          <text:p/>
        </draw:polygon>
        <draw:line draw:style-name="gr5" draw:layer="layout" svg:x1="11.523cm" svg:y1="3.092cm" svg:x2="11.523cm" svg:y2="3.155cm">
          <text:p/>
        </draw:line>
        <draw:line draw:style-name="gr5" draw:layer="layout" svg:x1="11.459cm" svg:y1="3.257cm" svg:x2="11.586cm" svg:y2="3.257cm">
          <text:p/>
        </draw:line>
        <draw:line draw:style-name="gr5" draw:layer="layout" svg:x1="11.586cm" svg:y1="3.257cm" svg:x2="11.523cm" svg:y2="3.155cm">
          <text:p/>
        </draw:line>
        <draw:line draw:style-name="gr5" draw:layer="layout" svg:x1="11.523cm" svg:y1="3.155cm" svg:x2="11.523cm" svg:y2="3.308cm">
          <text:p/>
        </draw:line>
        <draw:line draw:style-name="gr5" draw:layer="layout" svg:x1="11.523cm" svg:y1="3.155cm" svg:x2="11.459cm" svg:y2="3.257cm">
          <text:p/>
        </draw:line>
        <draw:line draw:style-name="gr5" draw:layer="layout" svg:x1="11.459cm" svg:y1="3.155cm" svg:x2="11.523cm" svg:y2="3.155cm">
          <text:p/>
        </draw:line>
        <draw:line draw:style-name="gr5" draw:layer="layout" svg:x1="11.523cm" svg:y1="3.155cm" svg:x2="11.586cm" svg:y2="3.155cm">
          <text:p/>
        </draw:line>
        <draw:polyline draw:style-name="gr5" draw:layer="layout" svg:width="0.025cm" svg:height="0.024cm" svg:x="11.408cm" svg:y="3.384cm" svg:viewBox="0 0 26 25" draw:points="26,25 17,23 9,19 2,11 0,0">
          <text:p/>
        </draw:polyline>
        <draw:polyline draw:style-name="gr5" draw:layer="layout" svg:width="0.025cm" svg:height="0.024cm" svg:x="11.408cm" svg:y="2.904cm" svg:viewBox="0 0 26 25" draw:points="0,25 2,14 9,6 17,0 26,0">
          <text:p/>
        </draw:polyline>
        <draw:polyline draw:style-name="gr5" draw:layer="layout" svg:width="0.024cm" svg:height="0.024cm" svg:x="11.612cm" svg:y="2.904cm" svg:viewBox="0 0 25 25" draw:points="0,0 10,0 19,6 23,14 25,25">
          <text:p/>
        </draw:polyline>
        <draw:polyline draw:style-name="gr5" draw:layer="layout" svg:width="0.024cm" svg:height="0.024cm" svg:x="11.612cm" svg:y="3.384cm" svg:viewBox="0 0 25 25" draw:points="25,0 23,11 19,19 10,23 0,25">
          <text:p/>
        </draw:polyline>
        <draw:line draw:style-name="gr5" draw:layer="layout" svg:x1="11.612cm" svg:y1="3.409cm" svg:x2="11.434cm" svg:y2="3.409cm">
          <text:p/>
        </draw:line>
        <draw:line draw:style-name="gr5" draw:layer="layout" svg:x1="11.434cm" svg:y1="2.904cm" svg:x2="11.612cm" svg:y2="2.904cm">
          <text:p/>
        </draw:line>
        <draw:line draw:style-name="gr5" draw:layer="layout" svg:x1="11.408cm" svg:y1="2.929cm" svg:x2="11.408cm" svg:y2="3.384cm">
          <text:p/>
        </draw:line>
        <draw:line draw:style-name="gr5" draw:layer="layout" svg:x1="11.637cm" svg:y1="2.929cm" svg:x2="11.637cm" svg:y2="3.384cm">
          <text:p/>
        </draw:line>
        <draw:polygon draw:style-name="gr2" draw:layer="layout" svg:width="0.05cm" svg:height="0.165cm" svg:x="11.497cm" svg:y="3.409cm" svg:viewBox="0 0 51 166" draw:points="51,0 0,0 0,166 51,166">
          <text:p/>
        </draw:polygon>
        <draw:polygon draw:style-name="gr2" draw:layer="layout" svg:width="0.228cm" svg:height="0.05cm" svg:x="11.408cm" svg:y="2.967cm" svg:viewBox="0 0 229 51" draw:points="229,0 0,0 0,51 229,51">
          <text:p/>
        </draw:polygon>
        <draw:polygon draw:style-name="gr2" draw:layer="layout" svg:width="0.05cm" svg:height="0.165cm" svg:x="11.497cm" svg:y="2.738cm" svg:viewBox="0 0 51 166" draw:points="51,0 0,0 0,166 51,166">
          <text:p/>
        </draw:polygon>
        <draw:polyline draw:style-name="gr5" draw:layer="layout" svg:width="0.024cm" svg:height="0.024cm" svg:x="14.025cm" svg:y="3.702cm" svg:viewBox="0 0 25 25" draw:points="25,0 23,10 16,19 8,23 0,25">
          <text:p/>
        </draw:polyline>
        <draw:polyline draw:style-name="gr5" draw:layer="layout" svg:width="0.025cm" svg:height="0.024cm" svg:x="13.821cm" svg:y="3.702cm" svg:viewBox="0 0 26 25" draw:points="26,25 15,23 7,19 2,10 0,0">
          <text:p/>
        </draw:polyline>
        <draw:polyline draw:style-name="gr5" draw:layer="layout" svg:width="0.025cm" svg:height="0.024cm" svg:x="13.821cm" svg:y="3.092cm" svg:viewBox="0 0 26 25" draw:points="0,25 2,17 7,8 15,2 26,0">
          <text:p/>
        </draw:polyline>
        <draw:polyline draw:style-name="gr5" draw:layer="layout" svg:width="0.024cm" svg:height="0.024cm" svg:x="14.025cm" svg:y="3.092cm" svg:viewBox="0 0 25 25" draw:points="0,0 8,2 16,8 23,17 25,25">
          <text:p/>
        </draw:polyline>
        <draw:line draw:style-name="gr5" draw:layer="layout" svg:x1="13.847cm" svg:y1="3.727cm" svg:x2="14.025cm" svg:y2="3.727cm">
          <text:p/>
        </draw:line>
        <draw:line draw:style-name="gr5" draw:layer="layout" svg:x1="14.05cm" svg:y1="3.702cm" svg:x2="14.05cm" svg:y2="3.663cm">
          <text:p/>
        </draw:line>
        <draw:line draw:style-name="gr5" draw:layer="layout" svg:x1="14.037cm" svg:y1="3.651cm" svg:x2="14.05cm" svg:y2="3.663cm">
          <text:p/>
        </draw:line>
        <draw:line draw:style-name="gr5" draw:layer="layout" svg:x1="13.821cm" svg:y1="3.702cm" svg:x2="13.821cm" svg:y2="3.663cm">
          <text:p/>
        </draw:line>
        <draw:line draw:style-name="gr5" draw:layer="layout" svg:x1="13.834cm" svg:y1="3.651cm" svg:x2="13.821cm" svg:y2="3.663cm">
          <text:p/>
        </draw:line>
        <draw:line draw:style-name="gr5" draw:layer="layout" svg:x1="14.037cm" svg:y1="3.168cm" svg:x2="14.05cm" svg:y2="3.155cm">
          <text:p/>
        </draw:line>
        <draw:line draw:style-name="gr5" draw:layer="layout" svg:x1="14.037cm" svg:y1="3.168cm" svg:x2="14.037cm" svg:y2="3.651cm">
          <text:p/>
        </draw:line>
        <draw:line draw:style-name="gr5" draw:layer="layout" svg:x1="13.834cm" svg:y1="3.168cm" svg:x2="13.821cm" svg:y2="3.155cm">
          <text:p/>
        </draw:line>
        <draw:line draw:style-name="gr5" draw:layer="layout" svg:x1="13.834cm" svg:y1="3.168cm" svg:x2="13.834cm" svg:y2="3.651cm">
          <text:p/>
        </draw:line>
        <draw:line draw:style-name="gr5" draw:layer="layout" svg:x1="14.05cm" svg:y1="3.117cm" svg:x2="14.05cm" svg:y2="3.155cm">
          <text:p/>
        </draw:line>
        <draw:line draw:style-name="gr5" draw:layer="layout" svg:x1="13.821cm" svg:y1="3.117cm" svg:x2="13.821cm" svg:y2="3.155cm">
          <text:p/>
        </draw:line>
        <draw:line draw:style-name="gr5" draw:layer="layout" svg:x1="13.847cm" svg:y1="3.092cm" svg:x2="14.025cm" svg:y2="3.092cm">
          <text:p/>
        </draw:line>
        <draw:polygon draw:style-name="gr2" draw:layer="layout" svg:width="0.058cm" svg:height="0.084cm" svg:x="13.906cm" svg:y="3.007cm" svg:viewBox="0 0 59 85" draw:points="59,0 0,0 0,85 59,85">
          <text:p/>
        </draw:polygon>
        <draw:polygon draw:style-name="gr2" draw:layer="layout" svg:width="0.058cm" svg:height="0.084cm" svg:x="13.906cm" svg:y="3.729cm" svg:viewBox="0 0 59 85" draw:points="59,0 0,0 0,85 59,85">
          <text:p/>
        </draw:polygon>
        <draw:polyline draw:style-name="gr5" draw:layer="layout" svg:width="0.024cm" svg:height="0.024cm" svg:x="13.644cm" svg:y="2.053cm" svg:viewBox="0 0 25 25" draw:points="25,0 23,8 16,17 8,23 0,25">
          <text:p/>
        </draw:polyline>
        <draw:polyline draw:style-name="gr5" draw:layer="layout" svg:width="0.025cm" svg:height="0.024cm" svg:x="13.44cm" svg:y="2.053cm" svg:viewBox="0 0 26 25" draw:points="26,25 15,23 7,17 2,8 0,0">
          <text:p/>
        </draw:polyline>
        <draw:polyline draw:style-name="gr5" draw:layer="layout" svg:width="0.025cm" svg:height="0.024cm" svg:x="13.44cm" svg:y="1.443cm" svg:viewBox="0 0 26 25" draw:points="0,25 2,15 7,9 15,2 26,0">
          <text:p/>
        </draw:polyline>
        <draw:polyline draw:style-name="gr5" draw:layer="layout" svg:width="0.024cm" svg:height="0.024cm" svg:x="13.644cm" svg:y="1.443cm" svg:viewBox="0 0 25 25" draw:points="0,0 8,2 16,9 23,15 25,25">
          <text:p/>
        </draw:polyline>
        <draw:line draw:style-name="gr5" draw:layer="layout" svg:x1="13.466cm" svg:y1="2.078cm" svg:x2="13.644cm" svg:y2="2.078cm">
          <text:p/>
        </draw:line>
        <draw:line draw:style-name="gr5" draw:layer="layout" svg:x1="13.669cm" svg:y1="2.053cm" svg:x2="13.669cm" svg:y2="2.015cm">
          <text:p/>
        </draw:line>
        <draw:line draw:style-name="gr5" draw:layer="layout" svg:x1="13.656cm" svg:y1="2.002cm" svg:x2="13.669cm" svg:y2="2.015cm">
          <text:p/>
        </draw:line>
        <draw:line draw:style-name="gr5" draw:layer="layout" svg:x1="13.44cm" svg:y1="2.053cm" svg:x2="13.44cm" svg:y2="2.015cm">
          <text:p/>
        </draw:line>
        <draw:line draw:style-name="gr5" draw:layer="layout" svg:x1="13.453cm" svg:y1="2.002cm" svg:x2="13.44cm" svg:y2="2.015cm">
          <text:p/>
        </draw:line>
        <draw:line draw:style-name="gr5" draw:layer="layout" svg:x1="13.656cm" svg:y1="1.519cm" svg:x2="13.669cm" svg:y2="1.507cm">
          <text:p/>
        </draw:line>
        <draw:line draw:style-name="gr5" draw:layer="layout" svg:x1="13.656cm" svg:y1="1.519cm" svg:x2="13.656cm" svg:y2="2.002cm">
          <text:p/>
        </draw:line>
        <draw:line draw:style-name="gr5" draw:layer="layout" svg:x1="13.453cm" svg:y1="1.519cm" svg:x2="13.44cm" svg:y2="1.507cm">
          <text:p/>
        </draw:line>
        <draw:line draw:style-name="gr5" draw:layer="layout" svg:x1="13.453cm" svg:y1="1.519cm" svg:x2="13.453cm" svg:y2="2.002cm">
          <text:p/>
        </draw:line>
        <draw:line draw:style-name="gr5" draw:layer="layout" svg:x1="13.669cm" svg:y1="1.468cm" svg:x2="13.669cm" svg:y2="1.507cm">
          <text:p/>
        </draw:line>
        <draw:line draw:style-name="gr5" draw:layer="layout" svg:x1="13.44cm" svg:y1="1.468cm" svg:x2="13.44cm" svg:y2="1.507cm">
          <text:p/>
        </draw:line>
        <draw:line draw:style-name="gr5" draw:layer="layout" svg:x1="13.466cm" svg:y1="1.443cm" svg:x2="13.644cm" svg:y2="1.443cm">
          <text:p/>
        </draw:line>
        <draw:polygon draw:style-name="gr2" draw:layer="layout" svg:width="0.058cm" svg:height="0.084cm" svg:x="13.525cm" svg:y="1.358cm" svg:viewBox="0 0 59 85" draw:points="59,0 0,0 0,85 59,85">
          <text:p/>
        </draw:polygon>
        <draw:polygon draw:style-name="gr2" draw:layer="layout" svg:width="0.058cm" svg:height="0.084cm" svg:x="13.525cm" svg:y="2.078cm" svg:viewBox="0 0 59 85" draw:points="59,0 0,0 0,85 59,85">
          <text:p/>
        </draw:polygon>
        <draw:polyline draw:style-name="gr5" draw:layer="layout" svg:width="0.024cm" svg:height="0.024cm" svg:x="9.963cm" svg:y="2.053cm" svg:viewBox="0 0 25 25" draw:points="25,0 23,8 17,17 8,23 0,25">
          <text:p/>
        </draw:polyline>
        <draw:polyline draw:style-name="gr5" draw:layer="layout" svg:width="0.025cm" svg:height="0.024cm" svg:x="9.759cm" svg:y="2.053cm" svg:viewBox="0 0 26 25" draw:points="26,25 15,23 7,17 0,8 0,0">
          <text:p/>
        </draw:polyline>
        <draw:polyline draw:style-name="gr5" draw:layer="layout" svg:width="0.025cm" svg:height="0.024cm" svg:x="9.759cm" svg:y="1.443cm" svg:viewBox="0 0 26 25" draw:points="0,25 0,15 7,9 15,2 26,0">
          <text:p/>
        </draw:polyline>
        <draw:polyline draw:style-name="gr5" draw:layer="layout" svg:width="0.024cm" svg:height="0.024cm" svg:x="9.963cm" svg:y="1.443cm" svg:viewBox="0 0 25 25" draw:points="0,0 8,2 17,9 23,15 25,25">
          <text:p/>
        </draw:polyline>
        <draw:line draw:style-name="gr5" draw:layer="layout" svg:x1="9.785cm" svg:y1="2.078cm" svg:x2="9.963cm" svg:y2="2.078cm">
          <text:p/>
        </draw:line>
        <draw:line draw:style-name="gr5" draw:layer="layout" svg:x1="9.988cm" svg:y1="2.053cm" svg:x2="9.988cm" svg:y2="2.015cm">
          <text:p/>
        </draw:line>
        <draw:line draw:style-name="gr5" draw:layer="layout" svg:x1="9.975cm" svg:y1="2.002cm" svg:x2="9.988cm" svg:y2="2.015cm">
          <text:p/>
        </draw:line>
        <draw:line draw:style-name="gr5" draw:layer="layout" svg:x1="9.759cm" svg:y1="2.053cm" svg:x2="9.759cm" svg:y2="2.015cm">
          <text:p/>
        </draw:line>
        <draw:line draw:style-name="gr5" draw:layer="layout" svg:x1="9.772cm" svg:y1="2.002cm" svg:x2="9.759cm" svg:y2="2.015cm">
          <text:p/>
        </draw:line>
        <draw:line draw:style-name="gr5" draw:layer="layout" svg:x1="9.975cm" svg:y1="1.519cm" svg:x2="9.988cm" svg:y2="1.507cm">
          <text:p/>
        </draw:line>
        <draw:line draw:style-name="gr5" draw:layer="layout" svg:x1="9.975cm" svg:y1="1.519cm" svg:x2="9.975cm" svg:y2="2.002cm">
          <text:p/>
        </draw:line>
        <draw:line draw:style-name="gr5" draw:layer="layout" svg:x1="9.772cm" svg:y1="1.519cm" svg:x2="9.759cm" svg:y2="1.507cm">
          <text:p/>
        </draw:line>
        <draw:line draw:style-name="gr5" draw:layer="layout" svg:x1="9.772cm" svg:y1="1.519cm" svg:x2="9.772cm" svg:y2="2.002cm">
          <text:p/>
        </draw:line>
        <draw:line draw:style-name="gr5" draw:layer="layout" svg:x1="9.988cm" svg:y1="1.468cm" svg:x2="9.988cm" svg:y2="1.507cm">
          <text:p/>
        </draw:line>
        <draw:line draw:style-name="gr5" draw:layer="layout" svg:x1="9.759cm" svg:y1="1.468cm" svg:x2="9.759cm" svg:y2="1.507cm">
          <text:p/>
        </draw:line>
        <draw:line draw:style-name="gr5" draw:layer="layout" svg:x1="9.785cm" svg:y1="1.443cm" svg:x2="9.963cm" svg:y2="1.443cm">
          <text:p/>
        </draw:line>
        <draw:polygon draw:style-name="gr2" draw:layer="layout" svg:width="0.058cm" svg:height="0.084cm" svg:x="9.844cm" svg:y="1.358cm" svg:viewBox="0 0 59 85" draw:points="59,0 0,0 0,85 59,85">
          <text:p/>
        </draw:polygon>
        <draw:polygon draw:style-name="gr2" draw:layer="layout" svg:width="0.058cm" svg:height="0.084cm" svg:x="9.844cm" svg:y="2.078cm" svg:viewBox="0 0 59 85" draw:points="59,0 0,0 0,85 59,85">
          <text:p/>
        </draw:polygon>
        <draw:polyline draw:style-name="gr5" draw:layer="layout" svg:width="0.024cm" svg:height="0.024cm" svg:x="9.582cm" svg:y="3.702cm" svg:viewBox="0 0 25 25" draw:points="25,0 23,10 17,19 8,23 0,25">
          <text:p/>
        </draw:polyline>
        <draw:polyline draw:style-name="gr5" draw:layer="layout" svg:width="0.025cm" svg:height="0.024cm" svg:x="9.378cm" svg:y="3.702cm" svg:viewBox="0 0 26 25" draw:points="26,25 15,23 7,19 3,10 0,0">
          <text:p/>
        </draw:polyline>
        <draw:polyline draw:style-name="gr5" draw:layer="layout" svg:width="0.025cm" svg:height="0.024cm" svg:x="9.378cm" svg:y="3.092cm" svg:viewBox="0 0 26 25" draw:points="0,25 3,17 7,8 15,2 26,0">
          <text:p/>
        </draw:polyline>
        <draw:polyline draw:style-name="gr5" draw:layer="layout" svg:width="0.024cm" svg:height="0.024cm" svg:x="9.582cm" svg:y="3.092cm" svg:viewBox="0 0 25 25" draw:points="0,0 8,2 17,8 23,17 25,25">
          <text:p/>
        </draw:polyline>
        <draw:line draw:style-name="gr5" draw:layer="layout" svg:x1="9.404cm" svg:y1="3.727cm" svg:x2="9.582cm" svg:y2="3.727cm">
          <text:p/>
        </draw:line>
        <draw:line draw:style-name="gr5" draw:layer="layout" svg:x1="9.607cm" svg:y1="3.702cm" svg:x2="9.607cm" svg:y2="3.663cm">
          <text:p/>
        </draw:line>
        <draw:line draw:style-name="gr5" draw:layer="layout" svg:x1="9.594cm" svg:y1="3.651cm" svg:x2="9.607cm" svg:y2="3.663cm">
          <text:p/>
        </draw:line>
        <draw:line draw:style-name="gr5" draw:layer="layout" svg:x1="9.378cm" svg:y1="3.702cm" svg:x2="9.378cm" svg:y2="3.663cm">
          <text:p/>
        </draw:line>
        <draw:line draw:style-name="gr5" draw:layer="layout" svg:x1="9.391cm" svg:y1="3.651cm" svg:x2="9.378cm" svg:y2="3.663cm">
          <text:p/>
        </draw:line>
        <draw:line draw:style-name="gr5" draw:layer="layout" svg:x1="9.594cm" svg:y1="3.168cm" svg:x2="9.607cm" svg:y2="3.155cm">
          <text:p/>
        </draw:line>
        <draw:line draw:style-name="gr5" draw:layer="layout" svg:x1="9.594cm" svg:y1="3.168cm" svg:x2="9.594cm" svg:y2="3.651cm">
          <text:p/>
        </draw:line>
        <draw:line draw:style-name="gr5" draw:layer="layout" svg:x1="9.391cm" svg:y1="3.168cm" svg:x2="9.378cm" svg:y2="3.155cm">
          <text:p/>
        </draw:line>
        <draw:line draw:style-name="gr5" draw:layer="layout" svg:x1="9.391cm" svg:y1="3.168cm" svg:x2="9.391cm" svg:y2="3.651cm">
          <text:p/>
        </draw:line>
        <draw:line draw:style-name="gr5" draw:layer="layout" svg:x1="9.607cm" svg:y1="3.117cm" svg:x2="9.607cm" svg:y2="3.155cm">
          <text:p/>
        </draw:line>
        <draw:line draw:style-name="gr5" draw:layer="layout" svg:x1="9.378cm" svg:y1="3.117cm" svg:x2="9.378cm" svg:y2="3.155cm">
          <text:p/>
        </draw:line>
        <draw:line draw:style-name="gr5" draw:layer="layout" svg:x1="9.404cm" svg:y1="3.092cm" svg:x2="9.582cm" svg:y2="3.092cm">
          <text:p/>
        </draw:line>
        <draw:polygon draw:style-name="gr2" draw:layer="layout" svg:width="0.058cm" svg:height="0.084cm" svg:x="9.463cm" svg:y="3.007cm" svg:viewBox="0 0 59 85" draw:points="59,0 0,0 0,85 59,85">
          <text:p/>
        </draw:polygon>
        <draw:polygon draw:style-name="gr2" draw:layer="layout" svg:width="0.058cm" svg:height="0.084cm" svg:x="9.463cm" svg:y="3.729cm" svg:viewBox="0 0 59 85" draw:points="59,0 0,0 0,85 59,85">
          <text:p/>
        </draw:polygon>
        <draw:line draw:style-name="gr1" draw:layer="layout" svg:x1="13.212cm" svg:y1="4.978cm" svg:x2="13.212cm" svg:y2="5.397cm">
          <text:p/>
        </draw:line>
        <draw:polyline draw:style-name="gr1" draw:layer="layout" svg:width="0.151cm" svg:height="0.482cm" svg:x="12.78cm" svg:y="4.946cm" svg:viewBox="0 0 152 483" draw:points="152,483 112,459 78,430 49,394 25,354 8,309 0,265 0,218 8,172 25,129 49,89 78,53 112,23 152,0">
          <text:p/>
        </draw:polyline>
        <draw:polyline draw:style-name="gr1" draw:layer="layout" svg:width="0.05cm" svg:height="0.031cm" svg:x="13.161cm" svg:y="4.946cm" svg:viewBox="0 0 51 32" draw:points="0,0 25,15 51,32">
          <text:p/>
        </draw:polyline>
        <draw:line draw:style-name="gr1" draw:layer="layout" svg:x1="13.059cm" svg:y1="5.073cm" svg:x2="13.059cm" svg:y2="5.048cm">
          <text:p/>
        </draw:line>
        <draw:line draw:style-name="gr1" draw:layer="layout" svg:x1="13.059cm" svg:y1="5.327cm" svg:x2="13.059cm" svg:y2="5.3cm">
          <text:p/>
        </draw:line>
        <draw:polyline draw:style-name="gr1" draw:layer="layout" svg:width="0.054cm" svg:height="0.031cm" svg:x="13.157cm" svg:y="5.397cm" svg:viewBox="0 0 55 32" draw:points="55,0 29,17 0,32">
          <text:p/>
        </draw:polyline>
        <draw:line draw:style-name="gr1" draw:layer="layout" svg:x1="10.039cm" svg:y1="6.121cm" svg:x2="10.039cm" svg:y2="6.538cm">
          <text:p/>
        </draw:line>
        <draw:polyline draw:style-name="gr1" draw:layer="layout" svg:width="0.151cm" svg:height="0.48cm" svg:x="9.607cm" svg:y="6.089cm" svg:viewBox="0 0 152 481" draw:points="152,481 112,457 76,428 47,392 23,354 9,309 0,263 0,218 9,172 23,127 47,87 76,53 112,23 152,0">
          <text:p/>
        </draw:polyline>
        <draw:polyline draw:style-name="gr1" draw:layer="layout" svg:width="0.052cm" svg:height="0.031cm" svg:x="9.986cm" svg:y="6.089cm" svg:viewBox="0 0 53 32" draw:points="0,0 27,13 53,32">
          <text:p/>
        </draw:polyline>
        <draw:line draw:style-name="gr1" draw:layer="layout" svg:x1="9.886cm" svg:y1="6.216cm" svg:x2="9.886cm" svg:y2="6.189cm">
          <text:p/>
        </draw:line>
        <draw:line draw:style-name="gr1" draw:layer="layout" svg:x1="9.886cm" svg:y1="6.47cm" svg:x2="9.886cm" svg:y2="6.443cm">
          <text:p/>
        </draw:line>
        <draw:polyline draw:style-name="gr1" draw:layer="layout" svg:width="0.054cm" svg:height="0.033cm" svg:x="9.984cm" svg:y="6.538cm" svg:viewBox="0 0 55 34" draw:points="55,0 27,19 0,34">
          <text:p/>
        </draw:polyline>
        <draw:line draw:style-name="gr1" draw:layer="layout" svg:x1="13.72cm" svg:y1="6.121cm" svg:x2="13.72cm" svg:y2="6.538cm">
          <text:p/>
        </draw:line>
        <draw:polyline draw:style-name="gr1" draw:layer="layout" svg:width="0.151cm" svg:height="0.48cm" svg:x="13.288cm" svg:y="6.089cm" svg:viewBox="0 0 152 481" draw:points="152,481 112,457 78,428 47,392 25,354 8,309 0,263 0,218 8,172 25,127 47,87 78,53 112,23 152,0">
          <text:p/>
        </draw:polyline>
        <draw:polyline draw:style-name="gr1" draw:layer="layout" svg:width="0.052cm" svg:height="0.031cm" svg:x="13.667cm" svg:y="6.089cm" svg:viewBox="0 0 53 32" draw:points="0,0 27,13 53,32">
          <text:p/>
        </draw:polyline>
        <draw:line draw:style-name="gr1" draw:layer="layout" svg:x1="13.567cm" svg:y1="6.216cm" svg:x2="13.567cm" svg:y2="6.189cm">
          <text:p/>
        </draw:line>
        <draw:line draw:style-name="gr1" draw:layer="layout" svg:x1="13.567cm" svg:y1="6.47cm" svg:x2="13.567cm" svg:y2="6.443cm">
          <text:p/>
        </draw:line>
        <draw:polyline draw:style-name="gr1" draw:layer="layout" svg:width="0.054cm" svg:height="0.033cm" svg:x="13.665cm" svg:y="6.538cm" svg:viewBox="0 0 55 34" draw:points="55,0 27,19 0,34">
          <text:p/>
        </draw:polyline>
        <draw:line draw:style-name="gr1" draw:layer="layout" svg:x1="10.545cm" svg:y1="4.978cm" svg:x2="10.545cm" svg:y2="5.397cm">
          <text:p/>
        </draw:line>
        <draw:polyline draw:style-name="gr1" draw:layer="layout" svg:width="0.151cm" svg:height="0.482cm" svg:x="10.115cm" svg:y="4.946cm" svg:viewBox="0 0 152 483" draw:points="152,483 112,459 76,430 47,394 23,354 9,309 0,265 0,218 9,172 23,129 47,89 76,53 112,23 152,0">
          <text:p/>
        </draw:polyline>
        <draw:polyline draw:style-name="gr1" draw:layer="layout" svg:width="0.05cm" svg:height="0.031cm" svg:x="10.494cm" svg:y="4.946cm" svg:viewBox="0 0 51 32" draw:points="0,0 27,15 51,32">
          <text:p/>
        </draw:polyline>
        <draw:line draw:style-name="gr1" draw:layer="layout" svg:x1="10.392cm" svg:y1="5.073cm" svg:x2="10.392cm" svg:y2="5.048cm">
          <text:p/>
        </draw:line>
        <draw:line draw:style-name="gr1" draw:layer="layout" svg:x1="10.392cm" svg:y1="5.327cm" svg:x2="10.392cm" svg:y2="5.3cm">
          <text:p/>
        </draw:line>
        <draw:polyline draw:style-name="gr1" draw:layer="layout" svg:width="0.052cm" svg:height="0.031cm" svg:x="10.492cm" svg:y="5.397cm" svg:viewBox="0 0 53 32" draw:points="53,0 27,17 0,32">
          <text:p/>
        </draw:polyline>
        <draw:line draw:style-name="gr1" draw:layer="layout" svg:x1="10.756cm" svg:y1="5.655cm" svg:x2="11.053cm" svg:y2="5.632cm">
          <text:p/>
        </draw:line>
        <draw:line draw:style-name="gr1" draw:layer="layout" svg:x1="11.078cm" svg:y1="5.607cm" svg:x2="11.053cm" svg:y2="5.632cm">
          <text:p/>
        </draw:line>
        <draw:line draw:style-name="gr1" draw:layer="layout" svg:x1="11.078cm" svg:y1="5.607cm" svg:x2="11.078cm" svg:y2="4.768cm">
          <text:p/>
        </draw:line>
        <draw:line draw:style-name="gr1" draw:layer="layout" svg:x1="11.053cm" svg:y1="4.743cm" svg:x2="11.078cm" svg:y2="4.768cm">
          <text:p/>
        </draw:line>
        <draw:line draw:style-name="gr1" draw:layer="layout" svg:x1="11.053cm" svg:y1="4.743cm" svg:x2="10.756cm" svg:y2="4.72cm">
          <text:p/>
        </draw:line>
        <draw:path draw:style-name="gr1" draw:layer="layout" svg:width="0.05cm" svg:height="0.05cm" svg:x="10.983cm" svg:y="4.762cm" svg:viewBox="0 0 51 51" svg:d="m51 25c0 14-12 26-26 26s-25-12-25-26 11-25 25-25 26 11 26 25z">
          <text:p/>
        </draw:path>
        <draw:polygon draw:style-name="gr2" draw:layer="layout" svg:width="0.075cm" svg:height="0.948cm" svg:x="10.634cm" svg:y="4.713cm" svg:viewBox="0 0 76 949" draw:points="76,0 0,0 0,949 76,949">
          <text:p/>
        </draw:polygon>
        <draw:polygon draw:style-name="gr2" draw:layer="layout" svg:width="0.05cm" svg:height="0.131cm" svg:x="10.71cm" svg:y="4.713cm" svg:viewBox="0 0 51 132" draw:points="51,0 0,0 0,132 51,132">
          <text:p/>
        </draw:polygon>
        <draw:polygon draw:style-name="gr2" draw:layer="layout" svg:width="0.05cm" svg:height="0.076cm" svg:x="10.71cm" svg:y="5.022cm" svg:viewBox="0 0 51 77" draw:points="51,0 0,0 0,77 51,77">
          <text:p/>
        </draw:polygon>
        <draw:polygon draw:style-name="gr2" draw:layer="layout" svg:width="0.05cm" svg:height="0.076cm" svg:x="10.71cm" svg:y="5.276cm" svg:viewBox="0 0 51 77" draw:points="51,0 0,0 0,77 51,77">
          <text:p/>
        </draw:polygon>
        <draw:polygon draw:style-name="gr2" draw:layer="layout" svg:width="0.05cm" svg:height="0.131cm" svg:x="10.71cm" svg:y="5.53cm" svg:viewBox="0 0 51 132" draw:points="51,0 0,0 0,132 51,132">
          <text:p/>
        </draw:polygon>
        <draw:line draw:style-name="gr1" draw:layer="layout" svg:x1="12.661cm" svg:y1="6.796cm" svg:x2="12.958cm" svg:y2="6.775cm">
          <text:p/>
        </draw:line>
        <draw:line draw:style-name="gr1" draw:layer="layout" svg:x1="12.983cm" svg:y1="6.75cm" svg:x2="12.958cm" svg:y2="6.775cm">
          <text:p/>
        </draw:line>
        <draw:line draw:style-name="gr1" draw:layer="layout" svg:x1="12.983cm" svg:y1="6.75cm" svg:x2="12.983cm" svg:y2="5.909cm">
          <text:p/>
        </draw:line>
        <draw:line draw:style-name="gr1" draw:layer="layout" svg:x1="12.958cm" svg:y1="5.884cm" svg:x2="12.983cm" svg:y2="5.909cm">
          <text:p/>
        </draw:line>
        <draw:line draw:style-name="gr1" draw:layer="layout" svg:x1="12.958cm" svg:y1="5.884cm" svg:x2="12.661cm" svg:y2="5.863cm">
          <text:p/>
        </draw:line>
        <draw:path draw:style-name="gr1" draw:layer="layout" svg:width="0.05cm" svg:height="0.05cm" svg:x="12.886cm" svg:y="5.905cm" svg:viewBox="0 0 51 51" svg:d="m51 25c0 14-12 26-26 26s-25-12-25-26 11-25 25-25 26 11 26 25z">
          <text:p/>
        </draw:path>
        <draw:polygon draw:style-name="gr2" draw:layer="layout" svg:width="0.075cm" svg:height="0.947cm" svg:x="12.539cm" svg:y="5.854cm" svg:viewBox="0 0 76 948" draw:points="76,0 0,0 0,948 76,948">
          <text:p/>
        </draw:polygon>
        <draw:polygon draw:style-name="gr2" draw:layer="layout" svg:width="0.05cm" svg:height="0.13cm" svg:x="12.615cm" svg:y="5.854cm" svg:viewBox="0 0 51 131" draw:points="51,0 0,0 0,131 51,131">
          <text:p/>
        </draw:polygon>
        <draw:polygon draw:style-name="gr2" draw:layer="layout" svg:width="0.05cm" svg:height="0.075cm" svg:x="12.615cm" svg:y="6.163cm" svg:viewBox="0 0 51 76" draw:points="51,0 0,0 0,76 51,76">
          <text:p/>
        </draw:polygon>
        <draw:polygon draw:style-name="gr2" draw:layer="layout" svg:width="0.05cm" svg:height="0.075cm" svg:x="12.615cm" svg:y="6.417cm" svg:viewBox="0 0 51 76" draw:points="51,0 0,0 0,76 51,76">
          <text:p/>
        </draw:polygon>
        <draw:polygon draw:style-name="gr2" draw:layer="layout" svg:width="0.05cm" svg:height="0.131cm" svg:x="12.615cm" svg:y="6.673cm" svg:viewBox="0 0 51 132" draw:points="51,0 0,0 0,132 51,132">
          <text:p/>
        </draw:polygon>
        <draw:line draw:style-name="gr1" draw:layer="layout" svg:x1="12.28cm" svg:y1="5.655cm" svg:x2="12.577cm" svg:y2="5.632cm">
          <text:p/>
        </draw:line>
        <draw:line draw:style-name="gr1" draw:layer="layout" svg:x1="12.602cm" svg:y1="5.607cm" svg:x2="12.577cm" svg:y2="5.632cm">
          <text:p/>
        </draw:line>
        <draw:line draw:style-name="gr1" draw:layer="layout" svg:x1="12.602cm" svg:y1="5.607cm" svg:x2="12.602cm" svg:y2="4.768cm">
          <text:p/>
        </draw:line>
        <draw:line draw:style-name="gr1" draw:layer="layout" svg:x1="12.577cm" svg:y1="4.743cm" svg:x2="12.602cm" svg:y2="4.768cm">
          <text:p/>
        </draw:line>
        <draw:line draw:style-name="gr1" draw:layer="layout" svg:x1="12.577cm" svg:y1="4.743cm" svg:x2="12.28cm" svg:y2="4.72cm">
          <text:p/>
        </draw:line>
        <draw:path draw:style-name="gr1" draw:layer="layout" svg:width="0.05cm" svg:height="0.05cm" svg:x="12.505cm" svg:y="4.762cm" svg:viewBox="0 0 51 51" svg:d="m51 25c0 14-12 26-26 26s-25-12-25-26 11-25 25-25 26 11 26 25z">
          <text:p/>
        </draw:path>
        <draw:polygon draw:style-name="gr2" draw:layer="layout" svg:width="0.075cm" svg:height="0.948cm" svg:x="12.158cm" svg:y="4.713cm" svg:viewBox="0 0 76 949" draw:points="76,0 0,0 0,949 76,949">
          <text:p/>
        </draw:polygon>
        <draw:polygon draw:style-name="gr2" draw:layer="layout" svg:width="0.05cm" svg:height="0.131cm" svg:x="12.234cm" svg:y="4.713cm" svg:viewBox="0 0 51 132" draw:points="51,0 0,0 0,132 51,132">
          <text:p/>
        </draw:polygon>
        <draw:polygon draw:style-name="gr2" draw:layer="layout" svg:width="0.05cm" svg:height="0.076cm" svg:x="12.234cm" svg:y="5.022cm" svg:viewBox="0 0 51 77" draw:points="51,0 0,0 0,77 51,77">
          <text:p/>
        </draw:polygon>
        <draw:polygon draw:style-name="gr2" draw:layer="layout" svg:width="0.05cm" svg:height="0.076cm" svg:x="12.234cm" svg:y="5.276cm" svg:viewBox="0 0 51 77" draw:points="51,0 0,0 0,77 51,77">
          <text:p/>
        </draw:polygon>
        <draw:polygon draw:style-name="gr2" draw:layer="layout" svg:width="0.05cm" svg:height="0.131cm" svg:x="12.234cm" svg:y="5.53cm" svg:viewBox="0 0 51 132" draw:points="51,0 0,0 0,132 51,132">
          <text:p/>
        </draw:polygon>
        <draw:line draw:style-name="gr1" draw:layer="layout" svg:x1="10.375cm" svg:y1="6.796cm" svg:x2="10.672cm" svg:y2="6.775cm">
          <text:p/>
        </draw:line>
        <draw:line draw:style-name="gr1" draw:layer="layout" svg:x1="10.697cm" svg:y1="6.75cm" svg:x2="10.672cm" svg:y2="6.775cm">
          <text:p/>
        </draw:line>
        <draw:line draw:style-name="gr1" draw:layer="layout" svg:x1="10.697cm" svg:y1="6.75cm" svg:x2="10.697cm" svg:y2="5.909cm">
          <text:p/>
        </draw:line>
        <draw:line draw:style-name="gr1" draw:layer="layout" svg:x1="10.672cm" svg:y1="5.884cm" svg:x2="10.697cm" svg:y2="5.909cm">
          <text:p/>
        </draw:line>
        <draw:line draw:style-name="gr1" draw:layer="layout" svg:x1="10.672cm" svg:y1="5.884cm" svg:x2="10.375cm" svg:y2="5.863cm">
          <text:p/>
        </draw:line>
        <draw:path draw:style-name="gr1" draw:layer="layout" svg:width="0.05cm" svg:height="0.05cm" svg:x="10.602cm" svg:y="5.905cm" svg:viewBox="0 0 51 51" svg:d="m51 25c0 14-12 26-26 26s-25-12-25-26 11-25 25-25 26 11 26 25z">
          <text:p/>
        </draw:path>
        <draw:polygon draw:style-name="gr2" draw:layer="layout" svg:width="0.075cm" svg:height="0.947cm" svg:x="10.253cm" svg:y="5.854cm" svg:viewBox="0 0 76 948" draw:points="76,0 0,0 0,948 76,948">
          <text:p/>
        </draw:polygon>
        <draw:polygon draw:style-name="gr2" draw:layer="layout" svg:width="0.05cm" svg:height="0.13cm" svg:x="10.329cm" svg:y="5.854cm" svg:viewBox="0 0 51 131" draw:points="51,0 0,0 0,131 51,131">
          <text:p/>
        </draw:polygon>
        <draw:polygon draw:style-name="gr2" draw:layer="layout" svg:width="0.05cm" svg:height="0.075cm" svg:x="10.329cm" svg:y="6.163cm" svg:viewBox="0 0 51 76" draw:points="51,0 0,0 0,76 51,76">
          <text:p/>
        </draw:polygon>
        <draw:polygon draw:style-name="gr2" draw:layer="layout" svg:width="0.05cm" svg:height="0.075cm" svg:x="10.329cm" svg:y="6.417cm" svg:viewBox="0 0 51 76" draw:points="51,0 0,0 0,76 51,76">
          <text:p/>
        </draw:polygon>
        <draw:polygon draw:style-name="gr2" draw:layer="layout" svg:width="0.05cm" svg:height="0.131cm" svg:x="10.329cm" svg:y="6.673cm" svg:viewBox="0 0 51 132" draw:points="51,0 0,0 0,132 51,132">
          <text:p/>
        </draw:polygon>
        <draw:line draw:style-name="gr5" draw:layer="layout" svg:x1="11.523cm" svg:y1="5.124cm" svg:x2="11.523cm" svg:y2="5.187cm">
          <text:p/>
        </draw:line>
        <draw:line draw:style-name="gr5" draw:layer="layout" svg:x1="11.459cm" svg:y1="5.289cm" svg:x2="11.586cm" svg:y2="5.289cm">
          <text:p/>
        </draw:line>
        <draw:line draw:style-name="gr5" draw:layer="layout" svg:x1="11.586cm" svg:y1="5.289cm" svg:x2="11.523cm" svg:y2="5.187cm">
          <text:p/>
        </draw:line>
        <draw:line draw:style-name="gr5" draw:layer="layout" svg:x1="11.523cm" svg:y1="5.187cm" svg:x2="11.523cm" svg:y2="5.34cm">
          <text:p/>
        </draw:line>
        <draw:line draw:style-name="gr5" draw:layer="layout" svg:x1="11.523cm" svg:y1="5.187cm" svg:x2="11.459cm" svg:y2="5.289cm">
          <text:p/>
        </draw:line>
        <draw:line draw:style-name="gr5" draw:layer="layout" svg:x1="11.459cm" svg:y1="5.187cm" svg:x2="11.523cm" svg:y2="5.187cm">
          <text:p/>
        </draw:line>
        <draw:line draw:style-name="gr5" draw:layer="layout" svg:x1="11.523cm" svg:y1="5.187cm" svg:x2="11.586cm" svg:y2="5.187cm">
          <text:p/>
        </draw:line>
        <draw:polyline draw:style-name="gr5" draw:layer="layout" svg:width="0.025cm" svg:height="0.024cm" svg:x="11.408cm" svg:y="5.416cm" svg:viewBox="0 0 26 25" draw:points="26,25 17,23 9,17 2,9 0,0">
          <text:p/>
        </draw:polyline>
        <draw:polyline draw:style-name="gr5" draw:layer="layout" svg:width="0.025cm" svg:height="0.025cm" svg:x="11.408cm" svg:y="4.933cm" svg:viewBox="0 0 26 26" draw:points="0,26 2,15 9,7 17,3 26,0">
          <text:p/>
        </draw:polyline>
        <draw:polyline draw:style-name="gr5" draw:layer="layout" svg:width="0.024cm" svg:height="0.025cm" svg:x="11.612cm" svg:y="4.933cm" svg:viewBox="0 0 25 26" draw:points="0,0 10,3 19,7 23,15 25,26">
          <text:p/>
        </draw:polyline>
        <draw:polyline draw:style-name="gr5" draw:layer="layout" svg:width="0.024cm" svg:height="0.024cm" svg:x="11.612cm" svg:y="5.416cm" svg:viewBox="0 0 25 25" draw:points="25,0 23,9 19,17 10,23 0,25">
          <text:p/>
        </draw:polyline>
        <draw:line draw:style-name="gr5" draw:layer="layout" svg:x1="11.612cm" svg:y1="5.441cm" svg:x2="11.434cm" svg:y2="5.441cm">
          <text:p/>
        </draw:line>
        <draw:line draw:style-name="gr5" draw:layer="layout" svg:x1="11.434cm" svg:y1="4.933cm" svg:x2="11.612cm" svg:y2="4.933cm">
          <text:p/>
        </draw:line>
        <draw:line draw:style-name="gr5" draw:layer="layout" svg:x1="11.408cm" svg:y1="4.959cm" svg:x2="11.408cm" svg:y2="5.416cm">
          <text:p/>
        </draw:line>
        <draw:line draw:style-name="gr5" draw:layer="layout" svg:x1="11.637cm" svg:y1="4.959cm" svg:x2="11.637cm" svg:y2="5.416cm">
          <text:p/>
        </draw:line>
        <draw:polygon draw:style-name="gr2" draw:layer="layout" svg:width="0.05cm" svg:height="0.165cm" svg:x="11.497cm" svg:y="5.441cm" svg:viewBox="0 0 51 166" draw:points="51,0 0,0 0,166 51,166">
          <text:p/>
        </draw:polygon>
        <draw:polygon draw:style-name="gr2" draw:layer="layout" svg:width="0.228cm" svg:height="0.05cm" svg:x="11.408cm" svg:y="4.997cm" svg:viewBox="0 0 229 51" draw:points="229,0 0,0 0,51 229,51">
          <text:p/>
        </draw:polygon>
        <draw:polygon draw:style-name="gr2" draw:layer="layout" svg:width="0.05cm" svg:height="0.164cm" svg:x="11.497cm" svg:y="4.768cm" svg:viewBox="0 0 51 165" draw:points="51,0 0,0 0,165 51,165">
          <text:p/>
        </draw:polygon>
        <draw:line draw:style-name="gr5" draw:layer="layout" svg:x1="11.904cm" svg:y1="5.124cm" svg:x2="11.904cm" svg:y2="5.187cm">
          <text:p/>
        </draw:line>
        <draw:line draw:style-name="gr5" draw:layer="layout" svg:x1="11.84cm" svg:y1="5.289cm" svg:x2="11.967cm" svg:y2="5.289cm">
          <text:p/>
        </draw:line>
        <draw:line draw:style-name="gr5" draw:layer="layout" svg:x1="11.967cm" svg:y1="5.289cm" svg:x2="11.904cm" svg:y2="5.187cm">
          <text:p/>
        </draw:line>
        <draw:line draw:style-name="gr5" draw:layer="layout" svg:x1="11.904cm" svg:y1="5.187cm" svg:x2="11.904cm" svg:y2="5.34cm">
          <text:p/>
        </draw:line>
        <draw:line draw:style-name="gr5" draw:layer="layout" svg:x1="11.904cm" svg:y1="5.187cm" svg:x2="11.84cm" svg:y2="5.289cm">
          <text:p/>
        </draw:line>
        <draw:line draw:style-name="gr5" draw:layer="layout" svg:x1="11.84cm" svg:y1="5.187cm" svg:x2="11.904cm" svg:y2="5.187cm">
          <text:p/>
        </draw:line>
        <draw:line draw:style-name="gr5" draw:layer="layout" svg:x1="11.904cm" svg:y1="5.187cm" svg:x2="11.967cm" svg:y2="5.187cm">
          <text:p/>
        </draw:line>
        <draw:polyline draw:style-name="gr5" draw:layer="layout" svg:width="0.025cm" svg:height="0.024cm" svg:x="11.789cm" svg:y="5.416cm" svg:viewBox="0 0 26 25" draw:points="26,25 17,23 9,17 2,9 0,0">
          <text:p/>
        </draw:polyline>
        <draw:polyline draw:style-name="gr5" draw:layer="layout" svg:width="0.025cm" svg:height="0.025cm" svg:x="11.789cm" svg:y="4.933cm" svg:viewBox="0 0 26 26" draw:points="0,26 2,15 9,7 17,3 26,0">
          <text:p/>
        </draw:polyline>
        <draw:polyline draw:style-name="gr5" draw:layer="layout" svg:width="0.024cm" svg:height="0.025cm" svg:x="11.993cm" svg:y="4.933cm" svg:viewBox="0 0 25 26" draw:points="0,0 10,3 19,7 23,15 25,26">
          <text:p/>
        </draw:polyline>
        <draw:polyline draw:style-name="gr5" draw:layer="layout" svg:width="0.024cm" svg:height="0.024cm" svg:x="11.993cm" svg:y="5.416cm" svg:viewBox="0 0 25 25" draw:points="25,0 23,9 19,17 10,23 0,25">
          <text:p/>
        </draw:polyline>
        <draw:line draw:style-name="gr5" draw:layer="layout" svg:x1="11.993cm" svg:y1="5.441cm" svg:x2="11.815cm" svg:y2="5.441cm">
          <text:p/>
        </draw:line>
        <draw:line draw:style-name="gr5" draw:layer="layout" svg:x1="11.815cm" svg:y1="4.933cm" svg:x2="11.993cm" svg:y2="4.933cm">
          <text:p/>
        </draw:line>
        <draw:line draw:style-name="gr5" draw:layer="layout" svg:x1="11.789cm" svg:y1="4.959cm" svg:x2="11.789cm" svg:y2="5.416cm">
          <text:p/>
        </draw:line>
        <draw:line draw:style-name="gr5" draw:layer="layout" svg:x1="12.018cm" svg:y1="4.959cm" svg:x2="12.018cm" svg:y2="5.416cm">
          <text:p/>
        </draw:line>
        <draw:polygon draw:style-name="gr2" draw:layer="layout" svg:width="0.05cm" svg:height="0.165cm" svg:x="11.878cm" svg:y="5.441cm" svg:viewBox="0 0 51 166" draw:points="51,0 0,0 0,166 51,166">
          <text:p/>
        </draw:polygon>
        <draw:polygon draw:style-name="gr2" draw:layer="layout" svg:width="0.228cm" svg:height="0.05cm" svg:x="11.789cm" svg:y="4.997cm" svg:viewBox="0 0 229 51" draw:points="229,0 0,0 0,51 229,51">
          <text:p/>
        </draw:polygon>
        <draw:polygon draw:style-name="gr2" draw:layer="layout" svg:width="0.05cm" svg:height="0.164cm" svg:x="11.878cm" svg:y="4.768cm" svg:viewBox="0 0 51 165" draw:points="51,0 0,0 0,165 51,165">
          <text:p/>
        </draw:polygon>
        <draw:line draw:style-name="gr5" draw:layer="layout" svg:x1="11.904cm" svg:y1="6.646cm" svg:x2="11.904cm" svg:y2="6.709cm">
          <text:p/>
        </draw:line>
        <draw:line draw:style-name="gr5" draw:layer="layout" svg:x1="11.84cm" svg:y1="6.811cm" svg:x2="11.967cm" svg:y2="6.811cm">
          <text:p/>
        </draw:line>
        <draw:line draw:style-name="gr5" draw:layer="layout" svg:x1="11.967cm" svg:y1="6.811cm" svg:x2="11.904cm" svg:y2="6.709cm">
          <text:p/>
        </draw:line>
        <draw:line draw:style-name="gr5" draw:layer="layout" svg:x1="11.904cm" svg:y1="6.709cm" svg:x2="11.904cm" svg:y2="6.862cm">
          <text:p/>
        </draw:line>
        <draw:line draw:style-name="gr5" draw:layer="layout" svg:x1="11.904cm" svg:y1="6.709cm" svg:x2="11.84cm" svg:y2="6.811cm">
          <text:p/>
        </draw:line>
        <draw:line draw:style-name="gr5" draw:layer="layout" svg:x1="11.84cm" svg:y1="6.709cm" svg:x2="11.904cm" svg:y2="6.709cm">
          <text:p/>
        </draw:line>
        <draw:line draw:style-name="gr5" draw:layer="layout" svg:x1="11.904cm" svg:y1="6.709cm" svg:x2="11.967cm" svg:y2="6.709cm">
          <text:p/>
        </draw:line>
        <draw:polyline draw:style-name="gr5" draw:layer="layout" svg:width="0.025cm" svg:height="0.024cm" svg:x="11.789cm" svg:y="6.938cm" svg:viewBox="0 0 26 25" draw:points="26,25 17,23 9,19 2,11 0,0">
          <text:p/>
        </draw:polyline>
        <draw:polyline draw:style-name="gr5" draw:layer="layout" svg:width="0.025cm" svg:height="0.025cm" svg:x="11.789cm" svg:y="6.455cm" svg:viewBox="0 0 26 26" draw:points="0,26 2,17 9,9 17,2 26,0">
          <text:p/>
        </draw:polyline>
        <draw:polyline draw:style-name="gr5" draw:layer="layout" svg:width="0.024cm" svg:height="0.025cm" svg:x="11.993cm" svg:y="6.455cm" svg:viewBox="0 0 25 26" draw:points="0,0 10,2 19,9 23,17 25,26">
          <text:p/>
        </draw:polyline>
        <draw:polyline draw:style-name="gr5" draw:layer="layout" svg:width="0.024cm" svg:height="0.024cm" svg:x="11.993cm" svg:y="6.938cm" svg:viewBox="0 0 25 25" draw:points="25,0 23,11 19,19 10,23 0,25">
          <text:p/>
        </draw:polyline>
        <draw:line draw:style-name="gr5" draw:layer="layout" svg:x1="11.993cm" svg:y1="6.963cm" svg:x2="11.815cm" svg:y2="6.963cm">
          <text:p/>
        </draw:line>
        <draw:line draw:style-name="gr5" draw:layer="layout" svg:x1="11.815cm" svg:y1="6.455cm" svg:x2="11.993cm" svg:y2="6.455cm">
          <text:p/>
        </draw:line>
        <draw:line draw:style-name="gr5" draw:layer="layout" svg:x1="11.789cm" svg:y1="6.481cm" svg:x2="11.789cm" svg:y2="6.938cm">
          <text:p/>
        </draw:line>
        <draw:line draw:style-name="gr5" draw:layer="layout" svg:x1="12.018cm" svg:y1="6.481cm" svg:x2="12.018cm" svg:y2="6.938cm">
          <text:p/>
        </draw:line>
        <draw:polygon draw:style-name="gr2" draw:layer="layout" svg:width="0.05cm" svg:height="0.164cm" svg:x="11.878cm" svg:y="6.963cm" svg:viewBox="0 0 51 165" draw:points="51,0 0,0 0,165 51,165">
          <text:p/>
        </draw:polygon>
        <draw:polygon draw:style-name="gr2" draw:layer="layout" svg:width="0.228cm" svg:height="0.05cm" svg:x="11.789cm" svg:y="6.519cm" svg:viewBox="0 0 229 51" draw:points="229,0 0,0 0,51 229,51">
          <text:p/>
        </draw:polygon>
        <draw:polygon draw:style-name="gr2" draw:layer="layout" svg:width="0.05cm" svg:height="0.164cm" svg:x="11.878cm" svg:y="6.29cm" svg:viewBox="0 0 51 165" draw:points="51,0 0,0 0,165 51,165">
          <text:p/>
        </draw:polygon>
        <draw:line draw:style-name="gr5" draw:layer="layout" svg:x1="11.523cm" svg:y1="6.646cm" svg:x2="11.523cm" svg:y2="6.709cm">
          <text:p/>
        </draw:line>
        <draw:line draw:style-name="gr5" draw:layer="layout" svg:x1="11.459cm" svg:y1="6.811cm" svg:x2="11.586cm" svg:y2="6.811cm">
          <text:p/>
        </draw:line>
        <draw:line draw:style-name="gr5" draw:layer="layout" svg:x1="11.586cm" svg:y1="6.811cm" svg:x2="11.523cm" svg:y2="6.709cm">
          <text:p/>
        </draw:line>
        <draw:line draw:style-name="gr5" draw:layer="layout" svg:x1="11.523cm" svg:y1="6.709cm" svg:x2="11.523cm" svg:y2="6.862cm">
          <text:p/>
        </draw:line>
        <draw:line draw:style-name="gr5" draw:layer="layout" svg:x1="11.523cm" svg:y1="6.709cm" svg:x2="11.459cm" svg:y2="6.811cm">
          <text:p/>
        </draw:line>
        <draw:line draw:style-name="gr5" draw:layer="layout" svg:x1="11.459cm" svg:y1="6.709cm" svg:x2="11.523cm" svg:y2="6.709cm">
          <text:p/>
        </draw:line>
        <draw:line draw:style-name="gr5" draw:layer="layout" svg:x1="11.523cm" svg:y1="6.709cm" svg:x2="11.586cm" svg:y2="6.709cm">
          <text:p/>
        </draw:line>
        <draw:polyline draw:style-name="gr5" draw:layer="layout" svg:width="0.025cm" svg:height="0.024cm" svg:x="11.408cm" svg:y="6.938cm" svg:viewBox="0 0 26 25" draw:points="26,25 17,23 9,19 2,11 0,0">
          <text:p/>
        </draw:polyline>
        <draw:polyline draw:style-name="gr5" draw:layer="layout" svg:width="0.025cm" svg:height="0.025cm" svg:x="11.408cm" svg:y="6.455cm" svg:viewBox="0 0 26 26" draw:points="0,26 2,17 9,9 17,2 26,0">
          <text:p/>
        </draw:polyline>
        <draw:polyline draw:style-name="gr5" draw:layer="layout" svg:width="0.024cm" svg:height="0.025cm" svg:x="11.612cm" svg:y="6.455cm" svg:viewBox="0 0 25 26" draw:points="0,0 10,2 19,9 23,17 25,26">
          <text:p/>
        </draw:polyline>
        <draw:polyline draw:style-name="gr5" draw:layer="layout" svg:width="0.024cm" svg:height="0.024cm" svg:x="11.612cm" svg:y="6.938cm" svg:viewBox="0 0 25 25" draw:points="25,0 23,11 19,19 10,23 0,25">
          <text:p/>
        </draw:polyline>
        <draw:line draw:style-name="gr5" draw:layer="layout" svg:x1="11.612cm" svg:y1="6.963cm" svg:x2="11.434cm" svg:y2="6.963cm">
          <text:p/>
        </draw:line>
        <draw:line draw:style-name="gr5" draw:layer="layout" svg:x1="11.434cm" svg:y1="6.455cm" svg:x2="11.612cm" svg:y2="6.455cm">
          <text:p/>
        </draw:line>
        <draw:line draw:style-name="gr5" draw:layer="layout" svg:x1="11.408cm" svg:y1="6.481cm" svg:x2="11.408cm" svg:y2="6.938cm">
          <text:p/>
        </draw:line>
        <draw:line draw:style-name="gr5" draw:layer="layout" svg:x1="11.637cm" svg:y1="6.481cm" svg:x2="11.637cm" svg:y2="6.938cm">
          <text:p/>
        </draw:line>
        <draw:polygon draw:style-name="gr2" draw:layer="layout" svg:width="0.05cm" svg:height="0.164cm" svg:x="11.497cm" svg:y="6.963cm" svg:viewBox="0 0 51 165" draw:points="51,0 0,0 0,165 51,165">
          <text:p/>
        </draw:polygon>
        <draw:polygon draw:style-name="gr2" draw:layer="layout" svg:width="0.228cm" svg:height="0.05cm" svg:x="11.408cm" svg:y="6.519cm" svg:viewBox="0 0 229 51" draw:points="229,0 0,0 0,51 229,51">
          <text:p/>
        </draw:polygon>
        <draw:polygon draw:style-name="gr2" draw:layer="layout" svg:width="0.05cm" svg:height="0.164cm" svg:x="11.497cm" svg:y="6.29cm" svg:viewBox="0 0 51 165" draw:points="51,0 0,0 0,165 51,165">
          <text:p/>
        </draw:polygon>
        <draw:polyline draw:style-name="gr5" draw:layer="layout" svg:width="0.025cm" svg:height="0.024cm" svg:x="13.821cm" svg:y="5.378cm" svg:viewBox="0 0 26 25" draw:points="0,25 2,15 7,6 15,2 26,0">
          <text:p/>
        </draw:polyline>
        <draw:polyline draw:style-name="gr5" draw:layer="layout" svg:width="0.024cm" svg:height="0.024cm" svg:x="14.025cm" svg:y="5.378cm" svg:viewBox="0 0 25 25" draw:points="0,0 8,2 16,6 23,15 25,25">
          <text:p/>
        </draw:polyline>
        <draw:polyline draw:style-name="gr5" draw:layer="layout" svg:width="0.024cm" svg:height="0.024cm" svg:x="14.025cm" svg:y="5.988cm" svg:viewBox="0 0 25 25" draw:points="25,0 23,8 16,16 8,23 0,25">
          <text:p/>
        </draw:polyline>
        <draw:polyline draw:style-name="gr5" draw:layer="layout" svg:width="0.025cm" svg:height="0.024cm" svg:x="13.821cm" svg:y="5.988cm" svg:viewBox="0 0 26 25" draw:points="26,25 15,23 7,16 2,8 0,0">
          <text:p/>
        </draw:polyline>
        <draw:line draw:style-name="gr5" draw:layer="layout" svg:x1="14.025cm" svg:y1="5.378cm" svg:x2="13.847cm" svg:y2="5.378cm">
          <text:p/>
        </draw:line>
        <draw:line draw:style-name="gr5" draw:layer="layout" svg:x1="13.821cm" svg:y1="5.403cm" svg:x2="13.821cm" svg:y2="5.441cm">
          <text:p/>
        </draw:line>
        <draw:line draw:style-name="gr5" draw:layer="layout" svg:x1="13.834cm" svg:y1="5.454cm" svg:x2="13.821cm" svg:y2="5.441cm">
          <text:p/>
        </draw:line>
        <draw:line draw:style-name="gr5" draw:layer="layout" svg:x1="14.05cm" svg:y1="5.403cm" svg:x2="14.05cm" svg:y2="5.441cm">
          <text:p/>
        </draw:line>
        <draw:line draw:style-name="gr5" draw:layer="layout" svg:x1="14.037cm" svg:y1="5.454cm" svg:x2="14.05cm" svg:y2="5.441cm">
          <text:p/>
        </draw:line>
        <draw:line draw:style-name="gr5" draw:layer="layout" svg:x1="13.834cm" svg:y1="5.937cm" svg:x2="13.821cm" svg:y2="5.949cm">
          <text:p/>
        </draw:line>
        <draw:line draw:style-name="gr5" draw:layer="layout" svg:x1="13.834cm" svg:y1="5.937cm" svg:x2="13.834cm" svg:y2="5.454cm">
          <text:p/>
        </draw:line>
        <draw:line draw:style-name="gr5" draw:layer="layout" svg:x1="14.037cm" svg:y1="5.937cm" svg:x2="14.05cm" svg:y2="5.949cm">
          <text:p/>
        </draw:line>
        <draw:line draw:style-name="gr5" draw:layer="layout" svg:x1="14.037cm" svg:y1="5.937cm" svg:x2="14.037cm" svg:y2="5.454cm">
          <text:p/>
        </draw:line>
        <draw:line draw:style-name="gr5" draw:layer="layout" svg:x1="13.821cm" svg:y1="5.988cm" svg:x2="13.821cm" svg:y2="5.949cm">
          <text:p/>
        </draw:line>
        <draw:line draw:style-name="gr5" draw:layer="layout" svg:x1="14.05cm" svg:y1="5.988cm" svg:x2="14.05cm" svg:y2="5.949cm">
          <text:p/>
        </draw:line>
        <draw:line draw:style-name="gr5" draw:layer="layout" svg:x1="14.025cm" svg:y1="6.013cm" svg:x2="13.847cm" svg:y2="6.013cm">
          <text:p/>
        </draw:line>
        <draw:polygon draw:style-name="gr2" draw:layer="layout" svg:width="0.058cm" svg:height="0.084cm" svg:x="13.906cm" svg:y="6.013cm" svg:viewBox="0 0 59 85" draw:points="59,0 0,0 0,85 59,85">
          <text:p/>
        </draw:polygon>
        <draw:polygon draw:style-name="gr2" draw:layer="layout" svg:width="0.058cm" svg:height="0.084cm" svg:x="13.906cm" svg:y="5.291cm" svg:viewBox="0 0 59 85" draw:points="59,0 0,0 0,85 59,85">
          <text:p/>
        </draw:polygon>
        <draw:polyline draw:style-name="gr5" draw:layer="layout" svg:width="0.024cm" svg:height="0.024cm" svg:x="13.644cm" svg:y="5.607cm" svg:viewBox="0 0 25 25" draw:points="25,0 23,8 16,16 8,23 0,25">
          <text:p/>
        </draw:polyline>
        <draw:polyline draw:style-name="gr5" draw:layer="layout" svg:width="0.025cm" svg:height="0.024cm" svg:x="13.44cm" svg:y="5.607cm" svg:viewBox="0 0 26 25" draw:points="26,25 15,23 7,16 2,8 0,0">
          <text:p/>
        </draw:polyline>
        <draw:polyline draw:style-name="gr5" draw:layer="layout" svg:width="0.025cm" svg:height="0.024cm" svg:x="13.44cm" svg:y="4.997cm" svg:viewBox="0 0 26 25" draw:points="0,25 2,15 7,6 15,2 26,0">
          <text:p/>
        </draw:polyline>
        <draw:polyline draw:style-name="gr5" draw:layer="layout" svg:width="0.024cm" svg:height="0.024cm" svg:x="13.644cm" svg:y="4.997cm" svg:viewBox="0 0 25 25" draw:points="0,0 8,2 16,6 23,15 25,25">
          <text:p/>
        </draw:polyline>
        <draw:line draw:style-name="gr5" draw:layer="layout" svg:x1="13.466cm" svg:y1="5.632cm" svg:x2="13.644cm" svg:y2="5.632cm">
          <text:p/>
        </draw:line>
        <draw:line draw:style-name="gr5" draw:layer="layout" svg:x1="13.669cm" svg:y1="5.607cm" svg:x2="13.669cm" svg:y2="5.568cm">
          <text:p/>
        </draw:line>
        <draw:line draw:style-name="gr5" draw:layer="layout" svg:x1="13.656cm" svg:y1="5.556cm" svg:x2="13.669cm" svg:y2="5.568cm">
          <text:p/>
        </draw:line>
        <draw:line draw:style-name="gr5" draw:layer="layout" svg:x1="13.44cm" svg:y1="5.607cm" svg:x2="13.44cm" svg:y2="5.568cm">
          <text:p/>
        </draw:line>
        <draw:line draw:style-name="gr5" draw:layer="layout" svg:x1="13.453cm" svg:y1="5.556cm" svg:x2="13.44cm" svg:y2="5.568cm">
          <text:p/>
        </draw:line>
        <draw:line draw:style-name="gr5" draw:layer="layout" svg:x1="13.656cm" svg:y1="5.073cm" svg:x2="13.669cm" svg:y2="5.06cm">
          <text:p/>
        </draw:line>
        <draw:line draw:style-name="gr5" draw:layer="layout" svg:x1="13.656cm" svg:y1="5.073cm" svg:x2="13.656cm" svg:y2="5.556cm">
          <text:p/>
        </draw:line>
        <draw:line draw:style-name="gr5" draw:layer="layout" svg:x1="13.453cm" svg:y1="5.073cm" svg:x2="13.44cm" svg:y2="5.06cm">
          <text:p/>
        </draw:line>
        <draw:line draw:style-name="gr5" draw:layer="layout" svg:x1="13.453cm" svg:y1="5.073cm" svg:x2="13.453cm" svg:y2="5.556cm">
          <text:p/>
        </draw:line>
        <draw:line draw:style-name="gr5" draw:layer="layout" svg:x1="13.669cm" svg:y1="5.022cm" svg:x2="13.669cm" svg:y2="5.06cm">
          <text:p/>
        </draw:line>
        <draw:line draw:style-name="gr5" draw:layer="layout" svg:x1="13.44cm" svg:y1="5.022cm" svg:x2="13.44cm" svg:y2="5.06cm">
          <text:p/>
        </draw:line>
        <draw:line draw:style-name="gr5" draw:layer="layout" svg:x1="13.466cm" svg:y1="4.997cm" svg:x2="13.644cm" svg:y2="4.997cm">
          <text:p/>
        </draw:line>
        <draw:polygon draw:style-name="gr2" draw:layer="layout" svg:width="0.058cm" svg:height="0.084cm" svg:x="13.525cm" svg:y="4.91cm" svg:viewBox="0 0 59 85" draw:points="59,0 0,0 0,85 59,85">
          <text:p/>
        </draw:polygon>
        <draw:polygon draw:style-name="gr2" draw:layer="layout" svg:width="0.058cm" svg:height="0.084cm" svg:x="13.525cm" svg:y="5.632cm" svg:viewBox="0 0 59 85" draw:points="59,0 0,0 0,85 59,85">
          <text:p/>
        </draw:polygon>
        <draw:polyline draw:style-name="gr5" draw:layer="layout" svg:width="0.024cm" svg:height="0.024cm" svg:x="9.963cm" svg:y="5.607cm" svg:viewBox="0 0 25 25" draw:points="25,0 23,8 17,16 8,23 0,25">
          <text:p/>
        </draw:polyline>
        <draw:polyline draw:style-name="gr5" draw:layer="layout" svg:width="0.025cm" svg:height="0.024cm" svg:x="9.759cm" svg:y="5.607cm" svg:viewBox="0 0 26 25" draw:points="26,25 15,23 7,16 0,8 0,0">
          <text:p/>
        </draw:polyline>
        <draw:polyline draw:style-name="gr5" draw:layer="layout" svg:width="0.025cm" svg:height="0.024cm" svg:x="9.759cm" svg:y="4.997cm" svg:viewBox="0 0 26 25" draw:points="0,25 0,15 7,6 15,2 26,0">
          <text:p/>
        </draw:polyline>
        <draw:polyline draw:style-name="gr5" draw:layer="layout" svg:width="0.024cm" svg:height="0.024cm" svg:x="9.963cm" svg:y="4.997cm" svg:viewBox="0 0 25 25" draw:points="0,0 8,2 17,6 23,15 25,25">
          <text:p/>
        </draw:polyline>
        <draw:line draw:style-name="gr5" draw:layer="layout" svg:x1="9.785cm" svg:y1="5.632cm" svg:x2="9.963cm" svg:y2="5.632cm">
          <text:p/>
        </draw:line>
        <draw:line draw:style-name="gr5" draw:layer="layout" svg:x1="9.988cm" svg:y1="5.607cm" svg:x2="9.988cm" svg:y2="5.568cm">
          <text:p/>
        </draw:line>
        <draw:line draw:style-name="gr5" draw:layer="layout" svg:x1="9.975cm" svg:y1="5.556cm" svg:x2="9.988cm" svg:y2="5.568cm">
          <text:p/>
        </draw:line>
        <draw:line draw:style-name="gr5" draw:layer="layout" svg:x1="9.759cm" svg:y1="5.607cm" svg:x2="9.759cm" svg:y2="5.568cm">
          <text:p/>
        </draw:line>
        <draw:line draw:style-name="gr5" draw:layer="layout" svg:x1="9.772cm" svg:y1="5.556cm" svg:x2="9.759cm" svg:y2="5.568cm">
          <text:p/>
        </draw:line>
        <draw:line draw:style-name="gr5" draw:layer="layout" svg:x1="9.975cm" svg:y1="5.073cm" svg:x2="9.988cm" svg:y2="5.06cm">
          <text:p/>
        </draw:line>
        <draw:line draw:style-name="gr5" draw:layer="layout" svg:x1="9.975cm" svg:y1="5.073cm" svg:x2="9.975cm" svg:y2="5.556cm">
          <text:p/>
        </draw:line>
        <draw:line draw:style-name="gr5" draw:layer="layout" svg:x1="9.772cm" svg:y1="5.073cm" svg:x2="9.759cm" svg:y2="5.06cm">
          <text:p/>
        </draw:line>
        <draw:line draw:style-name="gr5" draw:layer="layout" svg:x1="9.772cm" svg:y1="5.073cm" svg:x2="9.772cm" svg:y2="5.556cm">
          <text:p/>
        </draw:line>
        <draw:line draw:style-name="gr5" draw:layer="layout" svg:x1="9.988cm" svg:y1="5.022cm" svg:x2="9.988cm" svg:y2="5.06cm">
          <text:p/>
        </draw:line>
        <draw:line draw:style-name="gr5" draw:layer="layout" svg:x1="9.759cm" svg:y1="5.022cm" svg:x2="9.759cm" svg:y2="5.06cm">
          <text:p/>
        </draw:line>
        <draw:line draw:style-name="gr5" draw:layer="layout" svg:x1="9.785cm" svg:y1="4.997cm" svg:x2="9.963cm" svg:y2="4.997cm">
          <text:p/>
        </draw:line>
        <draw:polygon draw:style-name="gr2" draw:layer="layout" svg:width="0.058cm" svg:height="0.084cm" svg:x="9.844cm" svg:y="4.91cm" svg:viewBox="0 0 59 85" draw:points="59,0 0,0 0,85 59,85">
          <text:p/>
        </draw:polygon>
        <draw:polygon draw:style-name="gr2" draw:layer="layout" svg:width="0.058cm" svg:height="0.084cm" svg:x="9.844cm" svg:y="5.632cm" svg:viewBox="0 0 59 85" draw:points="59,0 0,0 0,85 59,85">
          <text:p/>
        </draw:polygon>
        <draw:polyline draw:style-name="gr5" draw:layer="layout" svg:width="0.025cm" svg:height="0.024cm" svg:x="9.378cm" svg:y="5.378cm" svg:viewBox="0 0 26 25" draw:points="0,25 3,15 7,6 15,2 26,0">
          <text:p/>
        </draw:polyline>
        <draw:polyline draw:style-name="gr5" draw:layer="layout" svg:width="0.024cm" svg:height="0.024cm" svg:x="9.582cm" svg:y="5.378cm" svg:viewBox="0 0 25 25" draw:points="0,0 8,2 17,6 23,15 25,25">
          <text:p/>
        </draw:polyline>
        <draw:polyline draw:style-name="gr5" draw:layer="layout" svg:width="0.024cm" svg:height="0.024cm" svg:x="9.582cm" svg:y="5.988cm" svg:viewBox="0 0 25 25" draw:points="25,0 23,8 17,16 8,23 0,25">
          <text:p/>
        </draw:polyline>
        <draw:polyline draw:style-name="gr5" draw:layer="layout" svg:width="0.025cm" svg:height="0.024cm" svg:x="9.378cm" svg:y="5.988cm" svg:viewBox="0 0 26 25" draw:points="26,25 15,23 7,16 3,8 0,0">
          <text:p/>
        </draw:polyline>
        <draw:line draw:style-name="gr5" draw:layer="layout" svg:x1="9.582cm" svg:y1="5.378cm" svg:x2="9.404cm" svg:y2="5.378cm">
          <text:p/>
        </draw:line>
        <draw:line draw:style-name="gr5" draw:layer="layout" svg:x1="9.378cm" svg:y1="5.403cm" svg:x2="9.378cm" svg:y2="5.441cm">
          <text:p/>
        </draw:line>
        <draw:line draw:style-name="gr5" draw:layer="layout" svg:x1="9.391cm" svg:y1="5.454cm" svg:x2="9.378cm" svg:y2="5.441cm">
          <text:p/>
        </draw:line>
        <draw:line draw:style-name="gr5" draw:layer="layout" svg:x1="9.607cm" svg:y1="5.403cm" svg:x2="9.607cm" svg:y2="5.441cm">
          <text:p/>
        </draw:line>
        <draw:line draw:style-name="gr5" draw:layer="layout" svg:x1="9.594cm" svg:y1="5.454cm" svg:x2="9.607cm" svg:y2="5.441cm">
          <text:p/>
        </draw:line>
        <draw:line draw:style-name="gr5" draw:layer="layout" svg:x1="9.391cm" svg:y1="5.937cm" svg:x2="9.378cm" svg:y2="5.949cm">
          <text:p/>
        </draw:line>
        <draw:line draw:style-name="gr5" draw:layer="layout" svg:x1="9.391cm" svg:y1="5.937cm" svg:x2="9.391cm" svg:y2="5.454cm">
          <text:p/>
        </draw:line>
        <draw:line draw:style-name="gr5" draw:layer="layout" svg:x1="9.594cm" svg:y1="5.937cm" svg:x2="9.607cm" svg:y2="5.949cm">
          <text:p/>
        </draw:line>
        <draw:line draw:style-name="gr5" draw:layer="layout" svg:x1="9.594cm" svg:y1="5.937cm" svg:x2="9.594cm" svg:y2="5.454cm">
          <text:p/>
        </draw:line>
        <draw:line draw:style-name="gr5" draw:layer="layout" svg:x1="9.378cm" svg:y1="5.988cm" svg:x2="9.378cm" svg:y2="5.949cm">
          <text:p/>
        </draw:line>
        <draw:line draw:style-name="gr5" draw:layer="layout" svg:x1="9.607cm" svg:y1="5.988cm" svg:x2="9.607cm" svg:y2="5.949cm">
          <text:p/>
        </draw:line>
        <draw:line draw:style-name="gr5" draw:layer="layout" svg:x1="9.582cm" svg:y1="6.013cm" svg:x2="9.404cm" svg:y2="6.013cm">
          <text:p/>
        </draw:line>
        <draw:polygon draw:style-name="gr2" draw:layer="layout" svg:width="0.058cm" svg:height="0.084cm" svg:x="9.463cm" svg:y="6.013cm" svg:viewBox="0 0 59 85" draw:points="59,0 0,0 0,85 59,85">
          <text:p/>
        </draw:polygon>
        <draw:polygon draw:style-name="gr2" draw:layer="layout" svg:width="0.058cm" svg:height="0.084cm" svg:x="9.463cm" svg:y="5.291cm" svg:viewBox="0 0 59 85" draw:points="59,0 0,0 0,85 59,85">
          <text:p/>
        </draw:polygon>
        <draw:line draw:style-name="gr5" draw:layer="layout" svg:x1="9.048cm" svg:y1="2.015cm" svg:x2="8.921cm" svg:y2="2.015cm">
          <text:p/>
        </draw:line>
        <draw:line draw:style-name="gr5" draw:layer="layout" svg:x1="8.921cm" svg:y1="2.015cm" svg:x2="8.858cm" svg:y2="2.078cm">
          <text:p/>
        </draw:line>
        <draw:line draw:style-name="gr5" draw:layer="layout" svg:x1="8.858cm" svg:y1="2.078cm" svg:x2="8.858cm" svg:y2="2.205cm">
          <text:p/>
        </draw:line>
        <draw:line draw:style-name="gr5" draw:layer="layout" svg:x1="8.858cm" svg:y1="2.205cm" svg:x2="8.921cm" svg:y2="2.269cm">
          <text:p/>
        </draw:line>
        <draw:line draw:style-name="gr5" draw:layer="layout" svg:x1="9.112cm" svg:y1="2.078cm" svg:x2="9.112cm" svg:y2="2.205cm">
          <text:p/>
        </draw:line>
        <draw:line draw:style-name="gr5" draw:layer="layout" svg:x1="9.048cm" svg:y1="2.015cm" svg:x2="9.112cm" svg:y2="2.078cm">
          <text:p/>
        </draw:line>
        <draw:line draw:style-name="gr5" draw:layer="layout" svg:x1="9.112cm" svg:y1="2.205cm" svg:x2="9.048cm" svg:y2="2.269cm">
          <text:p/>
        </draw:line>
        <draw:line draw:style-name="gr5" draw:layer="layout" svg:x1="8.921cm" svg:y1="2.269cm" svg:x2="9.048cm" svg:y2="2.269cm">
          <text:p/>
        </draw:line>
        <draw:line draw:style-name="gr5" draw:layer="layout" svg:x1="9.048cm" svg:y1="2.269cm" svg:x2="8.921cm" svg:y2="2.269cm">
          <text:p/>
        </draw:line>
        <draw:line draw:style-name="gr5" draw:layer="layout" svg:x1="8.921cm" svg:y1="2.269cm" svg:x2="8.858cm" svg:y2="2.332cm">
          <text:p/>
        </draw:line>
        <draw:line draw:style-name="gr5" draw:layer="layout" svg:x1="8.858cm" svg:y1="2.332cm" svg:x2="8.858cm" svg:y2="2.459cm">
          <text:p/>
        </draw:line>
        <draw:line draw:style-name="gr5" draw:layer="layout" svg:x1="8.858cm" svg:y1="2.459cm" svg:x2="8.921cm" svg:y2="2.523cm">
          <text:p/>
        </draw:line>
        <draw:line draw:style-name="gr5" draw:layer="layout" svg:x1="9.112cm" svg:y1="2.332cm" svg:x2="9.112cm" svg:y2="2.459cm">
          <text:p/>
        </draw:line>
        <draw:line draw:style-name="gr5" draw:layer="layout" svg:x1="9.048cm" svg:y1="2.269cm" svg:x2="9.112cm" svg:y2="2.332cm">
          <text:p/>
        </draw:line>
        <draw:line draw:style-name="gr5" draw:layer="layout" svg:x1="9.112cm" svg:y1="2.459cm" svg:x2="9.048cm" svg:y2="2.523cm">
          <text:p/>
        </draw:line>
        <draw:line draw:style-name="gr5" draw:layer="layout" svg:x1="8.921cm" svg:y1="2.523cm" svg:x2="9.048cm" svg:y2="2.523cm">
          <text:p/>
        </draw:line>
        <draw:line draw:style-name="gr5" draw:layer="layout" svg:x1="8.794cm" svg:y1="1.761cm" svg:x2="8.667cm" svg:y2="1.761cm">
          <text:p/>
        </draw:line>
        <draw:line draw:style-name="gr5" draw:layer="layout" svg:x1="8.667cm" svg:y1="1.761cm" svg:x2="8.604cm" svg:y2="1.824cm">
          <text:p/>
        </draw:line>
        <draw:line draw:style-name="gr5" draw:layer="layout" svg:x1="8.604cm" svg:y1="1.824cm" svg:x2="8.604cm" svg:y2="1.951cm">
          <text:p/>
        </draw:line>
        <draw:line draw:style-name="gr5" draw:layer="layout" svg:x1="8.604cm" svg:y1="1.951cm" svg:x2="8.667cm" svg:y2="2.015cm">
          <text:p/>
        </draw:line>
        <draw:line draw:style-name="gr5" draw:layer="layout" svg:x1="8.858cm" svg:y1="1.824cm" svg:x2="8.858cm" svg:y2="1.951cm">
          <text:p/>
        </draw:line>
        <draw:line draw:style-name="gr5" draw:layer="layout" svg:x1="8.794cm" svg:y1="1.761cm" svg:x2="8.858cm" svg:y2="1.824cm">
          <text:p/>
        </draw:line>
        <draw:line draw:style-name="gr5" draw:layer="layout" svg:x1="8.858cm" svg:y1="1.951cm" svg:x2="8.794cm" svg:y2="2.015cm">
          <text:p/>
        </draw:line>
        <draw:line draw:style-name="gr5" draw:layer="layout" svg:x1="8.667cm" svg:y1="2.015cm" svg:x2="8.794cm" svg:y2="2.015cm">
          <text:p/>
        </draw:line>
        <draw:line draw:style-name="gr5" draw:layer="layout" svg:x1="6.762cm" svg:y1="2.015cm" svg:x2="6.635cm" svg:y2="2.015cm">
          <text:p/>
        </draw:line>
        <draw:line draw:style-name="gr5" draw:layer="layout" svg:x1="6.635cm" svg:y1="2.015cm" svg:x2="6.572cm" svg:y2="2.078cm">
          <text:p/>
        </draw:line>
        <draw:line draw:style-name="gr5" draw:layer="layout" svg:x1="6.572cm" svg:y1="2.078cm" svg:x2="6.572cm" svg:y2="2.205cm">
          <text:p/>
        </draw:line>
        <draw:line draw:style-name="gr5" draw:layer="layout" svg:x1="6.572cm" svg:y1="2.205cm" svg:x2="6.635cm" svg:y2="2.269cm">
          <text:p/>
        </draw:line>
        <draw:line draw:style-name="gr5" draw:layer="layout" svg:x1="6.826cm" svg:y1="2.078cm" svg:x2="6.826cm" svg:y2="2.205cm">
          <text:p/>
        </draw:line>
        <draw:line draw:style-name="gr5" draw:layer="layout" svg:x1="6.762cm" svg:y1="2.015cm" svg:x2="6.826cm" svg:y2="2.078cm">
          <text:p/>
        </draw:line>
        <draw:line draw:style-name="gr5" draw:layer="layout" svg:x1="6.826cm" svg:y1="2.205cm" svg:x2="6.762cm" svg:y2="2.269cm">
          <text:p/>
        </draw:line>
        <draw:line draw:style-name="gr5" draw:layer="layout" svg:x1="6.635cm" svg:y1="2.269cm" svg:x2="6.762cm" svg:y2="2.269cm">
          <text:p/>
        </draw:line>
        <draw:line draw:style-name="gr5" draw:layer="layout" svg:x1="6.762cm" svg:y1="2.269cm" svg:x2="6.635cm" svg:y2="2.269cm">
          <text:p/>
        </draw:line>
        <draw:line draw:style-name="gr5" draw:layer="layout" svg:x1="6.635cm" svg:y1="2.269cm" svg:x2="6.572cm" svg:y2="2.332cm">
          <text:p/>
        </draw:line>
        <draw:line draw:style-name="gr5" draw:layer="layout" svg:x1="6.572cm" svg:y1="2.332cm" svg:x2="6.572cm" svg:y2="2.459cm">
          <text:p/>
        </draw:line>
        <draw:line draw:style-name="gr5" draw:layer="layout" svg:x1="6.572cm" svg:y1="2.459cm" svg:x2="6.635cm" svg:y2="2.523cm">
          <text:p/>
        </draw:line>
        <draw:line draw:style-name="gr5" draw:layer="layout" svg:x1="6.826cm" svg:y1="2.332cm" svg:x2="6.826cm" svg:y2="2.459cm">
          <text:p/>
        </draw:line>
        <draw:line draw:style-name="gr5" draw:layer="layout" svg:x1="6.762cm" svg:y1="2.269cm" svg:x2="6.826cm" svg:y2="2.332cm">
          <text:p/>
        </draw:line>
        <draw:line draw:style-name="gr5" draw:layer="layout" svg:x1="6.826cm" svg:y1="2.459cm" svg:x2="6.762cm" svg:y2="2.523cm">
          <text:p/>
        </draw:line>
        <draw:line draw:style-name="gr5" draw:layer="layout" svg:x1="6.635cm" svg:y1="2.523cm" svg:x2="6.762cm" svg:y2="2.523cm">
          <text:p/>
        </draw:line>
        <draw:line draw:style-name="gr5" draw:layer="layout" svg:x1="8.54cm" svg:y1="1.507cm" svg:x2="8.413cm" svg:y2="1.507cm">
          <text:p/>
        </draw:line>
        <draw:line draw:style-name="gr5" draw:layer="layout" svg:x1="8.413cm" svg:y1="1.507cm" svg:x2="8.35cm" svg:y2="1.57cm">
          <text:p/>
        </draw:line>
        <draw:line draw:style-name="gr5" draw:layer="layout" svg:x1="8.35cm" svg:y1="1.57cm" svg:x2="8.35cm" svg:y2="1.697cm">
          <text:p/>
        </draw:line>
        <draw:line draw:style-name="gr5" draw:layer="layout" svg:x1="8.35cm" svg:y1="1.697cm" svg:x2="8.413cm" svg:y2="1.761cm">
          <text:p/>
        </draw:line>
        <draw:line draw:style-name="gr5" draw:layer="layout" svg:x1="8.604cm" svg:y1="1.57cm" svg:x2="8.604cm" svg:y2="1.697cm">
          <text:p/>
        </draw:line>
        <draw:line draw:style-name="gr5" draw:layer="layout" svg:x1="8.54cm" svg:y1="1.507cm" svg:x2="8.604cm" svg:y2="1.57cm">
          <text:p/>
        </draw:line>
        <draw:line draw:style-name="gr5" draw:layer="layout" svg:x1="8.604cm" svg:y1="1.697cm" svg:x2="8.54cm" svg:y2="1.761cm">
          <text:p/>
        </draw:line>
        <draw:line draw:style-name="gr5" draw:layer="layout" svg:x1="8.413cm" svg:y1="1.761cm" svg:x2="8.54cm" svg:y2="1.761cm">
          <text:p/>
        </draw:line>
        <draw:line draw:style-name="gr5" draw:layer="layout" svg:x1="8.54cm" svg:y1="1.761cm" svg:x2="8.413cm" svg:y2="1.761cm">
          <text:p/>
        </draw:line>
        <draw:line draw:style-name="gr5" draw:layer="layout" svg:x1="8.413cm" svg:y1="1.761cm" svg:x2="8.35cm" svg:y2="1.824cm">
          <text:p/>
        </draw:line>
        <draw:line draw:style-name="gr5" draw:layer="layout" svg:x1="8.35cm" svg:y1="1.824cm" svg:x2="8.35cm" svg:y2="1.951cm">
          <text:p/>
        </draw:line>
        <draw:line draw:style-name="gr5" draw:layer="layout" svg:x1="8.35cm" svg:y1="1.951cm" svg:x2="8.413cm" svg:y2="2.015cm">
          <text:p/>
        </draw:line>
        <draw:line draw:style-name="gr5" draw:layer="layout" svg:x1="8.604cm" svg:y1="1.824cm" svg:x2="8.604cm" svg:y2="1.951cm">
          <text:p/>
        </draw:line>
        <draw:line draw:style-name="gr5" draw:layer="layout" svg:x1="8.54cm" svg:y1="1.761cm" svg:x2="8.604cm" svg:y2="1.824cm">
          <text:p/>
        </draw:line>
        <draw:line draw:style-name="gr5" draw:layer="layout" svg:x1="8.604cm" svg:y1="1.951cm" svg:x2="8.54cm" svg:y2="2.015cm">
          <text:p/>
        </draw:line>
        <draw:line draw:style-name="gr5" draw:layer="layout" svg:x1="8.413cm" svg:y1="2.015cm" svg:x2="8.54cm" svg:y2="2.015cm">
          <text:p/>
        </draw:line>
        <draw:line draw:style-name="gr5" draw:layer="layout" svg:x1="6.508cm" svg:y1="2.015cm" svg:x2="6.381cm" svg:y2="2.015cm">
          <text:p/>
        </draw:line>
        <draw:line draw:style-name="gr5" draw:layer="layout" svg:x1="6.381cm" svg:y1="2.015cm" svg:x2="6.318cm" svg:y2="2.078cm">
          <text:p/>
        </draw:line>
        <draw:line draw:style-name="gr5" draw:layer="layout" svg:x1="6.318cm" svg:y1="2.078cm" svg:x2="6.318cm" svg:y2="2.205cm">
          <text:p/>
        </draw:line>
        <draw:line draw:style-name="gr5" draw:layer="layout" svg:x1="6.318cm" svg:y1="2.205cm" svg:x2="6.381cm" svg:y2="2.269cm">
          <text:p/>
        </draw:line>
        <draw:line draw:style-name="gr5" draw:layer="layout" svg:x1="6.572cm" svg:y1="2.078cm" svg:x2="6.572cm" svg:y2="2.205cm">
          <text:p/>
        </draw:line>
        <draw:line draw:style-name="gr5" draw:layer="layout" svg:x1="6.508cm" svg:y1="2.015cm" svg:x2="6.572cm" svg:y2="2.078cm">
          <text:p/>
        </draw:line>
        <draw:line draw:style-name="gr5" draw:layer="layout" svg:x1="6.572cm" svg:y1="2.205cm" svg:x2="6.508cm" svg:y2="2.269cm">
          <text:p/>
        </draw:line>
        <draw:line draw:style-name="gr5" draw:layer="layout" svg:x1="6.381cm" svg:y1="2.269cm" svg:x2="6.508cm" svg:y2="2.269cm">
          <text:p/>
        </draw:line>
        <draw:line draw:style-name="gr5" draw:layer="layout" svg:x1="6.508cm" svg:y1="2.269cm" svg:x2="6.381cm" svg:y2="2.269cm">
          <text:p/>
        </draw:line>
        <draw:line draw:style-name="gr5" draw:layer="layout" svg:x1="6.381cm" svg:y1="2.269cm" svg:x2="6.318cm" svg:y2="2.332cm">
          <text:p/>
        </draw:line>
        <draw:line draw:style-name="gr5" draw:layer="layout" svg:x1="6.318cm" svg:y1="2.332cm" svg:x2="6.318cm" svg:y2="2.459cm">
          <text:p/>
        </draw:line>
        <draw:line draw:style-name="gr5" draw:layer="layout" svg:x1="6.318cm" svg:y1="2.459cm" svg:x2="6.381cm" svg:y2="2.523cm">
          <text:p/>
        </draw:line>
        <draw:line draw:style-name="gr5" draw:layer="layout" svg:x1="6.572cm" svg:y1="2.332cm" svg:x2="6.572cm" svg:y2="2.459cm">
          <text:p/>
        </draw:line>
        <draw:line draw:style-name="gr5" draw:layer="layout" svg:x1="6.508cm" svg:y1="2.269cm" svg:x2="6.572cm" svg:y2="2.332cm">
          <text:p/>
        </draw:line>
        <draw:line draw:style-name="gr5" draw:layer="layout" svg:x1="6.572cm" svg:y1="2.459cm" svg:x2="6.508cm" svg:y2="2.523cm">
          <text:p/>
        </draw:line>
        <draw:line draw:style-name="gr5" draw:layer="layout" svg:x1="6.381cm" svg:y1="2.523cm" svg:x2="6.508cm" svg:y2="2.523cm">
          <text:p/>
        </draw:line>
        <draw:line draw:style-name="gr5" draw:layer="layout" svg:x1="6.508cm" svg:y1="1.507cm" svg:x2="6.381cm" svg:y2="1.507cm">
          <text:p/>
        </draw:line>
        <draw:line draw:style-name="gr5" draw:layer="layout" svg:x1="6.381cm" svg:y1="1.507cm" svg:x2="6.318cm" svg:y2="1.57cm">
          <text:p/>
        </draw:line>
        <draw:line draw:style-name="gr5" draw:layer="layout" svg:x1="6.318cm" svg:y1="1.57cm" svg:x2="6.318cm" svg:y2="1.697cm">
          <text:p/>
        </draw:line>
        <draw:line draw:style-name="gr5" draw:layer="layout" svg:x1="6.318cm" svg:y1="1.697cm" svg:x2="6.381cm" svg:y2="1.761cm">
          <text:p/>
        </draw:line>
        <draw:line draw:style-name="gr5" draw:layer="layout" svg:x1="6.572cm" svg:y1="1.57cm" svg:x2="6.572cm" svg:y2="1.697cm">
          <text:p/>
        </draw:line>
        <draw:line draw:style-name="gr5" draw:layer="layout" svg:x1="6.508cm" svg:y1="1.507cm" svg:x2="6.572cm" svg:y2="1.57cm">
          <text:p/>
        </draw:line>
        <draw:line draw:style-name="gr5" draw:layer="layout" svg:x1="6.572cm" svg:y1="1.697cm" svg:x2="6.508cm" svg:y2="1.761cm">
          <text:p/>
        </draw:line>
        <draw:line draw:style-name="gr5" draw:layer="layout" svg:x1="6.381cm" svg:y1="1.761cm" svg:x2="6.508cm" svg:y2="1.761cm">
          <text:p/>
        </draw:line>
        <draw:line draw:style-name="gr5" draw:layer="layout" svg:x1="6.762cm" svg:y1="1.507cm" svg:x2="6.635cm" svg:y2="1.507cm">
          <text:p/>
        </draw:line>
        <draw:line draw:style-name="gr5" draw:layer="layout" svg:x1="6.635cm" svg:y1="1.507cm" svg:x2="6.572cm" svg:y2="1.57cm">
          <text:p/>
        </draw:line>
        <draw:line draw:style-name="gr5" draw:layer="layout" svg:x1="6.572cm" svg:y1="1.57cm" svg:x2="6.572cm" svg:y2="1.697cm">
          <text:p/>
        </draw:line>
        <draw:line draw:style-name="gr5" draw:layer="layout" svg:x1="6.572cm" svg:y1="1.697cm" svg:x2="6.635cm" svg:y2="1.761cm">
          <text:p/>
        </draw:line>
        <draw:line draw:style-name="gr5" draw:layer="layout" svg:x1="6.826cm" svg:y1="1.57cm" svg:x2="6.826cm" svg:y2="1.697cm">
          <text:p/>
        </draw:line>
        <draw:line draw:style-name="gr5" draw:layer="layout" svg:x1="6.762cm" svg:y1="1.507cm" svg:x2="6.826cm" svg:y2="1.57cm">
          <text:p/>
        </draw:line>
        <draw:line draw:style-name="gr5" draw:layer="layout" svg:x1="6.826cm" svg:y1="1.697cm" svg:x2="6.762cm" svg:y2="1.761cm">
          <text:p/>
        </draw:line>
        <draw:line draw:style-name="gr5" draw:layer="layout" svg:x1="6.635cm" svg:y1="1.761cm" svg:x2="6.762cm" svg:y2="1.761cm">
          <text:p/>
        </draw:line>
        <draw:line draw:style-name="gr5" draw:layer="layout" svg:x1="6.762cm" svg:y1="1.761cm" svg:x2="6.635cm" svg:y2="1.761cm">
          <text:p/>
        </draw:line>
        <draw:line draw:style-name="gr5" draw:layer="layout" svg:x1="6.635cm" svg:y1="1.761cm" svg:x2="6.572cm" svg:y2="1.824cm">
          <text:p/>
        </draw:line>
        <draw:line draw:style-name="gr5" draw:layer="layout" svg:x1="6.572cm" svg:y1="1.824cm" svg:x2="6.572cm" svg:y2="1.951cm">
          <text:p/>
        </draw:line>
        <draw:line draw:style-name="gr5" draw:layer="layout" svg:x1="6.572cm" svg:y1="1.951cm" svg:x2="6.635cm" svg:y2="2.015cm">
          <text:p/>
        </draw:line>
        <draw:line draw:style-name="gr5" draw:layer="layout" svg:x1="6.826cm" svg:y1="1.824cm" svg:x2="6.826cm" svg:y2="1.951cm">
          <text:p/>
        </draw:line>
        <draw:line draw:style-name="gr5" draw:layer="layout" svg:x1="6.762cm" svg:y1="1.761cm" svg:x2="6.826cm" svg:y2="1.824cm">
          <text:p/>
        </draw:line>
        <draw:line draw:style-name="gr5" draw:layer="layout" svg:x1="6.826cm" svg:y1="1.951cm" svg:x2="6.762cm" svg:y2="2.015cm">
          <text:p/>
        </draw:line>
        <draw:line draw:style-name="gr5" draw:layer="layout" svg:x1="6.635cm" svg:y1="2.015cm" svg:x2="6.762cm" svg:y2="2.015cm">
          <text:p/>
        </draw:line>
        <draw:line draw:style-name="gr5" draw:layer="layout" svg:x1="6.508cm" svg:y1="1.761cm" svg:x2="6.381cm" svg:y2="1.761cm">
          <text:p/>
        </draw:line>
        <draw:line draw:style-name="gr5" draw:layer="layout" svg:x1="6.381cm" svg:y1="1.761cm" svg:x2="6.318cm" svg:y2="1.824cm">
          <text:p/>
        </draw:line>
        <draw:line draw:style-name="gr5" draw:layer="layout" svg:x1="6.318cm" svg:y1="1.824cm" svg:x2="6.318cm" svg:y2="1.951cm">
          <text:p/>
        </draw:line>
        <draw:line draw:style-name="gr5" draw:layer="layout" svg:x1="6.318cm" svg:y1="1.951cm" svg:x2="6.381cm" svg:y2="2.015cm">
          <text:p/>
        </draw:line>
        <draw:line draw:style-name="gr5" draw:layer="layout" svg:x1="6.572cm" svg:y1="1.824cm" svg:x2="6.572cm" svg:y2="1.951cm">
          <text:p/>
        </draw:line>
        <draw:line draw:style-name="gr5" draw:layer="layout" svg:x1="6.508cm" svg:y1="1.761cm" svg:x2="6.572cm" svg:y2="1.824cm">
          <text:p/>
        </draw:line>
        <draw:line draw:style-name="gr5" draw:layer="layout" svg:x1="6.572cm" svg:y1="1.951cm" svg:x2="6.508cm" svg:y2="2.015cm">
          <text:p/>
        </draw:line>
        <draw:line draw:style-name="gr5" draw:layer="layout" svg:x1="6.381cm" svg:y1="2.015cm" svg:x2="6.508cm" svg:y2="2.015cm">
          <text:p/>
        </draw:line>
        <draw:line draw:style-name="gr5" draw:layer="layout" svg:x1="7.842cm" svg:y1="7.027cm" svg:x2="7.842cm" svg:y2="6.9cm">
          <text:p/>
        </draw:line>
        <draw:line draw:style-name="gr5" draw:layer="layout" svg:x1="7.842cm" svg:y1="6.9cm" svg:x2="7.778cm" svg:y2="6.836cm">
          <text:p/>
        </draw:line>
        <draw:line draw:style-name="gr5" draw:layer="layout" svg:x1="7.778cm" svg:y1="6.836cm" svg:x2="7.651cm" svg:y2="6.836cm">
          <text:p/>
        </draw:line>
        <draw:line draw:style-name="gr5" draw:layer="layout" svg:x1="7.651cm" svg:y1="6.836cm" svg:x2="7.588cm" svg:y2="6.9cm">
          <text:p/>
        </draw:line>
        <draw:line draw:style-name="gr5" draw:layer="layout" svg:x1="7.778cm" svg:y1="7.09cm" svg:x2="7.651cm" svg:y2="7.09cm">
          <text:p/>
        </draw:line>
        <draw:line draw:style-name="gr5" draw:layer="layout" svg:x1="7.842cm" svg:y1="7.027cm" svg:x2="7.778cm" svg:y2="7.09cm">
          <text:p/>
        </draw:line>
        <draw:line draw:style-name="gr5" draw:layer="layout" svg:x1="7.651cm" svg:y1="7.09cm" svg:x2="7.588cm" svg:y2="7.027cm">
          <text:p/>
        </draw:line>
        <draw:line draw:style-name="gr5" draw:layer="layout" svg:x1="7.588cm" svg:y1="6.9cm" svg:x2="7.588cm" svg:y2="7.027cm">
          <text:p/>
        </draw:line>
        <draw:line draw:style-name="gr5" draw:layer="layout" svg:x1="7.588cm" svg:y1="7.027cm" svg:x2="7.588cm" svg:y2="6.9cm">
          <text:p/>
        </draw:line>
        <draw:line draw:style-name="gr5" draw:layer="layout" svg:x1="7.588cm" svg:y1="6.9cm" svg:x2="7.524cm" svg:y2="6.836cm">
          <text:p/>
        </draw:line>
        <draw:line draw:style-name="gr5" draw:layer="layout" svg:x1="7.524cm" svg:y1="6.836cm" svg:x2="7.397cm" svg:y2="6.836cm">
          <text:p/>
        </draw:line>
        <draw:line draw:style-name="gr5" draw:layer="layout" svg:x1="7.397cm" svg:y1="6.836cm" svg:x2="7.334cm" svg:y2="6.9cm">
          <text:p/>
        </draw:line>
        <draw:line draw:style-name="gr5" draw:layer="layout" svg:x1="7.524cm" svg:y1="7.09cm" svg:x2="7.397cm" svg:y2="7.09cm">
          <text:p/>
        </draw:line>
        <draw:line draw:style-name="gr5" draw:layer="layout" svg:x1="7.588cm" svg:y1="7.027cm" svg:x2="7.524cm" svg:y2="7.09cm">
          <text:p/>
        </draw:line>
        <draw:line draw:style-name="gr5" draw:layer="layout" svg:x1="7.397cm" svg:y1="7.09cm" svg:x2="7.334cm" svg:y2="7.027cm">
          <text:p/>
        </draw:line>
        <draw:line draw:style-name="gr5" draw:layer="layout" svg:x1="7.334cm" svg:y1="6.9cm" svg:x2="7.334cm" svg:y2="7.027cm">
          <text:p/>
        </draw:line>
        <draw:line draw:style-name="gr5" draw:layer="layout" svg:x1="7.334cm" svg:y1="7.027cm" svg:x2="7.334cm" svg:y2="6.9cm">
          <text:p/>
        </draw:line>
        <draw:line draw:style-name="gr5" draw:layer="layout" svg:x1="7.334cm" svg:y1="6.9cm" svg:x2="7.27cm" svg:y2="6.836cm">
          <text:p/>
        </draw:line>
        <draw:line draw:style-name="gr5" draw:layer="layout" svg:x1="7.27cm" svg:y1="6.836cm" svg:x2="7.143cm" svg:y2="6.836cm">
          <text:p/>
        </draw:line>
        <draw:line draw:style-name="gr5" draw:layer="layout" svg:x1="7.143cm" svg:y1="6.836cm" svg:x2="7.08cm" svg:y2="6.9cm">
          <text:p/>
        </draw:line>
        <draw:line draw:style-name="gr5" draw:layer="layout" svg:x1="7.27cm" svg:y1="7.09cm" svg:x2="7.143cm" svg:y2="7.09cm">
          <text:p/>
        </draw:line>
        <draw:line draw:style-name="gr5" draw:layer="layout" svg:x1="7.334cm" svg:y1="7.027cm" svg:x2="7.27cm" svg:y2="7.09cm">
          <text:p/>
        </draw:line>
        <draw:line draw:style-name="gr5" draw:layer="layout" svg:x1="7.143cm" svg:y1="7.09cm" svg:x2="7.08cm" svg:y2="7.027cm">
          <text:p/>
        </draw:line>
        <draw:line draw:style-name="gr5" draw:layer="layout" svg:x1="7.08cm" svg:y1="6.9cm" svg:x2="7.08cm" svg:y2="7.027cm">
          <text:p/>
        </draw:line>
        <draw:line draw:style-name="gr5" draw:layer="layout" svg:x1="7.08cm" svg:y1="7.027cm" svg:x2="7.08cm" svg:y2="6.9cm">
          <text:p/>
        </draw:line>
        <draw:line draw:style-name="gr5" draw:layer="layout" svg:x1="7.08cm" svg:y1="6.9cm" svg:x2="7.016cm" svg:y2="6.836cm">
          <text:p/>
        </draw:line>
        <draw:line draw:style-name="gr5" draw:layer="layout" svg:x1="7.016cm" svg:y1="6.836cm" svg:x2="6.889cm" svg:y2="6.836cm">
          <text:p/>
        </draw:line>
        <draw:line draw:style-name="gr5" draw:layer="layout" svg:x1="6.889cm" svg:y1="6.836cm" svg:x2="6.826cm" svg:y2="6.9cm">
          <text:p/>
        </draw:line>
        <draw:line draw:style-name="gr5" draw:layer="layout" svg:x1="7.016cm" svg:y1="7.09cm" svg:x2="6.889cm" svg:y2="7.09cm">
          <text:p/>
        </draw:line>
        <draw:line draw:style-name="gr5" draw:layer="layout" svg:x1="7.08cm" svg:y1="7.027cm" svg:x2="7.016cm" svg:y2="7.09cm">
          <text:p/>
        </draw:line>
        <draw:line draw:style-name="gr5" draw:layer="layout" svg:x1="6.889cm" svg:y1="7.09cm" svg:x2="6.826cm" svg:y2="7.027cm">
          <text:p/>
        </draw:line>
        <draw:line draw:style-name="gr5" draw:layer="layout" svg:x1="6.826cm" svg:y1="6.9cm" svg:x2="6.826cm" svg:y2="7.027cm">
          <text:p/>
        </draw:line>
        <draw:line draw:style-name="gr5" draw:layer="layout" svg:x1="6.826cm" svg:y1="7.027cm" svg:x2="6.826cm" svg:y2="6.9cm">
          <text:p/>
        </draw:line>
        <draw:line draw:style-name="gr5" draw:layer="layout" svg:x1="6.826cm" svg:y1="6.9cm" svg:x2="6.762cm" svg:y2="6.836cm">
          <text:p/>
        </draw:line>
        <draw:line draw:style-name="gr5" draw:layer="layout" svg:x1="6.762cm" svg:y1="6.836cm" svg:x2="6.635cm" svg:y2="6.836cm">
          <text:p/>
        </draw:line>
        <draw:line draw:style-name="gr5" draw:layer="layout" svg:x1="6.635cm" svg:y1="6.836cm" svg:x2="6.572cm" svg:y2="6.9cm">
          <text:p/>
        </draw:line>
        <draw:line draw:style-name="gr5" draw:layer="layout" svg:x1="6.762cm" svg:y1="7.09cm" svg:x2="6.635cm" svg:y2="7.09cm">
          <text:p/>
        </draw:line>
        <draw:line draw:style-name="gr5" draw:layer="layout" svg:x1="6.826cm" svg:y1="7.027cm" svg:x2="6.762cm" svg:y2="7.09cm">
          <text:p/>
        </draw:line>
        <draw:line draw:style-name="gr5" draw:layer="layout" svg:x1="6.635cm" svg:y1="7.09cm" svg:x2="6.572cm" svg:y2="7.027cm">
          <text:p/>
        </draw:line>
        <draw:line draw:style-name="gr5" draw:layer="layout" svg:x1="6.572cm" svg:y1="6.9cm" svg:x2="6.572cm" svg:y2="7.027cm">
          <text:p/>
        </draw:line>
        <draw:line draw:style-name="gr5" draw:layer="layout" svg:x1="6.572cm" svg:y1="7.027cm" svg:x2="6.572cm" svg:y2="6.9cm">
          <text:p/>
        </draw:line>
        <draw:line draw:style-name="gr5" draw:layer="layout" svg:x1="6.572cm" svg:y1="6.9cm" svg:x2="6.508cm" svg:y2="6.836cm">
          <text:p/>
        </draw:line>
        <draw:line draw:style-name="gr5" draw:layer="layout" svg:x1="6.508cm" svg:y1="6.836cm" svg:x2="6.381cm" svg:y2="6.836cm">
          <text:p/>
        </draw:line>
        <draw:line draw:style-name="gr5" draw:layer="layout" svg:x1="6.381cm" svg:y1="6.836cm" svg:x2="6.318cm" svg:y2="6.9cm">
          <text:p/>
        </draw:line>
        <draw:line draw:style-name="gr5" draw:layer="layout" svg:x1="6.508cm" svg:y1="7.09cm" svg:x2="6.381cm" svg:y2="7.09cm">
          <text:p/>
        </draw:line>
        <draw:line draw:style-name="gr5" draw:layer="layout" svg:x1="6.572cm" svg:y1="7.027cm" svg:x2="6.508cm" svg:y2="7.09cm">
          <text:p/>
        </draw:line>
        <draw:line draw:style-name="gr5" draw:layer="layout" svg:x1="6.381cm" svg:y1="7.09cm" svg:x2="6.318cm" svg:y2="7.027cm">
          <text:p/>
        </draw:line>
        <draw:line draw:style-name="gr5" draw:layer="layout" svg:x1="6.318cm" svg:y1="6.9cm" svg:x2="6.318cm" svg:y2="7.027cm">
          <text:p/>
        </draw:line>
        <draw:line draw:style-name="gr5" draw:layer="layout" svg:x1="9.048cm" svg:y1="1.761cm" svg:x2="8.921cm" svg:y2="1.761cm">
          <text:p/>
        </draw:line>
        <draw:line draw:style-name="gr5" draw:layer="layout" svg:x1="8.921cm" svg:y1="1.761cm" svg:x2="8.858cm" svg:y2="1.824cm">
          <text:p/>
        </draw:line>
        <draw:line draw:style-name="gr5" draw:layer="layout" svg:x1="8.858cm" svg:y1="1.824cm" svg:x2="8.858cm" svg:y2="1.951cm">
          <text:p/>
        </draw:line>
        <draw:line draw:style-name="gr5" draw:layer="layout" svg:x1="8.858cm" svg:y1="1.951cm" svg:x2="8.921cm" svg:y2="2.015cm">
          <text:p/>
        </draw:line>
        <draw:line draw:style-name="gr5" draw:layer="layout" svg:x1="9.112cm" svg:y1="1.824cm" svg:x2="9.112cm" svg:y2="1.951cm">
          <text:p/>
        </draw:line>
        <draw:line draw:style-name="gr5" draw:layer="layout" svg:x1="9.048cm" svg:y1="1.761cm" svg:x2="9.112cm" svg:y2="1.824cm">
          <text:p/>
        </draw:line>
        <draw:line draw:style-name="gr5" draw:layer="layout" svg:x1="9.112cm" svg:y1="1.951cm" svg:x2="9.048cm" svg:y2="2.015cm">
          <text:p/>
        </draw:line>
        <draw:line draw:style-name="gr5" draw:layer="layout" svg:x1="8.921cm" svg:y1="2.015cm" svg:x2="9.048cm" svg:y2="2.015cm">
          <text:p/>
        </draw:line>
        <draw:line draw:style-name="gr5" draw:layer="layout" svg:x1="9.048cm" svg:y1="1.507cm" svg:x2="8.921cm" svg:y2="1.507cm">
          <text:p/>
        </draw:line>
        <draw:line draw:style-name="gr5" draw:layer="layout" svg:x1="8.921cm" svg:y1="1.507cm" svg:x2="8.858cm" svg:y2="1.57cm">
          <text:p/>
        </draw:line>
        <draw:line draw:style-name="gr5" draw:layer="layout" svg:x1="8.858cm" svg:y1="1.57cm" svg:x2="8.858cm" svg:y2="1.697cm">
          <text:p/>
        </draw:line>
        <draw:line draw:style-name="gr5" draw:layer="layout" svg:x1="8.858cm" svg:y1="1.697cm" svg:x2="8.921cm" svg:y2="1.761cm">
          <text:p/>
        </draw:line>
        <draw:line draw:style-name="gr5" draw:layer="layout" svg:x1="9.112cm" svg:y1="1.57cm" svg:x2="9.112cm" svg:y2="1.697cm">
          <text:p/>
        </draw:line>
        <draw:line draw:style-name="gr5" draw:layer="layout" svg:x1="9.048cm" svg:y1="1.507cm" svg:x2="9.112cm" svg:y2="1.57cm">
          <text:p/>
        </draw:line>
        <draw:line draw:style-name="gr5" draw:layer="layout" svg:x1="9.112cm" svg:y1="1.697cm" svg:x2="9.048cm" svg:y2="1.761cm">
          <text:p/>
        </draw:line>
        <draw:line draw:style-name="gr5" draw:layer="layout" svg:x1="8.921cm" svg:y1="1.761cm" svg:x2="9.048cm" svg:y2="1.761cm">
          <text:p/>
        </draw:line>
        <draw:line draw:style-name="gr5" draw:layer="layout" svg:x1="8.794cm" svg:y1="1.507cm" svg:x2="8.667cm" svg:y2="1.507cm">
          <text:p/>
        </draw:line>
        <draw:line draw:style-name="gr5" draw:layer="layout" svg:x1="8.667cm" svg:y1="1.507cm" svg:x2="8.604cm" svg:y2="1.57cm">
          <text:p/>
        </draw:line>
        <draw:line draw:style-name="gr5" draw:layer="layout" svg:x1="8.604cm" svg:y1="1.57cm" svg:x2="8.604cm" svg:y2="1.697cm">
          <text:p/>
        </draw:line>
        <draw:line draw:style-name="gr5" draw:layer="layout" svg:x1="8.604cm" svg:y1="1.697cm" svg:x2="8.667cm" svg:y2="1.761cm">
          <text:p/>
        </draw:line>
        <draw:line draw:style-name="gr5" draw:layer="layout" svg:x1="8.858cm" svg:y1="1.57cm" svg:x2="8.858cm" svg:y2="1.697cm">
          <text:p/>
        </draw:line>
        <draw:line draw:style-name="gr5" draw:layer="layout" svg:x1="8.794cm" svg:y1="1.507cm" svg:x2="8.858cm" svg:y2="1.57cm">
          <text:p/>
        </draw:line>
        <draw:line draw:style-name="gr5" draw:layer="layout" svg:x1="8.858cm" svg:y1="1.697cm" svg:x2="8.794cm" svg:y2="1.761cm">
          <text:p/>
        </draw:line>
        <draw:line draw:style-name="gr5" draw:layer="layout" svg:x1="8.667cm" svg:y1="1.761cm" svg:x2="8.794cm" svg:y2="1.761cm">
          <text:p/>
        </draw:line>
        <draw:line draw:style-name="gr5" draw:layer="layout" svg:x1="9.048cm" svg:y1="2.523cm" svg:x2="8.921cm" svg:y2="2.523cm">
          <text:p/>
        </draw:line>
        <draw:line draw:style-name="gr5" draw:layer="layout" svg:x1="8.921cm" svg:y1="2.523cm" svg:x2="8.858cm" svg:y2="2.586cm">
          <text:p/>
        </draw:line>
        <draw:line draw:style-name="gr5" draw:layer="layout" svg:x1="8.858cm" svg:y1="2.586cm" svg:x2="8.858cm" svg:y2="2.713cm">
          <text:p/>
        </draw:line>
        <draw:line draw:style-name="gr5" draw:layer="layout" svg:x1="8.858cm" svg:y1="2.713cm" svg:x2="8.921cm" svg:y2="2.777cm">
          <text:p/>
        </draw:line>
        <draw:line draw:style-name="gr5" draw:layer="layout" svg:x1="9.112cm" svg:y1="2.586cm" svg:x2="9.112cm" svg:y2="2.713cm">
          <text:p/>
        </draw:line>
        <draw:line draw:style-name="gr5" draw:layer="layout" svg:x1="9.048cm" svg:y1="2.523cm" svg:x2="9.112cm" svg:y2="2.586cm">
          <text:p/>
        </draw:line>
        <draw:line draw:style-name="gr5" draw:layer="layout" svg:x1="9.112cm" svg:y1="2.713cm" svg:x2="9.048cm" svg:y2="2.777cm">
          <text:p/>
        </draw:line>
        <draw:line draw:style-name="gr5" draw:layer="layout" svg:x1="8.921cm" svg:y1="2.777cm" svg:x2="9.048cm" svg:y2="2.777cm">
          <text:p/>
        </draw:line>
        <draw:line draw:style-name="gr5" draw:layer="layout" svg:x1="9.048cm" svg:y1="2.777cm" svg:x2="8.921cm" svg:y2="2.777cm">
          <text:p/>
        </draw:line>
        <draw:line draw:style-name="gr5" draw:layer="layout" svg:x1="8.921cm" svg:y1="2.777cm" svg:x2="8.858cm" svg:y2="2.84cm">
          <text:p/>
        </draw:line>
        <draw:line draw:style-name="gr5" draw:layer="layout" svg:x1="8.858cm" svg:y1="2.84cm" svg:x2="8.858cm" svg:y2="2.967cm">
          <text:p/>
        </draw:line>
        <draw:line draw:style-name="gr5" draw:layer="layout" svg:x1="8.858cm" svg:y1="2.967cm" svg:x2="8.921cm" svg:y2="3.031cm">
          <text:p/>
        </draw:line>
        <draw:line draw:style-name="gr5" draw:layer="layout" svg:x1="9.112cm" svg:y1="2.84cm" svg:x2="9.112cm" svg:y2="2.967cm">
          <text:p/>
        </draw:line>
        <draw:line draw:style-name="gr5" draw:layer="layout" svg:x1="9.048cm" svg:y1="2.777cm" svg:x2="9.112cm" svg:y2="2.84cm">
          <text:p/>
        </draw:line>
        <draw:line draw:style-name="gr5" draw:layer="layout" svg:x1="9.112cm" svg:y1="2.967cm" svg:x2="9.048cm" svg:y2="3.031cm">
          <text:p/>
        </draw:line>
        <draw:line draw:style-name="gr5" draw:layer="layout" svg:x1="8.921cm" svg:y1="3.031cm" svg:x2="9.048cm" svg:y2="3.031cm">
          <text:p/>
        </draw:line>
        <draw:line draw:style-name="gr5" draw:layer="layout" svg:x1="9.048cm" svg:y1="3.031cm" svg:x2="8.921cm" svg:y2="3.031cm">
          <text:p/>
        </draw:line>
        <draw:line draw:style-name="gr5" draw:layer="layout" svg:x1="8.921cm" svg:y1="3.031cm" svg:x2="8.858cm" svg:y2="3.092cm">
          <text:p/>
        </draw:line>
        <draw:line draw:style-name="gr5" draw:layer="layout" svg:x1="8.858cm" svg:y1="3.092cm" svg:x2="8.858cm" svg:y2="3.219cm">
          <text:p/>
        </draw:line>
        <draw:line draw:style-name="gr5" draw:layer="layout" svg:x1="8.858cm" svg:y1="3.219cm" svg:x2="8.921cm" svg:y2="3.282cm">
          <text:p/>
        </draw:line>
        <draw:line draw:style-name="gr5" draw:layer="layout" svg:x1="9.112cm" svg:y1="3.092cm" svg:x2="9.112cm" svg:y2="3.219cm">
          <text:p/>
        </draw:line>
        <draw:line draw:style-name="gr5" draw:layer="layout" svg:x1="9.048cm" svg:y1="3.031cm" svg:x2="9.112cm" svg:y2="3.092cm">
          <text:p/>
        </draw:line>
        <draw:line draw:style-name="gr5" draw:layer="layout" svg:x1="9.112cm" svg:y1="3.219cm" svg:x2="9.048cm" svg:y2="3.282cm">
          <text:p/>
        </draw:line>
        <draw:line draw:style-name="gr5" draw:layer="layout" svg:x1="8.921cm" svg:y1="3.282cm" svg:x2="9.048cm" svg:y2="3.282cm">
          <text:p/>
        </draw:line>
        <draw:line draw:style-name="gr5" draw:layer="layout" svg:x1="9.048cm" svg:y1="3.282cm" svg:x2="8.921cm" svg:y2="3.282cm">
          <text:p/>
        </draw:line>
        <draw:line draw:style-name="gr5" draw:layer="layout" svg:x1="8.921cm" svg:y1="3.282cm" svg:x2="8.858cm" svg:y2="3.346cm">
          <text:p/>
        </draw:line>
        <draw:line draw:style-name="gr5" draw:layer="layout" svg:x1="8.858cm" svg:y1="3.346cm" svg:x2="8.858cm" svg:y2="3.473cm">
          <text:p/>
        </draw:line>
        <draw:line draw:style-name="gr5" draw:layer="layout" svg:x1="8.858cm" svg:y1="3.473cm" svg:x2="8.921cm" svg:y2="3.536cm">
          <text:p/>
        </draw:line>
        <draw:line draw:style-name="gr5" draw:layer="layout" svg:x1="9.112cm" svg:y1="3.346cm" svg:x2="9.112cm" svg:y2="3.473cm">
          <text:p/>
        </draw:line>
        <draw:line draw:style-name="gr5" draw:layer="layout" svg:x1="9.048cm" svg:y1="3.282cm" svg:x2="9.112cm" svg:y2="3.346cm">
          <text:p/>
        </draw:line>
        <draw:line draw:style-name="gr5" draw:layer="layout" svg:x1="9.112cm" svg:y1="3.473cm" svg:x2="9.048cm" svg:y2="3.536cm">
          <text:p/>
        </draw:line>
        <draw:line draw:style-name="gr5" draw:layer="layout" svg:x1="8.921cm" svg:y1="3.536cm" svg:x2="9.048cm" svg:y2="3.536cm">
          <text:p/>
        </draw:line>
        <draw:line draw:style-name="gr5" draw:layer="layout" svg:x1="9.048cm" svg:y1="3.536cm" svg:x2="8.921cm" svg:y2="3.536cm">
          <text:p/>
        </draw:line>
        <draw:line draw:style-name="gr5" draw:layer="layout" svg:x1="8.921cm" svg:y1="3.536cm" svg:x2="8.858cm" svg:y2="3.6cm">
          <text:p/>
        </draw:line>
        <draw:line draw:style-name="gr5" draw:layer="layout" svg:x1="8.858cm" svg:y1="3.6cm" svg:x2="8.858cm" svg:y2="3.727cm">
          <text:p/>
        </draw:line>
        <draw:line draw:style-name="gr5" draw:layer="layout" svg:x1="8.858cm" svg:y1="3.727cm" svg:x2="8.921cm" svg:y2="3.79cm">
          <text:p/>
        </draw:line>
        <draw:line draw:style-name="gr5" draw:layer="layout" svg:x1="9.112cm" svg:y1="3.6cm" svg:x2="9.112cm" svg:y2="3.727cm">
          <text:p/>
        </draw:line>
        <draw:line draw:style-name="gr5" draw:layer="layout" svg:x1="9.048cm" svg:y1="3.536cm" svg:x2="9.112cm" svg:y2="3.6cm">
          <text:p/>
        </draw:line>
        <draw:line draw:style-name="gr5" draw:layer="layout" svg:x1="9.112cm" svg:y1="3.727cm" svg:x2="9.048cm" svg:y2="3.79cm">
          <text:p/>
        </draw:line>
        <draw:line draw:style-name="gr5" draw:layer="layout" svg:x1="8.921cm" svg:y1="3.79cm" svg:x2="9.048cm" svg:y2="3.79cm">
          <text:p/>
        </draw:line>
        <draw:line draw:style-name="gr5" draw:layer="layout" svg:x1="9.048cm" svg:y1="3.79cm" svg:x2="8.921cm" svg:y2="3.79cm">
          <text:p/>
        </draw:line>
        <draw:line draw:style-name="gr5" draw:layer="layout" svg:x1="8.921cm" svg:y1="3.79cm" svg:x2="8.858cm" svg:y2="3.854cm">
          <text:p/>
        </draw:line>
        <draw:line draw:style-name="gr5" draw:layer="layout" svg:x1="8.858cm" svg:y1="3.854cm" svg:x2="8.858cm" svg:y2="3.981cm">
          <text:p/>
        </draw:line>
        <draw:line draw:style-name="gr5" draw:layer="layout" svg:x1="8.858cm" svg:y1="3.981cm" svg:x2="8.921cm" svg:y2="4.044cm">
          <text:p/>
        </draw:line>
        <draw:line draw:style-name="gr5" draw:layer="layout" svg:x1="9.112cm" svg:y1="3.854cm" svg:x2="9.112cm" svg:y2="3.981cm">
          <text:p/>
        </draw:line>
        <draw:line draw:style-name="gr5" draw:layer="layout" svg:x1="9.048cm" svg:y1="3.79cm" svg:x2="9.112cm" svg:y2="3.854cm">
          <text:p/>
        </draw:line>
        <draw:line draw:style-name="gr5" draw:layer="layout" svg:x1="9.112cm" svg:y1="3.981cm" svg:x2="9.048cm" svg:y2="4.044cm">
          <text:p/>
        </draw:line>
        <draw:line draw:style-name="gr5" draw:layer="layout" svg:x1="8.921cm" svg:y1="4.044cm" svg:x2="9.048cm" svg:y2="4.044cm">
          <text:p/>
        </draw:line>
        <draw:line draw:style-name="gr5" draw:layer="layout" svg:x1="9.048cm" svg:y1="4.044cm" svg:x2="8.921cm" svg:y2="4.044cm">
          <text:p/>
        </draw:line>
        <draw:line draw:style-name="gr5" draw:layer="layout" svg:x1="8.921cm" svg:y1="4.044cm" svg:x2="8.858cm" svg:y2="4.108cm">
          <text:p/>
        </draw:line>
        <draw:line draw:style-name="gr5" draw:layer="layout" svg:x1="8.858cm" svg:y1="4.108cm" svg:x2="8.858cm" svg:y2="4.235cm">
          <text:p/>
        </draw:line>
        <draw:line draw:style-name="gr5" draw:layer="layout" svg:x1="8.858cm" svg:y1="4.235cm" svg:x2="8.921cm" svg:y2="4.298cm">
          <text:p/>
        </draw:line>
        <draw:line draw:style-name="gr5" draw:layer="layout" svg:x1="9.112cm" svg:y1="4.108cm" svg:x2="9.112cm" svg:y2="4.235cm">
          <text:p/>
        </draw:line>
        <draw:line draw:style-name="gr5" draw:layer="layout" svg:x1="9.048cm" svg:y1="4.044cm" svg:x2="9.112cm" svg:y2="4.108cm">
          <text:p/>
        </draw:line>
        <draw:line draw:style-name="gr5" draw:layer="layout" svg:x1="9.112cm" svg:y1="4.235cm" svg:x2="9.048cm" svg:y2="4.298cm">
          <text:p/>
        </draw:line>
        <draw:line draw:style-name="gr5" draw:layer="layout" svg:x1="8.921cm" svg:y1="4.298cm" svg:x2="9.048cm" svg:y2="4.298cm">
          <text:p/>
        </draw:line>
        <draw:line draw:style-name="gr5" draw:layer="layout" svg:x1="9.048cm" svg:y1="4.298cm" svg:x2="8.921cm" svg:y2="4.298cm">
          <text:p/>
        </draw:line>
        <draw:line draw:style-name="gr5" draw:layer="layout" svg:x1="8.921cm" svg:y1="4.298cm" svg:x2="8.858cm" svg:y2="4.362cm">
          <text:p/>
        </draw:line>
        <draw:line draw:style-name="gr5" draw:layer="layout" svg:x1="8.858cm" svg:y1="4.362cm" svg:x2="8.858cm" svg:y2="4.489cm">
          <text:p/>
        </draw:line>
        <draw:line draw:style-name="gr5" draw:layer="layout" svg:x1="8.858cm" svg:y1="4.489cm" svg:x2="8.921cm" svg:y2="4.552cm">
          <text:p/>
        </draw:line>
        <draw:line draw:style-name="gr5" draw:layer="layout" svg:x1="9.112cm" svg:y1="4.362cm" svg:x2="9.112cm" svg:y2="4.489cm">
          <text:p/>
        </draw:line>
        <draw:line draw:style-name="gr5" draw:layer="layout" svg:x1="9.048cm" svg:y1="4.298cm" svg:x2="9.112cm" svg:y2="4.362cm">
          <text:p/>
        </draw:line>
        <draw:line draw:style-name="gr5" draw:layer="layout" svg:x1="9.112cm" svg:y1="4.489cm" svg:x2="9.048cm" svg:y2="4.552cm">
          <text:p/>
        </draw:line>
        <draw:line draw:style-name="gr5" draw:layer="layout" svg:x1="8.921cm" svg:y1="4.552cm" svg:x2="9.048cm" svg:y2="4.552cm">
          <text:p/>
        </draw:line>
        <draw:line draw:style-name="gr5" draw:layer="layout" svg:x1="9.048cm" svg:y1="4.552cm" svg:x2="8.921cm" svg:y2="4.552cm">
          <text:p/>
        </draw:line>
        <draw:line draw:style-name="gr5" draw:layer="layout" svg:x1="8.921cm" svg:y1="4.552cm" svg:x2="8.858cm" svg:y2="4.616cm">
          <text:p/>
        </draw:line>
        <draw:line draw:style-name="gr5" draw:layer="layout" svg:x1="8.858cm" svg:y1="4.616cm" svg:x2="8.858cm" svg:y2="4.743cm">
          <text:p/>
        </draw:line>
        <draw:line draw:style-name="gr5" draw:layer="layout" svg:x1="8.858cm" svg:y1="4.743cm" svg:x2="8.921cm" svg:y2="4.806cm">
          <text:p/>
        </draw:line>
        <draw:line draw:style-name="gr5" draw:layer="layout" svg:x1="9.112cm" svg:y1="4.616cm" svg:x2="9.112cm" svg:y2="4.743cm">
          <text:p/>
        </draw:line>
        <draw:line draw:style-name="gr5" draw:layer="layout" svg:x1="9.048cm" svg:y1="4.552cm" svg:x2="9.112cm" svg:y2="4.616cm">
          <text:p/>
        </draw:line>
        <draw:line draw:style-name="gr5" draw:layer="layout" svg:x1="9.112cm" svg:y1="4.743cm" svg:x2="9.048cm" svg:y2="4.806cm">
          <text:p/>
        </draw:line>
        <draw:line draw:style-name="gr5" draw:layer="layout" svg:x1="8.921cm" svg:y1="4.806cm" svg:x2="9.048cm" svg:y2="4.806cm">
          <text:p/>
        </draw:line>
        <draw:line draw:style-name="gr5" draw:layer="layout" svg:x1="9.048cm" svg:y1="4.806cm" svg:x2="8.921cm" svg:y2="4.806cm">
          <text:p/>
        </draw:line>
        <draw:line draw:style-name="gr5" draw:layer="layout" svg:x1="8.921cm" svg:y1="4.806cm" svg:x2="8.858cm" svg:y2="4.87cm">
          <text:p/>
        </draw:line>
        <draw:line draw:style-name="gr5" draw:layer="layout" svg:x1="8.858cm" svg:y1="4.87cm" svg:x2="8.858cm" svg:y2="4.997cm">
          <text:p/>
        </draw:line>
        <draw:line draw:style-name="gr5" draw:layer="layout" svg:x1="8.858cm" svg:y1="4.997cm" svg:x2="8.921cm" svg:y2="5.06cm">
          <text:p/>
        </draw:line>
        <draw:line draw:style-name="gr5" draw:layer="layout" svg:x1="9.112cm" svg:y1="4.87cm" svg:x2="9.112cm" svg:y2="4.997cm">
          <text:p/>
        </draw:line>
        <draw:line draw:style-name="gr5" draw:layer="layout" svg:x1="9.048cm" svg:y1="4.806cm" svg:x2="9.112cm" svg:y2="4.87cm">
          <text:p/>
        </draw:line>
        <draw:line draw:style-name="gr5" draw:layer="layout" svg:x1="9.112cm" svg:y1="4.997cm" svg:x2="9.048cm" svg:y2="5.06cm">
          <text:p/>
        </draw:line>
        <draw:line draw:style-name="gr5" draw:layer="layout" svg:x1="8.921cm" svg:y1="5.06cm" svg:x2="9.048cm" svg:y2="5.06cm">
          <text:p/>
        </draw:line>
        <draw:line draw:style-name="gr5" draw:layer="layout" svg:x1="9.048cm" svg:y1="5.06cm" svg:x2="8.921cm" svg:y2="5.06cm">
          <text:p/>
        </draw:line>
        <draw:line draw:style-name="gr5" draw:layer="layout" svg:x1="8.921cm" svg:y1="5.06cm" svg:x2="8.858cm" svg:y2="5.124cm">
          <text:p/>
        </draw:line>
        <draw:line draw:style-name="gr5" draw:layer="layout" svg:x1="8.858cm" svg:y1="5.124cm" svg:x2="8.858cm" svg:y2="5.251cm">
          <text:p/>
        </draw:line>
        <draw:line draw:style-name="gr5" draw:layer="layout" svg:x1="8.858cm" svg:y1="5.251cm" svg:x2="8.921cm" svg:y2="5.314cm">
          <text:p/>
        </draw:line>
        <draw:line draw:style-name="gr5" draw:layer="layout" svg:x1="9.112cm" svg:y1="5.124cm" svg:x2="9.112cm" svg:y2="5.251cm">
          <text:p/>
        </draw:line>
        <draw:line draw:style-name="gr5" draw:layer="layout" svg:x1="9.048cm" svg:y1="5.06cm" svg:x2="9.112cm" svg:y2="5.124cm">
          <text:p/>
        </draw:line>
        <draw:line draw:style-name="gr5" draw:layer="layout" svg:x1="9.112cm" svg:y1="5.251cm" svg:x2="9.048cm" svg:y2="5.314cm">
          <text:p/>
        </draw:line>
        <draw:line draw:style-name="gr5" draw:layer="layout" svg:x1="8.921cm" svg:y1="5.314cm" svg:x2="9.048cm" svg:y2="5.314cm">
          <text:p/>
        </draw:line>
        <draw:line draw:style-name="gr5" draw:layer="layout" svg:x1="9.048cm" svg:y1="5.314cm" svg:x2="8.921cm" svg:y2="5.314cm">
          <text:p/>
        </draw:line>
        <draw:line draw:style-name="gr5" draw:layer="layout" svg:x1="8.921cm" svg:y1="5.314cm" svg:x2="8.858cm" svg:y2="5.378cm">
          <text:p/>
        </draw:line>
        <draw:line draw:style-name="gr5" draw:layer="layout" svg:x1="8.858cm" svg:y1="5.378cm" svg:x2="8.858cm" svg:y2="5.505cm">
          <text:p/>
        </draw:line>
        <draw:line draw:style-name="gr5" draw:layer="layout" svg:x1="8.858cm" svg:y1="5.505cm" svg:x2="8.921cm" svg:y2="5.568cm">
          <text:p/>
        </draw:line>
        <draw:line draw:style-name="gr5" draw:layer="layout" svg:x1="9.112cm" svg:y1="5.378cm" svg:x2="9.112cm" svg:y2="5.505cm">
          <text:p/>
        </draw:line>
        <draw:line draw:style-name="gr5" draw:layer="layout" svg:x1="9.048cm" svg:y1="5.314cm" svg:x2="9.112cm" svg:y2="5.378cm">
          <text:p/>
        </draw:line>
        <draw:line draw:style-name="gr5" draw:layer="layout" svg:x1="9.112cm" svg:y1="5.505cm" svg:x2="9.048cm" svg:y2="5.568cm">
          <text:p/>
        </draw:line>
        <draw:line draw:style-name="gr5" draw:layer="layout" svg:x1="8.921cm" svg:y1="5.568cm" svg:x2="9.048cm" svg:y2="5.568cm">
          <text:p/>
        </draw:line>
        <draw:line draw:style-name="gr5" draw:layer="layout" svg:x1="9.048cm" svg:y1="5.568cm" svg:x2="8.921cm" svg:y2="5.568cm">
          <text:p/>
        </draw:line>
        <draw:line draw:style-name="gr5" draw:layer="layout" svg:x1="8.921cm" svg:y1="5.568cm" svg:x2="8.858cm" svg:y2="5.632cm">
          <text:p/>
        </draw:line>
        <draw:line draw:style-name="gr5" draw:layer="layout" svg:x1="8.858cm" svg:y1="5.632cm" svg:x2="8.858cm" svg:y2="5.759cm">
          <text:p/>
        </draw:line>
        <draw:line draw:style-name="gr5" draw:layer="layout" svg:x1="8.858cm" svg:y1="5.759cm" svg:x2="8.921cm" svg:y2="5.822cm">
          <text:p/>
        </draw:line>
        <draw:line draw:style-name="gr5" draw:layer="layout" svg:x1="9.112cm" svg:y1="5.632cm" svg:x2="9.112cm" svg:y2="5.759cm">
          <text:p/>
        </draw:line>
        <draw:line draw:style-name="gr5" draw:layer="layout" svg:x1="9.048cm" svg:y1="5.568cm" svg:x2="9.112cm" svg:y2="5.632cm">
          <text:p/>
        </draw:line>
        <draw:line draw:style-name="gr5" draw:layer="layout" svg:x1="9.112cm" svg:y1="5.759cm" svg:x2="9.048cm" svg:y2="5.822cm">
          <text:p/>
        </draw:line>
        <draw:line draw:style-name="gr5" draw:layer="layout" svg:x1="8.921cm" svg:y1="5.822cm" svg:x2="9.048cm" svg:y2="5.822cm">
          <text:p/>
        </draw:line>
        <draw:line draw:style-name="gr5" draw:layer="layout" svg:x1="9.048cm" svg:y1="5.822cm" svg:x2="8.921cm" svg:y2="5.822cm">
          <text:p/>
        </draw:line>
        <draw:line draw:style-name="gr5" draw:layer="layout" svg:x1="8.921cm" svg:y1="5.822cm" svg:x2="8.858cm" svg:y2="5.886cm">
          <text:p/>
        </draw:line>
        <draw:line draw:style-name="gr5" draw:layer="layout" svg:x1="8.858cm" svg:y1="5.886cm" svg:x2="8.858cm" svg:y2="6.013cm">
          <text:p/>
        </draw:line>
        <draw:line draw:style-name="gr5" draw:layer="layout" svg:x1="8.858cm" svg:y1="6.013cm" svg:x2="8.921cm" svg:y2="6.076cm">
          <text:p/>
        </draw:line>
        <draw:line draw:style-name="gr5" draw:layer="layout" svg:x1="9.112cm" svg:y1="5.886cm" svg:x2="9.112cm" svg:y2="6.013cm">
          <text:p/>
        </draw:line>
        <draw:line draw:style-name="gr5" draw:layer="layout" svg:x1="9.048cm" svg:y1="5.822cm" svg:x2="9.112cm" svg:y2="5.886cm">
          <text:p/>
        </draw:line>
        <draw:line draw:style-name="gr5" draw:layer="layout" svg:x1="9.112cm" svg:y1="6.013cm" svg:x2="9.048cm" svg:y2="6.076cm">
          <text:p/>
        </draw:line>
        <draw:line draw:style-name="gr5" draw:layer="layout" svg:x1="8.921cm" svg:y1="6.076cm" svg:x2="9.048cm" svg:y2="6.076cm">
          <text:p/>
        </draw:line>
        <draw:line draw:style-name="gr5" draw:layer="layout" svg:x1="9.048cm" svg:y1="6.076cm" svg:x2="8.921cm" svg:y2="6.076cm">
          <text:p/>
        </draw:line>
        <draw:line draw:style-name="gr5" draw:layer="layout" svg:x1="8.921cm" svg:y1="6.076cm" svg:x2="8.858cm" svg:y2="6.14cm">
          <text:p/>
        </draw:line>
        <draw:line draw:style-name="gr5" draw:layer="layout" svg:x1="8.858cm" svg:y1="6.14cm" svg:x2="8.858cm" svg:y2="6.265cm">
          <text:p/>
        </draw:line>
        <draw:line draw:style-name="gr5" draw:layer="layout" svg:x1="8.858cm" svg:y1="6.265cm" svg:x2="8.921cm" svg:y2="6.328cm">
          <text:p/>
        </draw:line>
        <draw:line draw:style-name="gr5" draw:layer="layout" svg:x1="9.112cm" svg:y1="6.14cm" svg:x2="9.112cm" svg:y2="6.265cm">
          <text:p/>
        </draw:line>
        <draw:line draw:style-name="gr5" draw:layer="layout" svg:x1="9.048cm" svg:y1="6.076cm" svg:x2="9.112cm" svg:y2="6.14cm">
          <text:p/>
        </draw:line>
        <draw:line draw:style-name="gr5" draw:layer="layout" svg:x1="9.112cm" svg:y1="6.265cm" svg:x2="9.048cm" svg:y2="6.328cm">
          <text:p/>
        </draw:line>
        <draw:line draw:style-name="gr5" draw:layer="layout" svg:x1="8.921cm" svg:y1="6.328cm" svg:x2="9.048cm" svg:y2="6.328cm">
          <text:p/>
        </draw:line>
        <draw:line draw:style-name="gr5" draw:layer="layout" svg:x1="9.048cm" svg:y1="6.328cm" svg:x2="8.921cm" svg:y2="6.328cm">
          <text:p/>
        </draw:line>
        <draw:line draw:style-name="gr5" draw:layer="layout" svg:x1="8.921cm" svg:y1="6.328cm" svg:x2="8.858cm" svg:y2="6.392cm">
          <text:p/>
        </draw:line>
        <draw:line draw:style-name="gr5" draw:layer="layout" svg:x1="8.858cm" svg:y1="6.392cm" svg:x2="8.858cm" svg:y2="6.519cm">
          <text:p/>
        </draw:line>
        <draw:line draw:style-name="gr5" draw:layer="layout" svg:x1="8.858cm" svg:y1="6.519cm" svg:x2="8.921cm" svg:y2="6.582cm">
          <text:p/>
        </draw:line>
        <draw:line draw:style-name="gr5" draw:layer="layout" svg:x1="9.112cm" svg:y1="6.392cm" svg:x2="9.112cm" svg:y2="6.519cm">
          <text:p/>
        </draw:line>
        <draw:line draw:style-name="gr5" draw:layer="layout" svg:x1="9.048cm" svg:y1="6.328cm" svg:x2="9.112cm" svg:y2="6.392cm">
          <text:p/>
        </draw:line>
        <draw:line draw:style-name="gr5" draw:layer="layout" svg:x1="9.112cm" svg:y1="6.519cm" svg:x2="9.048cm" svg:y2="6.582cm">
          <text:p/>
        </draw:line>
        <draw:line draw:style-name="gr5" draw:layer="layout" svg:x1="8.921cm" svg:y1="6.582cm" svg:x2="9.048cm" svg:y2="6.582cm">
          <text:p/>
        </draw:line>
        <draw:line draw:style-name="gr5" draw:layer="layout" svg:x1="9.048cm" svg:y1="6.582cm" svg:x2="8.921cm" svg:y2="6.582cm">
          <text:p/>
        </draw:line>
        <draw:line draw:style-name="gr5" draw:layer="layout" svg:x1="8.921cm" svg:y1="6.582cm" svg:x2="8.858cm" svg:y2="6.646cm">
          <text:p/>
        </draw:line>
        <draw:line draw:style-name="gr5" draw:layer="layout" svg:x1="8.858cm" svg:y1="6.646cm" svg:x2="8.858cm" svg:y2="6.773cm">
          <text:p/>
        </draw:line>
        <draw:line draw:style-name="gr5" draw:layer="layout" svg:x1="8.858cm" svg:y1="6.773cm" svg:x2="8.921cm" svg:y2="6.836cm">
          <text:p/>
        </draw:line>
        <draw:line draw:style-name="gr5" draw:layer="layout" svg:x1="9.112cm" svg:y1="6.646cm" svg:x2="9.112cm" svg:y2="6.773cm">
          <text:p/>
        </draw:line>
        <draw:line draw:style-name="gr5" draw:layer="layout" svg:x1="9.048cm" svg:y1="6.582cm" svg:x2="9.112cm" svg:y2="6.646cm">
          <text:p/>
        </draw:line>
        <draw:line draw:style-name="gr5" draw:layer="layout" svg:x1="9.112cm" svg:y1="6.773cm" svg:x2="9.048cm" svg:y2="6.836cm">
          <text:p/>
        </draw:line>
        <draw:line draw:style-name="gr5" draw:layer="layout" svg:x1="8.921cm" svg:y1="6.836cm" svg:x2="9.048cm" svg:y2="6.836cm">
          <text:p/>
        </draw:line>
        <draw:line draw:style-name="gr5" draw:layer="layout" svg:x1="9.048cm" svg:y1="6.836cm" svg:x2="8.921cm" svg:y2="6.836cm">
          <text:p/>
        </draw:line>
        <draw:line draw:style-name="gr5" draw:layer="layout" svg:x1="8.921cm" svg:y1="6.836cm" svg:x2="8.858cm" svg:y2="6.9cm">
          <text:p/>
        </draw:line>
        <draw:line draw:style-name="gr5" draw:layer="layout" svg:x1="8.858cm" svg:y1="6.9cm" svg:x2="8.858cm" svg:y2="7.027cm">
          <text:p/>
        </draw:line>
        <draw:line draw:style-name="gr5" draw:layer="layout" svg:x1="8.858cm" svg:y1="7.027cm" svg:x2="8.921cm" svg:y2="7.09cm">
          <text:p/>
        </draw:line>
        <draw:line draw:style-name="gr5" draw:layer="layout" svg:x1="9.112cm" svg:y1="6.9cm" svg:x2="9.112cm" svg:y2="7.027cm">
          <text:p/>
        </draw:line>
        <draw:line draw:style-name="gr5" draw:layer="layout" svg:x1="9.048cm" svg:y1="6.836cm" svg:x2="9.112cm" svg:y2="6.9cm">
          <text:p/>
        </draw:line>
        <draw:line draw:style-name="gr5" draw:layer="layout" svg:x1="9.112cm" svg:y1="7.027cm" svg:x2="9.048cm" svg:y2="7.09cm">
          <text:p/>
        </draw:line>
        <draw:line draw:style-name="gr5" draw:layer="layout" svg:x1="8.921cm" svg:y1="7.09cm" svg:x2="9.048cm" svg:y2="7.09cm">
          <text:p/>
        </draw:line>
        <draw:line draw:style-name="gr5" draw:layer="layout" svg:x1="6.254cm" svg:y1="5.568cm" svg:x2="6.127cm" svg:y2="5.568cm">
          <text:p/>
        </draw:line>
        <draw:line draw:style-name="gr5" draw:layer="layout" svg:x1="6.127cm" svg:y1="5.568cm" svg:x2="6.064cm" svg:y2="5.632cm">
          <text:p/>
        </draw:line>
        <draw:line draw:style-name="gr5" draw:layer="layout" svg:x1="6.064cm" svg:y1="5.632cm" svg:x2="6.064cm" svg:y2="5.759cm">
          <text:p/>
        </draw:line>
        <draw:line draw:style-name="gr5" draw:layer="layout" svg:x1="6.064cm" svg:y1="5.759cm" svg:x2="6.127cm" svg:y2="5.822cm">
          <text:p/>
        </draw:line>
        <draw:line draw:style-name="gr5" draw:layer="layout" svg:x1="6.318cm" svg:y1="5.632cm" svg:x2="6.318cm" svg:y2="5.759cm">
          <text:p/>
        </draw:line>
        <draw:line draw:style-name="gr5" draw:layer="layout" svg:x1="6.254cm" svg:y1="5.568cm" svg:x2="6.318cm" svg:y2="5.632cm">
          <text:p/>
        </draw:line>
        <draw:line draw:style-name="gr5" draw:layer="layout" svg:x1="6.318cm" svg:y1="5.759cm" svg:x2="6.254cm" svg:y2="5.822cm">
          <text:p/>
        </draw:line>
        <draw:line draw:style-name="gr5" draw:layer="layout" svg:x1="6.127cm" svg:y1="5.822cm" svg:x2="6.254cm" svg:y2="5.822cm">
          <text:p/>
        </draw:line>
        <draw:line draw:style-name="gr5" draw:layer="layout" svg:x1="6.254cm" svg:y1="5.822cm" svg:x2="6.127cm" svg:y2="5.822cm">
          <text:p/>
        </draw:line>
        <draw:line draw:style-name="gr5" draw:layer="layout" svg:x1="6.127cm" svg:y1="5.822cm" svg:x2="6.064cm" svg:y2="5.886cm">
          <text:p/>
        </draw:line>
        <draw:line draw:style-name="gr5" draw:layer="layout" svg:x1="6.064cm" svg:y1="5.886cm" svg:x2="6.064cm" svg:y2="6.013cm">
          <text:p/>
        </draw:line>
        <draw:line draw:style-name="gr5" draw:layer="layout" svg:x1="6.064cm" svg:y1="6.013cm" svg:x2="6.127cm" svg:y2="6.076cm">
          <text:p/>
        </draw:line>
        <draw:line draw:style-name="gr5" draw:layer="layout" svg:x1="6.318cm" svg:y1="5.886cm" svg:x2="6.318cm" svg:y2="6.013cm">
          <text:p/>
        </draw:line>
        <draw:line draw:style-name="gr5" draw:layer="layout" svg:x1="6.254cm" svg:y1="5.822cm" svg:x2="6.318cm" svg:y2="5.886cm">
          <text:p/>
        </draw:line>
        <draw:line draw:style-name="gr5" draw:layer="layout" svg:x1="6.318cm" svg:y1="6.013cm" svg:x2="6.254cm" svg:y2="6.076cm">
          <text:p/>
        </draw:line>
        <draw:line draw:style-name="gr5" draw:layer="layout" svg:x1="6.127cm" svg:y1="6.076cm" svg:x2="6.254cm" svg:y2="6.076cm">
          <text:p/>
        </draw:line>
        <draw:line draw:style-name="gr5" draw:layer="layout" svg:x1="6.254cm" svg:y1="6.076cm" svg:x2="6.127cm" svg:y2="6.076cm">
          <text:p/>
        </draw:line>
        <draw:line draw:style-name="gr5" draw:layer="layout" svg:x1="6.127cm" svg:y1="6.076cm" svg:x2="6.064cm" svg:y2="6.14cm">
          <text:p/>
        </draw:line>
        <draw:line draw:style-name="gr5" draw:layer="layout" svg:x1="6.064cm" svg:y1="6.14cm" svg:x2="6.064cm" svg:y2="6.265cm">
          <text:p/>
        </draw:line>
        <draw:line draw:style-name="gr5" draw:layer="layout" svg:x1="6.064cm" svg:y1="6.265cm" svg:x2="6.127cm" svg:y2="6.328cm">
          <text:p/>
        </draw:line>
        <draw:line draw:style-name="gr5" draw:layer="layout" svg:x1="6.318cm" svg:y1="6.14cm" svg:x2="6.318cm" svg:y2="6.265cm">
          <text:p/>
        </draw:line>
        <draw:line draw:style-name="gr5" draw:layer="layout" svg:x1="6.254cm" svg:y1="6.076cm" svg:x2="6.318cm" svg:y2="6.14cm">
          <text:p/>
        </draw:line>
        <draw:line draw:style-name="gr5" draw:layer="layout" svg:x1="6.318cm" svg:y1="6.265cm" svg:x2="6.254cm" svg:y2="6.328cm">
          <text:p/>
        </draw:line>
        <draw:line draw:style-name="gr5" draw:layer="layout" svg:x1="6.127cm" svg:y1="6.328cm" svg:x2="6.254cm" svg:y2="6.328cm">
          <text:p/>
        </draw:line>
        <draw:line draw:style-name="gr5" draw:layer="layout" svg:x1="6.254cm" svg:y1="6.328cm" svg:x2="6.127cm" svg:y2="6.328cm">
          <text:p/>
        </draw:line>
        <draw:line draw:style-name="gr5" draw:layer="layout" svg:x1="6.127cm" svg:y1="6.328cm" svg:x2="6.064cm" svg:y2="6.392cm">
          <text:p/>
        </draw:line>
        <draw:line draw:style-name="gr5" draw:layer="layout" svg:x1="6.064cm" svg:y1="6.392cm" svg:x2="6.064cm" svg:y2="6.519cm">
          <text:p/>
        </draw:line>
        <draw:line draw:style-name="gr5" draw:layer="layout" svg:x1="6.064cm" svg:y1="6.519cm" svg:x2="6.127cm" svg:y2="6.582cm">
          <text:p/>
        </draw:line>
        <draw:line draw:style-name="gr5" draw:layer="layout" svg:x1="6.318cm" svg:y1="6.392cm" svg:x2="6.318cm" svg:y2="6.519cm">
          <text:p/>
        </draw:line>
        <draw:line draw:style-name="gr5" draw:layer="layout" svg:x1="6.254cm" svg:y1="6.328cm" svg:x2="6.318cm" svg:y2="6.392cm">
          <text:p/>
        </draw:line>
        <draw:line draw:style-name="gr5" draw:layer="layout" svg:x1="6.318cm" svg:y1="6.519cm" svg:x2="6.254cm" svg:y2="6.582cm">
          <text:p/>
        </draw:line>
        <draw:line draw:style-name="gr5" draw:layer="layout" svg:x1="6.127cm" svg:y1="6.582cm" svg:x2="6.254cm" svg:y2="6.582cm">
          <text:p/>
        </draw:line>
        <draw:line draw:style-name="gr5" draw:layer="layout" svg:x1="6.254cm" svg:y1="6.582cm" svg:x2="6.127cm" svg:y2="6.582cm">
          <text:p/>
        </draw:line>
        <draw:line draw:style-name="gr5" draw:layer="layout" svg:x1="6.127cm" svg:y1="6.582cm" svg:x2="6.064cm" svg:y2="6.646cm">
          <text:p/>
        </draw:line>
        <draw:line draw:style-name="gr5" draw:layer="layout" svg:x1="6.064cm" svg:y1="6.646cm" svg:x2="6.064cm" svg:y2="6.773cm">
          <text:p/>
        </draw:line>
        <draw:line draw:style-name="gr5" draw:layer="layout" svg:x1="6.064cm" svg:y1="6.773cm" svg:x2="6.127cm" svg:y2="6.836cm">
          <text:p/>
        </draw:line>
        <draw:line draw:style-name="gr5" draw:layer="layout" svg:x1="6.318cm" svg:y1="6.646cm" svg:x2="6.318cm" svg:y2="6.773cm">
          <text:p/>
        </draw:line>
        <draw:line draw:style-name="gr5" draw:layer="layout" svg:x1="6.254cm" svg:y1="6.582cm" svg:x2="6.318cm" svg:y2="6.646cm">
          <text:p/>
        </draw:line>
        <draw:line draw:style-name="gr5" draw:layer="layout" svg:x1="6.318cm" svg:y1="6.773cm" svg:x2="6.254cm" svg:y2="6.836cm">
          <text:p/>
        </draw:line>
        <draw:line draw:style-name="gr5" draw:layer="layout" svg:x1="6.127cm" svg:y1="6.836cm" svg:x2="6.254cm" svg:y2="6.836cm">
          <text:p/>
        </draw:line>
        <draw:line draw:style-name="gr5" draw:layer="layout" svg:x1="6.254cm" svg:y1="6.836cm" svg:x2="6.127cm" svg:y2="6.836cm">
          <text:p/>
        </draw:line>
        <draw:line draw:style-name="gr5" draw:layer="layout" svg:x1="6.127cm" svg:y1="6.836cm" svg:x2="6.064cm" svg:y2="6.9cm">
          <text:p/>
        </draw:line>
        <draw:line draw:style-name="gr5" draw:layer="layout" svg:x1="6.064cm" svg:y1="6.9cm" svg:x2="6.064cm" svg:y2="7.027cm">
          <text:p/>
        </draw:line>
        <draw:line draw:style-name="gr5" draw:layer="layout" svg:x1="6.064cm" svg:y1="7.027cm" svg:x2="6.127cm" svg:y2="7.09cm">
          <text:p/>
        </draw:line>
        <draw:line draw:style-name="gr5" draw:layer="layout" svg:x1="6.318cm" svg:y1="6.9cm" svg:x2="6.318cm" svg:y2="7.027cm">
          <text:p/>
        </draw:line>
        <draw:line draw:style-name="gr5" draw:layer="layout" svg:x1="6.254cm" svg:y1="6.836cm" svg:x2="6.318cm" svg:y2="6.9cm">
          <text:p/>
        </draw:line>
        <draw:line draw:style-name="gr5" draw:layer="layout" svg:x1="6.318cm" svg:y1="7.027cm" svg:x2="6.254cm" svg:y2="7.09cm">
          <text:p/>
        </draw:line>
        <draw:line draw:style-name="gr5" draw:layer="layout" svg:x1="6.127cm" svg:y1="7.09cm" svg:x2="6.254cm" svg:y2="7.09cm">
          <text:p/>
        </draw:line>
        <draw:line draw:style-name="gr5" draw:layer="layout" svg:x1="8.096cm" svg:y1="7.027cm" svg:x2="8.096cm" svg:y2="6.9cm">
          <text:p/>
        </draw:line>
        <draw:line draw:style-name="gr5" draw:layer="layout" svg:x1="8.096cm" svg:y1="6.9cm" svg:x2="8.032cm" svg:y2="6.836cm">
          <text:p/>
        </draw:line>
        <draw:line draw:style-name="gr5" draw:layer="layout" svg:x1="8.032cm" svg:y1="6.836cm" svg:x2="7.905cm" svg:y2="6.836cm">
          <text:p/>
        </draw:line>
        <draw:line draw:style-name="gr5" draw:layer="layout" svg:x1="7.905cm" svg:y1="6.836cm" svg:x2="7.842cm" svg:y2="6.9cm">
          <text:p/>
        </draw:line>
        <draw:line draw:style-name="gr5" draw:layer="layout" svg:x1="8.032cm" svg:y1="7.09cm" svg:x2="7.905cm" svg:y2="7.09cm">
          <text:p/>
        </draw:line>
        <draw:line draw:style-name="gr5" draw:layer="layout" svg:x1="8.096cm" svg:y1="7.027cm" svg:x2="8.032cm" svg:y2="7.09cm">
          <text:p/>
        </draw:line>
        <draw:line draw:style-name="gr5" draw:layer="layout" svg:x1="7.905cm" svg:y1="7.09cm" svg:x2="7.842cm" svg:y2="7.027cm">
          <text:p/>
        </draw:line>
        <draw:line draw:style-name="gr5" draw:layer="layout" svg:x1="7.842cm" svg:y1="6.9cm" svg:x2="7.842cm" svg:y2="7.027cm">
          <text:p/>
        </draw:line>
        <draw:line draw:style-name="gr5" draw:layer="layout" svg:x1="8.35cm" svg:y1="7.027cm" svg:x2="8.35cm" svg:y2="6.9cm">
          <text:p/>
        </draw:line>
        <draw:line draw:style-name="gr5" draw:layer="layout" svg:x1="8.35cm" svg:y1="6.9cm" svg:x2="8.286cm" svg:y2="6.836cm">
          <text:p/>
        </draw:line>
        <draw:line draw:style-name="gr5" draw:layer="layout" svg:x1="8.286cm" svg:y1="6.836cm" svg:x2="8.159cm" svg:y2="6.836cm">
          <text:p/>
        </draw:line>
        <draw:line draw:style-name="gr5" draw:layer="layout" svg:x1="8.159cm" svg:y1="6.836cm" svg:x2="8.096cm" svg:y2="6.9cm">
          <text:p/>
        </draw:line>
        <draw:line draw:style-name="gr5" draw:layer="layout" svg:x1="8.286cm" svg:y1="7.09cm" svg:x2="8.159cm" svg:y2="7.09cm">
          <text:p/>
        </draw:line>
        <draw:line draw:style-name="gr5" draw:layer="layout" svg:x1="8.35cm" svg:y1="7.027cm" svg:x2="8.286cm" svg:y2="7.09cm">
          <text:p/>
        </draw:line>
        <draw:line draw:style-name="gr5" draw:layer="layout" svg:x1="8.159cm" svg:y1="7.09cm" svg:x2="8.096cm" svg:y2="7.027cm">
          <text:p/>
        </draw:line>
        <draw:line draw:style-name="gr5" draw:layer="layout" svg:x1="8.096cm" svg:y1="6.9cm" svg:x2="8.096cm" svg:y2="7.027cm">
          <text:p/>
        </draw:line>
        <draw:line draw:style-name="gr5" draw:layer="layout" svg:x1="8.604cm" svg:y1="7.027cm" svg:x2="8.604cm" svg:y2="6.9cm">
          <text:p/>
        </draw:line>
        <draw:line draw:style-name="gr5" draw:layer="layout" svg:x1="8.604cm" svg:y1="6.9cm" svg:x2="8.54cm" svg:y2="6.836cm">
          <text:p/>
        </draw:line>
        <draw:line draw:style-name="gr5" draw:layer="layout" svg:x1="8.54cm" svg:y1="6.836cm" svg:x2="8.413cm" svg:y2="6.836cm">
          <text:p/>
        </draw:line>
        <draw:line draw:style-name="gr5" draw:layer="layout" svg:x1="8.413cm" svg:y1="6.836cm" svg:x2="8.35cm" svg:y2="6.9cm">
          <text:p/>
        </draw:line>
        <draw:line draw:style-name="gr5" draw:layer="layout" svg:x1="8.54cm" svg:y1="7.09cm" svg:x2="8.413cm" svg:y2="7.09cm">
          <text:p/>
        </draw:line>
        <draw:line draw:style-name="gr5" draw:layer="layout" svg:x1="8.604cm" svg:y1="7.027cm" svg:x2="8.54cm" svg:y2="7.09cm">
          <text:p/>
        </draw:line>
        <draw:line draw:style-name="gr5" draw:layer="layout" svg:x1="8.413cm" svg:y1="7.09cm" svg:x2="8.35cm" svg:y2="7.027cm">
          <text:p/>
        </draw:line>
        <draw:line draw:style-name="gr5" draw:layer="layout" svg:x1="8.35cm" svg:y1="6.9cm" svg:x2="8.35cm" svg:y2="7.027cm">
          <text:p/>
        </draw:line>
        <draw:line draw:style-name="gr5" draw:layer="layout" svg:x1="8.858cm" svg:y1="7.027cm" svg:x2="8.858cm" svg:y2="6.9cm">
          <text:p/>
        </draw:line>
        <draw:line draw:style-name="gr5" draw:layer="layout" svg:x1="8.858cm" svg:y1="6.9cm" svg:x2="8.794cm" svg:y2="6.836cm">
          <text:p/>
        </draw:line>
        <draw:line draw:style-name="gr5" draw:layer="layout" svg:x1="8.794cm" svg:y1="6.836cm" svg:x2="8.667cm" svg:y2="6.836cm">
          <text:p/>
        </draw:line>
        <draw:line draw:style-name="gr5" draw:layer="layout" svg:x1="8.667cm" svg:y1="6.836cm" svg:x2="8.604cm" svg:y2="6.9cm">
          <text:p/>
        </draw:line>
        <draw:line draw:style-name="gr5" draw:layer="layout" svg:x1="8.794cm" svg:y1="7.09cm" svg:x2="8.667cm" svg:y2="7.09cm">
          <text:p/>
        </draw:line>
        <draw:line draw:style-name="gr5" draw:layer="layout" svg:x1="8.858cm" svg:y1="7.027cm" svg:x2="8.794cm" svg:y2="7.09cm">
          <text:p/>
        </draw:line>
        <draw:line draw:style-name="gr5" draw:layer="layout" svg:x1="8.667cm" svg:y1="7.09cm" svg:x2="8.604cm" svg:y2="7.027cm">
          <text:p/>
        </draw:line>
        <draw:line draw:style-name="gr5" draw:layer="layout" svg:x1="8.604cm" svg:y1="6.9cm" svg:x2="8.604cm" svg:y2="7.027cm">
          <text:p/>
        </draw:line>
        <draw:line draw:style-name="gr5" draw:layer="layout" svg:x1="6.254cm" svg:y1="4.044cm" svg:x2="6.127cm" svg:y2="4.044cm">
          <text:p/>
        </draw:line>
        <draw:line draw:style-name="gr5" draw:layer="layout" svg:x1="6.127cm" svg:y1="4.044cm" svg:x2="6.064cm" svg:y2="4.108cm">
          <text:p/>
        </draw:line>
        <draw:line draw:style-name="gr5" draw:layer="layout" svg:x1="6.064cm" svg:y1="4.108cm" svg:x2="6.064cm" svg:y2="4.235cm">
          <text:p/>
        </draw:line>
        <draw:line draw:style-name="gr5" draw:layer="layout" svg:x1="6.064cm" svg:y1="4.235cm" svg:x2="6.127cm" svg:y2="4.298cm">
          <text:p/>
        </draw:line>
        <draw:line draw:style-name="gr5" draw:layer="layout" svg:x1="6.318cm" svg:y1="4.108cm" svg:x2="6.318cm" svg:y2="4.235cm">
          <text:p/>
        </draw:line>
        <draw:line draw:style-name="gr5" draw:layer="layout" svg:x1="6.254cm" svg:y1="4.044cm" svg:x2="6.318cm" svg:y2="4.108cm">
          <text:p/>
        </draw:line>
        <draw:line draw:style-name="gr5" draw:layer="layout" svg:x1="6.318cm" svg:y1="4.235cm" svg:x2="6.254cm" svg:y2="4.298cm">
          <text:p/>
        </draw:line>
        <draw:line draw:style-name="gr5" draw:layer="layout" svg:x1="6.127cm" svg:y1="4.298cm" svg:x2="6.254cm" svg:y2="4.298cm">
          <text:p/>
        </draw:line>
        <draw:line draw:style-name="gr5" draw:layer="layout" svg:x1="6.254cm" svg:y1="4.298cm" svg:x2="6.127cm" svg:y2="4.298cm">
          <text:p/>
        </draw:line>
        <draw:line draw:style-name="gr5" draw:layer="layout" svg:x1="6.127cm" svg:y1="4.298cm" svg:x2="6.064cm" svg:y2="4.362cm">
          <text:p/>
        </draw:line>
        <draw:line draw:style-name="gr5" draw:layer="layout" svg:x1="6.064cm" svg:y1="4.362cm" svg:x2="6.064cm" svg:y2="4.489cm">
          <text:p/>
        </draw:line>
        <draw:line draw:style-name="gr5" draw:layer="layout" svg:x1="6.064cm" svg:y1="4.489cm" svg:x2="6.127cm" svg:y2="4.552cm">
          <text:p/>
        </draw:line>
        <draw:line draw:style-name="gr5" draw:layer="layout" svg:x1="6.318cm" svg:y1="4.362cm" svg:x2="6.318cm" svg:y2="4.489cm">
          <text:p/>
        </draw:line>
        <draw:line draw:style-name="gr5" draw:layer="layout" svg:x1="6.254cm" svg:y1="4.298cm" svg:x2="6.318cm" svg:y2="4.362cm">
          <text:p/>
        </draw:line>
        <draw:line draw:style-name="gr5" draw:layer="layout" svg:x1="6.318cm" svg:y1="4.489cm" svg:x2="6.254cm" svg:y2="4.552cm">
          <text:p/>
        </draw:line>
        <draw:line draw:style-name="gr5" draw:layer="layout" svg:x1="6.127cm" svg:y1="4.552cm" svg:x2="6.254cm" svg:y2="4.552cm">
          <text:p/>
        </draw:line>
        <draw:line draw:style-name="gr5" draw:layer="layout" svg:x1="6.254cm" svg:y1="4.552cm" svg:x2="6.127cm" svg:y2="4.552cm">
          <text:p/>
        </draw:line>
        <draw:line draw:style-name="gr5" draw:layer="layout" svg:x1="6.127cm" svg:y1="4.552cm" svg:x2="6.064cm" svg:y2="4.616cm">
          <text:p/>
        </draw:line>
        <draw:line draw:style-name="gr5" draw:layer="layout" svg:x1="6.064cm" svg:y1="4.616cm" svg:x2="6.064cm" svg:y2="4.743cm">
          <text:p/>
        </draw:line>
        <draw:line draw:style-name="gr5" draw:layer="layout" svg:x1="6.064cm" svg:y1="4.743cm" svg:x2="6.127cm" svg:y2="4.806cm">
          <text:p/>
        </draw:line>
        <draw:line draw:style-name="gr5" draw:layer="layout" svg:x1="6.318cm" svg:y1="4.616cm" svg:x2="6.318cm" svg:y2="4.743cm">
          <text:p/>
        </draw:line>
        <draw:line draw:style-name="gr5" draw:layer="layout" svg:x1="6.254cm" svg:y1="4.552cm" svg:x2="6.318cm" svg:y2="4.616cm">
          <text:p/>
        </draw:line>
        <draw:line draw:style-name="gr5" draw:layer="layout" svg:x1="6.318cm" svg:y1="4.743cm" svg:x2="6.254cm" svg:y2="4.806cm">
          <text:p/>
        </draw:line>
        <draw:line draw:style-name="gr5" draw:layer="layout" svg:x1="6.127cm" svg:y1="4.806cm" svg:x2="6.254cm" svg:y2="4.806cm">
          <text:p/>
        </draw:line>
        <draw:line draw:style-name="gr5" draw:layer="layout" svg:x1="6.254cm" svg:y1="4.806cm" svg:x2="6.127cm" svg:y2="4.806cm">
          <text:p/>
        </draw:line>
        <draw:line draw:style-name="gr5" draw:layer="layout" svg:x1="6.127cm" svg:y1="4.806cm" svg:x2="6.064cm" svg:y2="4.87cm">
          <text:p/>
        </draw:line>
        <draw:line draw:style-name="gr5" draw:layer="layout" svg:x1="6.064cm" svg:y1="4.87cm" svg:x2="6.064cm" svg:y2="4.997cm">
          <text:p/>
        </draw:line>
        <draw:line draw:style-name="gr5" draw:layer="layout" svg:x1="6.064cm" svg:y1="4.997cm" svg:x2="6.127cm" svg:y2="5.06cm">
          <text:p/>
        </draw:line>
        <draw:line draw:style-name="gr5" draw:layer="layout" svg:x1="6.318cm" svg:y1="4.87cm" svg:x2="6.318cm" svg:y2="4.997cm">
          <text:p/>
        </draw:line>
        <draw:line draw:style-name="gr5" draw:layer="layout" svg:x1="6.254cm" svg:y1="4.806cm" svg:x2="6.318cm" svg:y2="4.87cm">
          <text:p/>
        </draw:line>
        <draw:line draw:style-name="gr5" draw:layer="layout" svg:x1="6.318cm" svg:y1="4.997cm" svg:x2="6.254cm" svg:y2="5.06cm">
          <text:p/>
        </draw:line>
        <draw:line draw:style-name="gr5" draw:layer="layout" svg:x1="6.127cm" svg:y1="5.06cm" svg:x2="6.254cm" svg:y2="5.06cm">
          <text:p/>
        </draw:line>
        <draw:line draw:style-name="gr5" draw:layer="layout" svg:x1="6.254cm" svg:y1="5.06cm" svg:x2="6.127cm" svg:y2="5.06cm">
          <text:p/>
        </draw:line>
        <draw:line draw:style-name="gr5" draw:layer="layout" svg:x1="6.127cm" svg:y1="5.06cm" svg:x2="6.064cm" svg:y2="5.124cm">
          <text:p/>
        </draw:line>
        <draw:line draw:style-name="gr5" draw:layer="layout" svg:x1="6.064cm" svg:y1="5.124cm" svg:x2="6.064cm" svg:y2="5.251cm">
          <text:p/>
        </draw:line>
        <draw:line draw:style-name="gr5" draw:layer="layout" svg:x1="6.064cm" svg:y1="5.251cm" svg:x2="6.127cm" svg:y2="5.314cm">
          <text:p/>
        </draw:line>
        <draw:line draw:style-name="gr5" draw:layer="layout" svg:x1="6.318cm" svg:y1="5.124cm" svg:x2="6.318cm" svg:y2="5.251cm">
          <text:p/>
        </draw:line>
        <draw:line draw:style-name="gr5" draw:layer="layout" svg:x1="6.254cm" svg:y1="5.06cm" svg:x2="6.318cm" svg:y2="5.124cm">
          <text:p/>
        </draw:line>
        <draw:line draw:style-name="gr5" draw:layer="layout" svg:x1="6.318cm" svg:y1="5.251cm" svg:x2="6.254cm" svg:y2="5.314cm">
          <text:p/>
        </draw:line>
        <draw:line draw:style-name="gr5" draw:layer="layout" svg:x1="6.127cm" svg:y1="5.314cm" svg:x2="6.254cm" svg:y2="5.314cm">
          <text:p/>
        </draw:line>
        <draw:line draw:style-name="gr5" draw:layer="layout" svg:x1="6.254cm" svg:y1="5.314cm" svg:x2="6.127cm" svg:y2="5.314cm">
          <text:p/>
        </draw:line>
        <draw:line draw:style-name="gr5" draw:layer="layout" svg:x1="6.127cm" svg:y1="5.314cm" svg:x2="6.064cm" svg:y2="5.378cm">
          <text:p/>
        </draw:line>
        <draw:line draw:style-name="gr5" draw:layer="layout" svg:x1="6.064cm" svg:y1="5.378cm" svg:x2="6.064cm" svg:y2="5.505cm">
          <text:p/>
        </draw:line>
        <draw:line draw:style-name="gr5" draw:layer="layout" svg:x1="6.064cm" svg:y1="5.505cm" svg:x2="6.127cm" svg:y2="5.568cm">
          <text:p/>
        </draw:line>
        <draw:line draw:style-name="gr5" draw:layer="layout" svg:x1="6.318cm" svg:y1="5.378cm" svg:x2="6.318cm" svg:y2="5.505cm">
          <text:p/>
        </draw:line>
        <draw:line draw:style-name="gr5" draw:layer="layout" svg:x1="6.254cm" svg:y1="5.314cm" svg:x2="6.318cm" svg:y2="5.378cm">
          <text:p/>
        </draw:line>
        <draw:line draw:style-name="gr5" draw:layer="layout" svg:x1="6.318cm" svg:y1="5.505cm" svg:x2="6.254cm" svg:y2="5.568cm">
          <text:p/>
        </draw:line>
        <draw:line draw:style-name="gr5" draw:layer="layout" svg:x1="6.127cm" svg:y1="5.568cm" svg:x2="6.254cm" svg:y2="5.568cm">
          <text:p/>
        </draw:line>
        <draw:line draw:style-name="gr5" draw:layer="layout" svg:x1="6.254cm" svg:y1="3.031cm" svg:x2="6.127cm" svg:y2="3.031cm">
          <text:p/>
        </draw:line>
        <draw:line draw:style-name="gr5" draw:layer="layout" svg:x1="6.127cm" svg:y1="3.031cm" svg:x2="6.064cm" svg:y2="3.092cm">
          <text:p/>
        </draw:line>
        <draw:line draw:style-name="gr5" draw:layer="layout" svg:x1="6.064cm" svg:y1="3.092cm" svg:x2="6.064cm" svg:y2="3.219cm">
          <text:p/>
        </draw:line>
        <draw:line draw:style-name="gr5" draw:layer="layout" svg:x1="6.064cm" svg:y1="3.219cm" svg:x2="6.127cm" svg:y2="3.282cm">
          <text:p/>
        </draw:line>
        <draw:line draw:style-name="gr5" draw:layer="layout" svg:x1="6.318cm" svg:y1="3.092cm" svg:x2="6.318cm" svg:y2="3.219cm">
          <text:p/>
        </draw:line>
        <draw:line draw:style-name="gr5" draw:layer="layout" svg:x1="6.254cm" svg:y1="3.031cm" svg:x2="6.318cm" svg:y2="3.092cm">
          <text:p/>
        </draw:line>
        <draw:line draw:style-name="gr5" draw:layer="layout" svg:x1="6.318cm" svg:y1="3.219cm" svg:x2="6.254cm" svg:y2="3.282cm">
          <text:p/>
        </draw:line>
        <draw:line draw:style-name="gr5" draw:layer="layout" svg:x1="6.127cm" svg:y1="3.282cm" svg:x2="6.254cm" svg:y2="3.282cm">
          <text:p/>
        </draw:line>
        <draw:line draw:style-name="gr5" draw:layer="layout" svg:x1="6.254cm" svg:y1="3.282cm" svg:x2="6.127cm" svg:y2="3.282cm">
          <text:p/>
        </draw:line>
        <draw:line draw:style-name="gr5" draw:layer="layout" svg:x1="6.127cm" svg:y1="3.282cm" svg:x2="6.064cm" svg:y2="3.346cm">
          <text:p/>
        </draw:line>
        <draw:line draw:style-name="gr5" draw:layer="layout" svg:x1="6.064cm" svg:y1="3.346cm" svg:x2="6.064cm" svg:y2="3.473cm">
          <text:p/>
        </draw:line>
        <draw:line draw:style-name="gr5" draw:layer="layout" svg:x1="6.064cm" svg:y1="3.473cm" svg:x2="6.127cm" svg:y2="3.536cm">
          <text:p/>
        </draw:line>
        <draw:line draw:style-name="gr5" draw:layer="layout" svg:x1="6.318cm" svg:y1="3.346cm" svg:x2="6.318cm" svg:y2="3.473cm">
          <text:p/>
        </draw:line>
        <draw:line draw:style-name="gr5" draw:layer="layout" svg:x1="6.254cm" svg:y1="3.282cm" svg:x2="6.318cm" svg:y2="3.346cm">
          <text:p/>
        </draw:line>
        <draw:line draw:style-name="gr5" draw:layer="layout" svg:x1="6.318cm" svg:y1="3.473cm" svg:x2="6.254cm" svg:y2="3.536cm">
          <text:p/>
        </draw:line>
        <draw:line draw:style-name="gr5" draw:layer="layout" svg:x1="6.127cm" svg:y1="3.536cm" svg:x2="6.254cm" svg:y2="3.536cm">
          <text:p/>
        </draw:line>
        <draw:line draw:style-name="gr5" draw:layer="layout" svg:x1="6.254cm" svg:y1="3.536cm" svg:x2="6.127cm" svg:y2="3.536cm">
          <text:p/>
        </draw:line>
        <draw:line draw:style-name="gr5" draw:layer="layout" svg:x1="6.127cm" svg:y1="3.536cm" svg:x2="6.064cm" svg:y2="3.6cm">
          <text:p/>
        </draw:line>
        <draw:line draw:style-name="gr5" draw:layer="layout" svg:x1="6.064cm" svg:y1="3.6cm" svg:x2="6.064cm" svg:y2="3.727cm">
          <text:p/>
        </draw:line>
        <draw:line draw:style-name="gr5" draw:layer="layout" svg:x1="6.064cm" svg:y1="3.727cm" svg:x2="6.127cm" svg:y2="3.79cm">
          <text:p/>
        </draw:line>
        <draw:line draw:style-name="gr5" draw:layer="layout" svg:x1="6.318cm" svg:y1="3.6cm" svg:x2="6.318cm" svg:y2="3.727cm">
          <text:p/>
        </draw:line>
        <draw:line draw:style-name="gr5" draw:layer="layout" svg:x1="6.254cm" svg:y1="3.536cm" svg:x2="6.318cm" svg:y2="3.6cm">
          <text:p/>
        </draw:line>
        <draw:line draw:style-name="gr5" draw:layer="layout" svg:x1="6.318cm" svg:y1="3.727cm" svg:x2="6.254cm" svg:y2="3.79cm">
          <text:p/>
        </draw:line>
        <draw:line draw:style-name="gr5" draw:layer="layout" svg:x1="6.127cm" svg:y1="3.79cm" svg:x2="6.254cm" svg:y2="3.79cm">
          <text:p/>
        </draw:line>
        <draw:line draw:style-name="gr5" draw:layer="layout" svg:x1="6.254cm" svg:y1="3.79cm" svg:x2="6.127cm" svg:y2="3.79cm">
          <text:p/>
        </draw:line>
        <draw:line draw:style-name="gr5" draw:layer="layout" svg:x1="6.127cm" svg:y1="3.79cm" svg:x2="6.064cm" svg:y2="3.854cm">
          <text:p/>
        </draw:line>
        <draw:line draw:style-name="gr5" draw:layer="layout" svg:x1="6.064cm" svg:y1="3.854cm" svg:x2="6.064cm" svg:y2="3.981cm">
          <text:p/>
        </draw:line>
        <draw:line draw:style-name="gr5" draw:layer="layout" svg:x1="6.064cm" svg:y1="3.981cm" svg:x2="6.127cm" svg:y2="4.044cm">
          <text:p/>
        </draw:line>
        <draw:line draw:style-name="gr5" draw:layer="layout" svg:x1="6.318cm" svg:y1="3.854cm" svg:x2="6.318cm" svg:y2="3.981cm">
          <text:p/>
        </draw:line>
        <draw:line draw:style-name="gr5" draw:layer="layout" svg:x1="6.254cm" svg:y1="3.79cm" svg:x2="6.318cm" svg:y2="3.854cm">
          <text:p/>
        </draw:line>
        <draw:line draw:style-name="gr5" draw:layer="layout" svg:x1="6.318cm" svg:y1="3.981cm" svg:x2="6.254cm" svg:y2="4.044cm">
          <text:p/>
        </draw:line>
        <draw:line draw:style-name="gr5" draw:layer="layout" svg:x1="6.127cm" svg:y1="4.044cm" svg:x2="6.254cm" svg:y2="4.044cm">
          <text:p/>
        </draw:line>
        <draw:line draw:style-name="gr5" draw:layer="layout" svg:x1="6.254cm" svg:y1="1.507cm" svg:x2="6.127cm" svg:y2="1.507cm">
          <text:p/>
        </draw:line>
        <draw:line draw:style-name="gr5" draw:layer="layout" svg:x1="6.127cm" svg:y1="1.507cm" svg:x2="6.064cm" svg:y2="1.57cm">
          <text:p/>
        </draw:line>
        <draw:line draw:style-name="gr5" draw:layer="layout" svg:x1="6.064cm" svg:y1="1.57cm" svg:x2="6.064cm" svg:y2="1.697cm">
          <text:p/>
        </draw:line>
        <draw:line draw:style-name="gr5" draw:layer="layout" svg:x1="6.064cm" svg:y1="1.697cm" svg:x2="6.127cm" svg:y2="1.761cm">
          <text:p/>
        </draw:line>
        <draw:line draw:style-name="gr5" draw:layer="layout" svg:x1="6.318cm" svg:y1="1.57cm" svg:x2="6.318cm" svg:y2="1.697cm">
          <text:p/>
        </draw:line>
        <draw:line draw:style-name="gr5" draw:layer="layout" svg:x1="6.254cm" svg:y1="1.507cm" svg:x2="6.318cm" svg:y2="1.57cm">
          <text:p/>
        </draw:line>
        <draw:line draw:style-name="gr5" draw:layer="layout" svg:x1="6.318cm" svg:y1="1.697cm" svg:x2="6.254cm" svg:y2="1.761cm">
          <text:p/>
        </draw:line>
        <draw:line draw:style-name="gr5" draw:layer="layout" svg:x1="6.127cm" svg:y1="1.761cm" svg:x2="6.254cm" svg:y2="1.761cm">
          <text:p/>
        </draw:line>
        <draw:line draw:style-name="gr5" draw:layer="layout" svg:x1="6.254cm" svg:y1="1.761cm" svg:x2="6.127cm" svg:y2="1.761cm">
          <text:p/>
        </draw:line>
        <draw:line draw:style-name="gr5" draw:layer="layout" svg:x1="6.127cm" svg:y1="1.761cm" svg:x2="6.064cm" svg:y2="1.824cm">
          <text:p/>
        </draw:line>
        <draw:line draw:style-name="gr5" draw:layer="layout" svg:x1="6.064cm" svg:y1="1.824cm" svg:x2="6.064cm" svg:y2="1.951cm">
          <text:p/>
        </draw:line>
        <draw:line draw:style-name="gr5" draw:layer="layout" svg:x1="6.064cm" svg:y1="1.951cm" svg:x2="6.127cm" svg:y2="2.015cm">
          <text:p/>
        </draw:line>
        <draw:line draw:style-name="gr5" draw:layer="layout" svg:x1="6.318cm" svg:y1="1.824cm" svg:x2="6.318cm" svg:y2="1.951cm">
          <text:p/>
        </draw:line>
        <draw:line draw:style-name="gr5" draw:layer="layout" svg:x1="6.254cm" svg:y1="1.761cm" svg:x2="6.318cm" svg:y2="1.824cm">
          <text:p/>
        </draw:line>
        <draw:line draw:style-name="gr5" draw:layer="layout" svg:x1="6.318cm" svg:y1="1.951cm" svg:x2="6.254cm" svg:y2="2.015cm">
          <text:p/>
        </draw:line>
        <draw:line draw:style-name="gr5" draw:layer="layout" svg:x1="6.127cm" svg:y1="2.015cm" svg:x2="6.254cm" svg:y2="2.015cm">
          <text:p/>
        </draw:line>
        <draw:line draw:style-name="gr5" draw:layer="layout" svg:x1="6.254cm" svg:y1="2.015cm" svg:x2="6.127cm" svg:y2="2.015cm">
          <text:p/>
        </draw:line>
        <draw:line draw:style-name="gr5" draw:layer="layout" svg:x1="6.127cm" svg:y1="2.015cm" svg:x2="6.064cm" svg:y2="2.078cm">
          <text:p/>
        </draw:line>
        <draw:line draw:style-name="gr5" draw:layer="layout" svg:x1="6.064cm" svg:y1="2.078cm" svg:x2="6.064cm" svg:y2="2.205cm">
          <text:p/>
        </draw:line>
        <draw:line draw:style-name="gr5" draw:layer="layout" svg:x1="6.064cm" svg:y1="2.205cm" svg:x2="6.127cm" svg:y2="2.269cm">
          <text:p/>
        </draw:line>
        <draw:line draw:style-name="gr5" draw:layer="layout" svg:x1="6.318cm" svg:y1="2.078cm" svg:x2="6.318cm" svg:y2="2.205cm">
          <text:p/>
        </draw:line>
        <draw:line draw:style-name="gr5" draw:layer="layout" svg:x1="6.254cm" svg:y1="2.015cm" svg:x2="6.318cm" svg:y2="2.078cm">
          <text:p/>
        </draw:line>
        <draw:line draw:style-name="gr5" draw:layer="layout" svg:x1="6.318cm" svg:y1="2.205cm" svg:x2="6.254cm" svg:y2="2.269cm">
          <text:p/>
        </draw:line>
        <draw:line draw:style-name="gr5" draw:layer="layout" svg:x1="6.127cm" svg:y1="2.269cm" svg:x2="6.254cm" svg:y2="2.269cm">
          <text:p/>
        </draw:line>
        <draw:line draw:style-name="gr5" draw:layer="layout" svg:x1="6.254cm" svg:y1="2.269cm" svg:x2="6.127cm" svg:y2="2.269cm">
          <text:p/>
        </draw:line>
        <draw:line draw:style-name="gr5" draw:layer="layout" svg:x1="6.127cm" svg:y1="2.269cm" svg:x2="6.064cm" svg:y2="2.332cm">
          <text:p/>
        </draw:line>
        <draw:line draw:style-name="gr5" draw:layer="layout" svg:x1="6.064cm" svg:y1="2.332cm" svg:x2="6.064cm" svg:y2="2.459cm">
          <text:p/>
        </draw:line>
        <draw:line draw:style-name="gr5" draw:layer="layout" svg:x1="6.064cm" svg:y1="2.459cm" svg:x2="6.127cm" svg:y2="2.523cm">
          <text:p/>
        </draw:line>
        <draw:line draw:style-name="gr5" draw:layer="layout" svg:x1="6.318cm" svg:y1="2.332cm" svg:x2="6.318cm" svg:y2="2.459cm">
          <text:p/>
        </draw:line>
        <draw:line draw:style-name="gr5" draw:layer="layout" svg:x1="6.254cm" svg:y1="2.269cm" svg:x2="6.318cm" svg:y2="2.332cm">
          <text:p/>
        </draw:line>
        <draw:line draw:style-name="gr5" draw:layer="layout" svg:x1="6.318cm" svg:y1="2.459cm" svg:x2="6.254cm" svg:y2="2.523cm">
          <text:p/>
        </draw:line>
        <draw:line draw:style-name="gr5" draw:layer="layout" svg:x1="6.127cm" svg:y1="2.523cm" svg:x2="6.254cm" svg:y2="2.523cm">
          <text:p/>
        </draw:line>
        <draw:line draw:style-name="gr5" draw:layer="layout" svg:x1="6.254cm" svg:y1="2.523cm" svg:x2="6.127cm" svg:y2="2.523cm">
          <text:p/>
        </draw:line>
        <draw:line draw:style-name="gr5" draw:layer="layout" svg:x1="6.127cm" svg:y1="2.523cm" svg:x2="6.064cm" svg:y2="2.586cm">
          <text:p/>
        </draw:line>
        <draw:line draw:style-name="gr5" draw:layer="layout" svg:x1="6.064cm" svg:y1="2.586cm" svg:x2="6.064cm" svg:y2="2.713cm">
          <text:p/>
        </draw:line>
        <draw:line draw:style-name="gr5" draw:layer="layout" svg:x1="6.064cm" svg:y1="2.713cm" svg:x2="6.127cm" svg:y2="2.777cm">
          <text:p/>
        </draw:line>
        <draw:line draw:style-name="gr5" draw:layer="layout" svg:x1="6.318cm" svg:y1="2.586cm" svg:x2="6.318cm" svg:y2="2.713cm">
          <text:p/>
        </draw:line>
        <draw:line draw:style-name="gr5" draw:layer="layout" svg:x1="6.254cm" svg:y1="2.523cm" svg:x2="6.318cm" svg:y2="2.586cm">
          <text:p/>
        </draw:line>
        <draw:line draw:style-name="gr5" draw:layer="layout" svg:x1="6.318cm" svg:y1="2.713cm" svg:x2="6.254cm" svg:y2="2.777cm">
          <text:p/>
        </draw:line>
        <draw:line draw:style-name="gr5" draw:layer="layout" svg:x1="6.127cm" svg:y1="2.777cm" svg:x2="6.254cm" svg:y2="2.777cm">
          <text:p/>
        </draw:line>
        <draw:line draw:style-name="gr5" draw:layer="layout" svg:x1="6.254cm" svg:y1="2.777cm" svg:x2="6.127cm" svg:y2="2.777cm">
          <text:p/>
        </draw:line>
        <draw:line draw:style-name="gr5" draw:layer="layout" svg:x1="6.127cm" svg:y1="2.777cm" svg:x2="6.064cm" svg:y2="2.84cm">
          <text:p/>
        </draw:line>
        <draw:line draw:style-name="gr5" draw:layer="layout" svg:x1="6.064cm" svg:y1="2.84cm" svg:x2="6.064cm" svg:y2="2.967cm">
          <text:p/>
        </draw:line>
        <draw:line draw:style-name="gr5" draw:layer="layout" svg:x1="6.064cm" svg:y1="2.967cm" svg:x2="6.127cm" svg:y2="3.031cm">
          <text:p/>
        </draw:line>
        <draw:line draw:style-name="gr5" draw:layer="layout" svg:x1="6.318cm" svg:y1="2.84cm" svg:x2="6.318cm" svg:y2="2.967cm">
          <text:p/>
        </draw:line>
        <draw:line draw:style-name="gr5" draw:layer="layout" svg:x1="6.254cm" svg:y1="2.777cm" svg:x2="6.318cm" svg:y2="2.84cm">
          <text:p/>
        </draw:line>
        <draw:line draw:style-name="gr5" draw:layer="layout" svg:x1="6.318cm" svg:y1="2.967cm" svg:x2="6.254cm" svg:y2="3.031cm">
          <text:p/>
        </draw:line>
        <draw:line draw:style-name="gr5" draw:layer="layout" svg:x1="6.127cm" svg:y1="3.031cm" svg:x2="6.254cm" svg:y2="3.031cm">
          <text:p/>
        </draw:line>
        <draw:polyline draw:style-name="gr5" draw:layer="layout" svg:width="0.025cm" svg:height="0.025cm" svg:x="9.935cm" svg:y="7.306cm" svg:viewBox="0 0 26 26" draw:points="26,26 13,21 4,13 0,0">
          <text:p/>
        </draw:polyline>
        <draw:polyline draw:style-name="gr5" draw:layer="layout" svg:width="0.025cm" svg:height="0.024cm" svg:x="9.937cm" svg:y="7.103cm" svg:viewBox="0 0 26 25" draw:points="0,25 2,15 7,6 15,2 26,0">
          <text:p/>
        </draw:polyline>
        <draw:polyline draw:style-name="gr5" draw:layer="layout" svg:width="0.024cm" svg:height="0.025cm" svg:x="10.547cm" svg:y="7.105cm" svg:viewBox="0 0 25 26" draw:points="0,0 13,2 21,13 25,26">
          <text:p/>
        </draw:polyline>
        <draw:polyline draw:style-name="gr5" draw:layer="layout" svg:width="0.024cm" svg:height="0.025cm" svg:x="10.545cm" svg:y="7.308cm" svg:viewBox="0 0 25 26" draw:points="25,0 23,13 12,22 0,26">
          <text:p/>
        </draw:polyline>
        <draw:line draw:style-name="gr5" draw:layer="layout" svg:x1="9.937cm" svg:y1="7.128cm" svg:x2="9.935cm" svg:y2="7.306cm">
          <text:p/>
        </draw:line>
        <draw:line draw:style-name="gr5" draw:layer="layout" svg:x1="9.961cm" svg:y1="7.332cm" svg:x2="9.999cm" svg:y2="7.332cm">
          <text:p/>
        </draw:line>
        <draw:line draw:style-name="gr5" draw:layer="layout" svg:x1="10.011cm" svg:y1="7.319cm" svg:x2="9.999cm" svg:y2="7.332cm">
          <text:p/>
        </draw:line>
        <draw:line draw:style-name="gr5" draw:layer="layout" svg:x1="9.963cm" svg:y1="7.103cm" svg:x2="10.001cm" svg:y2="7.103cm">
          <text:p/>
        </draw:line>
        <draw:line draw:style-name="gr5" draw:layer="layout" svg:x1="10.013cm" svg:y1="7.116cm" svg:x2="10.001cm" svg:y2="7.103cm">
          <text:p/>
        </draw:line>
        <draw:line draw:style-name="gr5" draw:layer="layout" svg:x1="10.494cm" svg:y1="7.321cm" svg:x2="10.507cm" svg:y2="7.334cm">
          <text:p/>
        </draw:line>
        <draw:line draw:style-name="gr5" draw:layer="layout" svg:x1="10.494cm" svg:y1="7.321cm" svg:x2="10.011cm" svg:y2="7.319cm">
          <text:p/>
        </draw:line>
        <draw:line draw:style-name="gr5" draw:layer="layout" svg:x1="10.496cm" svg:y1="7.118cm" svg:x2="10.509cm" svg:y2="7.105cm">
          <text:p/>
        </draw:line>
        <draw:line draw:style-name="gr5" draw:layer="layout" svg:x1="10.496cm" svg:y1="7.118cm" svg:x2="10.013cm" svg:y2="7.116cm">
          <text:p/>
        </draw:line>
        <draw:line draw:style-name="gr5" draw:layer="layout" svg:x1="10.545cm" svg:y1="7.334cm" svg:x2="10.507cm" svg:y2="7.334cm">
          <text:p/>
        </draw:line>
        <draw:line draw:style-name="gr5" draw:layer="layout" svg:x1="10.547cm" svg:y1="7.105cm" svg:x2="10.509cm" svg:y2="7.105cm">
          <text:p/>
        </draw:line>
        <draw:line draw:style-name="gr5" draw:layer="layout" svg:x1="10.572cm" svg:y1="7.131cm" svg:x2="10.57cm" svg:y2="7.308cm">
          <text:p/>
        </draw:line>
        <draw:polygon draw:style-name="gr2" draw:layer="layout" svg:width="0.086cm" svg:height="0.06cm" svg:x="10.57cm" svg:y="7.188cm" svg:viewBox="0 0 87 61" draw:points="87,0 0,0 0,61 87,61">
          <text:p/>
        </draw:polygon>
        <draw:polygon draw:style-name="gr2" draw:layer="layout" svg:width="0.086cm" svg:height="0.06cm" svg:x="9.85cm" svg:y="7.186cm" svg:viewBox="0 0 87 61" draw:points="87,0 0,0 0,61 85,61">
          <text:p/>
        </draw:polygon>
        <draw:line draw:style-name="gr6" draw:layer="layout" svg:x1="7.558cm" svg:y1="2.205cm" svg:x2="7.558cm" svg:y2="2.142cm">
          <text:p/>
        </draw:line>
        <draw:line draw:style-name="gr6" draw:layer="layout" svg:x1="7.558cm" svg:y1="2.142cm" svg:x2="7.558cm" svg:y2="2.078cm">
          <text:p/>
        </draw:line>
        <draw:line draw:style-name="gr5" draw:layer="layout" svg:x1="7.558cm" svg:y1="2.142cm" svg:x2="7.435cm" svg:y2="2.142cm">
          <text:p/>
        </draw:line>
        <draw:line draw:style-name="gr6" draw:layer="layout" svg:x1="7.622cm" svg:y1="2.205cm" svg:x2="7.622cm" svg:y2="2.142cm">
          <text:p/>
        </draw:line>
        <draw:line draw:style-name="gr6" draw:layer="layout" svg:x1="7.622cm" svg:y1="2.142cm" svg:x2="7.622cm" svg:y2="2.078cm">
          <text:p/>
        </draw:line>
        <draw:line draw:style-name="gr5" draw:layer="layout" svg:x1="7.622cm" svg:y1="2.142cm" svg:x2="7.74cm" svg:y2="2.142cm">
          <text:p/>
        </draw:line>
        <draw:line draw:style-name="gr5" draw:layer="layout" svg:x1="7.219cm" svg:y1="2.243cm" svg:x2="7.219cm" svg:y2="2.04cm">
          <text:p/>
        </draw:line>
        <draw:line draw:style-name="gr5" draw:layer="layout" svg:x1="7.245cm" svg:y1="2.015cm" svg:x2="7.931cm" svg:y2="2.015cm">
          <text:p/>
        </draw:line>
        <draw:line draw:style-name="gr5" draw:layer="layout" svg:x1="7.956cm" svg:y1="2.04cm" svg:x2="7.956cm" svg:y2="2.243cm">
          <text:p/>
        </draw:line>
        <draw:line draw:style-name="gr5" draw:layer="layout" svg:x1="7.931cm" svg:y1="2.269cm" svg:x2="7.245cm" svg:y2="2.269cm">
          <text:p/>
        </draw:line>
        <draw:polyline draw:style-name="gr5" draw:layer="layout" svg:width="0.024cm" svg:height="0.025cm" svg:x="7.931cm" svg:y="2.243cm" svg:viewBox="0 0 25 26" draw:points="25,0 23,9 17,17 10,23 0,26">
          <text:p/>
        </draw:polyline>
        <draw:polyline draw:style-name="gr5" draw:layer="layout" svg:width="0.024cm" svg:height="0.024cm" svg:x="7.931cm" svg:y="2.015cm" svg:viewBox="0 0 25 25" draw:points="0,0 10,2 17,6 23,14 25,25">
          <text:p/>
        </draw:polyline>
        <draw:polyline draw:style-name="gr5" draw:layer="layout" svg:width="0.025cm" svg:height="0.024cm" svg:x="7.219cm" svg:y="2.015cm" svg:viewBox="0 0 26 25" draw:points="0,25 3,14 9,6 17,2 26,0">
          <text:p/>
        </draw:polyline>
        <draw:polyline draw:style-name="gr5" draw:layer="layout" svg:width="0.025cm" svg:height="0.025cm" svg:x="7.219cm" svg:y="2.243cm" svg:viewBox="0 0 26 26" draw:points="26,26 17,23 9,17 3,9 0,0">
          <text:p/>
        </draw:polyline>
        <draw:polyline draw:style-name="gr5" draw:layer="layout" svg:width="0.025cm" svg:height="0.022cm" svg:x="7.854cm" svg:y="5.632cm" svg:viewBox="0 0 26 23" draw:points="0,23 3,15 9,6 17,0 26,0">
          <text:p/>
        </draw:polyline>
        <draw:polyline draw:style-name="gr5" draw:layer="layout" svg:width="0.024cm" svg:height="0.024cm" svg:x="8.058cm" svg:y="5.632cm" svg:viewBox="0 0 25 25" draw:points="0,0 10,2 19,6 25,15 25,25">
          <text:p/>
        </draw:polyline>
        <draw:polyline draw:style-name="gr5" draw:layer="layout" svg:width="0.024cm" svg:height="0.024cm" svg:x="8.056cm" svg:y="6.242cm" svg:viewBox="0 0 25 25" draw:points="25,0 23,12 12,21 0,25">
          <text:p/>
        </draw:polyline>
        <draw:polyline draw:style-name="gr5" draw:layer="layout" svg:width="0.025cm" svg:height="0.025cm" svg:x="7.852cm" svg:y="6.239cm" svg:viewBox="0 0 26 26" draw:points="26,26 17,24 9,19 2,11 0,0">
          <text:p/>
        </draw:polyline>
        <draw:line draw:style-name="gr5" draw:layer="layout" svg:x1="8.058cm" svg:y1="5.632cm" svg:x2="7.88cm" svg:y2="5.632cm">
          <text:p/>
        </draw:line>
        <draw:line draw:style-name="gr5" draw:layer="layout" svg:x1="7.854cm" svg:y1="5.655cm" svg:x2="7.854cm" svg:y2="5.693cm">
          <text:p/>
        </draw:line>
        <draw:line draw:style-name="gr5" draw:layer="layout" svg:x1="7.867cm" svg:y1="5.706cm" svg:x2="7.854cm" svg:y2="5.693cm">
          <text:p/>
        </draw:line>
        <draw:line draw:style-name="gr5" draw:layer="layout" svg:x1="8.083cm" svg:y1="5.657cm" svg:x2="8.083cm" svg:y2="5.695cm">
          <text:p/>
        </draw:line>
        <draw:line draw:style-name="gr5" draw:layer="layout" svg:x1="8.07cm" svg:y1="5.708cm" svg:x2="8.083cm" svg:y2="5.695cm">
          <text:p/>
        </draw:line>
        <draw:line draw:style-name="gr5" draw:layer="layout" svg:x1="7.867cm" svg:y1="6.189cm" svg:x2="7.854cm" svg:y2="6.201cm">
          <text:p/>
        </draw:line>
        <draw:line draw:style-name="gr5" draw:layer="layout" svg:x1="7.867cm" svg:y1="6.189cm" svg:x2="7.867cm" svg:y2="5.706cm">
          <text:p/>
        </draw:line>
        <draw:line draw:style-name="gr5" draw:layer="layout" svg:x1="8.07cm" svg:y1="6.191cm" svg:x2="8.081cm" svg:y2="6.203cm">
          <text:p/>
        </draw:line>
        <draw:line draw:style-name="gr5" draw:layer="layout" svg:x1="8.07cm" svg:y1="6.191cm" svg:x2="8.07cm" svg:y2="5.708cm">
          <text:p/>
        </draw:line>
        <draw:line draw:style-name="gr5" draw:layer="layout" svg:x1="7.852cm" svg:y1="6.239cm" svg:x2="7.854cm" svg:y2="6.201cm">
          <text:p/>
        </draw:line>
        <draw:line draw:style-name="gr5" draw:layer="layout" svg:x1="8.081cm" svg:y1="6.242cm" svg:x2="8.081cm" svg:y2="6.203cm">
          <text:p/>
        </draw:line>
        <draw:line draw:style-name="gr5" draw:layer="layout" svg:x1="8.056cm" svg:y1="6.267cm" svg:x2="7.878cm" svg:y2="6.265cm">
          <text:p/>
        </draw:line>
        <draw:polygon draw:style-name="gr2" draw:layer="layout" svg:width="0.06cm" svg:height="0.086cm" svg:x="7.937cm" svg:y="6.265cm" svg:viewBox="0 0 61 87" draw:points="61,87 61,2 0,0 0,87">
          <text:p/>
        </draw:polygon>
        <draw:polygon draw:style-name="gr2" draw:layer="layout" svg:width="0.061cm" svg:height="0.086cm" svg:x="7.939cm" svg:y="5.545cm" svg:viewBox="0 0 62 87" draw:points="62,87 62,0 0,0 0,87">
          <text:p/>
        </draw:polygon>
        <draw:line draw:style-name="gr5" draw:layer="layout" svg:x1="15.127cm" svg:y1="2.218cm" svg:x2="14.012cm" svg:y2="2.218cm">
          <text:p/>
        </draw:line>
        <draw:line draw:style-name="gr5" draw:layer="layout" svg:x1="14.012cm" svg:y1="2.827cm" svg:x2="14.012cm" svg:y2="2.218cm">
          <text:p/>
        </draw:line>
        <draw:line draw:style-name="gr5" draw:layer="layout" svg:x1="14.012cm" svg:y1="2.827cm" svg:x2="15.127cm" svg:y2="2.827cm">
          <text:p/>
        </draw:line>
        <draw:line draw:style-name="gr5" draw:layer="layout" svg:x1="15.127cm" svg:y1="2.218cm" svg:x2="15.127cm" svg:y2="2.827cm">
          <text:p/>
        </draw:line>
        <draw:line draw:style-name="gr5" draw:layer="layout" svg:x1="14.19cm" svg:y1="2.675cm" svg:x2="14.647cm" svg:y2="2.675cm">
          <text:p/>
        </draw:line>
        <draw:line draw:style-name="gr5" draw:layer="layout" svg:x1="14.748cm" svg:y1="2.37cm" svg:x2="14.748cm" svg:y2="2.675cm">
          <text:p/>
        </draw:line>
        <draw:line draw:style-name="gr5" draw:layer="layout" svg:x1="14.748cm" svg:y1="2.37cm" svg:x2="14.698cm" svg:y2="2.37cm">
          <text:p/>
        </draw:line>
        <draw:line draw:style-name="gr5" draw:layer="layout" svg:x1="14.748cm" svg:y1="2.675cm" svg:x2="14.799cm" svg:y2="2.675cm">
          <text:p/>
        </draw:line>
        <draw:line draw:style-name="gr5" draw:layer="layout" svg:x1="14.799cm" svg:y1="2.37cm" svg:x2="14.799cm" svg:y2="2.675cm">
          <text:p/>
        </draw:line>
        <draw:line draw:style-name="gr5" draw:layer="layout" svg:x1="14.799cm" svg:y1="2.37cm" svg:x2="14.748cm" svg:y2="2.37cm">
          <text:p/>
        </draw:line>
        <draw:line draw:style-name="gr5" draw:layer="layout" svg:x1="14.95cm" svg:y1="2.37cm" svg:x2="14.901cm" svg:y2="2.37cm">
          <text:p/>
        </draw:line>
        <draw:line draw:style-name="gr5" draw:layer="layout" svg:x1="14.799cm" svg:y1="2.675cm" svg:x2="14.85cm" svg:y2="2.675cm">
          <text:p/>
        </draw:line>
        <draw:line draw:style-name="gr5" draw:layer="layout" svg:x1="14.19cm" svg:y1="2.675cm" svg:x2="14.19cm" svg:y2="2.662cm">
          <text:p/>
        </draw:line>
        <draw:line draw:style-name="gr5" draw:layer="layout" svg:x1="14.19cm" svg:y1="2.37cm" svg:x2="14.19cm" svg:y2="2.383cm">
          <text:p/>
        </draw:line>
        <draw:line draw:style-name="gr5" draw:layer="layout" svg:x1="14.647cm" svg:y1="2.65cm" svg:x2="14.647cm" svg:y2="2.675cm">
          <text:p/>
        </draw:line>
        <draw:line draw:style-name="gr5" draw:layer="layout" svg:x1="14.647cm" svg:y1="2.675cm" svg:x2="14.698cm" svg:y2="2.675cm">
          <text:p/>
        </draw:line>
        <draw:line draw:style-name="gr5" draw:layer="layout" svg:x1="14.698cm" svg:y1="2.675cm" svg:x2="14.698cm" svg:y2="2.599cm">
          <text:p/>
        </draw:line>
        <draw:line draw:style-name="gr5" draw:layer="layout" svg:x1="14.698cm" svg:y1="2.675cm" svg:x2="14.748cm" svg:y2="2.675cm">
          <text:p/>
        </draw:line>
        <draw:line draw:style-name="gr5" draw:layer="layout" svg:x1="14.85cm" svg:y1="2.624cm" svg:x2="14.85cm" svg:y2="2.675cm">
          <text:p/>
        </draw:line>
        <draw:line draw:style-name="gr5" draw:layer="layout" svg:x1="14.85cm" svg:y1="2.675cm" svg:x2="14.901cm" svg:y2="2.675cm">
          <text:p/>
        </draw:line>
        <draw:line draw:style-name="gr5" draw:layer="layout" svg:x1="14.901cm" svg:y1="2.662cm" svg:x2="14.901cm" svg:y2="2.675cm">
          <text:p/>
        </draw:line>
        <draw:line draw:style-name="gr5" draw:layer="layout" svg:x1="14.901cm" svg:y1="2.675cm" svg:x2="14.95cm" svg:y2="2.675cm">
          <text:p/>
        </draw:line>
        <draw:line draw:style-name="gr5" draw:layer="layout" svg:x1="14.95cm" svg:y1="2.662cm" svg:x2="14.95cm" svg:y2="2.675cm">
          <text:p/>
        </draw:line>
        <draw:line draw:style-name="gr5" draw:layer="layout" svg:x1="14.95cm" svg:y1="2.37cm" svg:x2="14.95cm" svg:y2="2.383cm">
          <text:p/>
        </draw:line>
        <draw:line draw:style-name="gr5" draw:layer="layout" svg:x1="14.901cm" svg:y1="2.37cm" svg:x2="14.901cm" svg:y2="2.383cm">
          <text:p/>
        </draw:line>
        <draw:line draw:style-name="gr5" draw:layer="layout" svg:x1="14.901cm" svg:y1="2.37cm" svg:x2="14.85cm" svg:y2="2.37cm">
          <text:p/>
        </draw:line>
        <draw:line draw:style-name="gr5" draw:layer="layout" svg:x1="14.85cm" svg:y1="2.37cm" svg:x2="14.85cm" svg:y2="2.421cm">
          <text:p/>
        </draw:line>
        <draw:line draw:style-name="gr5" draw:layer="layout" svg:x1="14.85cm" svg:y1="2.37cm" svg:x2="14.799cm" svg:y2="2.37cm">
          <text:p/>
        </draw:line>
        <draw:line draw:style-name="gr5" draw:layer="layout" svg:x1="14.698cm" svg:y1="2.37cm" svg:x2="14.698cm" svg:y2="2.446cm">
          <text:p/>
        </draw:line>
        <draw:line draw:style-name="gr5" draw:layer="layout" svg:x1="14.698cm" svg:y1="2.37cm" svg:x2="14.647cm" svg:y2="2.37cm">
          <text:p/>
        </draw:line>
        <draw:line draw:style-name="gr5" draw:layer="layout" svg:x1="14.647cm" svg:y1="2.37cm" svg:x2="14.647cm" svg:y2="2.396cm">
          <text:p/>
        </draw:line>
        <draw:line draw:style-name="gr5" draw:layer="layout" svg:x1="14.647cm" svg:y1="2.37cm" svg:x2="14.19cm" svg:y2="2.37cm">
          <text:p/>
        </draw:line>
        <draw:line draw:style-name="gr5" draw:layer="layout" svg:x1="14.571cm" svg:y1="1.659cm" svg:x2="14.571cm" svg:y2="1.553cm">
          <text:p/>
        </draw:line>
        <draw:line draw:style-name="gr7" draw:layer="layout" svg:x1="14.571cm" svg:y1="1.553cm" svg:x2="14.647cm" svg:y2="1.553cm">
          <text:p/>
        </draw:line>
        <draw:line draw:style-name="gr7" draw:layer="layout" svg:x1="14.571cm" svg:y1="1.553cm" svg:x2="14.494cm" svg:y2="1.553cm">
          <text:p/>
        </draw:line>
        <draw:line draw:style-name="gr7" draw:layer="layout" svg:x1="14.647cm" svg:y1="1.464cm" svg:x2="14.571cm" svg:y2="1.464cm">
          <text:p/>
        </draw:line>
        <draw:line draw:style-name="gr5" draw:layer="layout" svg:x1="14.571cm" svg:y1="1.464cm" svg:x2="14.571cm" svg:y2="1.354cm">
          <text:p/>
        </draw:line>
        <draw:line draw:style-name="gr7" draw:layer="layout" svg:x1="14.571cm" svg:y1="1.464cm" svg:x2="14.494cm" svg:y2="1.464cm">
          <text:p/>
        </draw:line>
        <draw:line draw:style-name="gr5" draw:layer="layout" svg:x1="14.914cm" svg:y1="1.875cm" svg:x2="14.228cm" svg:y2="1.875cm">
          <text:p/>
        </draw:line>
        <draw:line draw:style-name="gr5" draw:layer="layout" svg:x1="14.202cm" svg:y1="1.849cm" svg:x2="14.202cm" svg:y2="1.164cm">
          <text:p/>
        </draw:line>
        <draw:line draw:style-name="gr5" draw:layer="layout" svg:x1="14.228cm" svg:y1="1.138cm" svg:x2="14.914cm" svg:y2="1.138cm">
          <text:p/>
        </draw:line>
        <draw:line draw:style-name="gr5" draw:layer="layout" svg:x1="14.939cm" svg:y1="1.164cm" svg:x2="14.939cm" svg:y2="1.849cm">
          <text:p/>
        </draw:line>
        <draw:polyline draw:style-name="gr5" draw:layer="layout" svg:width="0.024cm" svg:height="0.025cm" svg:x="14.914cm" svg:y="1.138cm" svg:viewBox="0 0 25 26" draw:points="0,0 8,2 16,9 23,17 25,26">
          <text:p/>
        </draw:polyline>
        <draw:polyline draw:style-name="gr5" draw:layer="layout" svg:width="0.025cm" svg:height="0.025cm" svg:x="14.202cm" svg:y="1.138cm" svg:viewBox="0 0 26 26" draw:points="0,26 2,17 7,9 15,2 26,0">
          <text:p/>
        </draw:polyline>
        <draw:polyline draw:style-name="gr5" draw:layer="layout" svg:width="0.025cm" svg:height="0.025cm" svg:x="14.202cm" svg:y="1.849cm" svg:viewBox="0 0 26 26" draw:points="26,26 15,24 7,17 2,9 0,0">
          <text:p/>
        </draw:polyline>
        <draw:polyline draw:style-name="gr5" draw:layer="layout" svg:width="0.024cm" svg:height="0.025cm" svg:x="14.914cm" svg:y="1.849cm" svg:viewBox="0 0 25 26" draw:points="25,0 23,9 16,17 8,24 0,26">
          <text:p/>
        </draw:polyline>
        <draw:line draw:style-name="gr5" draw:layer="layout" svg:x1="7.461cm" svg:y1="6.544cm" svg:x2="7.461cm" svg:y2="6.115cm">
          <text:p/>
        </draw:line>
        <draw:line draw:style-name="gr5" draw:layer="layout" svg:x1="7.207cm" svg:y1="6.115cm" svg:x2="7.207cm" svg:y2="6.544cm">
          <text:p/>
        </draw:line>
        <draw:line draw:style-name="gr5" draw:layer="layout" svg:x1="7.435cm" svg:y1="6.089cm" svg:x2="7.232cm" svg:y2="6.089cm">
          <text:p/>
        </draw:line>
        <draw:line draw:style-name="gr5" draw:layer="layout" svg:x1="7.435cm" svg:y1="6.57cm" svg:x2="7.232cm" svg:y2="6.57cm">
          <text:p/>
        </draw:line>
        <draw:polyline draw:style-name="gr5" draw:layer="layout" svg:width="0.025cm" svg:height="0.025cm" svg:x="7.435cm" svg:y="6.089cm" svg:viewBox="0 0 26 26" draw:points="0,0 11,0 19,7 24,15 26,26">
          <text:p/>
        </draw:polyline>
        <draw:polyline draw:style-name="gr5" draw:layer="layout" svg:width="0.025cm" svg:height="0.025cm" svg:x="7.435cm" svg:y="6.544cm" svg:viewBox="0 0 26 26" draw:points="26,0 24,11 19,19 11,24 0,26">
          <text:p/>
        </draw:polyline>
        <draw:polyline draw:style-name="gr5" draw:layer="layout" svg:width="0.024cm" svg:height="0.025cm" svg:x="7.207cm" svg:y="6.089cm" svg:viewBox="0 0 25 26" draw:points="0,26 2,15 8,7 17,0 25,0">
          <text:p/>
        </draw:polyline>
        <draw:polyline draw:style-name="gr5" draw:layer="layout" svg:width="0.024cm" svg:height="0.025cm" svg:x="7.207cm" svg:y="6.544cm" svg:viewBox="0 0 25 26" draw:points="25,26 17,24 8,19 2,11 0,0">
          <text:p/>
        </draw:polyline>
        <draw:line draw:style-name="gr5" draw:layer="layout" svg:x1="7.334cm" svg:y1="6.29cm" svg:x2="7.334cm" svg:y2="6.303cm">
          <text:p/>
        </draw:line>
        <draw:line draw:style-name="gr8" draw:layer="layout" svg:x1="7.334cm" svg:y1="6.303cm" svg:x2="7.41cm" svg:y2="6.303cm">
          <text:p/>
        </draw:line>
        <draw:line draw:style-name="gr8" draw:layer="layout" svg:x1="7.334cm" svg:y1="6.303cm" svg:x2="7.258cm" svg:y2="6.303cm">
          <text:p/>
        </draw:line>
        <draw:line draw:style-name="gr8" draw:layer="layout" svg:x1="7.41cm" svg:y1="6.354cm" svg:x2="7.334cm" svg:y2="6.354cm">
          <text:p/>
        </draw:line>
        <draw:line draw:style-name="gr8" draw:layer="layout" svg:x1="7.334cm" svg:y1="6.354cm" svg:x2="7.258cm" svg:y2="6.354cm">
          <text:p/>
        </draw:line>
        <draw:line draw:style-name="gr5" draw:layer="layout" svg:x1="7.334cm" svg:y1="6.354cm" svg:x2="7.334cm" svg:y2="6.366cm">
          <text:p/>
        </draw:line>
        <draw:line draw:style-name="gr9" draw:layer="layout" svg:x1="13.112cm" svg:y1="1.38cm" svg:x2="12.981cm" svg:y2="1.38cm">
          <text:p/>
        </draw:line>
        <draw:path draw:style-name="gr10" draw:layer="layout" svg:width="0.079cm" svg:height="0.08cm" svg:x="13.009cm" svg:y="1.339cm" svg:viewBox="0 0 80 81" svg:d="m80 41c0 22-18 40-40 40s-40-18-40-40c0-23 18-41 40-41s40 18 40 41z">
          <text:p/>
        </draw:path>
        <draw:line draw:style-name="gr9" draw:layer="layout" svg:x1="13.112cm" svg:y1="1.888cm" svg:x2="12.981cm" svg:y2="1.888cm">
          <text:p/>
        </draw:line>
        <draw:path draw:style-name="gr10" draw:layer="layout" svg:width="0.079cm" svg:height="0.08cm" svg:x="13.009cm" svg:y="1.847cm" svg:viewBox="0 0 80 81" svg:d="m80 41c0 22-18 40-40 40s-40-18-40-40c0-23 18-41 40-41s40 18 40 41z">
          <text:p/>
        </draw:path>
        <draw:line draw:style-name="gr9" draw:layer="layout" svg:x1="13.112cm" svg:y1="1.634cm" svg:x2="12.981cm" svg:y2="1.634cm">
          <text:p/>
        </draw:line>
        <draw:path draw:style-name="gr10" draw:layer="layout" svg:width="0.079cm" svg:height="0.08cm" svg:x="13.009cm" svg:y="1.593cm" svg:viewBox="0 0 80 81" svg:d="m80 41c0 22-18 40-40 40s-40-18-40-40c0-23 18-41 40-41s40 18 40 41z">
          <text:p/>
        </draw:path>
        <draw:line draw:style-name="gr9" draw:layer="layout" svg:x1="9.939cm" svg:y1="2.523cm" svg:x2="9.806cm" svg:y2="2.523cm">
          <text:p/>
        </draw:line>
        <draw:path draw:style-name="gr10" draw:layer="layout" svg:width="0.079cm" svg:height="0.08cm" svg:x="9.836cm" svg:y="2.482cm" svg:viewBox="0 0 80 81" svg:d="m80 41c0 22-18 40-40 40s-40-18-40-40c0-23 18-41 40-41s40 18 40 41z">
          <text:p/>
        </draw:path>
        <draw:line draw:style-name="gr9" draw:layer="layout" svg:x1="9.939cm" svg:y1="3.031cm" svg:x2="9.806cm" svg:y2="3.031cm">
          <text:p/>
        </draw:line>
        <draw:path draw:style-name="gr10" draw:layer="layout" svg:width="0.079cm" svg:height="0.08cm" svg:x="9.836cm" svg:y="2.99cm" svg:viewBox="0 0 80 81" svg:d="m80 41c0 22-18 40-40 40s-40-18-40-40c0-23 18-41 40-41s40 18 40 41z">
          <text:p/>
        </draw:path>
        <draw:line draw:style-name="gr9" draw:layer="layout" svg:x1="9.939cm" svg:y1="2.777cm" svg:x2="9.806cm" svg:y2="2.777cm">
          <text:p/>
        </draw:line>
        <draw:path draw:style-name="gr10" draw:layer="layout" svg:width="0.079cm" svg:height="0.08cm" svg:x="9.836cm" svg:y="2.736cm" svg:viewBox="0 0 80 81" svg:d="m80 41c0 22-18 40-40 40s-40-18-40-40c0-23 18-41 40-41s40 18 40 41z">
          <text:p/>
        </draw:path>
        <draw:line draw:style-name="gr9" draw:layer="layout" svg:x1="13.62cm" svg:y1="2.523cm" svg:x2="13.489cm" svg:y2="2.523cm">
          <text:p/>
        </draw:line>
        <draw:path draw:style-name="gr10" draw:layer="layout" svg:width="0.079cm" svg:height="0.08cm" svg:x="13.517cm" svg:y="2.482cm" svg:viewBox="0 0 80 81" svg:d="m80 41c0 22-18 40-40 40s-40-18-40-40c0-23 18-41 40-41s40 18 40 41z">
          <text:p/>
        </draw:path>
        <draw:line draw:style-name="gr9" draw:layer="layout" svg:x1="13.62cm" svg:y1="3.031cm" svg:x2="13.489cm" svg:y2="3.031cm">
          <text:p/>
        </draw:line>
        <draw:path draw:style-name="gr10" draw:layer="layout" svg:width="0.079cm" svg:height="0.08cm" svg:x="13.517cm" svg:y="2.99cm" svg:viewBox="0 0 80 81" svg:d="m80 41c0 22-18 40-40 40s-40-18-40-40c0-23 18-41 40-41s40 18 40 41z">
          <text:p/>
        </draw:path>
        <draw:line draw:style-name="gr9" draw:layer="layout" svg:x1="13.62cm" svg:y1="2.777cm" svg:x2="13.489cm" svg:y2="2.777cm">
          <text:p/>
        </draw:line>
        <draw:path draw:style-name="gr10" draw:layer="layout" svg:width="0.079cm" svg:height="0.08cm" svg:x="13.517cm" svg:y="2.736cm" svg:viewBox="0 0 80 81" svg:d="m80 41c0 22-18 40-40 40s-40-18-40-40c0-23 18-41 40-41s40 18 40 41z">
          <text:p/>
        </draw:path>
        <draw:line draw:style-name="gr9" draw:layer="layout" svg:x1="10.447cm" svg:y1="1.38cm" svg:x2="10.314cm" svg:y2="1.38cm">
          <text:p/>
        </draw:line>
        <draw:path draw:style-name="gr10" draw:layer="layout" svg:width="0.079cm" svg:height="0.08cm" svg:x="10.342cm" svg:y="1.339cm" svg:viewBox="0 0 80 81" svg:d="m80 41c0 22-18 40-40 40s-40-18-40-40c0-23 18-41 40-41s40 18 40 41z">
          <text:p/>
        </draw:path>
        <draw:line draw:style-name="gr9" draw:layer="layout" svg:x1="10.447cm" svg:y1="1.888cm" svg:x2="10.314cm" svg:y2="1.888cm">
          <text:p/>
        </draw:line>
        <draw:path draw:style-name="gr10" draw:layer="layout" svg:width="0.079cm" svg:height="0.08cm" svg:x="10.342cm" svg:y="1.847cm" svg:viewBox="0 0 80 81" svg:d="m80 41c0 22-18 40-40 40s-40-18-40-40c0-23 18-41 40-41s40 18 40 41z">
          <text:p/>
        </draw:path>
        <draw:line draw:style-name="gr9" draw:layer="layout" svg:x1="10.447cm" svg:y1="1.634cm" svg:x2="10.314cm" svg:y2="1.634cm">
          <text:p/>
        </draw:line>
        <draw:path draw:style-name="gr10" draw:layer="layout" svg:width="0.079cm" svg:height="0.08cm" svg:x="10.342cm" svg:y="1.593cm" svg:viewBox="0 0 80 81" svg:d="m80 41c0 22-18 40-40 40s-40-18-40-40c0-23 18-41 40-41s40 18 40 41z">
          <text:p/>
        </draw:path>
        <draw:line draw:style-name="gr11" draw:layer="layout" svg:x1="11.021cm" svg:y1="1.384cm" svg:x2="10.869cm" svg:y2="1.384cm">
          <text:p/>
        </draw:line>
        <draw:path draw:style-name="gr10" draw:layer="layout" svg:width="0.101cm" svg:height="0.101cm" svg:x="10.896cm" svg:y="1.333cm" svg:viewBox="0 0 102 102" svg:d="m102 51c0 28-23 51-51 51s-51-23-51-51 23-51 51-51 51 23 51 51z">
          <text:p/>
        </draw:path>
        <draw:line draw:style-name="gr11" draw:layer="layout" svg:x1="11.021cm" svg:y1="1.634cm" svg:x2="10.869cm" svg:y2="1.634cm">
          <text:p/>
        </draw:line>
        <draw:path draw:style-name="gr10" draw:layer="layout" svg:width="0.101cm" svg:height="0.1cm" svg:x="10.896cm" svg:y="1.583cm" svg:viewBox="0 0 102 101" svg:d="m102 51c0 28-23 50-51 50s-51-22-51-50 23-51 51-51 51 23 51 51z">
          <text:p/>
        </draw:path>
        <draw:line draw:style-name="gr11" draw:layer="layout" svg:x1="11.021cm" svg:y1="1.883cm" svg:x2="10.869cm" svg:y2="1.883cm">
          <text:p/>
        </draw:line>
        <draw:path draw:style-name="gr10" draw:layer="layout" svg:width="0.101cm" svg:height="0.1cm" svg:x="10.896cm" svg:y="1.833cm" svg:viewBox="0 0 102 101" svg:d="m102 50c0 28-23 51-51 51s-51-23-51-51 23-50 51-50 51 22 51 50z">
          <text:p/>
        </draw:path>
        <draw:line draw:style-name="gr11" draw:layer="layout" svg:x1="12.924cm" svg:y1="2.527cm" svg:x2="12.771cm" svg:y2="2.527cm">
          <text:p/>
        </draw:line>
        <draw:path draw:style-name="gr10" draw:layer="layout" svg:width="0.101cm" svg:height="0.101cm" svg:x="12.799cm" svg:y="2.476cm" svg:viewBox="0 0 102 102" svg:d="m102 51c0 28-23 51-51 51s-51-23-51-51 23-51 51-51 51 23 51 51z">
          <text:p/>
        </draw:path>
        <draw:line draw:style-name="gr11" draw:layer="layout" svg:x1="12.924cm" svg:y1="2.777cm" svg:x2="12.771cm" svg:y2="2.777cm">
          <text:p/>
        </draw:line>
        <draw:path draw:style-name="gr10" draw:layer="layout" svg:width="0.101cm" svg:height="0.1cm" svg:x="12.799cm" svg:y="2.726cm" svg:viewBox="0 0 102 101" svg:d="m102 51c0 28-23 50-51 50s-51-22-51-50 23-51 51-51 51 23 51 51z">
          <text:p/>
        </draw:path>
        <draw:line draw:style-name="gr11" draw:layer="layout" svg:x1="12.924cm" svg:y1="3.026cm" svg:x2="12.771cm" svg:y2="3.026cm">
          <text:p/>
        </draw:line>
        <draw:path draw:style-name="gr10" draw:layer="layout" svg:width="0.101cm" svg:height="0.1cm" svg:x="12.799cm" svg:y="2.976cm" svg:viewBox="0 0 102 101" svg:d="m102 50c0 28-23 51-51 51s-51-23-51-51 23-50 51-50 51 22 51 50z">
          <text:p/>
        </draw:path>
        <draw:line draw:style-name="gr11" draw:layer="layout" svg:x1="12.543cm" svg:y1="1.384cm" svg:x2="12.39cm" svg:y2="1.384cm">
          <text:p/>
        </draw:line>
        <draw:path draw:style-name="gr10" draw:layer="layout" svg:width="0.101cm" svg:height="0.101cm" svg:x="12.418cm" svg:y="1.333cm" svg:viewBox="0 0 102 102" svg:d="m102 51c0 28-23 51-51 51s-51-23-51-51 23-51 51-51 51 23 51 51z">
          <text:p/>
        </draw:path>
        <draw:line draw:style-name="gr11" draw:layer="layout" svg:x1="12.543cm" svg:y1="1.634cm" svg:x2="12.39cm" svg:y2="1.634cm">
          <text:p/>
        </draw:line>
        <draw:path draw:style-name="gr10" draw:layer="layout" svg:width="0.101cm" svg:height="0.1cm" svg:x="12.418cm" svg:y="1.583cm" svg:viewBox="0 0 102 101" svg:d="m102 51c0 28-23 50-51 50s-51-22-51-50 23-51 51-51 51 23 51 51z">
          <text:p/>
        </draw:path>
        <draw:line draw:style-name="gr11" draw:layer="layout" svg:x1="12.543cm" svg:y1="1.883cm" svg:x2="12.39cm" svg:y2="1.883cm">
          <text:p/>
        </draw:line>
        <draw:path draw:style-name="gr10" draw:layer="layout" svg:width="0.101cm" svg:height="0.1cm" svg:x="12.418cm" svg:y="1.833cm" svg:viewBox="0 0 102 101" svg:d="m102 50c0 28-23 51-51 51s-51-23-51-51 23-50 51-50 51 22 51 50z">
          <text:p/>
        </draw:path>
        <draw:line draw:style-name="gr11" draw:layer="layout" svg:x1="10.64cm" svg:y1="2.527cm" svg:x2="10.488cm" svg:y2="2.527cm">
          <text:p/>
        </draw:line>
        <draw:path draw:style-name="gr10" draw:layer="layout" svg:width="0.101cm" svg:height="0.101cm" svg:x="10.515cm" svg:y="2.476cm" svg:viewBox="0 0 102 102" svg:d="m102 51c0 28-23 51-51 51s-51-23-51-51 23-51 51-51 51 23 51 51z">
          <text:p/>
        </draw:path>
        <draw:line draw:style-name="gr11" draw:layer="layout" svg:x1="10.64cm" svg:y1="2.777cm" svg:x2="10.488cm" svg:y2="2.777cm">
          <text:p/>
        </draw:line>
        <draw:path draw:style-name="gr10" draw:layer="layout" svg:width="0.101cm" svg:height="0.1cm" svg:x="10.515cm" svg:y="2.726cm" svg:viewBox="0 0 102 101" svg:d="m102 51c0 28-23 50-51 50s-51-22-51-50 23-51 51-51 51 23 51 51z">
          <text:p/>
        </draw:path>
        <draw:line draw:style-name="gr11" draw:layer="layout" svg:x1="10.64cm" svg:y1="3.026cm" svg:x2="10.488cm" svg:y2="3.026cm">
          <text:p/>
        </draw:line>
        <draw:path draw:style-name="gr10" draw:layer="layout" svg:width="0.101cm" svg:height="0.1cm" svg:x="10.515cm" svg:y="2.976cm" svg:viewBox="0 0 102 101" svg:d="m102 50c0 28-23 51-51 51s-51-23-51-51 23-50 51-50 51 22 51 50z">
          <text:p/>
        </draw:path>
        <draw:line draw:style-name="gr9" draw:layer="layout" svg:x1="11.523cm" svg:y1="1.06cm" svg:x2="11.523cm" svg:y2="1.191cm">
          <text:p/>
        </draw:line>
        <draw:path draw:style-name="gr10" draw:layer="layout" svg:width="0.079cm" svg:height="0.08cm" svg:x="11.485cm" svg:y="1.085cm" svg:viewBox="0 0 80 81" svg:d="m80 41c0 22-18 40-40 40s-40-18-40-40c0-23 18-41 40-41s40 18 40 41z">
          <text:p/>
        </draw:path>
        <draw:line draw:style-name="gr9" draw:layer="layout" svg:x1="11.523cm" svg:y1="2.076cm" svg:x2="11.523cm" svg:y2="2.207cm">
          <text:p/>
        </draw:line>
        <draw:path draw:style-name="gr10" draw:layer="layout" svg:width="0.079cm" svg:height="0.08cm" svg:x="11.485cm" svg:y="2.101cm" svg:viewBox="0 0 80 81" svg:d="m80 41c0 22-18 40-40 40s-40-18-40-40c0-23 18-41 40-41s40 18 40 41z">
          <text:p/>
        </draw:path>
        <draw:line draw:style-name="gr9" draw:layer="layout" svg:x1="11.904cm" svg:y1="1.06cm" svg:x2="11.904cm" svg:y2="1.191cm">
          <text:p/>
        </draw:line>
        <draw:path draw:style-name="gr10" draw:layer="layout" svg:width="0.079cm" svg:height="0.08cm" svg:x="11.866cm" svg:y="1.085cm" svg:viewBox="0 0 80 81" svg:d="m80 41c0 22-18 40-40 40s-40-18-40-40c0-23 18-41 40-41s40 18 40 41z">
          <text:p/>
        </draw:path>
        <draw:line draw:style-name="gr9" draw:layer="layout" svg:x1="11.904cm" svg:y1="2.076cm" svg:x2="11.904cm" svg:y2="2.207cm">
          <text:p/>
        </draw:line>
        <draw:path draw:style-name="gr10" draw:layer="layout" svg:width="0.079cm" svg:height="0.08cm" svg:x="11.866cm" svg:y="2.101cm" svg:viewBox="0 0 80 81" svg:d="m80 41c0 22-18 40-40 40s-40-18-40-40c0-23 18-41 40-41s40 18 40 41z">
          <text:p/>
        </draw:path>
        <draw:line draw:style-name="gr9" draw:layer="layout" svg:x1="11.904cm" svg:y1="2.582cm" svg:x2="11.904cm" svg:y2="2.715cm">
          <text:p/>
        </draw:line>
        <draw:path draw:style-name="gr10" draw:layer="layout" svg:width="0.079cm" svg:height="0.08cm" svg:x="11.866cm" svg:y="2.609cm" svg:viewBox="0 0 80 81" svg:d="m80 41c0 22-18 40-40 40s-40-18-40-40c0-23 18-41 40-41s40 18 40 41z">
          <text:p/>
        </draw:path>
        <draw:line draw:style-name="gr9" draw:layer="layout" svg:x1="11.904cm" svg:y1="3.598cm" svg:x2="11.904cm" svg:y2="3.729cm">
          <text:p/>
        </draw:line>
        <draw:path draw:style-name="gr10" draw:layer="layout" svg:width="0.079cm" svg:height="0.08cm" svg:x="11.866cm" svg:y="3.623cm" svg:viewBox="0 0 80 81" svg:d="m80 40c0 23-18 41-40 41s-40-18-40-41c0-22 18-40 40-40s40 18 40 40z">
          <text:p/>
        </draw:path>
        <draw:line draw:style-name="gr9" draw:layer="layout" svg:x1="11.523cm" svg:y1="2.582cm" svg:x2="11.523cm" svg:y2="2.715cm">
          <text:p/>
        </draw:line>
        <draw:path draw:style-name="gr10" draw:layer="layout" svg:width="0.079cm" svg:height="0.08cm" svg:x="11.485cm" svg:y="2.609cm" svg:viewBox="0 0 80 81" svg:d="m80 41c0 22-18 40-40 40s-40-18-40-40c0-23 18-41 40-41s40 18 40 41z">
          <text:p/>
        </draw:path>
        <draw:line draw:style-name="gr9" draw:layer="layout" svg:x1="11.523cm" svg:y1="3.598cm" svg:x2="11.523cm" svg:y2="3.729cm">
          <text:p/>
        </draw:line>
        <draw:path draw:style-name="gr10" draw:layer="layout" svg:width="0.079cm" svg:height="0.08cm" svg:x="11.485cm" svg:y="3.623cm" svg:viewBox="0 0 80 81" svg:d="m80 40c0 23-18 41-40 41s-40-18-40-41c0-22 18-40 40-40s40 18 40 40z">
          <text:p/>
        </draw:path>
        <draw:polygon draw:style-name="gr12" draw:layer="layout" svg:width="0.13cm" svg:height="0.13cm" svg:x="13.87cm" svg:y="3.852cm" svg:viewBox="0 0 131 131" draw:points="0,93 38,131 93,131 131,93 131,38 93,0 38,0 0,38">
          <text:p/>
        </draw:polygon>
        <draw:path draw:style-name="gr10" draw:layer="layout" svg:width="0.079cm" svg:height="0.08cm" svg:x="13.898cm" svg:y="3.877cm" svg:viewBox="0 0 80 81" svg:d="m80 40c0 23-18 41-40 41s-40-18-40-41c0-22 18-40 40-40s40 18 40 40z">
          <text:p/>
        </draw:path>
        <draw:polygon draw:style-name="gr12" draw:layer="layout" svg:width="0.13cm" svg:height="0.13cm" svg:x="13.87cm" svg:y="2.838cm" svg:viewBox="0 0 131 131" draw:points="0,93 38,131 93,131 131,93 131,38 93,0 38,0 0,38">
          <text:p/>
        </draw:polygon>
        <draw:path draw:style-name="gr10" draw:layer="layout" svg:width="0.079cm" svg:height="0.08cm" svg:x="13.898cm" svg:y="2.863cm" svg:viewBox="0 0 80 81" svg:d="m80 41c0 22-18 40-40 40s-40-18-40-40c0-23 18-41 40-41s40 18 40 41z">
          <text:p/>
        </draw:path>
        <draw:polygon draw:style-name="gr12" draw:layer="layout" svg:width="0.13cm" svg:height="0.13cm" svg:x="13.489cm" svg:y="2.203cm" svg:viewBox="0 0 131 131" draw:points="0,93 38,131 93,131 131,93 131,38 93,0 38,0 0,38">
          <text:p/>
        </draw:polygon>
        <draw:path draw:style-name="gr10" draw:layer="layout" svg:width="0.079cm" svg:height="0.08cm" svg:x="13.517cm" svg:y="2.228cm" svg:viewBox="0 0 80 81" svg:d="m80 41c0 22-18 40-40 40s-40-18-40-40c0-23 18-41 40-41s40 18 40 41z">
          <text:p/>
        </draw:path>
        <draw:polygon draw:style-name="gr12" draw:layer="layout" svg:width="0.13cm" svg:height="0.13cm" svg:x="13.489cm" svg:y="1.187cm" svg:viewBox="0 0 131 131" draw:points="0,93 38,131 93,131 131,93 131,38 93,0 38,0 0,38">
          <text:p/>
        </draw:polygon>
        <draw:path draw:style-name="gr10" draw:layer="layout" svg:width="0.079cm" svg:height="0.08cm" svg:x="13.517cm" svg:y="1.212cm" svg:viewBox="0 0 80 81" svg:d="m80 41c0 22-18 40-40 40s-40-18-40-40c0-23 18-41 40-41s40 18 40 41z">
          <text:p/>
        </draw:path>
        <draw:polygon draw:style-name="gr12" draw:layer="layout" svg:width="0.13cm" svg:height="0.13cm" svg:x="9.808cm" svg:y="2.203cm" svg:viewBox="0 0 131 131" draw:points="0,93 38,131 93,131 131,93 131,38 93,0 38,0 0,38">
          <text:p/>
        </draw:polygon>
        <draw:path draw:style-name="gr10" draw:layer="layout" svg:width="0.079cm" svg:height="0.08cm" svg:x="9.836cm" svg:y="2.228cm" svg:viewBox="0 0 80 81" svg:d="m80 41c0 22-18 40-40 40s-40-18-40-40c0-23 18-41 40-41s40 18 40 41z">
          <text:p/>
        </draw:path>
        <draw:polygon draw:style-name="gr12" draw:layer="layout" svg:width="0.13cm" svg:height="0.13cm" svg:x="9.808cm" svg:y="1.187cm" svg:viewBox="0 0 131 131" draw:points="0,93 38,131 93,131 131,93 131,38 93,0 38,0 0,38">
          <text:p/>
        </draw:polygon>
        <draw:path draw:style-name="gr10" draw:layer="layout" svg:width="0.079cm" svg:height="0.08cm" svg:x="9.836cm" svg:y="1.212cm" svg:viewBox="0 0 80 81" svg:d="m80 41c0 22-18 40-40 40s-40-18-40-40c0-23 18-41 40-41s40 18 40 41z">
          <text:p/>
        </draw:path>
        <draw:polygon draw:style-name="gr12" draw:layer="layout" svg:width="0.13cm" svg:height="0.13cm" svg:x="9.427cm" svg:y="3.852cm" svg:viewBox="0 0 131 131" draw:points="0,93 38,131 93,131 131,93 131,38 93,0 38,0 0,38">
          <text:p/>
        </draw:polygon>
        <draw:path draw:style-name="gr10" draw:layer="layout" svg:width="0.079cm" svg:height="0.08cm" svg:x="9.455cm" svg:y="3.877cm" svg:viewBox="0 0 80 81" svg:d="m80 40c0 23-18 41-40 41s-40-18-40-41c0-22 18-40 40-40s40 18 40 40z">
          <text:p/>
        </draw:path>
        <draw:polygon draw:style-name="gr12" draw:layer="layout" svg:width="0.13cm" svg:height="0.13cm" svg:x="9.427cm" svg:y="2.838cm" svg:viewBox="0 0 131 131" draw:points="0,93 38,131 93,131 131,93 131,38 93,0 38,0 0,38">
          <text:p/>
        </draw:polygon>
        <draw:path draw:style-name="gr10" draw:layer="layout" svg:width="0.079cm" svg:height="0.08cm" svg:x="9.455cm" svg:y="2.863cm" svg:viewBox="0 0 80 81" svg:d="m80 41c0 22-18 40-40 40s-40-18-40-40c0-23 18-41 40-41s40 18 40 41z">
          <text:p/>
        </draw:path>
        <draw:line draw:style-name="gr9" draw:layer="layout" svg:x1="13.112cm" svg:y1="4.933cm" svg:x2="12.981cm" svg:y2="4.933cm">
          <text:p/>
        </draw:line>
        <draw:path draw:style-name="gr10" draw:layer="layout" svg:width="0.079cm" svg:height="0.08cm" svg:x="13.009cm" svg:y="4.893cm" svg:viewBox="0 0 80 81" svg:d="m80 40c0 23-18 41-40 41s-40-18-40-41c0-22 18-40 40-40s40 18 40 40z">
          <text:p/>
        </draw:path>
        <draw:line draw:style-name="gr9" draw:layer="layout" svg:x1="13.112cm" svg:y1="5.441cm" svg:x2="12.981cm" svg:y2="5.441cm">
          <text:p/>
        </draw:line>
        <draw:path draw:style-name="gr10" draw:layer="layout" svg:width="0.079cm" svg:height="0.08cm" svg:x="13.009cm" svg:y="5.401cm" svg:viewBox="0 0 80 81" svg:d="m80 40c0 23-18 41-40 41s-40-18-40-41c0-22 18-40 40-40s40 18 40 40z">
          <text:p/>
        </draw:path>
        <draw:line draw:style-name="gr9" draw:layer="layout" svg:x1="13.112cm" svg:y1="5.187cm" svg:x2="12.981cm" svg:y2="5.187cm">
          <text:p/>
        </draw:line>
        <draw:path draw:style-name="gr10" draw:layer="layout" svg:width="0.079cm" svg:height="0.08cm" svg:x="13.009cm" svg:y="5.147cm" svg:viewBox="0 0 80 81" svg:d="m80 40c0 23-18 41-40 41s-40-18-40-41c0-22 18-40 40-40s40 18 40 40z">
          <text:p/>
        </draw:path>
        <draw:line draw:style-name="gr9" draw:layer="layout" svg:x1="9.939cm" svg:y1="6.076cm" svg:x2="9.806cm" svg:y2="6.076cm">
          <text:p/>
        </draw:line>
        <draw:path draw:style-name="gr10" draw:layer="layout" svg:width="0.079cm" svg:height="0.08cm" svg:x="9.836cm" svg:y="6.036cm" svg:viewBox="0 0 80 81" svg:d="m80 40c0 23-18 41-40 41s-40-18-40-41c0-22 18-40 40-40s40 18 40 40z">
          <text:p/>
        </draw:path>
        <draw:line draw:style-name="gr9" draw:layer="layout" svg:x1="9.939cm" svg:y1="6.582cm" svg:x2="9.806cm" svg:y2="6.582cm">
          <text:p/>
        </draw:line>
        <draw:path draw:style-name="gr10" draw:layer="layout" svg:width="0.079cm" svg:height="0.08cm" svg:x="9.836cm" svg:y="6.542cm" svg:viewBox="0 0 80 81" svg:d="m80 40c0 23-18 41-40 41s-40-18-40-41c0-22 18-40 40-40s40 18 40 40z">
          <text:p/>
        </draw:path>
        <draw:line draw:style-name="gr9" draw:layer="layout" svg:x1="9.939cm" svg:y1="6.328cm" svg:x2="9.806cm" svg:y2="6.328cm">
          <text:p/>
        </draw:line>
        <draw:path draw:style-name="gr10" draw:layer="layout" svg:width="0.079cm" svg:height="0.08cm" svg:x="9.836cm" svg:y="6.288cm" svg:viewBox="0 0 80 81" svg:d="m80 40c0 23-18 41-40 41s-40-18-40-41c0-22 18-40 40-40s40 18 40 40z">
          <text:p/>
        </draw:path>
        <draw:line draw:style-name="gr9" draw:layer="layout" svg:x1="13.62cm" svg:y1="6.076cm" svg:x2="13.489cm" svg:y2="6.076cm">
          <text:p/>
        </draw:line>
        <draw:path draw:style-name="gr10" draw:layer="layout" svg:width="0.079cm" svg:height="0.08cm" svg:x="13.517cm" svg:y="6.036cm" svg:viewBox="0 0 80 81" svg:d="m80 40c0 23-18 41-40 41s-40-18-40-41c0-22 18-40 40-40s40 18 40 40z">
          <text:p/>
        </draw:path>
        <draw:line draw:style-name="gr9" draw:layer="layout" svg:x1="13.62cm" svg:y1="6.582cm" svg:x2="13.489cm" svg:y2="6.582cm">
          <text:p/>
        </draw:line>
        <draw:path draw:style-name="gr10" draw:layer="layout" svg:width="0.079cm" svg:height="0.08cm" svg:x="13.517cm" svg:y="6.542cm" svg:viewBox="0 0 80 81" svg:d="m80 40c0 23-18 41-40 41s-40-18-40-41c0-22 18-40 40-40s40 18 40 40z">
          <text:p/>
        </draw:path>
        <draw:line draw:style-name="gr9" draw:layer="layout" svg:x1="13.62cm" svg:y1="6.328cm" svg:x2="13.489cm" svg:y2="6.328cm">
          <text:p/>
        </draw:line>
        <draw:path draw:style-name="gr10" draw:layer="layout" svg:width="0.079cm" svg:height="0.08cm" svg:x="13.517cm" svg:y="6.288cm" svg:viewBox="0 0 80 81" svg:d="m80 40c0 23-18 41-40 41s-40-18-40-41c0-22 18-40 40-40s40 18 40 40z">
          <text:p/>
        </draw:path>
        <draw:line draw:style-name="gr9" draw:layer="layout" svg:x1="10.447cm" svg:y1="4.933cm" svg:x2="10.314cm" svg:y2="4.933cm">
          <text:p/>
        </draw:line>
        <draw:path draw:style-name="gr10" draw:layer="layout" svg:width="0.079cm" svg:height="0.08cm" svg:x="10.342cm" svg:y="4.893cm" svg:viewBox="0 0 80 81" svg:d="m80 40c0 23-18 41-40 41s-40-18-40-41c0-22 18-40 40-40s40 18 40 40z">
          <text:p/>
        </draw:path>
        <draw:line draw:style-name="gr9" draw:layer="layout" svg:x1="10.447cm" svg:y1="5.441cm" svg:x2="10.314cm" svg:y2="5.441cm">
          <text:p/>
        </draw:line>
        <draw:path draw:style-name="gr10" draw:layer="layout" svg:width="0.079cm" svg:height="0.08cm" svg:x="10.342cm" svg:y="5.401cm" svg:viewBox="0 0 80 81" svg:d="m80 40c0 23-18 41-40 41s-40-18-40-41c0-22 18-40 40-40s40 18 40 40z">
          <text:p/>
        </draw:path>
        <draw:line draw:style-name="gr9" draw:layer="layout" svg:x1="10.447cm" svg:y1="5.187cm" svg:x2="10.314cm" svg:y2="5.187cm">
          <text:p/>
        </draw:line>
        <draw:path draw:style-name="gr10" draw:layer="layout" svg:width="0.079cm" svg:height="0.08cm" svg:x="10.342cm" svg:y="5.147cm" svg:viewBox="0 0 80 81" svg:d="m80 40c0 23-18 41-40 41s-40-18-40-41c0-22 18-40 40-40s40 18 40 40z">
          <text:p/>
        </draw:path>
        <draw:line draw:style-name="gr11" draw:layer="layout" svg:x1="11.021cm" svg:y1="4.938cm" svg:x2="10.869cm" svg:y2="4.938cm">
          <text:p/>
        </draw:line>
        <draw:path draw:style-name="gr10" draw:layer="layout" svg:width="0.101cm" svg:height="0.1cm" svg:x="10.896cm" svg:y="4.887cm" svg:viewBox="0 0 102 101" svg:d="m102 51c0 28-23 50-51 50s-51-22-51-50 23-51 51-51 51 23 51 51z">
          <text:p/>
        </draw:path>
        <draw:line draw:style-name="gr11" draw:layer="layout" svg:x1="11.021cm" svg:y1="5.187cm" svg:x2="10.869cm" svg:y2="5.187cm">
          <text:p/>
        </draw:line>
        <draw:path draw:style-name="gr10" draw:layer="layout" svg:width="0.101cm" svg:height="0.1cm" svg:x="10.896cm" svg:y="5.137cm" svg:viewBox="0 0 102 101" svg:d="m102 50c0 29-23 51-51 51s-51-22-51-51c0-28 23-50 51-50s51 22 51 50z">
          <text:p/>
        </draw:path>
        <draw:line draw:style-name="gr11" draw:layer="layout" svg:x1="11.021cm" svg:y1="5.437cm" svg:x2="10.869cm" svg:y2="5.437cm">
          <text:p/>
        </draw:line>
        <draw:path draw:style-name="gr10" draw:layer="layout" svg:width="0.101cm" svg:height="0.101cm" svg:x="10.896cm" svg:y="5.386cm" svg:viewBox="0 0 102 102" svg:d="m102 51c0 28-23 51-51 51s-51-23-51-51 23-51 51-51 51 23 51 51z">
          <text:p/>
        </draw:path>
        <draw:line draw:style-name="gr11" draw:layer="layout" svg:x1="12.924cm" svg:y1="6.079cm" svg:x2="12.771cm" svg:y2="6.079cm">
          <text:p/>
        </draw:line>
        <draw:path draw:style-name="gr10" draw:layer="layout" svg:width="0.101cm" svg:height="0.1cm" svg:x="12.799cm" svg:y="6.028cm" svg:viewBox="0 0 102 101" svg:d="m102 51c0 28-23 50-51 50s-51-22-51-50 23-51 51-51 51 23 51 51z">
          <text:p/>
        </draw:path>
        <draw:line draw:style-name="gr11" draw:layer="layout" svg:x1="12.924cm" svg:y1="6.328cm" svg:x2="12.771cm" svg:y2="6.328cm">
          <text:p/>
        </draw:line>
        <draw:path draw:style-name="gr10" draw:layer="layout" svg:width="0.101cm" svg:height="0.1cm" svg:x="12.799cm" svg:y="6.278cm" svg:viewBox="0 0 102 101" svg:d="m102 50c0 28-23 51-51 51s-51-23-51-51 23-50 51-50 51 22 51 50z">
          <text:p/>
        </draw:path>
        <draw:line draw:style-name="gr11" draw:layer="layout" svg:x1="12.924cm" svg:y1="6.578cm" svg:x2="12.771cm" svg:y2="6.578cm">
          <text:p/>
        </draw:line>
        <draw:path draw:style-name="gr10" draw:layer="layout" svg:width="0.101cm" svg:height="0.101cm" svg:x="12.799cm" svg:y="6.527cm" svg:viewBox="0 0 102 102" svg:d="m102 51c0 28-23 51-51 51s-51-23-51-51 23-51 51-51 51 23 51 51z">
          <text:p/>
        </draw:path>
        <draw:line draw:style-name="gr11" draw:layer="layout" svg:x1="12.543cm" svg:y1="4.938cm" svg:x2="12.39cm" svg:y2="4.938cm">
          <text:p/>
        </draw:line>
        <draw:path draw:style-name="gr10" draw:layer="layout" svg:width="0.101cm" svg:height="0.1cm" svg:x="12.418cm" svg:y="4.887cm" svg:viewBox="0 0 102 101" svg:d="m102 51c0 28-23 50-51 50s-51-22-51-50 23-51 51-51 51 23 51 51z">
          <text:p/>
        </draw:path>
        <draw:line draw:style-name="gr11" draw:layer="layout" svg:x1="12.543cm" svg:y1="5.187cm" svg:x2="12.39cm" svg:y2="5.187cm">
          <text:p/>
        </draw:line>
        <draw:path draw:style-name="gr10" draw:layer="layout" svg:width="0.101cm" svg:height="0.1cm" svg:x="12.418cm" svg:y="5.137cm" svg:viewBox="0 0 102 101" svg:d="m102 50c0 29-23 51-51 51s-51-22-51-51c0-28 23-50 51-50s51 22 51 50z">
          <text:p/>
        </draw:path>
        <draw:line draw:style-name="gr11" draw:layer="layout" svg:x1="12.543cm" svg:y1="5.437cm" svg:x2="12.39cm" svg:y2="5.437cm">
          <text:p/>
        </draw:line>
        <draw:path draw:style-name="gr10" draw:layer="layout" svg:width="0.101cm" svg:height="0.101cm" svg:x="12.418cm" svg:y="5.386cm" svg:viewBox="0 0 102 102" svg:d="m102 51c0 28-23 51-51 51s-51-23-51-51 23-51 51-51 51 23 51 51z">
          <text:p/>
        </draw:path>
        <draw:line draw:style-name="gr11" draw:layer="layout" svg:x1="10.64cm" svg:y1="6.079cm" svg:x2="10.488cm" svg:y2="6.079cm">
          <text:p/>
        </draw:line>
        <draw:path draw:style-name="gr10" draw:layer="layout" svg:width="0.101cm" svg:height="0.1cm" svg:x="10.515cm" svg:y="6.028cm" svg:viewBox="0 0 102 101" svg:d="m102 51c0 28-23 50-51 50s-51-22-51-50 23-51 51-51 51 23 51 51z">
          <text:p/>
        </draw:path>
        <draw:line draw:style-name="gr11" draw:layer="layout" svg:x1="10.64cm" svg:y1="6.328cm" svg:x2="10.488cm" svg:y2="6.328cm">
          <text:p/>
        </draw:line>
        <draw:path draw:style-name="gr10" draw:layer="layout" svg:width="0.101cm" svg:height="0.1cm" svg:x="10.515cm" svg:y="6.278cm" svg:viewBox="0 0 102 101" svg:d="m102 50c0 28-23 51-51 51s-51-23-51-51 23-50 51-50 51 22 51 50z">
          <text:p/>
        </draw:path>
        <draw:line draw:style-name="gr11" draw:layer="layout" svg:x1="10.64cm" svg:y1="6.578cm" svg:x2="10.488cm" svg:y2="6.578cm">
          <text:p/>
        </draw:line>
        <draw:path draw:style-name="gr10" draw:layer="layout" svg:width="0.101cm" svg:height="0.101cm" svg:x="10.515cm" svg:y="6.527cm" svg:viewBox="0 0 102 102" svg:d="m102 51c0 28-23 51-51 51s-51-23-51-51 23-51 51-51 51 23 51 51z">
          <text:p/>
        </draw:path>
        <draw:line draw:style-name="gr9" draw:layer="layout" svg:x1="11.523cm" svg:y1="4.614cm" svg:x2="11.523cm" svg:y2="4.745cm">
          <text:p/>
        </draw:line>
        <draw:path draw:style-name="gr10" draw:layer="layout" svg:width="0.079cm" svg:height="0.08cm" svg:x="11.485cm" svg:y="4.639cm" svg:viewBox="0 0 80 81" svg:d="m80 40c0 23-18 41-40 41s-40-18-40-41c0-22 18-40 40-40s40 18 40 40z">
          <text:p/>
        </draw:path>
        <draw:line draw:style-name="gr9" draw:layer="layout" svg:x1="11.523cm" svg:y1="5.628cm" svg:x2="11.523cm" svg:y2="5.761cm">
          <text:p/>
        </draw:line>
        <draw:path draw:style-name="gr10" draw:layer="layout" svg:width="0.079cm" svg:height="0.08cm" svg:x="11.485cm" svg:y="5.655cm" svg:viewBox="0 0 80 81" svg:d="m80 40c0 23-18 41-40 41s-40-18-40-41c0-22 18-40 40-40s40 18 40 40z">
          <text:p/>
        </draw:path>
        <draw:line draw:style-name="gr9" draw:layer="layout" svg:x1="11.904cm" svg:y1="4.614cm" svg:x2="11.904cm" svg:y2="4.745cm">
          <text:p/>
        </draw:line>
        <draw:path draw:style-name="gr10" draw:layer="layout" svg:width="0.079cm" svg:height="0.08cm" svg:x="11.866cm" svg:y="4.639cm" svg:viewBox="0 0 80 81" svg:d="m80 40c0 23-18 41-40 41s-40-18-40-41c0-22 18-40 40-40s40 18 40 40z">
          <text:p/>
        </draw:path>
        <draw:line draw:style-name="gr9" draw:layer="layout" svg:x1="11.904cm" svg:y1="5.628cm" svg:x2="11.904cm" svg:y2="5.761cm">
          <text:p/>
        </draw:line>
        <draw:path draw:style-name="gr10" draw:layer="layout" svg:width="0.079cm" svg:height="0.08cm" svg:x="11.866cm" svg:y="5.655cm" svg:viewBox="0 0 80 81" svg:d="m80 40c0 23-18 41-40 41s-40-18-40-41c0-22 18-40 40-40s40 18 40 40z">
          <text:p/>
        </draw:path>
        <draw:line draw:style-name="gr9" draw:layer="layout" svg:x1="11.904cm" svg:y1="6.136cm" svg:x2="11.904cm" svg:y2="6.269cm">
          <text:p/>
        </draw:line>
        <draw:path draw:style-name="gr10" draw:layer="layout" svg:width="0.079cm" svg:height="0.08cm" svg:x="11.866cm" svg:y="6.161cm" svg:viewBox="0 0 80 81" svg:d="m80 40c0 23-18 41-40 41s-40-18-40-41c0-22 18-40 40-40s40 18 40 40z">
          <text:p/>
        </draw:path>
        <draw:line draw:style-name="gr9" draw:layer="layout" svg:x1="11.904cm" svg:y1="7.152cm" svg:x2="11.904cm" svg:y2="7.283cm">
          <text:p/>
        </draw:line>
        <draw:path draw:style-name="gr10" draw:layer="layout" svg:width="0.079cm" svg:height="0.08cm" svg:x="11.866cm" svg:y="7.177cm" svg:viewBox="0 0 80 81" svg:d="m80 40c0 23-18 41-40 41s-40-18-40-41c0-22 18-40 40-40s40 18 40 40z">
          <text:p/>
        </draw:path>
        <draw:line draw:style-name="gr9" draw:layer="layout" svg:x1="11.523cm" svg:y1="6.136cm" svg:x2="11.523cm" svg:y2="6.269cm">
          <text:p/>
        </draw:line>
        <draw:path draw:style-name="gr10" draw:layer="layout" svg:width="0.079cm" svg:height="0.08cm" svg:x="11.485cm" svg:y="6.161cm" svg:viewBox="0 0 80 81" svg:d="m80 40c0 23-18 41-40 41s-40-18-40-41c0-22 18-40 40-40s40 18 40 40z">
          <text:p/>
        </draw:path>
        <draw:line draw:style-name="gr9" draw:layer="layout" svg:x1="11.523cm" svg:y1="7.152cm" svg:x2="11.523cm" svg:y2="7.283cm">
          <text:p/>
        </draw:line>
        <draw:path draw:style-name="gr10" draw:layer="layout" svg:width="0.079cm" svg:height="0.08cm" svg:x="11.485cm" svg:y="7.177cm" svg:viewBox="0 0 80 81" svg:d="m80 40c0 23-18 41-40 41s-40-18-40-41c0-22 18-40 40-40s40 18 40 40z">
          <text:p/>
        </draw:path>
        <draw:polygon draw:style-name="gr12" draw:layer="layout" svg:width="0.13cm" svg:height="0.13cm" svg:x="13.87cm" svg:y="5.122cm" svg:viewBox="0 0 131 131" draw:points="0,93 38,131 93,131 131,93 131,38 93,0 38,0 0,38">
          <text:p/>
        </draw:polygon>
        <draw:path draw:style-name="gr10" draw:layer="layout" svg:width="0.079cm" svg:height="0.08cm" svg:x="13.898cm" svg:y="5.147cm" svg:viewBox="0 0 80 81" svg:d="m80 40c0 23-18 41-40 41s-40-18-40-41c0-22 18-40 40-40s40 18 40 40z">
          <text:p/>
        </draw:path>
        <draw:polygon draw:style-name="gr12" draw:layer="layout" svg:width="0.13cm" svg:height="0.13cm" svg:x="13.87cm" svg:y="6.136cm" svg:viewBox="0 0 131 131" draw:points="0,93 38,131 93,131 131,93 131,38 93,0 38,0 0,38">
          <text:p/>
        </draw:polygon>
        <draw:path draw:style-name="gr10" draw:layer="layout" svg:width="0.079cm" svg:height="0.08cm" svg:x="13.898cm" svg:y="6.161cm" svg:viewBox="0 0 80 81" svg:d="m80 40c0 23-18 41-40 41s-40-18-40-41c0-22 18-40 40-40s40 18 40 40z">
          <text:p/>
        </draw:path>
        <draw:polygon draw:style-name="gr12" draw:layer="layout" svg:width="0.13cm" svg:height="0.13cm" svg:x="13.489cm" svg:y="5.757cm" svg:viewBox="0 0 131 131" draw:points="0,93 38,131 93,131 131,93 131,38 93,0 38,0 0,38">
          <text:p/>
        </draw:polygon>
        <draw:path draw:style-name="gr10" draw:layer="layout" svg:width="0.079cm" svg:height="0.08cm" svg:x="13.517cm" svg:y="5.782cm" svg:viewBox="0 0 80 81" svg:d="m80 40c0 23-18 41-40 41s-40-18-40-41c0-22 18-40 40-40s40 18 40 40z">
          <text:p/>
        </draw:path>
        <draw:polygon draw:style-name="gr12" draw:layer="layout" svg:width="0.13cm" svg:height="0.13cm" svg:x="13.489cm" svg:y="4.741cm" svg:viewBox="0 0 131 131" draw:points="0,93 38,131 93,131 131,93 131,38 93,0 38,0 0,38">
          <text:p/>
        </draw:polygon>
        <draw:path draw:style-name="gr10" draw:layer="layout" svg:width="0.079cm" svg:height="0.08cm" svg:x="13.517cm" svg:y="4.766cm" svg:viewBox="0 0 80 81" svg:d="m80 40c0 23-18 41-40 41s-40-18-40-41c0-22 18-40 40-40s40 18 40 40z">
          <text:p/>
        </draw:path>
        <draw:polygon draw:style-name="gr12" draw:layer="layout" svg:width="0.13cm" svg:height="0.13cm" svg:x="9.808cm" svg:y="5.757cm" svg:viewBox="0 0 131 131" draw:points="0,93 38,131 93,131 131,93 131,38 93,0 38,0 0,38">
          <text:p/>
        </draw:polygon>
        <draw:path draw:style-name="gr10" draw:layer="layout" svg:width="0.079cm" svg:height="0.08cm" svg:x="9.836cm" svg:y="5.782cm" svg:viewBox="0 0 80 81" svg:d="m80 40c0 23-18 41-40 41s-40-18-40-41c0-22 18-40 40-40s40 18 40 40z">
          <text:p/>
        </draw:path>
        <draw:polygon draw:style-name="gr12" draw:layer="layout" svg:width="0.13cm" svg:height="0.13cm" svg:x="9.808cm" svg:y="4.741cm" svg:viewBox="0 0 131 131" draw:points="0,93 38,131 93,131 131,93 131,38 93,0 38,0 0,38">
          <text:p/>
        </draw:polygon>
        <draw:path draw:style-name="gr10" draw:layer="layout" svg:width="0.079cm" svg:height="0.08cm" svg:x="9.836cm" svg:y="4.766cm" svg:viewBox="0 0 80 81" svg:d="m80 40c0 23-18 41-40 41s-40-18-40-41c0-22 18-40 40-40s40 18 40 40z">
          <text:p/>
        </draw:path>
        <draw:polygon draw:style-name="gr12" draw:layer="layout" svg:width="0.13cm" svg:height="0.13cm" svg:x="9.427cm" svg:y="5.122cm" svg:viewBox="0 0 131 131" draw:points="0,93 38,131 93,131 131,93 131,38 93,0 38,0 0,38">
          <text:p/>
        </draw:polygon>
        <draw:path draw:style-name="gr10" draw:layer="layout" svg:width="0.079cm" svg:height="0.08cm" svg:x="9.455cm" svg:y="5.147cm" svg:viewBox="0 0 80 81" svg:d="m80 40c0 23-18 41-40 41s-40-18-40-41c0-22 18-40 40-40s40 18 40 40z">
          <text:p/>
        </draw:path>
        <draw:polygon draw:style-name="gr12" draw:layer="layout" svg:width="0.13cm" svg:height="0.13cm" svg:x="9.427cm" svg:y="6.136cm" svg:viewBox="0 0 131 131" draw:points="0,93 38,131 93,131 131,93 131,38 93,0 38,0 0,38">
          <text:p/>
        </draw:polygon>
        <draw:path draw:style-name="gr10" draw:layer="layout" svg:width="0.079cm" svg:height="0.08cm" svg:x="9.455cm" svg:y="6.161cm" svg:viewBox="0 0 80 81" svg:d="m80 40c0 23-18 41-40 41s-40-18-40-41c0-22 18-40 40-40s40 18 40 40z">
          <text:p/>
        </draw:path>
        <draw:polygon draw:style-name="gr12" draw:layer="layout" svg:width="0.151cm" svg:height="0.152cm" svg:x="8.909cm" svg:y="2.065cm" svg:viewBox="0 0 152 153" draw:points="0,108 44,153 108,153 152,108 152,45 108,0 44,0 0,45">
          <text:p/>
        </draw:polygon>
        <draw:path draw:style-name="gr10" draw:layer="layout" svg:width="0.101cm" svg:height="0.1cm" svg:x="8.936cm" svg:y="2.091cm" svg:viewBox="0 0 102 101" svg:d="m102 51c0 28-23 50-51 50s-51-22-51-50 23-51 51-51 51 23 51 51z">
          <text:p/>
        </draw:path>
        <draw:polygon draw:style-name="gr12" draw:layer="layout" svg:width="0.151cm" svg:height="0.152cm" svg:x="8.909cm" svg:y="2.319cm" svg:viewBox="0 0 152 153" draw:points="0,108 44,153 108,153 152,108 152,45 108,0 44,0 0,45">
          <text:p/>
        </draw:polygon>
        <draw:path draw:style-name="gr10" draw:layer="layout" svg:width="0.101cm" svg:height="0.1cm" svg:x="8.936cm" svg:y="2.345cm" svg:viewBox="0 0 102 101" svg:d="m102 51c0 28-23 50-51 50s-51-22-51-50 23-51 51-51 51 23 51 51z">
          <text:p/>
        </draw:path>
        <draw:polygon draw:style-name="gr12" draw:layer="layout" svg:width="0.151cm" svg:height="0.152cm" svg:x="8.655cm" svg:y="1.811cm" svg:viewBox="0 0 152 153" draw:points="0,108 44,153 108,153 152,108 152,45 108,0 44,0 0,45">
          <text:p/>
        </draw:polygon>
        <draw:path draw:style-name="gr10" draw:layer="layout" svg:width="0.101cm" svg:height="0.1cm" svg:x="8.682cm" svg:y="1.837cm" svg:viewBox="0 0 102 101" svg:d="m102 51c0 28-23 50-51 50s-51-22-51-50 23-51 51-51 51 23 51 51z">
          <text:p/>
        </draw:path>
        <draw:polygon draw:style-name="gr12" draw:layer="layout" svg:width="0.151cm" svg:height="0.152cm" svg:x="6.623cm" svg:y="2.065cm" svg:viewBox="0 0 152 153" draw:points="0,108 44,153 108,153 152,108 152,45 108,0 44,0 0,45">
          <text:p/>
        </draw:polygon>
        <draw:path draw:style-name="gr10" draw:layer="layout" svg:width="0.101cm" svg:height="0.1cm" svg:x="6.65cm" svg:y="2.091cm" svg:viewBox="0 0 102 101" svg:d="m102 51c0 28-23 50-51 50s-51-22-51-50 23-51 51-51 51 23 51 51z">
          <text:p/>
        </draw:path>
        <draw:polygon draw:style-name="gr12" draw:layer="layout" svg:width="0.151cm" svg:height="0.152cm" svg:x="6.623cm" svg:y="2.319cm" svg:viewBox="0 0 152 153" draw:points="0,108 44,153 108,153 152,108 152,45 108,0 44,0 0,45">
          <text:p/>
        </draw:polygon>
        <draw:path draw:style-name="gr10" draw:layer="layout" svg:width="0.101cm" svg:height="0.1cm" svg:x="6.65cm" svg:y="2.345cm" svg:viewBox="0 0 102 101" svg:d="m102 51c0 28-23 50-51 50s-51-22-51-50 23-51 51-51 51 23 51 51z">
          <text:p/>
        </draw:path>
        <draw:polygon draw:style-name="gr12" draw:layer="layout" svg:width="0.151cm" svg:height="0.152cm" svg:x="8.401cm" svg:y="1.557cm" svg:viewBox="0 0 152 153" draw:points="0,108 44,153 108,153 152,108 152,45 108,0 44,0 0,45">
          <text:p/>
        </draw:polygon>
        <draw:path draw:style-name="gr10" draw:layer="layout" svg:width="0.101cm" svg:height="0.1cm" svg:x="8.428cm" svg:y="1.583cm" svg:viewBox="0 0 102 101" svg:d="m102 51c0 28-23 50-51 50s-51-22-51-50 23-51 51-51 51 23 51 51z">
          <text:p/>
        </draw:path>
        <draw:polygon draw:style-name="gr12" draw:layer="layout" svg:width="0.151cm" svg:height="0.152cm" svg:x="8.401cm" svg:y="1.811cm" svg:viewBox="0 0 152 153" draw:points="0,108 44,153 108,153 152,108 152,45 108,0 44,0 0,45">
          <text:p/>
        </draw:polygon>
        <draw:path draw:style-name="gr10" draw:layer="layout" svg:width="0.101cm" svg:height="0.1cm" svg:x="8.428cm" svg:y="1.837cm" svg:viewBox="0 0 102 101" svg:d="m102 51c0 28-23 50-51 50s-51-22-51-50 23-51 51-51 51 23 51 51z">
          <text:p/>
        </draw:path>
        <draw:polygon draw:style-name="gr12" draw:layer="layout" svg:width="0.151cm" svg:height="0.152cm" svg:x="6.369cm" svg:y="2.065cm" svg:viewBox="0 0 152 153" draw:points="0,108 44,153 108,153 152,108 152,45 108,0 44,0 0,45">
          <text:p/>
        </draw:polygon>
        <draw:path draw:style-name="gr10" draw:layer="layout" svg:width="0.101cm" svg:height="0.1cm" svg:x="6.396cm" svg:y="2.091cm" svg:viewBox="0 0 102 101" svg:d="m102 51c0 28-23 50-51 50s-51-22-51-50 23-51 51-51 51 23 51 51z">
          <text:p/>
        </draw:path>
        <draw:polygon draw:style-name="gr12" draw:layer="layout" svg:width="0.151cm" svg:height="0.152cm" svg:x="6.369cm" svg:y="2.319cm" svg:viewBox="0 0 152 153" draw:points="0,108 44,153 108,153 152,108 152,45 108,0 44,0 0,45">
          <text:p/>
        </draw:polygon>
        <draw:path draw:style-name="gr10" draw:layer="layout" svg:width="0.101cm" svg:height="0.1cm" svg:x="6.396cm" svg:y="2.345cm" svg:viewBox="0 0 102 101" svg:d="m102 51c0 28-23 50-51 50s-51-22-51-50 23-51 51-51 51 23 51 51z">
          <text:p/>
        </draw:path>
        <draw:polygon draw:style-name="gr12" draw:layer="layout" svg:width="0.151cm" svg:height="0.152cm" svg:x="6.369cm" svg:y="1.557cm" svg:viewBox="0 0 152 153" draw:points="0,108 44,153 108,153 152,108 152,45 108,0 44,0 0,45">
          <text:p/>
        </draw:polygon>
        <draw:path draw:style-name="gr10" draw:layer="layout" svg:width="0.101cm" svg:height="0.1cm" svg:x="6.396cm" svg:y="1.583cm" svg:viewBox="0 0 102 101" svg:d="m102 51c0 28-23 50-51 50s-51-22-51-50 23-51 51-51 51 23 51 51z">
          <text:p/>
        </draw:path>
        <draw:polygon draw:style-name="gr12" draw:layer="layout" svg:width="0.151cm" svg:height="0.152cm" svg:x="6.623cm" svg:y="1.557cm" svg:viewBox="0 0 152 153" draw:points="0,108 44,153 108,153 152,108 152,45 108,0 44,0 0,45">
          <text:p/>
        </draw:polygon>
        <draw:path draw:style-name="gr10" draw:layer="layout" svg:width="0.101cm" svg:height="0.1cm" svg:x="6.65cm" svg:y="1.583cm" svg:viewBox="0 0 102 101" svg:d="m102 51c0 28-23 50-51 50s-51-22-51-50 23-51 51-51 51 23 51 51z">
          <text:p/>
        </draw:path>
        <draw:polygon draw:style-name="gr12" draw:layer="layout" svg:width="0.151cm" svg:height="0.152cm" svg:x="6.623cm" svg:y="1.811cm" svg:viewBox="0 0 152 153" draw:points="0,108 44,153 108,153 152,108 152,45 108,0 44,0 0,45">
          <text:p/>
        </draw:polygon>
        <draw:path draw:style-name="gr10" draw:layer="layout" svg:width="0.101cm" svg:height="0.1cm" svg:x="6.65cm" svg:y="1.837cm" svg:viewBox="0 0 102 101" svg:d="m102 51c0 28-23 50-51 50s-51-22-51-50 23-51 51-51 51 23 51 51z">
          <text:p/>
        </draw:path>
        <draw:polygon draw:style-name="gr12" draw:layer="layout" svg:width="0.151cm" svg:height="0.152cm" svg:x="6.369cm" svg:y="1.811cm" svg:viewBox="0 0 152 153" draw:points="0,108 44,153 108,153 152,108 152,45 108,0 44,0 0,45">
          <text:p/>
        </draw:polygon>
        <draw:path draw:style-name="gr10" draw:layer="layout" svg:width="0.101cm" svg:height="0.1cm" svg:x="6.396cm" svg:y="1.837cm" svg:viewBox="0 0 102 101" svg:d="m102 51c0 28-23 50-51 50s-51-22-51-50 23-51 51-51 51 23 51 51z">
          <text:p/>
        </draw:path>
        <draw:polygon draw:style-name="gr12" draw:layer="layout" svg:width="0.151cm" svg:height="0.152cm" svg:x="7.639cm" svg:y="6.887cm" svg:viewBox="0 0 152 153" draw:points="0,108 44,153 108,153 152,108 152,45 108,0 44,0 0,45">
          <text:p/>
        </draw:polygon>
        <draw:path draw:style-name="gr10" draw:layer="layout" svg:width="0.101cm" svg:height="0.1cm" svg:x="7.666cm" svg:y="6.913cm" svg:viewBox="0 0 102 101" svg:d="m102 50c0 28-23 51-51 51s-51-23-51-51 23-50 51-50 51 22 51 50z">
          <text:p/>
        </draw:path>
        <draw:polygon draw:style-name="gr12" draw:layer="layout" svg:width="0.151cm" svg:height="0.152cm" svg:x="7.385cm" svg:y="6.887cm" svg:viewBox="0 0 152 153" draw:points="0,108 44,153 108,153 152,108 152,45 108,0 44,0 0,45">
          <text:p/>
        </draw:polygon>
        <draw:path draw:style-name="gr10" draw:layer="layout" svg:width="0.101cm" svg:height="0.1cm" svg:x="7.412cm" svg:y="6.913cm" svg:viewBox="0 0 102 101" svg:d="m102 50c0 28-23 51-51 51s-51-23-51-51 23-50 51-50 51 22 51 50z">
          <text:p/>
        </draw:path>
        <draw:polygon draw:style-name="gr12" draw:layer="layout" svg:width="0.151cm" svg:height="0.152cm" svg:x="7.131cm" svg:y="6.887cm" svg:viewBox="0 0 152 153" draw:points="0,108 44,153 108,153 152,108 152,45 108,0 44,0 0,45">
          <text:p/>
        </draw:polygon>
        <draw:path draw:style-name="gr10" draw:layer="layout" svg:width="0.101cm" svg:height="0.1cm" svg:x="7.158cm" svg:y="6.913cm" svg:viewBox="0 0 102 101" svg:d="m102 50c0 28-23 51-51 51s-51-23-51-51 23-50 51-50 51 22 51 50z">
          <text:p/>
        </draw:path>
        <draw:polygon draw:style-name="gr12" draw:layer="layout" svg:width="0.151cm" svg:height="0.152cm" svg:x="6.877cm" svg:y="6.887cm" svg:viewBox="0 0 152 153" draw:points="0,108 44,153 108,153 152,108 152,45 108,0 44,0 0,45">
          <text:p/>
        </draw:polygon>
        <draw:path draw:style-name="gr10" draw:layer="layout" svg:width="0.101cm" svg:height="0.1cm" svg:x="6.904cm" svg:y="6.913cm" svg:viewBox="0 0 102 101" svg:d="m102 50c0 28-23 51-51 51s-51-23-51-51 23-50 51-50 51 22 51 50z">
          <text:p/>
        </draw:path>
        <draw:polygon draw:style-name="gr12" draw:layer="layout" svg:width="0.151cm" svg:height="0.152cm" svg:x="6.623cm" svg:y="6.887cm" svg:viewBox="0 0 152 153" draw:points="0,108 44,153 108,153 152,108 152,45 108,0 44,0 0,45">
          <text:p/>
        </draw:polygon>
        <draw:path draw:style-name="gr10" draw:layer="layout" svg:width="0.101cm" svg:height="0.1cm" svg:x="6.65cm" svg:y="6.913cm" svg:viewBox="0 0 102 101" svg:d="m102 50c0 28-23 51-51 51s-51-23-51-51 23-50 51-50 51 22 51 50z">
          <text:p/>
        </draw:path>
        <draw:polygon draw:style-name="gr12" draw:layer="layout" svg:width="0.151cm" svg:height="0.152cm" svg:x="6.369cm" svg:y="6.887cm" svg:viewBox="0 0 152 153" draw:points="0,108 44,153 108,153 152,108 152,45 108,0 44,0 0,45">
          <text:p/>
        </draw:polygon>
        <draw:path draw:style-name="gr10" draw:layer="layout" svg:width="0.101cm" svg:height="0.1cm" svg:x="6.396cm" svg:y="6.913cm" svg:viewBox="0 0 102 101" svg:d="m102 50c0 28-23 51-51 51s-51-23-51-51 23-50 51-50 51 22 51 50z">
          <text:p/>
        </draw:path>
        <draw:polygon draw:style-name="gr12" draw:layer="layout" svg:width="0.151cm" svg:height="0.152cm" svg:x="8.909cm" svg:y="1.811cm" svg:viewBox="0 0 152 153" draw:points="0,108 44,153 108,153 152,108 152,45 108,0 44,0 0,45">
          <text:p/>
        </draw:polygon>
        <draw:path draw:style-name="gr10" draw:layer="layout" svg:width="0.101cm" svg:height="0.1cm" svg:x="8.936cm" svg:y="1.837cm" svg:viewBox="0 0 102 101" svg:d="m102 51c0 28-23 50-51 50s-51-22-51-50 23-51 51-51 51 23 51 51z">
          <text:p/>
        </draw:path>
        <draw:polygon draw:style-name="gr12" draw:layer="layout" svg:width="0.151cm" svg:height="0.152cm" svg:x="8.909cm" svg:y="1.557cm" svg:viewBox="0 0 152 153" draw:points="0,108 44,153 108,153 152,108 152,45 108,0 44,0 0,45">
          <text:p/>
        </draw:polygon>
        <draw:path draw:style-name="gr10" draw:layer="layout" svg:width="0.101cm" svg:height="0.1cm" svg:x="8.936cm" svg:y="1.583cm" svg:viewBox="0 0 102 101" svg:d="m102 51c0 28-23 50-51 50s-51-22-51-50 23-51 51-51 51 23 51 51z">
          <text:p/>
        </draw:path>
        <draw:polygon draw:style-name="gr12" draw:layer="layout" svg:width="0.151cm" svg:height="0.152cm" svg:x="8.655cm" svg:y="1.557cm" svg:viewBox="0 0 152 153" draw:points="0,108 44,153 108,153 152,108 152,45 108,0 44,0 0,45">
          <text:p/>
        </draw:polygon>
        <draw:path draw:style-name="gr10" draw:layer="layout" svg:width="0.101cm" svg:height="0.1cm" svg:x="8.682cm" svg:y="1.583cm" svg:viewBox="0 0 102 101" svg:d="m102 51c0 28-23 50-51 50s-51-22-51-50 23-51 51-51 51 23 51 51z">
          <text:p/>
        </draw:path>
        <draw:polygon draw:style-name="gr12" draw:layer="layout" svg:width="0.151cm" svg:height="0.152cm" svg:x="8.909cm" svg:y="2.573cm" svg:viewBox="0 0 152 153" draw:points="0,108 44,153 108,153 152,108 152,45 108,0 44,0 0,45">
          <text:p/>
        </draw:polygon>
        <draw:path draw:style-name="gr10" draw:layer="layout" svg:width="0.101cm" svg:height="0.1cm" svg:x="8.936cm" svg:y="2.599cm" svg:viewBox="0 0 102 101" svg:d="m102 51c0 28-23 50-51 50s-51-22-51-50 23-51 51-51 51 23 51 51z">
          <text:p/>
        </draw:path>
        <draw:polygon draw:style-name="gr12" draw:layer="layout" svg:width="0.151cm" svg:height="0.152cm" svg:x="8.909cm" svg:y="2.827cm" svg:viewBox="0 0 152 153" draw:points="0,108 44,153 108,153 152,108 152,45 108,0 44,0 0,45">
          <text:p/>
        </draw:polygon>
        <draw:path draw:style-name="gr10" draw:layer="layout" svg:width="0.101cm" svg:height="0.1cm" svg:x="8.936cm" svg:y="2.853cm" svg:viewBox="0 0 102 101" svg:d="m102 51c0 28-23 50-51 50s-51-22-51-50 23-51 51-51 51 23 51 51z">
          <text:p/>
        </draw:path>
        <draw:polygon draw:style-name="gr12" draw:layer="layout" svg:width="0.151cm" svg:height="0.152cm" svg:x="8.909cm" svg:y="3.079cm" svg:viewBox="0 0 152 153" draw:points="0,108 44,153 108,153 152,108 152,45 108,0 44,0 0,45">
          <text:p/>
        </draw:polygon>
        <draw:path draw:style-name="gr10" draw:layer="layout" svg:width="0.101cm" svg:height="0.1cm" svg:x="8.936cm" svg:y="3.105cm" svg:viewBox="0 0 102 101" svg:d="m102 50c0 29-23 51-51 51s-51-22-51-51c0-28 23-50 51-50s51 22 51 50z">
          <text:p/>
        </draw:path>
        <draw:polygon draw:style-name="gr12" draw:layer="layout" svg:width="0.151cm" svg:height="0.152cm" svg:x="8.909cm" svg:y="3.333cm" svg:viewBox="0 0 152 153" draw:points="0,108 44,153 108,153 152,108 152,45 108,0 44,0 0,45">
          <text:p/>
        </draw:polygon>
        <draw:path draw:style-name="gr10" draw:layer="layout" svg:width="0.101cm" svg:height="0.1cm" svg:x="8.936cm" svg:y="3.359cm" svg:viewBox="0 0 102 101" svg:d="m102 50c0 29-23 51-51 51s-51-22-51-51c0-28 23-50 51-50s51 22 51 50z">
          <text:p/>
        </draw:path>
        <draw:polygon draw:style-name="gr12" draw:layer="layout" svg:width="0.151cm" svg:height="0.152cm" svg:x="8.909cm" svg:y="3.587cm" svg:viewBox="0 0 152 153" draw:points="0,108 44,153 108,153 152,108 152,45 108,0 44,0 0,45">
          <text:p/>
        </draw:polygon>
        <draw:path draw:style-name="gr10" draw:layer="layout" svg:width="0.101cm" svg:height="0.1cm" svg:x="8.936cm" svg:y="3.613cm" svg:viewBox="0 0 102 101" svg:d="m102 50c0 29-23 51-51 51s-51-22-51-51c0-28 23-50 51-50s51 22 51 50z">
          <text:p/>
        </draw:path>
        <draw:polygon draw:style-name="gr12" draw:layer="layout" svg:width="0.151cm" svg:height="0.152cm" svg:x="8.909cm" svg:y="3.841cm" svg:viewBox="0 0 152 153" draw:points="0,108 44,153 108,153 152,108 152,45 108,0 44,0 0,45">
          <text:p/>
        </draw:polygon>
        <draw:path draw:style-name="gr10" draw:layer="layout" svg:width="0.101cm" svg:height="0.1cm" svg:x="8.936cm" svg:y="3.867cm" svg:viewBox="0 0 102 101" svg:d="m102 50c0 29-23 51-51 51s-51-22-51-51c0-28 23-50 51-50s51 22 51 50z">
          <text:p/>
        </draw:path>
        <draw:polygon draw:style-name="gr12" draw:layer="layout" svg:width="0.151cm" svg:height="0.152cm" svg:x="8.909cm" svg:y="4.095cm" svg:viewBox="0 0 152 153" draw:points="0,108 44,153 108,153 152,108 152,45 108,0 44,0 0,45">
          <text:p/>
        </draw:polygon>
        <draw:path draw:style-name="gr10" draw:layer="layout" svg:width="0.101cm" svg:height="0.1cm" svg:x="8.936cm" svg:y="4.121cm" svg:viewBox="0 0 102 101" svg:d="m102 50c0 29-23 51-51 51s-51-22-51-51c0-28 23-50 51-50s51 22 51 50z">
          <text:p/>
        </draw:path>
        <draw:polygon draw:style-name="gr12" draw:layer="layout" svg:width="0.151cm" svg:height="0.152cm" svg:x="8.909cm" svg:y="4.349cm" svg:viewBox="0 0 152 153" draw:points="0,108 44,153 108,153 152,108 152,45 108,0 44,0 0,45">
          <text:p/>
        </draw:polygon>
        <draw:path draw:style-name="gr10" draw:layer="layout" svg:width="0.101cm" svg:height="0.1cm" svg:x="8.936cm" svg:y="4.375cm" svg:viewBox="0 0 102 101" svg:d="m102 50c0 29-23 51-51 51s-51-22-51-51c0-28 23-50 51-50s51 22 51 50z">
          <text:p/>
        </draw:path>
        <draw:polygon draw:style-name="gr12" draw:layer="layout" svg:width="0.151cm" svg:height="0.152cm" svg:x="8.909cm" svg:y="4.603cm" svg:viewBox="0 0 152 153" draw:points="0,108 44,153 108,153 152,108 152,45 108,0 44,0 0,45">
          <text:p/>
        </draw:polygon>
        <draw:path draw:style-name="gr10" draw:layer="layout" svg:width="0.101cm" svg:height="0.1cm" svg:x="8.936cm" svg:y="4.629cm" svg:viewBox="0 0 102 101" svg:d="m102 50c0 29-23 51-51 51s-51-22-51-51c0-28 23-50 51-50s51 22 51 50z">
          <text:p/>
        </draw:path>
        <draw:polygon draw:style-name="gr12" draw:layer="layout" svg:width="0.151cm" svg:height="0.152cm" svg:x="8.909cm" svg:y="4.857cm" svg:viewBox="0 0 152 153" draw:points="0,108 44,153 108,153 152,108 152,45 108,0 44,0 0,45">
          <text:p/>
        </draw:polygon>
        <draw:path draw:style-name="gr10" draw:layer="layout" svg:width="0.101cm" svg:height="0.1cm" svg:x="8.936cm" svg:y="4.883cm" svg:viewBox="0 0 102 101" svg:d="m102 50c0 29-23 51-51 51s-51-22-51-51c0-28 23-50 51-50s51 22 51 50z">
          <text:p/>
        </draw:path>
        <draw:polygon draw:style-name="gr12" draw:layer="layout" svg:width="0.151cm" svg:height="0.152cm" svg:x="8.909cm" svg:y="5.111cm" svg:viewBox="0 0 152 153" draw:points="0,108 44,153 108,153 152,108 152,45 108,0 44,0 0,45">
          <text:p/>
        </draw:polygon>
        <draw:path draw:style-name="gr10" draw:layer="layout" svg:width="0.101cm" svg:height="0.1cm" svg:x="8.936cm" svg:y="5.137cm" svg:viewBox="0 0 102 101" svg:d="m102 50c0 29-23 51-51 51s-51-22-51-51c0-28 23-50 51-50s51 22 51 50z">
          <text:p/>
        </draw:path>
        <draw:polygon draw:style-name="gr12" draw:layer="layout" svg:width="0.151cm" svg:height="0.152cm" svg:x="8.909cm" svg:y="5.365cm" svg:viewBox="0 0 152 153" draw:points="0,108 44,153 108,153 152,108 152,45 108,0 44,0 0,45">
          <text:p/>
        </draw:polygon>
        <draw:path draw:style-name="gr10" draw:layer="layout" svg:width="0.101cm" svg:height="0.1cm" svg:x="8.936cm" svg:y="5.391cm" svg:viewBox="0 0 102 101" svg:d="m102 50c0 29-23 51-51 51s-51-22-51-51c0-28 23-50 51-50s51 22 51 50z">
          <text:p/>
        </draw:path>
        <draw:polygon draw:style-name="gr12" draw:layer="layout" svg:width="0.151cm" svg:height="0.152cm" svg:x="8.909cm" svg:y="5.619cm" svg:viewBox="0 0 152 153" draw:points="0,108 44,153 108,153 152,108 152,45 108,0 44,0 0,45">
          <text:p/>
        </draw:polygon>
        <draw:path draw:style-name="gr10" draw:layer="layout" svg:width="0.101cm" svg:height="0.1cm" svg:x="8.936cm" svg:y="5.645cm" svg:viewBox="0 0 102 101" svg:d="m102 50c0 29-23 51-51 51s-51-22-51-51c0-28 23-50 51-50s51 22 51 50z">
          <text:p/>
        </draw:path>
        <draw:polygon draw:style-name="gr12" draw:layer="layout" svg:width="0.151cm" svg:height="0.152cm" svg:x="8.909cm" svg:y="5.873cm" svg:viewBox="0 0 152 153" draw:points="0,108 44,153 108,153 152,108 152,45 108,0 44,0 0,45">
          <text:p/>
        </draw:polygon>
        <draw:path draw:style-name="gr10" draw:layer="layout" svg:width="0.101cm" svg:height="0.1cm" svg:x="8.936cm" svg:y="5.899cm" svg:viewBox="0 0 102 101" svg:d="m102 50c0 29-23 51-51 51s-51-22-51-51c0-28 23-50 51-50s51 22 51 50z">
          <text:p/>
        </draw:path>
        <draw:polygon draw:style-name="gr12" draw:layer="layout" svg:width="0.151cm" svg:height="0.152cm" svg:x="8.909cm" svg:y="6.125cm" svg:viewBox="0 0 152 153" draw:points="0,108 44,153 108,153 152,108 152,45 108,0 44,0 0,45">
          <text:p/>
        </draw:polygon>
        <draw:path draw:style-name="gr10" draw:layer="layout" svg:width="0.101cm" svg:height="0.1cm" svg:x="8.936cm" svg:y="6.151cm" svg:viewBox="0 0 102 101" svg:d="m102 50c0 28-23 51-51 51s-51-23-51-51 23-50 51-50 51 22 51 50z">
          <text:p/>
        </draw:path>
        <draw:polygon draw:style-name="gr12" draw:layer="layout" svg:width="0.151cm" svg:height="0.152cm" svg:x="8.909cm" svg:y="6.379cm" svg:viewBox="0 0 152 153" draw:points="0,108 44,153 108,153 152,108 152,45 108,0 44,0 0,45">
          <text:p/>
        </draw:polygon>
        <draw:path draw:style-name="gr10" draw:layer="layout" svg:width="0.101cm" svg:height="0.1cm" svg:x="8.936cm" svg:y="6.405cm" svg:viewBox="0 0 102 101" svg:d="m102 50c0 28-23 51-51 51s-51-23-51-51 23-50 51-50 51 22 51 50z">
          <text:p/>
        </draw:path>
        <draw:polygon draw:style-name="gr12" draw:layer="layout" svg:width="0.151cm" svg:height="0.152cm" svg:x="8.909cm" svg:y="6.633cm" svg:viewBox="0 0 152 153" draw:points="0,108 44,153 108,153 152,108 152,45 108,0 44,0 0,45">
          <text:p/>
        </draw:polygon>
        <draw:path draw:style-name="gr10" draw:layer="layout" svg:width="0.101cm" svg:height="0.1cm" svg:x="8.936cm" svg:y="6.659cm" svg:viewBox="0 0 102 101" svg:d="m102 50c0 28-23 51-51 51s-51-23-51-51 23-50 51-50 51 22 51 50z">
          <text:p/>
        </draw:path>
        <draw:polygon draw:style-name="gr12" draw:layer="layout" svg:width="0.151cm" svg:height="0.152cm" svg:x="8.909cm" svg:y="6.887cm" svg:viewBox="0 0 152 153" draw:points="0,108 44,153 108,153 152,108 152,45 108,0 44,0 0,45">
          <text:p/>
        </draw:polygon>
        <draw:path draw:style-name="gr10" draw:layer="layout" svg:width="0.101cm" svg:height="0.1cm" svg:x="8.936cm" svg:y="6.913cm" svg:viewBox="0 0 102 101" svg:d="m102 50c0 28-23 51-51 51s-51-23-51-51 23-50 51-50 51 22 51 50z">
          <text:p/>
        </draw:path>
        <draw:polygon draw:style-name="gr12" draw:layer="layout" svg:width="0.151cm" svg:height="0.152cm" svg:x="6.115cm" svg:y="5.619cm" svg:viewBox="0 0 152 153" draw:points="0,108 44,153 108,153 152,108 152,45 108,0 44,0 0,45">
          <text:p/>
        </draw:polygon>
        <draw:path draw:style-name="gr10" draw:layer="layout" svg:width="0.101cm" svg:height="0.1cm" svg:x="6.142cm" svg:y="5.645cm" svg:viewBox="0 0 102 101" svg:d="m102 50c0 29-23 51-51 51s-51-22-51-51c0-28 23-50 51-50s51 22 51 50z">
          <text:p/>
        </draw:path>
        <draw:polygon draw:style-name="gr12" draw:layer="layout" svg:width="0.151cm" svg:height="0.152cm" svg:x="6.115cm" svg:y="5.873cm" svg:viewBox="0 0 152 153" draw:points="0,108 44,153 108,153 152,108 152,45 108,0 44,0 0,45">
          <text:p/>
        </draw:polygon>
        <draw:path draw:style-name="gr10" draw:layer="layout" svg:width="0.101cm" svg:height="0.1cm" svg:x="6.142cm" svg:y="5.899cm" svg:viewBox="0 0 102 101" svg:d="m102 50c0 29-23 51-51 51s-51-22-51-51c0-28 23-50 51-50s51 22 51 50z">
          <text:p/>
        </draw:path>
        <draw:polygon draw:style-name="gr12" draw:layer="layout" svg:width="0.151cm" svg:height="0.152cm" svg:x="6.115cm" svg:y="6.125cm" svg:viewBox="0 0 152 153" draw:points="0,108 44,153 108,153 152,108 152,45 108,0 44,0 0,45">
          <text:p/>
        </draw:polygon>
        <draw:path draw:style-name="gr10" draw:layer="layout" svg:width="0.101cm" svg:height="0.1cm" svg:x="6.142cm" svg:y="6.151cm" svg:viewBox="0 0 102 101" svg:d="m102 50c0 28-23 51-51 51s-51-23-51-51 23-50 51-50 51 22 51 50z">
          <text:p/>
        </draw:path>
        <draw:polygon draw:style-name="gr12" draw:layer="layout" svg:width="0.151cm" svg:height="0.152cm" svg:x="6.115cm" svg:y="6.379cm" svg:viewBox="0 0 152 153" draw:points="0,108 44,153 108,153 152,108 152,45 108,0 44,0 0,45">
          <text:p/>
        </draw:polygon>
        <draw:path draw:style-name="gr10" draw:layer="layout" svg:width="0.101cm" svg:height="0.1cm" svg:x="6.142cm" svg:y="6.405cm" svg:viewBox="0 0 102 101" svg:d="m102 50c0 28-23 51-51 51s-51-23-51-51 23-50 51-50 51 22 51 50z">
          <text:p/>
        </draw:path>
        <draw:polygon draw:style-name="gr12" draw:layer="layout" svg:width="0.151cm" svg:height="0.152cm" svg:x="6.115cm" svg:y="6.633cm" svg:viewBox="0 0 152 153" draw:points="0,108 44,153 108,153 152,108 152,45 108,0 44,0 0,45">
          <text:p/>
        </draw:polygon>
        <draw:path draw:style-name="gr10" draw:layer="layout" svg:width="0.101cm" svg:height="0.1cm" svg:x="6.142cm" svg:y="6.659cm" svg:viewBox="0 0 102 101" svg:d="m102 50c0 28-23 51-51 51s-51-23-51-51 23-50 51-50 51 22 51 50z">
          <text:p/>
        </draw:path>
        <draw:polygon draw:style-name="gr12" draw:layer="layout" svg:width="0.151cm" svg:height="0.152cm" svg:x="6.115cm" svg:y="6.887cm" svg:viewBox="0 0 152 153" draw:points="0,108 44,153 108,153 152,108 152,45 108,0 44,0 0,45">
          <text:p/>
        </draw:polygon>
        <draw:path draw:style-name="gr10" draw:layer="layout" svg:width="0.101cm" svg:height="0.1cm" svg:x="6.142cm" svg:y="6.913cm" svg:viewBox="0 0 102 101" svg:d="m102 50c0 28-23 51-51 51s-51-23-51-51 23-50 51-50 51 22 51 50z">
          <text:p/>
        </draw:path>
        <draw:polygon draw:style-name="gr12" draw:layer="layout" svg:width="0.151cm" svg:height="0.152cm" svg:x="7.893cm" svg:y="6.887cm" svg:viewBox="0 0 152 153" draw:points="0,108 44,153 108,153 152,108 152,45 108,0 44,0 0,45">
          <text:p/>
        </draw:polygon>
        <draw:path draw:style-name="gr10" draw:layer="layout" svg:width="0.101cm" svg:height="0.1cm" svg:x="7.92cm" svg:y="6.913cm" svg:viewBox="0 0 102 101" svg:d="m102 50c0 28-23 51-51 51s-51-23-51-51 23-50 51-50 51 22 51 50z">
          <text:p/>
        </draw:path>
        <draw:polygon draw:style-name="gr12" draw:layer="layout" svg:width="0.151cm" svg:height="0.152cm" svg:x="8.147cm" svg:y="6.887cm" svg:viewBox="0 0 152 153" draw:points="0,108 44,153 108,153 152,108 152,45 108,0 44,0 0,45">
          <text:p/>
        </draw:polygon>
        <draw:path draw:style-name="gr10" draw:layer="layout" svg:width="0.101cm" svg:height="0.1cm" svg:x="8.174cm" svg:y="6.913cm" svg:viewBox="0 0 102 101" svg:d="m102 50c0 28-23 51-51 51s-51-23-51-51 23-50 51-50 51 22 51 50z">
          <text:p/>
        </draw:path>
        <draw:polygon draw:style-name="gr12" draw:layer="layout" svg:width="0.151cm" svg:height="0.152cm" svg:x="8.401cm" svg:y="6.887cm" svg:viewBox="0 0 152 153" draw:points="0,108 44,153 108,153 152,108 152,45 108,0 44,0 0,45">
          <text:p/>
        </draw:polygon>
        <draw:path draw:style-name="gr10" draw:layer="layout" svg:width="0.101cm" svg:height="0.1cm" svg:x="8.428cm" svg:y="6.913cm" svg:viewBox="0 0 102 101" svg:d="m102 50c0 28-23 51-51 51s-51-23-51-51 23-50 51-50 51 22 51 50z">
          <text:p/>
        </draw:path>
        <draw:polygon draw:style-name="gr12" draw:layer="layout" svg:width="0.151cm" svg:height="0.152cm" svg:x="8.655cm" svg:y="6.887cm" svg:viewBox="0 0 152 153" draw:points="0,108 44,153 108,153 152,108 152,45 108,0 44,0 0,45">
          <text:p/>
        </draw:polygon>
        <draw:path draw:style-name="gr10" draw:layer="layout" svg:width="0.101cm" svg:height="0.1cm" svg:x="8.682cm" svg:y="6.913cm" svg:viewBox="0 0 102 101" svg:d="m102 50c0 28-23 51-51 51s-51-23-51-51 23-50 51-50 51 22 51 50z">
          <text:p/>
        </draw:path>
        <draw:polygon draw:style-name="gr12" draw:layer="layout" svg:width="0.151cm" svg:height="0.152cm" svg:x="6.115cm" svg:y="4.095cm" svg:viewBox="0 0 152 153" draw:points="0,108 44,153 108,153 152,108 152,45 108,0 44,0 0,45">
          <text:p/>
        </draw:polygon>
        <draw:path draw:style-name="gr10" draw:layer="layout" svg:width="0.101cm" svg:height="0.1cm" svg:x="6.142cm" svg:y="4.121cm" svg:viewBox="0 0 102 101" svg:d="m102 50c0 29-23 51-51 51s-51-22-51-51c0-28 23-50 51-50s51 22 51 50z">
          <text:p/>
        </draw:path>
        <draw:polygon draw:style-name="gr12" draw:layer="layout" svg:width="0.151cm" svg:height="0.152cm" svg:x="6.115cm" svg:y="4.349cm" svg:viewBox="0 0 152 153" draw:points="0,108 44,153 108,153 152,108 152,45 108,0 44,0 0,45">
          <text:p/>
        </draw:polygon>
        <draw:path draw:style-name="gr10" draw:layer="layout" svg:width="0.101cm" svg:height="0.1cm" svg:x="6.142cm" svg:y="4.375cm" svg:viewBox="0 0 102 101" svg:d="m102 50c0 29-23 51-51 51s-51-22-51-51c0-28 23-50 51-50s51 22 51 50z">
          <text:p/>
        </draw:path>
        <draw:polygon draw:style-name="gr12" draw:layer="layout" svg:width="0.151cm" svg:height="0.152cm" svg:x="6.115cm" svg:y="4.603cm" svg:viewBox="0 0 152 153" draw:points="0,108 44,153 108,153 152,108 152,45 108,0 44,0 0,45">
          <text:p/>
        </draw:polygon>
        <draw:path draw:style-name="gr10" draw:layer="layout" svg:width="0.101cm" svg:height="0.1cm" svg:x="6.142cm" svg:y="4.629cm" svg:viewBox="0 0 102 101" svg:d="m102 50c0 29-23 51-51 51s-51-22-51-51c0-28 23-50 51-50s51 22 51 50z">
          <text:p/>
        </draw:path>
        <draw:polygon draw:style-name="gr12" draw:layer="layout" svg:width="0.151cm" svg:height="0.152cm" svg:x="6.115cm" svg:y="4.857cm" svg:viewBox="0 0 152 153" draw:points="0,108 44,153 108,153 152,108 152,45 108,0 44,0 0,45">
          <text:p/>
        </draw:polygon>
        <draw:path draw:style-name="gr10" draw:layer="layout" svg:width="0.101cm" svg:height="0.1cm" svg:x="6.142cm" svg:y="4.883cm" svg:viewBox="0 0 102 101" svg:d="m102 50c0 29-23 51-51 51s-51-22-51-51c0-28 23-50 51-50s51 22 51 50z">
          <text:p/>
        </draw:path>
        <draw:polygon draw:style-name="gr12" draw:layer="layout" svg:width="0.151cm" svg:height="0.152cm" svg:x="6.115cm" svg:y="5.111cm" svg:viewBox="0 0 152 153" draw:points="0,108 44,153 108,153 152,108 152,45 108,0 44,0 0,45">
          <text:p/>
        </draw:polygon>
        <draw:path draw:style-name="gr10" draw:layer="layout" svg:width="0.101cm" svg:height="0.1cm" svg:x="6.142cm" svg:y="5.137cm" svg:viewBox="0 0 102 101" svg:d="m102 50c0 29-23 51-51 51s-51-22-51-51c0-28 23-50 51-50s51 22 51 50z">
          <text:p/>
        </draw:path>
        <draw:polygon draw:style-name="gr12" draw:layer="layout" svg:width="0.151cm" svg:height="0.152cm" svg:x="6.115cm" svg:y="5.365cm" svg:viewBox="0 0 152 153" draw:points="0,108 44,153 108,153 152,108 152,45 108,0 44,0 0,45">
          <text:p/>
        </draw:polygon>
        <draw:path draw:style-name="gr10" draw:layer="layout" svg:width="0.101cm" svg:height="0.1cm" svg:x="6.142cm" svg:y="5.391cm" svg:viewBox="0 0 102 101" svg:d="m102 50c0 29-23 51-51 51s-51-22-51-51c0-28 23-50 51-50s51 22 51 50z">
          <text:p/>
        </draw:path>
        <draw:polygon draw:style-name="gr12" draw:layer="layout" svg:width="0.151cm" svg:height="0.152cm" svg:x="6.115cm" svg:y="3.079cm" svg:viewBox="0 0 152 153" draw:points="0,108 44,153 108,153 152,108 152,45 108,0 44,0 0,45">
          <text:p/>
        </draw:polygon>
        <draw:path draw:style-name="gr10" draw:layer="layout" svg:width="0.101cm" svg:height="0.1cm" svg:x="6.142cm" svg:y="3.105cm" svg:viewBox="0 0 102 101" svg:d="m102 50c0 29-23 51-51 51s-51-22-51-51c0-28 23-50 51-50s51 22 51 50z">
          <text:p/>
        </draw:path>
        <draw:polygon draw:style-name="gr12" draw:layer="layout" svg:width="0.151cm" svg:height="0.152cm" svg:x="6.115cm" svg:y="3.333cm" svg:viewBox="0 0 152 153" draw:points="0,108 44,153 108,153 152,108 152,45 108,0 44,0 0,45">
          <text:p/>
        </draw:polygon>
        <draw:path draw:style-name="gr10" draw:layer="layout" svg:width="0.101cm" svg:height="0.1cm" svg:x="6.142cm" svg:y="3.359cm" svg:viewBox="0 0 102 101" svg:d="m102 50c0 29-23 51-51 51s-51-22-51-51c0-28 23-50 51-50s51 22 51 50z">
          <text:p/>
        </draw:path>
        <draw:polygon draw:style-name="gr12" draw:layer="layout" svg:width="0.151cm" svg:height="0.152cm" svg:x="6.115cm" svg:y="3.587cm" svg:viewBox="0 0 152 153" draw:points="0,108 44,153 108,153 152,108 152,45 108,0 44,0 0,45">
          <text:p/>
        </draw:polygon>
        <draw:path draw:style-name="gr10" draw:layer="layout" svg:width="0.101cm" svg:height="0.1cm" svg:x="6.142cm" svg:y="3.613cm" svg:viewBox="0 0 102 101" svg:d="m102 50c0 29-23 51-51 51s-51-22-51-51c0-28 23-50 51-50s51 22 51 50z">
          <text:p/>
        </draw:path>
        <draw:polygon draw:style-name="gr12" draw:layer="layout" svg:width="0.151cm" svg:height="0.152cm" svg:x="6.115cm" svg:y="3.841cm" svg:viewBox="0 0 152 153" draw:points="0,108 44,153 108,153 152,108 152,45 108,0 44,0 0,45">
          <text:p/>
        </draw:polygon>
        <draw:path draw:style-name="gr10" draw:layer="layout" svg:width="0.101cm" svg:height="0.1cm" svg:x="6.142cm" svg:y="3.867cm" svg:viewBox="0 0 102 101" svg:d="m102 50c0 29-23 51-51 51s-51-22-51-51c0-28 23-50 51-50s51 22 51 50z">
          <text:p/>
        </draw:path>
        <draw:polygon draw:style-name="gr12" draw:layer="layout" svg:width="0.151cm" svg:height="0.152cm" svg:x="6.115cm" svg:y="1.557cm" svg:viewBox="0 0 152 153" draw:points="0,108 44,153 108,153 152,108 152,45 108,0 44,0 0,45">
          <text:p/>
        </draw:polygon>
        <draw:path draw:style-name="gr10" draw:layer="layout" svg:width="0.101cm" svg:height="0.1cm" svg:x="6.142cm" svg:y="1.583cm" svg:viewBox="0 0 102 101" svg:d="m102 51c0 28-23 50-51 50s-51-22-51-50 23-51 51-51 51 23 51 51z">
          <text:p/>
        </draw:path>
        <draw:polygon draw:style-name="gr12" draw:layer="layout" svg:width="0.151cm" svg:height="0.152cm" svg:x="6.115cm" svg:y="1.811cm" svg:viewBox="0 0 152 153" draw:points="0,108 44,153 108,153 152,108 152,45 108,0 44,0 0,45">
          <text:p/>
        </draw:polygon>
        <draw:path draw:style-name="gr10" draw:layer="layout" svg:width="0.101cm" svg:height="0.1cm" svg:x="6.142cm" svg:y="1.837cm" svg:viewBox="0 0 102 101" svg:d="m102 51c0 28-23 50-51 50s-51-22-51-50 23-51 51-51 51 23 51 51z">
          <text:p/>
        </draw:path>
        <draw:polygon draw:style-name="gr12" draw:layer="layout" svg:width="0.151cm" svg:height="0.152cm" svg:x="6.115cm" svg:y="2.065cm" svg:viewBox="0 0 152 153" draw:points="0,108 44,153 108,153 152,108 152,45 108,0 44,0 0,45">
          <text:p/>
        </draw:polygon>
        <draw:path draw:style-name="gr10" draw:layer="layout" svg:width="0.101cm" svg:height="0.1cm" svg:x="6.142cm" svg:y="2.091cm" svg:viewBox="0 0 102 101" svg:d="m102 51c0 28-23 50-51 50s-51-22-51-50 23-51 51-51 51 23 51 51z">
          <text:p/>
        </draw:path>
        <draw:polygon draw:style-name="gr12" draw:layer="layout" svg:width="0.151cm" svg:height="0.152cm" svg:x="6.115cm" svg:y="2.319cm" svg:viewBox="0 0 152 153" draw:points="0,108 44,153 108,153 152,108 152,45 108,0 44,0 0,45">
          <text:p/>
        </draw:polygon>
        <draw:path draw:style-name="gr10" draw:layer="layout" svg:width="0.101cm" svg:height="0.1cm" svg:x="6.142cm" svg:y="2.345cm" svg:viewBox="0 0 102 101" svg:d="m102 51c0 28-23 50-51 50s-51-22-51-50 23-51 51-51 51 23 51 51z">
          <text:p/>
        </draw:path>
        <draw:polygon draw:style-name="gr12" draw:layer="layout" svg:width="0.151cm" svg:height="0.152cm" svg:x="6.115cm" svg:y="2.573cm" svg:viewBox="0 0 152 153" draw:points="0,108 44,153 108,153 152,108 152,45 108,0 44,0 0,45">
          <text:p/>
        </draw:polygon>
        <draw:path draw:style-name="gr10" draw:layer="layout" svg:width="0.101cm" svg:height="0.1cm" svg:x="6.142cm" svg:y="2.599cm" svg:viewBox="0 0 102 101" svg:d="m102 51c0 28-23 50-51 50s-51-22-51-50 23-51 51-51 51 23 51 51z">
          <text:p/>
        </draw:path>
        <draw:polygon draw:style-name="gr12" draw:layer="layout" svg:width="0.151cm" svg:height="0.152cm" svg:x="6.115cm" svg:y="2.827cm" svg:viewBox="0 0 152 153" draw:points="0,108 44,153 108,153 152,108 152,45 108,0 44,0 0,45">
          <text:p/>
        </draw:polygon>
        <draw:path draw:style-name="gr10" draw:layer="layout" svg:width="0.101cm" svg:height="0.1cm" svg:x="6.142cm" svg:y="2.853cm" svg:viewBox="0 0 102 101" svg:d="m102 51c0 28-23 50-51 50s-51-22-51-50 23-51 51-51 51 23 51 51z">
          <text:p/>
        </draw:path>
        <draw:polygon draw:style-name="gr12" draw:layer="layout" svg:width="0.13cm" svg:height="0.13cm" svg:x="9.681cm" svg:y="7.15cm" svg:viewBox="0 0 131 131" draw:points="131,38 93,0 38,0 0,38 0,93 38,131 93,131 131,93">
          <text:p/>
        </draw:polygon>
        <draw:path draw:style-name="gr10" draw:layer="layout" svg:width="0.079cm" svg:height="0.079cm" svg:x="9.709cm" svg:y="7.175cm" svg:viewBox="0 0 80 80" svg:d="m80 40c0 22-18 40-40 40s-40-18-40-40 18-40 40-40 40 18 40 40z">
          <text:p/>
        </draw:path>
        <draw:polygon draw:style-name="gr12" draw:layer="layout" svg:width="0.13cm" svg:height="0.13cm" svg:x="10.695cm" svg:y="7.154cm" svg:viewBox="0 0 131 131" draw:points="131,38 93,0 38,0 0,38 0,93 38,131 93,131 131,93">
          <text:p/>
        </draw:polygon>
        <draw:path draw:style-name="gr10" draw:layer="layout" svg:width="0.079cm" svg:height="0.08cm" svg:x="10.723cm" svg:y="7.179cm" svg:viewBox="0 0 80 81" svg:d="m80 40c0 23-18 41-40 41s-40-18-40-41c0-22 18-40 40-40s40 18 40 40z">
          <text:p/>
        </draw:path>
        <draw:polygon draw:style-name="gr12" draw:layer="layout" svg:width="0.16cm" svg:height="0.16cm" svg:x="7.253cm" svg:y="2.061cm" svg:viewBox="0 0 161 161" draw:points="0,114 47,161 115,161 161,114 161,47 115,0 47,0 0,47">
          <text:p/>
        </draw:polygon>
        <draw:path draw:style-name="gr10" draw:layer="layout" svg:width="0.079cm" svg:height="0.08cm" svg:x="7.296cm" svg:y="2.101cm" svg:viewBox="0 0 80 81" svg:d="m80 41c0 22-18 40-40 40s-40-18-40-40c0-23 18-41 40-41s40 18 40 41z">
          <text:p/>
        </draw:path>
        <draw:polygon draw:style-name="gr12" draw:layer="layout" svg:width="0.16cm" svg:height="0.16cm" svg:x="7.761cm" svg:y="2.061cm" svg:viewBox="0 0 161 161" draw:points="0,114 47,161 115,161 161,114 161,47 115,0 47,0 0,47">
          <text:p/>
        </draw:polygon>
        <draw:path draw:style-name="gr10" draw:layer="layout" svg:width="0.079cm" svg:height="0.08cm" svg:x="7.804cm" svg:y="2.101cm" svg:viewBox="0 0 80 81" svg:d="m80 41c0 22-18 40-40 40s-40-18-40-40c0-23 18-41 40-41s40 18 40 41z">
          <text:p/>
        </draw:path>
        <draw:polygon draw:style-name="gr12" draw:layer="layout" svg:width="0.13cm" svg:height="0.13cm" svg:x="7.905cm" svg:y="5.376cm" svg:viewBox="0 0 131 131" draw:points="93,131 131,93 131,38 93,0 38,0 0,38 0,93 38,131">
          <text:p/>
        </draw:polygon>
        <draw:path draw:style-name="gr10" draw:layer="layout" svg:width="0.079cm" svg:height="0.08cm" svg:x="7.933cm" svg:y="5.401cm" svg:viewBox="0 0 80 81" svg:d="m80 40c0 23-18 41-40 41s-40-18-40-41c0-22 18-40 40-40s40 18 40 40z">
          <text:p/>
        </draw:path>
        <draw:polygon draw:style-name="gr12" draw:layer="layout" svg:width="0.13cm" svg:height="0.13cm" svg:x="7.901cm" svg:y="6.39cm" svg:viewBox="0 0 131 131" draw:points="93,131 131,93 131,38 93,0 38,0 0,38 0,93 38,131">
          <text:p/>
        </draw:polygon>
        <draw:path draw:style-name="gr10" draw:layer="layout" svg:width="0.079cm" svg:height="0.08cm" svg:x="7.929cm" svg:y="6.415cm" svg:viewBox="0 0 80 81" svg:d="m80 40c0 23-18 41-40 41s-40-18-40-41c0-22 18-40 40-40s40 18 40 40z">
          <text:p/>
        </draw:path>
        <draw:line draw:style-name="gr13" draw:layer="layout" svg:x1="14.95cm" svg:y1="2.605cm" svg:x2="14.95cm" svg:y2="2.438cm">
          <text:p/>
        </draw:line>
        <draw:path draw:style-name="gr10" draw:layer="layout" svg:width="0.109cm" svg:height="0.109cm" svg:x="14.897cm" svg:y="2.468cm" svg:viewBox="0 0 110 110" svg:d="m110 55c0 30-25 55-55 55-31 0-55-25-55-55 0-31 24-55 55-55 30 0 55 24 55 55z">
          <text:p/>
        </draw:path>
        <draw:line draw:style-name="gr13" draw:layer="layout" svg:x1="14.571cm" svg:y1="2.605cm" svg:x2="14.571cm" svg:y2="2.438cm">
          <text:p/>
        </draw:line>
        <draw:path draw:style-name="gr10" draw:layer="layout" svg:width="0.109cm" svg:height="0.109cm" svg:x="14.518cm" svg:y="2.468cm" svg:viewBox="0 0 110 110" svg:d="m110 55c0 30-25 55-55 55-31 0-55-25-55-55 0-31 24-55 55-55 30 0 55 24 55 55z">
          <text:p/>
        </draw:path>
        <draw:line draw:style-name="gr13" draw:layer="layout" svg:x1="14.19cm" svg:y1="2.605cm" svg:x2="14.19cm" svg:y2="2.438cm">
          <text:p/>
        </draw:line>
        <draw:path draw:style-name="gr10" draw:layer="layout" svg:width="0.109cm" svg:height="0.109cm" svg:x="14.137cm" svg:y="2.468cm" svg:viewBox="0 0 110 110" svg:d="m110 55c0 30-25 55-55 55-31 0-55-25-55-55 0-31 24-55 55-55 30 0 55 24 55 55z">
          <text:p/>
        </draw:path>
        <draw:polygon draw:style-name="gr12" draw:layer="layout" svg:width="0.16cm" svg:height="0.16cm" svg:x="14.49cm" svg:y="1.68cm" svg:viewBox="0 0 161 161" draw:points="0,114 47,161 115,161 161,114 161,47 115,0 47,0 0,47">
          <text:p/>
        </draw:polygon>
        <draw:path draw:style-name="gr10" draw:layer="layout" svg:width="0.079cm" svg:height="0.08cm" svg:x="14.533cm" svg:y="1.72cm" svg:viewBox="0 0 80 81" svg:d="m80 41c0 22-18 40-40 40s-40-18-40-40c0-23 18-41 40-41s40 18 40 41z">
          <text:p/>
        </draw:path>
        <draw:polygon draw:style-name="gr12" draw:layer="layout" svg:width="0.16cm" svg:height="0.16cm" svg:x="14.49cm" svg:y="1.172cm" svg:viewBox="0 0 161 161" draw:points="0,114 47,161 115,161 161,114 161,47 115,0 47,0 0,47">
          <text:p/>
        </draw:polygon>
        <draw:path draw:style-name="gr10" draw:layer="layout" svg:width="0.079cm" svg:height="0.08cm" svg:x="14.533cm" svg:y="1.212cm" svg:viewBox="0 0 80 81" svg:d="m80 41c0 22-18 40-40 40s-40-18-40-40c0-23 18-41 40-41s40 18 40 41z">
          <text:p/>
        </draw:path>
        <draw:polygon draw:style-name="gr12" draw:layer="layout" svg:width="0.16cm" svg:height="0.16cm" svg:x="7.253cm" svg:y="6.375cm" svg:viewBox="0 0 161 161" draw:points="0,114 47,161 115,161 161,114 161,46 115,0 47,0 0,46">
          <text:p/>
        </draw:polygon>
        <draw:path draw:style-name="gr10" draw:layer="layout" svg:width="0.079cm" svg:height="0.08cm" svg:x="7.296cm" svg:y="6.415cm" svg:viewBox="0 0 80 81" svg:d="m80 40c0 23-18 41-40 41s-40-18-40-41c0-22 18-40 40-40s40 18 40 40z">
          <text:p/>
        </draw:path>
        <draw:polygon draw:style-name="gr12" draw:layer="layout" svg:width="0.16cm" svg:height="0.16cm" svg:x="7.253cm" svg:y="6.121cm" svg:viewBox="0 0 161 161" draw:points="0,114 47,161 115,161 161,114 161,46 115,0 47,0 0,46">
          <text:p/>
        </draw:polygon>
        <draw:path draw:style-name="gr10" draw:layer="layout" svg:width="0.079cm" svg:height="0.08cm" svg:x="7.296cm" svg:y="6.161cm" svg:viewBox="0 0 80 81" svg:d="m80 40c0 23-18 41-40 41s-40-18-40-41c0-22 18-40 40-40s40 18 40 40z">
          <text:p/>
        </draw:path>
        <draw:path draw:style-name="gr12" draw:layer="layout" svg:width="0.101cm" svg:height="0.1cm" svg:x="11.855cm" svg:y="6.026cm" svg:viewBox="0 0 102 101" svg:d="m102 50c0 29-23 51-51 51s-51-22-51-51c0-28 23-50 51-50s51 22 51 50z">
          <text:p/>
        </draw:path>
        <draw:path draw:style-name="gr10" draw:layer="layout" svg:width="0.058cm" svg:height="0.058cm" svg:x="11.876cm" svg:y="6.047cm" svg:viewBox="0 0 59 59" svg:d="m59 29c0 17-13 30-29 30-17 0-30-13-30-30 0-16 13-29 30-29 16 0 29 13 29 29z">
          <text:p/>
        </draw:path>
        <draw:path draw:style-name="gr12" draw:layer="layout" svg:width="0.101cm" svg:height="0.1cm" svg:x="11.855cm" svg:y="5.772cm" svg:viewBox="0 0 102 101" svg:d="m102 50c0 29-23 51-51 51s-51-22-51-51c0-28 23-50 51-50s51 22 51 50z">
          <text:p/>
        </draw:path>
        <draw:path draw:style-name="gr10" draw:layer="layout" svg:width="0.058cm" svg:height="0.058cm" svg:x="11.876cm" svg:y="5.793cm" svg:viewBox="0 0 59 59" svg:d="m59 29c0 17-13 30-29 30-17 0-30-13-30-30 0-16 13-29 30-29 16 0 29 13 29 29z">
          <text:p/>
        </draw:path>
        <draw:path draw:style-name="gr12" draw:layer="layout" svg:width="0.101cm" svg:height="0.1cm" svg:x="11.474cm" svg:y="6.026cm" svg:viewBox="0 0 102 101" svg:d="m102 50c0 29-23 51-51 51s-51-22-51-51c0-28 23-50 51-50s51 22 51 50z">
          <text:p/>
        </draw:path>
        <draw:path draw:style-name="gr10" draw:layer="layout" svg:width="0.058cm" svg:height="0.058cm" svg:x="11.495cm" svg:y="6.047cm" svg:viewBox="0 0 59 59" svg:d="m59 29c0 17-13 30-29 30-17 0-30-13-30-30 0-16 13-29 30-29 16 0 29 13 29 29z">
          <text:p/>
        </draw:path>
        <draw:path draw:style-name="gr12" draw:layer="layout" svg:width="0.101cm" svg:height="0.1cm" svg:x="11.474cm" svg:y="5.772cm" svg:viewBox="0 0 102 101" svg:d="m102 50c0 29-23 51-51 51s-51-22-51-51c0-28 23-50 51-50s51 22 51 50z">
          <text:p/>
        </draw:path>
        <draw:path draw:style-name="gr10" draw:layer="layout" svg:width="0.058cm" svg:height="0.058cm" svg:x="11.495cm" svg:y="5.793cm" svg:viewBox="0 0 59 59" svg:d="m59 29c0 17-13 30-29 30-17 0-30-13-30-30 0-16 13-29 30-29 16 0 29 13 29 29z">
          <text:p/>
        </draw:path>
        <draw:path draw:style-name="gr12" draw:layer="layout" svg:width="0.101cm" svg:height="0.1cm" svg:x="11.855cm" svg:y="2.218cm" svg:viewBox="0 0 102 101" svg:d="m102 51c0 28-23 50-51 50s-51-22-51-50 23-51 51-51 51 23 51 51z">
          <text:p/>
        </draw:path>
        <draw:path draw:style-name="gr10" draw:layer="layout" svg:width="0.058cm" svg:height="0.058cm" svg:x="11.876cm" svg:y="2.239cm" svg:viewBox="0 0 59 59" svg:d="m59 30c0 16-13 29-29 29-17 0-30-13-30-29 0-17 13-30 30-30 16 0 29 13 29 30z">
          <text:p/>
        </draw:path>
        <draw:path draw:style-name="gr12" draw:layer="layout" svg:width="0.101cm" svg:height="0.1cm" svg:x="11.855cm" svg:y="2.472cm" svg:viewBox="0 0 102 101" svg:d="m102 51c0 28-23 50-51 50s-51-22-51-50 23-51 51-51 51 23 51 51z">
          <text:p/>
        </draw:path>
        <draw:path draw:style-name="gr10" draw:layer="layout" svg:width="0.058cm" svg:height="0.058cm" svg:x="11.876cm" svg:y="2.493cm" svg:viewBox="0 0 59 59" svg:d="m59 30c0 16-13 29-29 29-17 0-30-13-30-29 0-17 13-30 30-30 16 0 29 13 29 30z">
          <text:p/>
        </draw:path>
        <draw:path draw:style-name="gr12" draw:layer="layout" svg:width="0.101cm" svg:height="0.1cm" svg:x="11.474cm" svg:y="2.218cm" svg:viewBox="0 0 102 101" svg:d="m102 51c0 28-23 50-51 50s-51-22-51-50 23-51 51-51 51 23 51 51z">
          <text:p/>
        </draw:path>
        <draw:path draw:style-name="gr10" draw:layer="layout" svg:width="0.058cm" svg:height="0.058cm" svg:x="11.495cm" svg:y="2.239cm" svg:viewBox="0 0 59 59" svg:d="m59 30c0 16-13 29-29 29-17 0-30-13-30-29 0-17 13-30 30-30 16 0 29 13 29 30z">
          <text:p/>
        </draw:path>
        <draw:path draw:style-name="gr12" draw:layer="layout" svg:width="0.101cm" svg:height="0.1cm" svg:x="11.474cm" svg:y="2.472cm" svg:viewBox="0 0 102 101" svg:d="m102 51c0 28-23 50-51 50s-51-22-51-50 23-51 51-51 51 23 51 51z">
          <text:p/>
        </draw:path>
        <draw:path draw:style-name="gr10" draw:layer="layout" svg:width="0.058cm" svg:height="0.058cm" svg:x="11.495cm" svg:y="2.493cm" svg:viewBox="0 0 59 59" svg:d="m59 30c0 16-13 29-29 29-17 0-30-13-30-29 0-17 13-30 30-30 16 0 29 13 29 30z">
          <text:p/>
        </draw:path>
        <draw:polygon draw:style-name="gr12" draw:layer="layout" svg:width="0.1cm" svg:height="0.1cm" svg:x="14.52cm" svg:y="3.74cm" svg:viewBox="0 0 101 101" draw:points="0,72 29,101 72,101 101,72 101,29 72,0 29,0 0,29">
          <text:p/>
        </draw:polygon>
        <draw:path draw:style-name="gr10" draw:layer="layout" svg:width="0.058cm" svg:height="0.058cm" svg:x="14.543cm" svg:y="3.761cm" svg:viewBox="0 0 59 59" svg:d="m59 29c0 17-13 30-29 30-17 0-30-13-30-30 0-16 13-29 30-29 16 0 29 13 29 29z">
          <text:p/>
        </draw:path>
        <draw:polygon draw:style-name="gr12" draw:layer="layout" svg:width="0.1cm" svg:height="0.1cm" svg:x="14.52cm" svg:y="4.121cm" svg:viewBox="0 0 101 101" draw:points="0,72 29,101 72,101 101,72 101,29 72,0 29,0 0,29">
          <text:p/>
        </draw:polygon>
        <draw:path draw:style-name="gr10" draw:layer="layout" svg:width="0.058cm" svg:height="0.058cm" svg:x="14.543cm" svg:y="4.142cm" svg:viewBox="0 0 59 59" svg:d="m59 29c0 17-13 30-29 30-17 0-30-13-30-30 0-16 13-29 30-29 16 0 29 13 29 29z">
          <text:p/>
        </draw:path>
        <draw:polygon draw:style-name="gr12" draw:layer="layout" svg:width="0.1cm" svg:height="0.1cm" svg:x="14.52cm" svg:y="4.502cm" svg:viewBox="0 0 101 101" draw:points="0,72 29,101 72,101 101,72 101,29 72,0 29,0 0,29">
          <text:p/>
        </draw:polygon>
        <draw:path draw:style-name="gr10" draw:layer="layout" svg:width="0.058cm" svg:height="0.058cm" svg:x="14.543cm" svg:y="4.523cm" svg:viewBox="0 0 59 59" svg:d="m59 29c0 17-13 30-29 30-17 0-30-13-30-30 0-16 13-29 30-29 16 0 29 13 29 29z">
          <text:p/>
        </draw:path>
        <draw:path draw:style-name="gr14" draw:layer="layout" svg:width="0.253cm" svg:height="0.253cm" svg:x="6.193cm" svg:y="0.999cm" svg:viewBox="0 0 254 254" svg:d="m254 127c0 70-57 127-127 127s-127-57-127-127c0-71 57-127 127-127s127 56 127 127z">
          <text:p/>
        </draw:path>
        <draw:path draw:style-name="gr14" draw:layer="layout" svg:width="0.253cm" svg:height="0.253cm" svg:x="8.733cm" svg:y="0.999cm" svg:viewBox="0 0 254 254" svg:d="m254 127c0 70-57 127-127 127s-127-57-127-127c0-71 57-127 127-127s127 56 127 127z">
          <text:p/>
        </draw:path>
        <draw:path draw:style-name="gr14" draw:layer="layout" svg:width="0.253cm" svg:height="0.253cm" svg:x="6.193cm" svg:y="7.344cm" svg:viewBox="0 0 254 254" svg:d="m254 127c0 70-57 127-127 127s-127-57-127-127 57-127 127-127 127 57 127 127z">
          <text:p/>
        </draw:path>
        <draw:path draw:style-name="gr14" draw:layer="layout" svg:width="0.253cm" svg:height="0.253cm" svg:x="8.733cm" svg:y="7.344cm" svg:viewBox="0 0 254 254" svg:d="m254 127c0 70-57 127-127 127s-127-57-127-127 57-127 127-127 127 57 127 127z">
          <text:p/>
        </draw:path>
        <draw:line draw:style-name="gr14" draw:layer="layout" svg:x1="12.412cm" svg:y1="1.888cm" svg:x2="12.412cm" svg:y2="2.396cm">
          <text:p/>
        </draw:line>
        <draw:line draw:style-name="gr14" draw:layer="layout" svg:x1="12.412cm" svg:y1="2.396cm" svg:x2="12.412cm" svg:y2="2.904cm">
          <text:p/>
        </draw:line>
        <draw:line draw:style-name="gr14" draw:layer="layout" svg:x1="12.412cm" svg:y1="2.904cm" svg:x2="12.539cm" svg:y2="3.031cm">
          <text:p/>
        </draw:line>
        <draw:line draw:style-name="gr14" draw:layer="layout" svg:x1="12.539cm" svg:y1="3.031cm" svg:x2="12.793cm" svg:y2="3.031cm">
          <text:p/>
        </draw:line>
        <draw:line draw:style-name="gr14" draw:layer="layout" svg:x1="11.904cm" svg:y1="2.396cm" svg:x2="12.412cm" svg:y2="2.396cm">
          <text:p/>
        </draw:line>
        <draw:line draw:style-name="gr14" draw:layer="layout" svg:x1="11.015cm" svg:y1="2.904cm" svg:x2="11.015cm" svg:y2="2.396cm">
          <text:p/>
        </draw:line>
        <draw:line draw:style-name="gr14" draw:layer="layout" svg:x1="11.015cm" svg:y1="2.396cm" svg:x2="11.015cm" svg:y2="1.888cm">
          <text:p/>
        </draw:line>
        <draw:line draw:style-name="gr14" draw:layer="layout" svg:x1="11.015cm" svg:y1="2.904cm" svg:x2="10.888cm" svg:y2="3.031cm">
          <text:p/>
        </draw:line>
        <draw:line draw:style-name="gr14" draw:layer="layout" svg:x1="11.523cm" svg:y1="2.396cm" svg:x2="11.015cm" svg:y2="2.396cm">
          <text:p/>
        </draw:line>
        <draw:line draw:style-name="gr14" draw:layer="layout" svg:x1="10.888cm" svg:y1="3.031cm" svg:x2="10.634cm" svg:y2="3.031cm">
          <text:p/>
        </draw:line>
        <draw:line draw:style-name="gr14" draw:layer="layout" svg:x1="13.047cm" svg:y1="1.634cm" svg:x2="13.174cm" svg:y2="1.634cm">
          <text:p/>
        </draw:line>
        <draw:line draw:style-name="gr14" draw:layer="layout" svg:x1="13.174cm" svg:y1="1.634cm" svg:x2="13.301cm" svg:y2="1.761cm">
          <text:p/>
        </draw:line>
        <draw:line draw:style-name="gr14" draw:layer="layout" svg:x1="13.555cm" svg:y1="2.269cm" svg:x2="13.428cm" svg:y2="2.269cm">
          <text:p/>
        </draw:line>
        <draw:line draw:style-name="gr14" draw:layer="layout" svg:x1="13.428cm" svg:y1="2.269cm" svg:x2="13.301cm" svg:y2="2.142cm">
          <text:p/>
        </draw:line>
        <draw:line draw:style-name="gr14" draw:layer="layout" svg:x1="13.301cm" svg:y1="1.761cm" svg:x2="13.301cm" svg:y2="2.142cm">
          <text:p/>
        </draw:line>
        <draw:line draw:style-name="gr14" draw:layer="layout" svg:x1="13.555cm" svg:y1="2.269cm" svg:x2="13.555cm" svg:y2="2.523cm">
          <text:p/>
        </draw:line>
        <draw:line draw:style-name="gr14" draw:layer="layout" svg:x1="12.92cm" svg:y1="2.523cm" svg:x2="13.555cm" svg:y2="2.523cm">
          <text:p/>
        </draw:line>
        <draw:line draw:style-name="gr14" draw:layer="layout" svg:x1="12.539cm" svg:y1="1.38cm" svg:x2="12.666cm" svg:y2="1.38cm">
          <text:p/>
        </draw:line>
        <draw:line draw:style-name="gr14" draw:layer="layout" svg:x1="12.666cm" svg:y1="1.38cm" svg:x2="12.793cm" svg:y2="1.507cm">
          <text:p/>
        </draw:line>
        <draw:line draw:style-name="gr14" draw:layer="layout" svg:x1="13.047cm" svg:y1="1.888cm" svg:x2="12.92cm" svg:y2="1.888cm">
          <text:p/>
        </draw:line>
        <draw:line draw:style-name="gr14" draw:layer="layout" svg:x1="12.92cm" svg:y1="1.888cm" svg:x2="12.793cm" svg:y2="1.761cm">
          <text:p/>
        </draw:line>
        <draw:line draw:style-name="gr14" draw:layer="layout" svg:x1="12.793cm" svg:y1="1.507cm" svg:x2="12.793cm" svg:y2="1.761cm">
          <text:p/>
        </draw:line>
        <draw:line draw:style-name="gr14" draw:layer="layout" svg:x1="10.888cm" svg:y1="1.38cm" svg:x2="10.761cm" svg:y2="1.38cm">
          <text:p/>
        </draw:line>
        <draw:line draw:style-name="gr14" draw:layer="layout" svg:x1="10.761cm" svg:y1="1.38cm" svg:x2="10.634cm" svg:y2="1.507cm">
          <text:p/>
        </draw:line>
        <draw:line draw:style-name="gr14" draw:layer="layout" svg:x1="10.634cm" svg:y1="1.507cm" svg:x2="10.634cm" svg:y2="1.761cm">
          <text:p/>
        </draw:line>
        <draw:line draw:style-name="gr14" draw:layer="layout" svg:x1="10.634cm" svg:y1="1.761cm" svg:x2="10.507cm" svg:y2="1.888cm">
          <text:p/>
        </draw:line>
        <draw:line draw:style-name="gr14" draw:layer="layout" svg:x1="10.507cm" svg:y1="1.888cm" svg:x2="10.38cm" svg:y2="1.888cm">
          <text:p/>
        </draw:line>
        <draw:line draw:style-name="gr14" draw:layer="layout" svg:x1="9.874cm" svg:y1="2.269cm" svg:x2="10.001cm" svg:y2="2.269cm">
          <text:p/>
        </draw:line>
        <draw:line draw:style-name="gr14" draw:layer="layout" svg:x1="10.001cm" svg:y1="2.269cm" svg:x2="10.126cm" svg:y2="2.142cm">
          <text:p/>
        </draw:line>
        <draw:line draw:style-name="gr14" draw:layer="layout" svg:x1="10.126cm" svg:y1="2.142cm" svg:x2="10.126cm" svg:y2="1.761cm">
          <text:p/>
        </draw:line>
        <draw:line draw:style-name="gr14" draw:layer="layout" svg:x1="10.126cm" svg:y1="1.761cm" svg:x2="10.253cm" svg:y2="1.634cm">
          <text:p/>
        </draw:line>
        <draw:line draw:style-name="gr14" draw:layer="layout" svg:x1="10.253cm" svg:y1="1.634cm" svg:x2="10.38cm" svg:y2="1.634cm">
          <text:p/>
        </draw:line>
        <draw:line draw:style-name="gr14" draw:layer="layout" svg:x1="9.874cm" svg:y1="2.523cm" svg:x2="9.874cm" svg:y2="2.269cm">
          <text:p/>
        </draw:line>
        <draw:line draw:style-name="gr14" draw:layer="layout" svg:x1="9.874cm" svg:y1="2.523cm" svg:x2="10.507cm" svg:y2="2.523cm">
          <text:p/>
        </draw:line>
        <draw:line draw:style-name="gr14" draw:layer="layout" svg:x1="12.412cm" svg:y1="5.441cm" svg:x2="12.412cm" svg:y2="5.949cm">
          <text:p/>
        </draw:line>
        <draw:line draw:style-name="gr14" draw:layer="layout" svg:x1="12.412cm" svg:y1="5.949cm" svg:x2="12.412cm" svg:y2="6.455cm">
          <text:p/>
        </draw:line>
        <draw:line draw:style-name="gr14" draw:layer="layout" svg:x1="12.412cm" svg:y1="6.455cm" svg:x2="12.539cm" svg:y2="6.582cm">
          <text:p/>
        </draw:line>
        <draw:line draw:style-name="gr14" draw:layer="layout" svg:x1="12.539cm" svg:y1="6.582cm" svg:x2="12.793cm" svg:y2="6.582cm">
          <text:p/>
        </draw:line>
        <draw:line draw:style-name="gr14" draw:layer="layout" svg:x1="11.904cm" svg:y1="5.949cm" svg:x2="12.412cm" svg:y2="5.949cm">
          <text:p/>
        </draw:line>
        <draw:line draw:style-name="gr14" draw:layer="layout" svg:x1="11.015cm" svg:y1="6.455cm" svg:x2="11.015cm" svg:y2="5.949cm">
          <text:p/>
        </draw:line>
        <draw:line draw:style-name="gr14" draw:layer="layout" svg:x1="11.015cm" svg:y1="5.949cm" svg:x2="11.015cm" svg:y2="5.441cm">
          <text:p/>
        </draw:line>
        <draw:line draw:style-name="gr14" draw:layer="layout" svg:x1="11.015cm" svg:y1="6.455cm" svg:x2="10.888cm" svg:y2="6.582cm">
          <text:p/>
        </draw:line>
        <draw:line draw:style-name="gr14" draw:layer="layout" svg:x1="11.523cm" svg:y1="5.949cm" svg:x2="11.015cm" svg:y2="5.949cm">
          <text:p/>
        </draw:line>
        <draw:line draw:style-name="gr14" draw:layer="layout" svg:x1="10.888cm" svg:y1="6.582cm" svg:x2="10.634cm" svg:y2="6.582cm">
          <text:p/>
        </draw:line>
        <draw:line draw:style-name="gr14" draw:layer="layout" svg:x1="13.047cm" svg:y1="5.187cm" svg:x2="13.174cm" svg:y2="5.187cm">
          <text:p/>
        </draw:line>
        <draw:line draw:style-name="gr14" draw:layer="layout" svg:x1="13.174cm" svg:y1="5.187cm" svg:x2="13.301cm" svg:y2="5.314cm">
          <text:p/>
        </draw:line>
        <draw:line draw:style-name="gr14" draw:layer="layout" svg:x1="13.555cm" svg:y1="5.822cm" svg:x2="13.428cm" svg:y2="5.822cm">
          <text:p/>
        </draw:line>
        <draw:line draw:style-name="gr14" draw:layer="layout" svg:x1="13.428cm" svg:y1="5.822cm" svg:x2="13.301cm" svg:y2="5.695cm">
          <text:p/>
        </draw:line>
        <draw:line draw:style-name="gr14" draw:layer="layout" svg:x1="13.301cm" svg:y1="5.314cm" svg:x2="13.301cm" svg:y2="5.695cm">
          <text:p/>
        </draw:line>
        <draw:line draw:style-name="gr14" draw:layer="layout" svg:x1="13.555cm" svg:y1="5.822cm" svg:x2="13.555cm" svg:y2="6.076cm">
          <text:p/>
        </draw:line>
        <draw:line draw:style-name="gr14" draw:layer="layout" svg:x1="12.92cm" svg:y1="6.076cm" svg:x2="13.555cm" svg:y2="6.076cm">
          <text:p/>
        </draw:line>
        <draw:line draw:style-name="gr14" draw:layer="layout" svg:x1="12.539cm" svg:y1="4.933cm" svg:x2="12.666cm" svg:y2="4.933cm">
          <text:p/>
        </draw:line>
        <draw:line draw:style-name="gr14" draw:layer="layout" svg:x1="12.666cm" svg:y1="4.933cm" svg:x2="12.793cm" svg:y2="5.06cm">
          <text:p/>
        </draw:line>
        <draw:line draw:style-name="gr14" draw:layer="layout" svg:x1="13.047cm" svg:y1="5.441cm" svg:x2="12.92cm" svg:y2="5.441cm">
          <text:p/>
        </draw:line>
        <draw:line draw:style-name="gr14" draw:layer="layout" svg:x1="12.92cm" svg:y1="5.441cm" svg:x2="12.793cm" svg:y2="5.314cm">
          <text:p/>
        </draw:line>
        <draw:line draw:style-name="gr14" draw:layer="layout" svg:x1="12.793cm" svg:y1="5.06cm" svg:x2="12.793cm" svg:y2="5.314cm">
          <text:p/>
        </draw:line>
        <draw:line draw:style-name="gr14" draw:layer="layout" svg:x1="10.888cm" svg:y1="4.933cm" svg:x2="10.761cm" svg:y2="4.933cm">
          <text:p/>
        </draw:line>
        <draw:line draw:style-name="gr14" draw:layer="layout" svg:x1="10.761cm" svg:y1="4.933cm" svg:x2="10.634cm" svg:y2="5.06cm">
          <text:p/>
        </draw:line>
        <draw:line draw:style-name="gr14" draw:layer="layout" svg:x1="10.634cm" svg:y1="5.06cm" svg:x2="10.634cm" svg:y2="5.314cm">
          <text:p/>
        </draw:line>
        <draw:line draw:style-name="gr14" draw:layer="layout" svg:x1="10.634cm" svg:y1="5.314cm" svg:x2="10.507cm" svg:y2="5.441cm">
          <text:p/>
        </draw:line>
        <draw:line draw:style-name="gr14" draw:layer="layout" svg:x1="10.507cm" svg:y1="5.441cm" svg:x2="10.38cm" svg:y2="5.441cm">
          <text:p/>
        </draw:line>
        <draw:line draw:style-name="gr14" draw:layer="layout" svg:x1="9.874cm" svg:y1="5.822cm" svg:x2="10.001cm" svg:y2="5.822cm">
          <text:p/>
        </draw:line>
        <draw:line draw:style-name="gr14" draw:layer="layout" svg:x1="10.001cm" svg:y1="5.822cm" svg:x2="10.126cm" svg:y2="5.695cm">
          <text:p/>
        </draw:line>
        <draw:line draw:style-name="gr14" draw:layer="layout" svg:x1="10.126cm" svg:y1="5.695cm" svg:x2="10.126cm" svg:y2="5.314cm">
          <text:p/>
        </draw:line>
        <draw:line draw:style-name="gr14" draw:layer="layout" svg:x1="10.126cm" svg:y1="5.314cm" svg:x2="10.253cm" svg:y2="5.187cm">
          <text:p/>
        </draw:line>
        <draw:line draw:style-name="gr14" draw:layer="layout" svg:x1="10.253cm" svg:y1="5.187cm" svg:x2="10.38cm" svg:y2="5.187cm">
          <text:p/>
        </draw:line>
        <draw:line draw:style-name="gr14" draw:layer="layout" svg:x1="9.874cm" svg:y1="6.076cm" svg:x2="9.874cm" svg:y2="5.822cm">
          <text:p/>
        </draw:line>
        <draw:line draw:style-name="gr14" draw:layer="layout" svg:x1="9.874cm" svg:y1="6.076cm" svg:x2="10.507cm" svg:y2="6.076cm">
          <text:p/>
        </draw:line>
        <draw:line draw:style-name="gr14" draw:layer="layout" svg:x1="11.904cm" svg:y1="6.076cm" svg:x2="11.904cm" svg:y2="6.201cm">
          <text:p/>
        </draw:line>
        <draw:line draw:style-name="gr14" draw:layer="layout" svg:x1="11.904cm" svg:y1="5.695cm" svg:x2="11.904cm" svg:y2="5.822cm">
          <text:p/>
        </draw:line>
        <draw:line draw:style-name="gr14" draw:layer="layout" svg:x1="11.904cm" svg:y1="5.822cm" svg:x2="11.904cm" svg:y2="6.201cm">
          <text:p/>
        </draw:line>
        <draw:line draw:style-name="gr14" draw:layer="layout" svg:x1="11.523cm" svg:y1="5.695cm" svg:x2="11.523cm" svg:y2="5.822cm">
          <text:p/>
        </draw:line>
        <draw:line draw:style-name="gr14" draw:layer="layout" svg:x1="11.523cm" svg:y1="5.822cm" svg:x2="11.523cm" svg:y2="6.076cm">
          <text:p/>
        </draw:line>
        <draw:line draw:style-name="gr14" draw:layer="layout" svg:x1="11.523cm" svg:y1="6.076cm" svg:x2="11.523cm" svg:y2="6.201cm">
          <text:p/>
        </draw:line>
        <draw:line draw:style-name="gr14" draw:layer="layout" svg:x1="9.874cm" svg:y1="4.298cm" svg:x2="13.809cm" svg:y2="4.298cm">
          <text:p/>
        </draw:line>
        <draw:line draw:style-name="gr14" draw:layer="layout" svg:x1="13.936cm" svg:y1="5.187cm" svg:x2="13.936cm" svg:y2="4.425cm">
          <text:p/>
        </draw:line>
        <draw:line draw:style-name="gr14" draw:layer="layout" svg:x1="13.936cm" svg:y1="4.425cm" svg:x2="13.809cm" svg:y2="4.298cm">
          <text:p/>
        </draw:line>
        <draw:line draw:style-name="gr14" draw:layer="layout" svg:x1="9.239cm" svg:y1="4.933cm" svg:x2="8.985cm" svg:y2="4.933cm">
          <text:p/>
        </draw:line>
        <draw:line draw:style-name="gr14" draw:layer="layout" svg:x1="9.239cm" svg:y1="4.933cm" svg:x2="9.874cm" svg:y2="4.298cm">
          <text:p/>
        </draw:line>
        <draw:line draw:style-name="gr14" draw:layer="layout" svg:x1="9.239cm" svg:y1="4.425cm" svg:x2="8.985cm" svg:y2="4.425cm">
          <text:p/>
        </draw:line>
        <draw:line draw:style-name="gr14" draw:layer="layout" svg:x1="9.493cm" svg:y1="3.917cm" svg:x2="9.493cm" svg:y2="4.171cm">
          <text:p/>
        </draw:line>
        <draw:line draw:style-name="gr14" draw:layer="layout" svg:x1="9.239cm" svg:y1="4.425cm" svg:x2="9.493cm" svg:y2="4.171cm">
          <text:p/>
        </draw:line>
        <draw:line draw:style-name="gr14" draw:layer="layout" svg:x1="9.874cm" svg:y1="4.044cm" svg:x2="13.809cm" svg:y2="4.044cm">
          <text:p/>
        </draw:line>
        <draw:line draw:style-name="gr14" draw:layer="layout" svg:x1="13.936cm" svg:y1="3.917cm" svg:x2="13.809cm" svg:y2="4.044cm">
          <text:p/>
        </draw:line>
        <draw:line draw:style-name="gr14" draw:layer="layout" svg:x1="9.239cm" svg:y1="4.679cm" svg:x2="8.985cm" svg:y2="4.679cm">
          <text:p/>
        </draw:line>
        <draw:line draw:style-name="gr14" draw:layer="layout" svg:x1="9.239cm" svg:y1="4.679cm" svg:x2="9.874cm" svg:y2="4.044cm">
          <text:p/>
        </draw:line>
        <draw:line draw:style-name="gr14" draw:layer="layout" svg:x1="6.064cm" svg:y1="7.725cm" svg:x2="6.076cm" svg:y2="7.725cm">
          <text:p/>
        </draw:line>
        <draw:line draw:style-name="gr14" draw:layer="layout" svg:x1="6.157cm" svg:y1="7.725cm" svg:x2="6.167cm" svg:y2="7.725cm">
          <text:p/>
        </draw:line>
        <draw:line draw:style-name="gr14" draw:layer="layout" svg:x1="6.248cm" svg:y1="7.725cm" svg:x2="6.261cm" svg:y2="7.725cm">
          <text:p/>
        </draw:line>
        <draw:line draw:style-name="gr14" draw:layer="layout" svg:x1="6.341cm" svg:y1="7.725cm" svg:x2="6.352cm" svg:y2="7.725cm">
          <text:p/>
        </draw:line>
        <draw:line draw:style-name="gr14" draw:layer="layout" svg:x1="6.434cm" svg:y1="7.725cm" svg:x2="6.445cm" svg:y2="7.725cm">
          <text:p/>
        </draw:line>
        <draw:line draw:style-name="gr14" draw:layer="layout" svg:x1="6.525cm" svg:y1="7.725cm" svg:x2="6.536cm" svg:y2="7.725cm">
          <text:p/>
        </draw:line>
        <draw:line draw:style-name="gr14" draw:layer="layout" svg:x1="6.618cm" svg:y1="7.725cm" svg:x2="6.629cm" svg:y2="7.725cm">
          <text:p/>
        </draw:line>
        <draw:line draw:style-name="gr14" draw:layer="layout" svg:x1="6.709cm" svg:y1="7.725cm" svg:x2="6.72cm" svg:y2="7.725cm">
          <text:p/>
        </draw:line>
        <draw:line draw:style-name="gr14" draw:layer="layout" svg:x1="6.802cm" svg:y1="7.725cm" svg:x2="6.813cm" svg:y2="7.725cm">
          <text:p/>
        </draw:line>
        <draw:line draw:style-name="gr14" draw:layer="layout" svg:x1="6.893cm" svg:y1="7.725cm" svg:x2="6.906cm" svg:y2="7.725cm">
          <text:p/>
        </draw:line>
        <draw:line draw:style-name="gr14" draw:layer="layout" svg:x1="6.987cm" svg:y1="7.725cm" svg:x2="6.997cm" svg:y2="7.725cm">
          <text:p/>
        </draw:line>
        <draw:line draw:style-name="gr14" draw:layer="layout" svg:x1="7.08cm" svg:y1="7.725cm" svg:x2="7.09cm" svg:y2="7.725cm">
          <text:p/>
        </draw:line>
        <draw:line draw:style-name="gr14" draw:layer="layout" svg:x1="7.171cm" svg:y1="7.725cm" svg:x2="7.181cm" svg:y2="7.725cm">
          <text:p/>
        </draw:line>
        <draw:line draw:style-name="gr14" draw:layer="layout" svg:x1="7.264cm" svg:y1="7.725cm" svg:x2="7.274cm" svg:y2="7.725cm">
          <text:p/>
        </draw:line>
        <draw:line draw:style-name="gr14" draw:layer="layout" svg:x1="7.355cm" svg:y1="7.725cm" svg:x2="7.366cm" svg:y2="7.725cm">
          <text:p/>
        </draw:line>
        <draw:line draw:style-name="gr14" draw:layer="layout" svg:x1="7.448cm" svg:y1="7.725cm" svg:x2="7.459cm" svg:y2="7.725cm">
          <text:p/>
        </draw:line>
        <draw:line draw:style-name="gr14" draw:layer="layout" svg:x1="7.539cm" svg:y1="7.725cm" svg:x2="7.552cm" svg:y2="7.725cm">
          <text:p/>
        </draw:line>
        <draw:line draw:style-name="gr14" draw:layer="layout" svg:x1="7.632cm" svg:y1="7.725cm" svg:x2="7.643cm" svg:y2="7.725cm">
          <text:p/>
        </draw:line>
        <draw:line draw:style-name="gr14" draw:layer="layout" svg:x1="7.725cm" svg:y1="7.725cm" svg:x2="7.736cm" svg:y2="7.725cm">
          <text:p/>
        </draw:line>
        <draw:line draw:style-name="gr14" draw:layer="layout" svg:x1="7.816cm" svg:y1="7.725cm" svg:x2="7.827cm" svg:y2="7.725cm">
          <text:p/>
        </draw:line>
        <draw:line draw:style-name="gr14" draw:layer="layout" svg:x1="7.909cm" svg:y1="7.725cm" svg:x2="7.92cm" svg:y2="7.725cm">
          <text:p/>
        </draw:line>
        <draw:line draw:style-name="gr14" draw:layer="layout" svg:x1="8.001cm" svg:y1="7.725cm" svg:x2="8.011cm" svg:y2="7.725cm">
          <text:p/>
        </draw:line>
        <draw:line draw:style-name="gr14" draw:layer="layout" svg:x1="8.094cm" svg:y1="7.725cm" svg:x2="8.104cm" svg:y2="7.725cm">
          <text:p/>
        </draw:line>
        <draw:line draw:style-name="gr14" draw:layer="layout" svg:x1="8.185cm" svg:y1="7.725cm" svg:x2="8.197cm" svg:y2="7.725cm">
          <text:p/>
        </draw:line>
        <draw:line draw:style-name="gr14" draw:layer="layout" svg:x1="8.278cm" svg:y1="7.725cm" svg:x2="8.288cm" svg:y2="7.725cm">
          <text:p/>
        </draw:line>
        <draw:line draw:style-name="gr14" draw:layer="layout" svg:x1="8.369cm" svg:y1="7.725cm" svg:x2="8.382cm" svg:y2="7.725cm">
          <text:p/>
        </draw:line>
        <draw:line draw:style-name="gr14" draw:layer="layout" svg:x1="8.462cm" svg:y1="7.725cm" svg:x2="8.473cm" svg:y2="7.725cm">
          <text:p/>
        </draw:line>
        <draw:line draw:style-name="gr14" draw:layer="layout" svg:x1="8.555cm" svg:y1="7.725cm" svg:x2="8.566cm" svg:y2="7.725cm">
          <text:p/>
        </draw:line>
        <draw:line draw:style-name="gr14" draw:layer="layout" svg:x1="8.646cm" svg:y1="7.725cm" svg:x2="8.657cm" svg:y2="7.725cm">
          <text:p/>
        </draw:line>
        <draw:line draw:style-name="gr14" draw:layer="layout" svg:x1="8.739cm" svg:y1="7.725cm" svg:x2="8.75cm" svg:y2="7.725cm">
          <text:p/>
        </draw:line>
        <draw:line draw:style-name="gr14" draw:layer="layout" svg:x1="8.83cm" svg:y1="7.725cm" svg:x2="8.841cm" svg:y2="7.725cm">
          <text:p/>
        </draw:line>
        <draw:line draw:style-name="gr14" draw:layer="layout" svg:x1="8.923cm" svg:y1="7.725cm" svg:x2="8.934cm" svg:y2="7.725cm">
          <text:p/>
        </draw:line>
        <draw:line draw:style-name="gr14" draw:layer="layout" svg:x1="9.014cm" svg:y1="7.725cm" svg:x2="9.027cm" svg:y2="7.725cm">
          <text:p/>
        </draw:line>
        <draw:line draw:style-name="gr14" draw:layer="layout" svg:x1="9.108cm" svg:y1="7.725cm" svg:x2="9.118cm" svg:y2="7.725cm">
          <text:p/>
        </draw:line>
        <draw:line draw:style-name="gr14" draw:layer="layout" svg:x1="9.201cm" svg:y1="7.725cm" svg:x2="9.211cm" svg:y2="7.725cm">
          <text:p/>
        </draw:line>
        <draw:line draw:style-name="gr14" draw:layer="layout" svg:x1="9.292cm" svg:y1="7.725cm" svg:x2="9.302cm" svg:y2="7.725cm">
          <text:p/>
        </draw:line>
        <draw:line draw:style-name="gr14" draw:layer="layout" svg:x1="9.385cm" svg:y1="7.725cm" svg:x2="9.395cm" svg:y2="7.725cm">
          <text:p/>
        </draw:line>
        <draw:line draw:style-name="gr14" draw:layer="layout" svg:x1="9.476cm" svg:y1="7.725cm" svg:x2="9.486cm" svg:y2="7.725cm">
          <text:p/>
        </draw:line>
        <draw:line draw:style-name="gr14" draw:layer="layout" svg:x1="9.569cm" svg:y1="7.725cm" svg:x2="9.58cm" svg:y2="7.725cm">
          <text:p/>
        </draw:line>
        <draw:line draw:style-name="gr14" draw:layer="layout" svg:x1="9.66cm" svg:y1="7.725cm" svg:x2="9.673cm" svg:y2="7.725cm">
          <text:p/>
        </draw:line>
        <draw:line draw:style-name="gr14" draw:layer="layout" svg:x1="9.753cm" svg:y1="7.725cm" svg:x2="9.764cm" svg:y2="7.725cm">
          <text:p/>
        </draw:line>
        <draw:line draw:style-name="gr14" draw:layer="layout" svg:x1="9.844cm" svg:y1="7.725cm" svg:x2="9.857cm" svg:y2="7.725cm">
          <text:p/>
        </draw:line>
        <draw:line draw:style-name="gr14" draw:layer="layout" svg:x1="9.937cm" svg:y1="7.725cm" svg:x2="9.948cm" svg:y2="7.725cm">
          <text:p/>
        </draw:line>
        <draw:line draw:style-name="gr14" draw:layer="layout" svg:x1="10.03cm" svg:y1="7.725cm" svg:x2="10.041cm" svg:y2="7.725cm">
          <text:p/>
        </draw:line>
        <draw:line draw:style-name="gr14" draw:layer="layout" svg:x1="10.121cm" svg:y1="7.725cm" svg:x2="10.132cm" svg:y2="7.725cm">
          <text:p/>
        </draw:line>
        <draw:line draw:style-name="gr14" draw:layer="layout" svg:x1="10.215cm" svg:y1="7.725cm" svg:x2="10.225cm" svg:y2="7.725cm">
          <text:p/>
        </draw:line>
        <draw:line draw:style-name="gr14" draw:layer="layout" svg:x1="10.306cm" svg:y1="7.725cm" svg:x2="10.318cm" svg:y2="7.725cm">
          <text:p/>
        </draw:line>
        <draw:line draw:style-name="gr14" draw:layer="layout" svg:x1="10.399cm" svg:y1="7.725cm" svg:x2="10.409cm" svg:y2="7.725cm">
          <text:p/>
        </draw:line>
        <draw:line draw:style-name="gr14" draw:layer="layout" svg:x1="10.49cm" svg:y1="7.725cm" svg:x2="10.502cm" svg:y2="7.725cm">
          <text:p/>
        </draw:line>
        <draw:line draw:style-name="gr14" draw:layer="layout" svg:x1="10.583cm" svg:y1="7.725cm" svg:x2="10.593cm" svg:y2="7.725cm">
          <text:p/>
        </draw:line>
        <draw:line draw:style-name="gr14" draw:layer="layout" svg:x1="10.676cm" svg:y1="7.725cm" svg:x2="10.687cm" svg:y2="7.725cm">
          <text:p/>
        </draw:line>
        <draw:line draw:style-name="gr14" draw:layer="layout" svg:x1="10.767cm" svg:y1="7.725cm" svg:x2="10.778cm" svg:y2="7.725cm">
          <text:p/>
        </draw:line>
        <draw:line draw:style-name="gr14" draw:layer="layout" svg:x1="10.86cm" svg:y1="7.725cm" svg:x2="10.871cm" svg:y2="7.725cm">
          <text:p/>
        </draw:line>
        <draw:line draw:style-name="gr14" draw:layer="layout" svg:x1="10.951cm" svg:y1="7.725cm" svg:x2="10.962cm" svg:y2="7.725cm">
          <text:p/>
        </draw:line>
        <draw:line draw:style-name="gr14" draw:layer="layout" svg:x1="11.044cm" svg:y1="7.725cm" svg:x2="11.055cm" svg:y2="7.725cm">
          <text:p/>
        </draw:line>
        <draw:line draw:style-name="gr14" draw:layer="layout" svg:x1="11.135cm" svg:y1="7.725cm" svg:x2="11.148cm" svg:y2="7.725cm">
          <text:p/>
        </draw:line>
        <draw:line draw:style-name="gr14" draw:layer="layout" svg:x1="11.228cm" svg:y1="7.725cm" svg:x2="11.239cm" svg:y2="7.725cm">
          <text:p/>
        </draw:line>
        <draw:line draw:style-name="gr14" draw:layer="layout" svg:x1="11.322cm" svg:y1="7.725cm" svg:x2="11.332cm" svg:y2="7.725cm">
          <text:p/>
        </draw:line>
        <draw:line draw:style-name="gr14" draw:layer="layout" svg:x1="11.413cm" svg:y1="7.725cm" svg:x2="11.423cm" svg:y2="7.725cm">
          <text:p/>
        </draw:line>
        <draw:line draw:style-name="gr14" draw:layer="layout" svg:x1="11.506cm" svg:y1="7.725cm" svg:x2="11.516cm" svg:y2="7.725cm">
          <text:p/>
        </draw:line>
        <draw:line draw:style-name="gr14" draw:layer="layout" svg:x1="11.597cm" svg:y1="7.725cm" svg:x2="11.607cm" svg:y2="7.725cm">
          <text:p/>
        </draw:line>
        <draw:line draw:style-name="gr14" draw:layer="layout" svg:x1="11.69cm" svg:y1="7.725cm" svg:x2="11.7cm" svg:y2="7.725cm">
          <text:p/>
        </draw:line>
        <draw:line draw:style-name="gr14" draw:layer="layout" svg:x1="11.781cm" svg:y1="7.725cm" svg:x2="11.794cm" svg:y2="7.725cm">
          <text:p/>
        </draw:line>
        <draw:line draw:style-name="gr14" draw:layer="layout" svg:x1="11.874cm" svg:y1="7.725cm" svg:x2="11.885cm" svg:y2="7.725cm">
          <text:p/>
        </draw:line>
        <draw:line draw:style-name="gr14" draw:layer="layout" svg:x1="11.965cm" svg:y1="7.725cm" svg:x2="11.978cm" svg:y2="7.725cm">
          <text:p/>
        </draw:line>
        <draw:line draw:style-name="gr14" draw:layer="layout" svg:x1="12.058cm" svg:y1="7.725cm" svg:x2="12.069cm" svg:y2="7.725cm">
          <text:p/>
        </draw:line>
        <draw:line draw:style-name="gr14" draw:layer="layout" svg:x1="12.151cm" svg:y1="7.725cm" svg:x2="12.162cm" svg:y2="7.725cm">
          <text:p/>
        </draw:line>
        <draw:line draw:style-name="gr14" draw:layer="layout" svg:x1="12.242cm" svg:y1="7.725cm" svg:x2="12.253cm" svg:y2="7.725cm">
          <text:p/>
        </draw:line>
        <draw:line draw:style-name="gr14" draw:layer="layout" svg:x1="12.335cm" svg:y1="7.725cm" svg:x2="12.346cm" svg:y2="7.725cm">
          <text:p/>
        </draw:line>
        <draw:line draw:style-name="gr14" draw:layer="layout" svg:x1="12.426cm" svg:y1="7.725cm" svg:x2="12.437cm" svg:y2="7.725cm">
          <text:p/>
        </draw:line>
        <draw:line draw:style-name="gr14" draw:layer="layout" svg:x1="12.52cm" svg:y1="7.725cm" svg:x2="12.53cm" svg:y2="7.725cm">
          <text:p/>
        </draw:line>
        <draw:line draw:style-name="gr14" draw:layer="layout" svg:x1="12.611cm" svg:y1="7.725cm" svg:x2="12.623cm" svg:y2="7.725cm">
          <text:p/>
        </draw:line>
        <draw:line draw:style-name="gr14" draw:layer="layout" svg:x1="12.704cm" svg:y1="7.725cm" svg:x2="12.714cm" svg:y2="7.725cm">
          <text:p/>
        </draw:line>
        <draw:line draw:style-name="gr14" draw:layer="layout" svg:x1="12.797cm" svg:y1="7.725cm" svg:x2="12.807cm" svg:y2="7.725cm">
          <text:p/>
        </draw:line>
        <draw:line draw:style-name="gr14" draw:layer="layout" svg:x1="12.888cm" svg:y1="7.725cm" svg:x2="12.898cm" svg:y2="7.725cm">
          <text:p/>
        </draw:line>
        <draw:line draw:style-name="gr14" draw:layer="layout" svg:x1="12.981cm" svg:y1="7.725cm" svg:x2="12.992cm" svg:y2="7.725cm">
          <text:p/>
        </draw:line>
        <draw:line draw:style-name="gr14" draw:layer="layout" svg:x1="13.072cm" svg:y1="7.725cm" svg:x2="13.083cm" svg:y2="7.725cm">
          <text:p/>
        </draw:line>
        <draw:line draw:style-name="gr14" draw:layer="layout" svg:x1="13.165cm" svg:y1="7.725cm" svg:x2="13.176cm" svg:y2="7.725cm">
          <text:p/>
        </draw:line>
        <draw:line draw:style-name="gr14" draw:layer="layout" svg:x1="13.256cm" svg:y1="7.725cm" svg:x2="13.269cm" svg:y2="7.725cm">
          <text:p/>
        </draw:line>
        <draw:line draw:style-name="gr14" draw:layer="layout" svg:x1="13.349cm" svg:y1="7.725cm" svg:x2="13.36cm" svg:y2="7.725cm">
          <text:p/>
        </draw:line>
        <draw:line draw:style-name="gr14" draw:layer="layout" svg:x1="13.442cm" svg:y1="7.725cm" svg:x2="13.453cm" svg:y2="7.725cm">
          <text:p/>
        </draw:line>
        <draw:line draw:style-name="gr14" draw:layer="layout" svg:x1="13.533cm" svg:y1="7.725cm" svg:x2="13.544cm" svg:y2="7.725cm">
          <text:p/>
        </draw:line>
        <draw:line draw:style-name="gr14" draw:layer="layout" svg:x1="13.627cm" svg:y1="7.725cm" svg:x2="13.637cm" svg:y2="7.725cm">
          <text:p/>
        </draw:line>
        <draw:line draw:style-name="gr14" draw:layer="layout" svg:x1="13.718cm" svg:y1="7.725cm" svg:x2="13.728cm" svg:y2="7.725cm">
          <text:p/>
        </draw:line>
        <draw:line draw:style-name="gr14" draw:layer="layout" svg:x1="13.811cm" svg:y1="7.725cm" svg:x2="13.821cm" svg:y2="7.725cm">
          <text:p/>
        </draw:line>
        <draw:line draw:style-name="gr14" draw:layer="layout" svg:x1="13.902cm" svg:y1="7.725cm" svg:x2="13.914cm" svg:y2="7.725cm">
          <text:p/>
        </draw:line>
        <draw:line draw:style-name="gr14" draw:layer="layout" svg:x1="13.995cm" svg:y1="7.725cm" svg:x2="14.005cm" svg:y2="7.725cm">
          <text:p/>
        </draw:line>
        <draw:line draw:style-name="gr14" draw:layer="layout" svg:x1="14.086cm" svg:y1="7.725cm" svg:x2="14.099cm" svg:y2="7.725cm">
          <text:p/>
        </draw:line>
        <draw:line draw:style-name="gr14" draw:layer="layout" svg:x1="14.179cm" svg:y1="7.725cm" svg:x2="14.19cm" svg:y2="7.725cm">
          <text:p/>
        </draw:line>
        <draw:line draw:style-name="gr14" draw:layer="layout" svg:x1="14.272cm" svg:y1="7.725cm" svg:x2="14.283cm" svg:y2="7.725cm">
          <text:p/>
        </draw:line>
        <draw:line draw:style-name="gr14" draw:layer="layout" svg:x1="14.363cm" svg:y1="7.725cm" svg:x2="14.374cm" svg:y2="7.725cm">
          <text:p/>
        </draw:line>
        <draw:line draw:style-name="gr14" draw:layer="layout" svg:x1="14.456cm" svg:y1="7.725cm" svg:x2="14.467cm" svg:y2="7.725cm">
          <text:p/>
        </draw:line>
        <draw:line draw:style-name="gr14" draw:layer="layout" svg:x1="14.547cm" svg:y1="7.725cm" svg:x2="14.558cm" svg:y2="7.725cm">
          <text:p/>
        </draw:line>
        <draw:line draw:style-name="gr14" draw:layer="layout" svg:x1="14.64cm" svg:y1="7.725cm" svg:x2="14.651cm" svg:y2="7.725cm">
          <text:p/>
        </draw:line>
        <draw:line draw:style-name="gr14" draw:layer="layout" svg:x1="14.732cm" svg:y1="7.725cm" svg:x2="14.744cm" svg:y2="7.725cm">
          <text:p/>
        </draw:line>
        <draw:line draw:style-name="gr14" draw:layer="layout" svg:x1="14.825cm" svg:y1="7.725cm" svg:x2="14.835cm" svg:y2="7.725cm">
          <text:p/>
        </draw:line>
        <draw:line draw:style-name="gr14" draw:layer="layout" svg:x1="14.918cm" svg:y1="7.725cm" svg:x2="14.928cm" svg:y2="7.725cm">
          <text:p/>
        </draw:line>
        <draw:line draw:style-name="gr14" draw:layer="layout" svg:x1="15.009cm" svg:y1="7.725cm" svg:x2="15.019cm" svg:y2="7.725cm">
          <text:p/>
        </draw:line>
        <draw:line draw:style-name="gr14" draw:layer="layout" svg:x1="15.102cm" svg:y1="7.725cm" svg:x2="15.113cm" svg:y2="7.725cm">
          <text:p/>
        </draw:line>
        <draw:line draw:style-name="gr14" draw:layer="layout" svg:x1="15.193cm" svg:y1="7.725cm" svg:x2="15.204cm" svg:y2="7.725cm">
          <text:p/>
        </draw:line>
        <draw:line draw:style-name="gr14" draw:layer="layout" svg:x1="15.204cm" svg:y1="7.725cm" svg:x2="15.204cm" svg:y2="7.715cm">
          <text:p/>
        </draw:line>
        <draw:line draw:style-name="gr14" draw:layer="layout" svg:x1="15.204cm" svg:y1="7.632cm" svg:x2="15.204cm" svg:y2="7.622cm">
          <text:p/>
        </draw:line>
        <draw:line draw:style-name="gr14" draw:layer="layout" svg:x1="15.204cm" svg:y1="7.541cm" svg:x2="15.204cm" svg:y2="7.528cm">
          <text:p/>
        </draw:line>
        <draw:line draw:style-name="gr14" draw:layer="layout" svg:x1="15.204cm" svg:y1="7.448cm" svg:x2="15.204cm" svg:y2="7.437cm">
          <text:p/>
        </draw:line>
        <draw:line draw:style-name="gr14" draw:layer="layout" svg:x1="15.204cm" svg:y1="7.355cm" svg:x2="15.204cm" svg:y2="7.344cm">
          <text:p/>
        </draw:line>
        <draw:line draw:style-name="gr14" draw:layer="layout" svg:x1="15.204cm" svg:y1="7.264cm" svg:x2="15.204cm" svg:y2="7.251cm">
          <text:p/>
        </draw:line>
        <draw:line draw:style-name="gr14" draw:layer="layout" svg:x1="15.204cm" svg:y1="7.171cm" svg:x2="15.204cm" svg:y2="7.16cm">
          <text:p/>
        </draw:line>
        <draw:line draw:style-name="gr14" draw:layer="layout" svg:x1="15.204cm" svg:y1="7.078cm" svg:x2="15.204cm" svg:y2="7.067cm">
          <text:p/>
        </draw:line>
        <draw:line draw:style-name="gr14" draw:layer="layout" svg:x1="15.204cm" svg:y1="6.987cm" svg:x2="15.204cm" svg:y2="6.974cm">
          <text:p/>
        </draw:line>
        <draw:line draw:style-name="gr14" draw:layer="layout" svg:x1="15.204cm" svg:y1="6.893cm" svg:x2="15.204cm" svg:y2="6.883cm">
          <text:p/>
        </draw:line>
        <draw:line draw:style-name="gr14" draw:layer="layout" svg:x1="15.204cm" svg:y1="6.8cm" svg:x2="15.204cm" svg:y2="6.79cm">
          <text:p/>
        </draw:line>
        <draw:line draw:style-name="gr14" draw:layer="layout" svg:x1="15.204cm" svg:y1="6.709cm" svg:x2="15.204cm" svg:y2="6.697cm">
          <text:p/>
        </draw:line>
        <draw:line draw:style-name="gr14" draw:layer="layout" svg:x1="15.204cm" svg:y1="6.616cm" svg:x2="15.204cm" svg:y2="6.606cm">
          <text:p/>
        </draw:line>
        <draw:line draw:style-name="gr14" draw:layer="layout" svg:x1="15.204cm" svg:y1="6.523cm" svg:x2="15.204cm" svg:y2="6.512cm">
          <text:p/>
        </draw:line>
        <draw:line draw:style-name="gr14" draw:layer="layout" svg:x1="15.204cm" svg:y1="6.43cm" svg:x2="15.204cm" svg:y2="6.419cm">
          <text:p/>
        </draw:line>
        <draw:line draw:style-name="gr14" draw:layer="layout" svg:x1="15.204cm" svg:y1="6.339cm" svg:x2="15.204cm" svg:y2="6.326cm">
          <text:p/>
        </draw:line>
        <draw:line draw:style-name="gr14" draw:layer="layout" svg:x1="15.204cm" svg:y1="6.246cm" svg:x2="15.204cm" svg:y2="6.235cm">
          <text:p/>
        </draw:line>
        <draw:line draw:style-name="gr14" draw:layer="layout" svg:x1="15.204cm" svg:y1="6.153cm" svg:x2="15.204cm" svg:y2="6.142cm">
          <text:p/>
        </draw:line>
        <draw:line draw:style-name="gr14" draw:layer="layout" svg:x1="15.204cm" svg:y1="6.062cm" svg:x2="15.204cm" svg:y2="6.049cm">
          <text:p/>
        </draw:line>
        <draw:line draw:style-name="gr14" draw:layer="layout" svg:x1="15.204cm" svg:y1="5.969cm" svg:x2="15.204cm" svg:y2="5.958cm">
          <text:p/>
        </draw:line>
        <draw:line draw:style-name="gr14" draw:layer="layout" svg:x1="15.204cm" svg:y1="5.875cm" svg:x2="15.204cm" svg:y2="5.865cm">
          <text:p/>
        </draw:line>
        <draw:line draw:style-name="gr14" draw:layer="layout" svg:x1="15.204cm" svg:y1="5.784cm" svg:x2="15.204cm" svg:y2="5.772cm">
          <text:p/>
        </draw:line>
        <draw:line draw:style-name="gr14" draw:layer="layout" svg:x1="15.204cm" svg:y1="5.691cm" svg:x2="15.204cm" svg:y2="5.681cm">
          <text:p/>
        </draw:line>
        <draw:line draw:style-name="gr14" draw:layer="layout" svg:x1="15.204cm" svg:y1="5.598cm" svg:x2="15.204cm" svg:y2="5.588cm">
          <text:p/>
        </draw:line>
        <draw:line draw:style-name="gr14" draw:layer="layout" svg:x1="15.204cm" svg:y1="5.507cm" svg:x2="15.204cm" svg:y2="5.494cm">
          <text:p/>
        </draw:line>
        <draw:line draw:style-name="gr14" draw:layer="layout" svg:x1="15.204cm" svg:y1="5.414cm" svg:x2="15.204cm" svg:y2="5.403cm">
          <text:p/>
        </draw:line>
        <draw:line draw:style-name="gr14" draw:layer="layout" svg:x1="15.204cm" svg:y1="5.321cm" svg:x2="15.204cm" svg:y2="5.31cm">
          <text:p/>
        </draw:line>
        <draw:line draw:style-name="gr14" draw:layer="layout" svg:x1="15.204cm" svg:y1="5.23cm" svg:x2="15.204cm" svg:y2="5.217cm">
          <text:p/>
        </draw:line>
        <draw:line draw:style-name="gr14" draw:layer="layout" svg:x1="15.204cm" svg:y1="5.137cm" svg:x2="15.204cm" svg:y2="5.126cm">
          <text:p/>
        </draw:line>
        <draw:line draw:style-name="gr14" draw:layer="layout" svg:x1="15.204cm" svg:y1="5.044cm" svg:x2="15.204cm" svg:y2="5.033cm">
          <text:p/>
        </draw:line>
        <draw:line draw:style-name="gr14" draw:layer="layout" svg:x1="15.204cm" svg:y1="4.953cm" svg:x2="15.204cm" svg:y2="4.94cm">
          <text:p/>
        </draw:line>
        <draw:line draw:style-name="gr14" draw:layer="layout" svg:x1="15.204cm" svg:y1="4.859cm" svg:x2="15.204cm" svg:y2="4.849cm">
          <text:p/>
        </draw:line>
        <draw:line draw:style-name="gr14" draw:layer="layout" svg:x1="15.204cm" svg:y1="4.766cm" svg:x2="15.204cm" svg:y2="4.756cm">
          <text:p/>
        </draw:line>
        <draw:line draw:style-name="gr14" draw:layer="layout" svg:x1="15.204cm" svg:y1="4.673cm" svg:x2="15.204cm" svg:y2="4.663cm">
          <text:p/>
        </draw:line>
        <draw:line draw:style-name="gr14" draw:layer="layout" svg:x1="15.204cm" svg:y1="4.582cm" svg:x2="15.204cm" svg:y2="4.569cm">
          <text:p/>
        </draw:line>
        <draw:line draw:style-name="gr14" draw:layer="layout" svg:x1="15.204cm" svg:y1="4.489cm" svg:x2="15.204cm" svg:y2="4.478cm">
          <text:p/>
        </draw:line>
        <draw:line draw:style-name="gr14" draw:layer="layout" svg:x1="15.204cm" svg:y1="4.396cm" svg:x2="15.204cm" svg:y2="4.385cm">
          <text:p/>
        </draw:line>
        <draw:line draw:style-name="gr14" draw:layer="layout" svg:x1="15.204cm" svg:y1="4.305cm" svg:x2="15.204cm" svg:y2="4.292cm">
          <text:p/>
        </draw:line>
        <draw:line draw:style-name="gr14" draw:layer="layout" svg:x1="15.204cm" svg:y1="4.212cm" svg:x2="15.204cm" svg:y2="4.201cm">
          <text:p/>
        </draw:line>
        <draw:line draw:style-name="gr14" draw:layer="layout" svg:x1="15.204cm" svg:y1="4.119cm" svg:x2="15.204cm" svg:y2="4.108cm">
          <text:p/>
        </draw:line>
        <draw:line draw:style-name="gr14" draw:layer="layout" svg:x1="15.204cm" svg:y1="4.028cm" svg:x2="15.204cm" svg:y2="4.015cm">
          <text:p/>
        </draw:line>
        <draw:line draw:style-name="gr14" draw:layer="layout" svg:x1="15.204cm" svg:y1="3.934cm" svg:x2="15.204cm" svg:y2="3.924cm">
          <text:p/>
        </draw:line>
        <draw:line draw:style-name="gr14" draw:layer="layout" svg:x1="15.204cm" svg:y1="3.841cm" svg:x2="15.204cm" svg:y2="3.831cm">
          <text:p/>
        </draw:line>
        <draw:line draw:style-name="gr14" draw:layer="layout" svg:x1="15.204cm" svg:y1="3.75cm" svg:x2="15.204cm" svg:y2="3.738cm">
          <text:p/>
        </draw:line>
        <draw:line draw:style-name="gr14" draw:layer="layout" svg:x1="15.204cm" svg:y1="3.657cm" svg:x2="15.204cm" svg:y2="3.647cm">
          <text:p/>
        </draw:line>
        <draw:line draw:style-name="gr14" draw:layer="layout" svg:x1="15.204cm" svg:y1="3.564cm" svg:x2="15.204cm" svg:y2="3.553cm">
          <text:p/>
        </draw:line>
        <draw:line draw:style-name="gr14" draw:layer="layout" svg:x1="15.204cm" svg:y1="3.473cm" svg:x2="15.204cm" svg:y2="3.46cm">
          <text:p/>
        </draw:line>
        <draw:line draw:style-name="gr14" draw:layer="layout" svg:x1="15.204cm" svg:y1="3.38cm" svg:x2="15.204cm" svg:y2="3.369cm">
          <text:p/>
        </draw:line>
        <draw:line draw:style-name="gr14" draw:layer="layout" svg:x1="15.204cm" svg:y1="3.287cm" svg:x2="15.204cm" svg:y2="3.276cm">
          <text:p/>
        </draw:line>
        <draw:line draw:style-name="gr14" draw:layer="layout" svg:x1="15.204cm" svg:y1="3.196cm" svg:x2="15.204cm" svg:y2="3.183cm">
          <text:p/>
        </draw:line>
        <draw:line draw:style-name="gr14" draw:layer="layout" svg:x1="15.204cm" svg:y1="3.103cm" svg:x2="15.204cm" svg:y2="3.092cm">
          <text:p/>
        </draw:line>
        <draw:line draw:style-name="gr14" draw:layer="layout" svg:x1="15.204cm" svg:y1="3.009cm" svg:x2="15.204cm" svg:y2="2.999cm">
          <text:p/>
        </draw:line>
        <draw:line draw:style-name="gr14" draw:layer="layout" svg:x1="15.204cm" svg:y1="2.918cm" svg:x2="15.204cm" svg:y2="2.906cm">
          <text:p/>
        </draw:line>
        <draw:line draw:style-name="gr14" draw:layer="layout" svg:x1="15.204cm" svg:y1="2.825cm" svg:x2="15.204cm" svg:y2="2.815cm">
          <text:p/>
        </draw:line>
        <draw:line draw:style-name="gr14" draw:layer="layout" svg:x1="15.204cm" svg:y1="2.732cm" svg:x2="15.204cm" svg:y2="2.722cm">
          <text:p/>
        </draw:line>
        <draw:line draw:style-name="gr14" draw:layer="layout" svg:x1="15.204cm" svg:y1="2.639cm" svg:x2="15.204cm" svg:y2="2.628cm">
          <text:p/>
        </draw:line>
        <draw:line draw:style-name="gr14" draw:layer="layout" svg:x1="15.204cm" svg:y1="2.548cm" svg:x2="15.204cm" svg:y2="2.535cm">
          <text:p/>
        </draw:line>
        <draw:line draw:style-name="gr14" draw:layer="layout" svg:x1="15.204cm" svg:y1="2.455cm" svg:x2="15.204cm" svg:y2="2.444cm">
          <text:p/>
        </draw:line>
        <draw:line draw:style-name="gr14" draw:layer="layout" svg:x1="15.204cm" svg:y1="2.362cm" svg:x2="15.204cm" svg:y2="2.351cm">
          <text:p/>
        </draw:line>
        <draw:line draw:style-name="gr14" draw:layer="layout" svg:x1="15.204cm" svg:y1="2.271cm" svg:x2="15.204cm" svg:y2="2.258cm">
          <text:p/>
        </draw:line>
        <draw:line draw:style-name="gr14" draw:layer="layout" svg:x1="15.204cm" svg:y1="2.178cm" svg:x2="15.204cm" svg:y2="2.167cm">
          <text:p/>
        </draw:line>
        <draw:line draw:style-name="gr14" draw:layer="layout" svg:x1="15.204cm" svg:y1="2.084cm" svg:x2="15.204cm" svg:y2="2.074cm">
          <text:p/>
        </draw:line>
        <draw:line draw:style-name="gr14" draw:layer="layout" svg:x1="15.204cm" svg:y1="1.993cm" svg:x2="15.204cm" svg:y2="1.981cm">
          <text:p/>
        </draw:line>
        <draw:line draw:style-name="gr14" draw:layer="layout" svg:x1="15.204cm" svg:y1="1.9cm" svg:x2="15.204cm" svg:y2="1.89cm">
          <text:p/>
        </draw:line>
        <draw:line draw:style-name="gr14" draw:layer="layout" svg:x1="15.204cm" svg:y1="1.807cm" svg:x2="15.204cm" svg:y2="1.797cm">
          <text:p/>
        </draw:line>
        <draw:line draw:style-name="gr14" draw:layer="layout" svg:x1="15.204cm" svg:y1="1.716cm" svg:x2="15.204cm" svg:y2="1.703cm">
          <text:p/>
        </draw:line>
        <draw:line draw:style-name="gr14" draw:layer="layout" svg:x1="15.204cm" svg:y1="1.623cm" svg:x2="15.204cm" svg:y2="1.612cm">
          <text:p/>
        </draw:line>
        <draw:line draw:style-name="gr14" draw:layer="layout" svg:x1="15.204cm" svg:y1="1.53cm" svg:x2="15.204cm" svg:y2="1.519cm">
          <text:p/>
        </draw:line>
        <draw:line draw:style-name="gr14" draw:layer="layout" svg:x1="15.204cm" svg:y1="1.439cm" svg:x2="15.204cm" svg:y2="1.426cm">
          <text:p/>
        </draw:line>
        <draw:line draw:style-name="gr14" draw:layer="layout" svg:x1="15.204cm" svg:y1="1.346cm" svg:x2="15.204cm" svg:y2="1.335cm">
          <text:p/>
        </draw:line>
        <draw:line draw:style-name="gr14" draw:layer="layout" svg:x1="15.204cm" svg:y1="1.253cm" svg:x2="15.204cm" svg:y2="1.242cm">
          <text:p/>
        </draw:line>
        <draw:line draw:style-name="gr14" draw:layer="layout" svg:x1="15.204cm" svg:y1="1.162cm" svg:x2="15.204cm" svg:y2="1.149cm">
          <text:p/>
        </draw:line>
        <draw:line draw:style-name="gr14" draw:layer="layout" svg:x1="15.204cm" svg:y1="1.068cm" svg:x2="15.204cm" svg:y2="1.058cm">
          <text:p/>
        </draw:line>
        <draw:line draw:style-name="gr14" draw:layer="layout" svg:x1="15.204cm" svg:y1="0.975cm" svg:x2="15.204cm" svg:y2="0.965cm">
          <text:p/>
        </draw:line>
        <draw:line draw:style-name="gr14" draw:layer="layout" svg:x1="15.204cm" svg:y1="0.884cm" svg:x2="15.204cm" svg:y2="0.872cm">
          <text:p/>
        </draw:line>
        <draw:line draw:style-name="gr14" draw:layer="layout" svg:x1="15.204cm" svg:y1="0.872cm" svg:x2="15.193cm" svg:y2="0.872cm">
          <text:p/>
        </draw:line>
        <draw:line draw:style-name="gr14" draw:layer="layout" svg:x1="15.113cm" svg:y1="0.872cm" svg:x2="15.102cm" svg:y2="0.872cm">
          <text:p/>
        </draw:line>
        <draw:line draw:style-name="gr14" draw:layer="layout" svg:x1="15.019cm" svg:y1="0.872cm" svg:x2="15.009cm" svg:y2="0.872cm">
          <text:p/>
        </draw:line>
        <draw:line draw:style-name="gr14" draw:layer="layout" svg:x1="14.928cm" svg:y1="0.872cm" svg:x2="14.918cm" svg:y2="0.872cm">
          <text:p/>
        </draw:line>
        <draw:line draw:style-name="gr14" draw:layer="layout" svg:x1="14.835cm" svg:y1="0.872cm" svg:x2="14.825cm" svg:y2="0.872cm">
          <text:p/>
        </draw:line>
        <draw:line draw:style-name="gr14" draw:layer="layout" svg:x1="14.744cm" svg:y1="0.872cm" svg:x2="14.732cm" svg:y2="0.872cm">
          <text:p/>
        </draw:line>
        <draw:line draw:style-name="gr14" draw:layer="layout" svg:x1="14.651cm" svg:y1="0.872cm" svg:x2="14.64cm" svg:y2="0.872cm">
          <text:p/>
        </draw:line>
        <draw:line draw:style-name="gr14" draw:layer="layout" svg:x1="14.558cm" svg:y1="0.872cm" svg:x2="14.547cm" svg:y2="0.872cm">
          <text:p/>
        </draw:line>
        <draw:line draw:style-name="gr14" draw:layer="layout" svg:x1="14.467cm" svg:y1="0.872cm" svg:x2="14.456cm" svg:y2="0.872cm">
          <text:p/>
        </draw:line>
        <draw:line draw:style-name="gr14" draw:layer="layout" svg:x1="14.374cm" svg:y1="0.872cm" svg:x2="14.363cm" svg:y2="0.872cm">
          <text:p/>
        </draw:line>
        <draw:line draw:style-name="gr14" draw:layer="layout" svg:x1="14.283cm" svg:y1="0.872cm" svg:x2="14.272cm" svg:y2="0.872cm">
          <text:p/>
        </draw:line>
        <draw:line draw:style-name="gr14" draw:layer="layout" svg:x1="14.19cm" svg:y1="0.872cm" svg:x2="14.179cm" svg:y2="0.872cm">
          <text:p/>
        </draw:line>
        <draw:line draw:style-name="gr14" draw:layer="layout" svg:x1="14.099cm" svg:y1="0.872cm" svg:x2="14.086cm" svg:y2="0.872cm">
          <text:p/>
        </draw:line>
        <draw:line draw:style-name="gr14" draw:layer="layout" svg:x1="14.005cm" svg:y1="0.872cm" svg:x2="13.995cm" svg:y2="0.872cm">
          <text:p/>
        </draw:line>
        <draw:line draw:style-name="gr14" draw:layer="layout" svg:x1="13.914cm" svg:y1="0.872cm" svg:x2="13.902cm" svg:y2="0.872cm">
          <text:p/>
        </draw:line>
        <draw:line draw:style-name="gr14" draw:layer="layout" svg:x1="13.821cm" svg:y1="0.872cm" svg:x2="13.811cm" svg:y2="0.872cm">
          <text:p/>
        </draw:line>
        <draw:line draw:style-name="gr14" draw:layer="layout" svg:x1="13.728cm" svg:y1="0.872cm" svg:x2="13.718cm" svg:y2="0.872cm">
          <text:p/>
        </draw:line>
        <draw:line draw:style-name="gr14" draw:layer="layout" svg:x1="13.637cm" svg:y1="0.872cm" svg:x2="13.627cm" svg:y2="0.872cm">
          <text:p/>
        </draw:line>
        <draw:line draw:style-name="gr14" draw:layer="layout" svg:x1="13.544cm" svg:y1="0.872cm" svg:x2="13.533cm" svg:y2="0.872cm">
          <text:p/>
        </draw:line>
        <draw:line draw:style-name="gr14" draw:layer="layout" svg:x1="13.453cm" svg:y1="0.872cm" svg:x2="13.442cm" svg:y2="0.872cm">
          <text:p/>
        </draw:line>
        <draw:line draw:style-name="gr14" draw:layer="layout" svg:x1="13.36cm" svg:y1="0.872cm" svg:x2="13.349cm" svg:y2="0.872cm">
          <text:p/>
        </draw:line>
        <draw:line draw:style-name="gr14" draw:layer="layout" svg:x1="13.269cm" svg:y1="0.872cm" svg:x2="13.256cm" svg:y2="0.872cm">
          <text:p/>
        </draw:line>
        <draw:line draw:style-name="gr14" draw:layer="layout" svg:x1="13.176cm" svg:y1="0.872cm" svg:x2="13.165cm" svg:y2="0.872cm">
          <text:p/>
        </draw:line>
        <draw:line draw:style-name="gr14" draw:layer="layout" svg:x1="13.083cm" svg:y1="0.872cm" svg:x2="13.072cm" svg:y2="0.872cm">
          <text:p/>
        </draw:line>
        <draw:line draw:style-name="gr14" draw:layer="layout" svg:x1="12.992cm" svg:y1="0.872cm" svg:x2="12.981cm" svg:y2="0.872cm">
          <text:p/>
        </draw:line>
        <draw:line draw:style-name="gr14" draw:layer="layout" svg:x1="12.898cm" svg:y1="0.872cm" svg:x2="12.888cm" svg:y2="0.872cm">
          <text:p/>
        </draw:line>
        <draw:line draw:style-name="gr14" draw:layer="layout" svg:x1="12.807cm" svg:y1="0.872cm" svg:x2="12.797cm" svg:y2="0.872cm">
          <text:p/>
        </draw:line>
        <draw:line draw:style-name="gr14" draw:layer="layout" svg:x1="12.714cm" svg:y1="0.872cm" svg:x2="12.704cm" svg:y2="0.872cm">
          <text:p/>
        </draw:line>
        <draw:line draw:style-name="gr14" draw:layer="layout" svg:x1="12.623cm" svg:y1="0.872cm" svg:x2="12.611cm" svg:y2="0.872cm">
          <text:p/>
        </draw:line>
        <draw:line draw:style-name="gr14" draw:layer="layout" svg:x1="12.53cm" svg:y1="0.872cm" svg:x2="12.52cm" svg:y2="0.872cm">
          <text:p/>
        </draw:line>
        <draw:line draw:style-name="gr14" draw:layer="layout" svg:x1="12.437cm" svg:y1="0.872cm" svg:x2="12.426cm" svg:y2="0.872cm">
          <text:p/>
        </draw:line>
        <draw:line draw:style-name="gr14" draw:layer="layout" svg:x1="12.346cm" svg:y1="0.872cm" svg:x2="12.335cm" svg:y2="0.872cm">
          <text:p/>
        </draw:line>
        <draw:line draw:style-name="gr14" draw:layer="layout" svg:x1="12.253cm" svg:y1="0.872cm" svg:x2="12.242cm" svg:y2="0.872cm">
          <text:p/>
        </draw:line>
        <draw:line draw:style-name="gr14" draw:layer="layout" svg:x1="12.162cm" svg:y1="0.872cm" svg:x2="12.151cm" svg:y2="0.872cm">
          <text:p/>
        </draw:line>
        <draw:line draw:style-name="gr14" draw:layer="layout" svg:x1="12.069cm" svg:y1="0.872cm" svg:x2="12.058cm" svg:y2="0.872cm">
          <text:p/>
        </draw:line>
        <draw:line draw:style-name="gr14" draw:layer="layout" svg:x1="11.978cm" svg:y1="0.872cm" svg:x2="11.965cm" svg:y2="0.872cm">
          <text:p/>
        </draw:line>
        <draw:line draw:style-name="gr14" draw:layer="layout" svg:x1="11.885cm" svg:y1="0.872cm" svg:x2="11.874cm" svg:y2="0.872cm">
          <text:p/>
        </draw:line>
        <draw:line draw:style-name="gr14" draw:layer="layout" svg:x1="11.794cm" svg:y1="0.872cm" svg:x2="11.781cm" svg:y2="0.872cm">
          <text:p/>
        </draw:line>
        <draw:line draw:style-name="gr14" draw:layer="layout" svg:x1="11.7cm" svg:y1="0.872cm" svg:x2="11.69cm" svg:y2="0.872cm">
          <text:p/>
        </draw:line>
        <draw:line draw:style-name="gr14" draw:layer="layout" svg:x1="11.607cm" svg:y1="0.872cm" svg:x2="11.597cm" svg:y2="0.872cm">
          <text:p/>
        </draw:line>
        <draw:line draw:style-name="gr14" draw:layer="layout" svg:x1="11.516cm" svg:y1="0.872cm" svg:x2="11.506cm" svg:y2="0.872cm">
          <text:p/>
        </draw:line>
        <draw:line draw:style-name="gr14" draw:layer="layout" svg:x1="11.423cm" svg:y1="0.872cm" svg:x2="11.413cm" svg:y2="0.872cm">
          <text:p/>
        </draw:line>
        <draw:line draw:style-name="gr14" draw:layer="layout" svg:x1="11.332cm" svg:y1="0.872cm" svg:x2="11.322cm" svg:y2="0.872cm">
          <text:p/>
        </draw:line>
        <draw:line draw:style-name="gr14" draw:layer="layout" svg:x1="11.239cm" svg:y1="0.872cm" svg:x2="11.228cm" svg:y2="0.872cm">
          <text:p/>
        </draw:line>
        <draw:line draw:style-name="gr14" draw:layer="layout" svg:x1="11.148cm" svg:y1="0.872cm" svg:x2="11.135cm" svg:y2="0.872cm">
          <text:p/>
        </draw:line>
        <draw:line draw:style-name="gr14" draw:layer="layout" svg:x1="11.055cm" svg:y1="0.872cm" svg:x2="11.044cm" svg:y2="0.872cm">
          <text:p/>
        </draw:line>
        <draw:line draw:style-name="gr14" draw:layer="layout" svg:x1="10.962cm" svg:y1="0.872cm" svg:x2="10.951cm" svg:y2="0.872cm">
          <text:p/>
        </draw:line>
        <draw:line draw:style-name="gr14" draw:layer="layout" svg:x1="10.871cm" svg:y1="0.872cm" svg:x2="10.86cm" svg:y2="0.872cm">
          <text:p/>
        </draw:line>
        <draw:line draw:style-name="gr14" draw:layer="layout" svg:x1="10.778cm" svg:y1="0.872cm" svg:x2="10.767cm" svg:y2="0.872cm">
          <text:p/>
        </draw:line>
        <draw:line draw:style-name="gr14" draw:layer="layout" svg:x1="10.687cm" svg:y1="0.872cm" svg:x2="10.676cm" svg:y2="0.872cm">
          <text:p/>
        </draw:line>
        <draw:line draw:style-name="gr14" draw:layer="layout" svg:x1="10.593cm" svg:y1="0.872cm" svg:x2="10.583cm" svg:y2="0.872cm">
          <text:p/>
        </draw:line>
        <draw:line draw:style-name="gr14" draw:layer="layout" svg:x1="10.502cm" svg:y1="0.872cm" svg:x2="10.49cm" svg:y2="0.872cm">
          <text:p/>
        </draw:line>
        <draw:line draw:style-name="gr14" draw:layer="layout" svg:x1="10.409cm" svg:y1="0.872cm" svg:x2="10.399cm" svg:y2="0.872cm">
          <text:p/>
        </draw:line>
        <draw:line draw:style-name="gr14" draw:layer="layout" svg:x1="10.318cm" svg:y1="0.872cm" svg:x2="10.306cm" svg:y2="0.872cm">
          <text:p/>
        </draw:line>
        <draw:line draw:style-name="gr14" draw:layer="layout" svg:x1="10.225cm" svg:y1="0.872cm" svg:x2="10.215cm" svg:y2="0.872cm">
          <text:p/>
        </draw:line>
        <draw:line draw:style-name="gr14" draw:layer="layout" svg:x1="10.132cm" svg:y1="0.872cm" svg:x2="10.121cm" svg:y2="0.872cm">
          <text:p/>
        </draw:line>
        <draw:line draw:style-name="gr14" draw:layer="layout" svg:x1="10.041cm" svg:y1="0.872cm" svg:x2="10.03cm" svg:y2="0.872cm">
          <text:p/>
        </draw:line>
        <draw:line draw:style-name="gr14" draw:layer="layout" svg:x1="9.948cm" svg:y1="0.872cm" svg:x2="9.937cm" svg:y2="0.872cm">
          <text:p/>
        </draw:line>
        <draw:line draw:style-name="gr14" draw:layer="layout" svg:x1="9.857cm" svg:y1="0.872cm" svg:x2="9.844cm" svg:y2="0.872cm">
          <text:p/>
        </draw:line>
        <draw:line draw:style-name="gr14" draw:layer="layout" svg:x1="9.764cm" svg:y1="0.872cm" svg:x2="9.753cm" svg:y2="0.872cm">
          <text:p/>
        </draw:line>
        <draw:line draw:style-name="gr14" draw:layer="layout" svg:x1="9.673cm" svg:y1="0.872cm" svg:x2="9.66cm" svg:y2="0.872cm">
          <text:p/>
        </draw:line>
        <draw:line draw:style-name="gr14" draw:layer="layout" svg:x1="9.58cm" svg:y1="0.872cm" svg:x2="9.569cm" svg:y2="0.872cm">
          <text:p/>
        </draw:line>
        <draw:line draw:style-name="gr14" draw:layer="layout" svg:x1="9.486cm" svg:y1="0.872cm" svg:x2="9.476cm" svg:y2="0.872cm">
          <text:p/>
        </draw:line>
        <draw:line draw:style-name="gr14" draw:layer="layout" svg:x1="9.395cm" svg:y1="0.872cm" svg:x2="9.385cm" svg:y2="0.872cm">
          <text:p/>
        </draw:line>
        <draw:line draw:style-name="gr14" draw:layer="layout" svg:x1="9.302cm" svg:y1="0.872cm" svg:x2="9.292cm" svg:y2="0.872cm">
          <text:p/>
        </draw:line>
        <draw:line draw:style-name="gr14" draw:layer="layout" svg:x1="9.211cm" svg:y1="0.872cm" svg:x2="9.201cm" svg:y2="0.872cm">
          <text:p/>
        </draw:line>
        <draw:line draw:style-name="gr14" draw:layer="layout" svg:x1="9.118cm" svg:y1="0.872cm" svg:x2="9.108cm" svg:y2="0.872cm">
          <text:p/>
        </draw:line>
        <draw:line draw:style-name="gr14" draw:layer="layout" svg:x1="9.027cm" svg:y1="0.872cm" svg:x2="9.014cm" svg:y2="0.872cm">
          <text:p/>
        </draw:line>
        <draw:line draw:style-name="gr14" draw:layer="layout" svg:x1="8.934cm" svg:y1="0.872cm" svg:x2="8.923cm" svg:y2="0.872cm">
          <text:p/>
        </draw:line>
        <draw:line draw:style-name="gr14" draw:layer="layout" svg:x1="8.841cm" svg:y1="0.872cm" svg:x2="8.83cm" svg:y2="0.872cm">
          <text:p/>
        </draw:line>
        <draw:line draw:style-name="gr14" draw:layer="layout" svg:x1="8.75cm" svg:y1="0.872cm" svg:x2="8.739cm" svg:y2="0.872cm">
          <text:p/>
        </draw:line>
        <draw:line draw:style-name="gr14" draw:layer="layout" svg:x1="8.657cm" svg:y1="0.872cm" svg:x2="8.646cm" svg:y2="0.872cm">
          <text:p/>
        </draw:line>
        <draw:line draw:style-name="gr14" draw:layer="layout" svg:x1="8.566cm" svg:y1="0.872cm" svg:x2="8.555cm" svg:y2="0.872cm">
          <text:p/>
        </draw:line>
        <draw:line draw:style-name="gr14" draw:layer="layout" svg:x1="8.473cm" svg:y1="0.872cm" svg:x2="8.462cm" svg:y2="0.872cm">
          <text:p/>
        </draw:line>
        <draw:line draw:style-name="gr14" draw:layer="layout" svg:x1="8.382cm" svg:y1="0.872cm" svg:x2="8.369cm" svg:y2="0.872cm">
          <text:p/>
        </draw:line>
        <draw:line draw:style-name="gr14" draw:layer="layout" svg:x1="8.288cm" svg:y1="0.872cm" svg:x2="8.278cm" svg:y2="0.872cm">
          <text:p/>
        </draw:line>
        <draw:line draw:style-name="gr14" draw:layer="layout" svg:x1="8.197cm" svg:y1="0.872cm" svg:x2="8.185cm" svg:y2="0.872cm">
          <text:p/>
        </draw:line>
        <draw:line draw:style-name="gr14" draw:layer="layout" svg:x1="8.104cm" svg:y1="0.872cm" svg:x2="8.094cm" svg:y2="0.872cm">
          <text:p/>
        </draw:line>
        <draw:line draw:style-name="gr14" draw:layer="layout" svg:x1="8.011cm" svg:y1="0.872cm" svg:x2="8.001cm" svg:y2="0.872cm">
          <text:p/>
        </draw:line>
        <draw:line draw:style-name="gr14" draw:layer="layout" svg:x1="7.92cm" svg:y1="0.872cm" svg:x2="7.909cm" svg:y2="0.872cm">
          <text:p/>
        </draw:line>
        <draw:line draw:style-name="gr14" draw:layer="layout" svg:x1="7.827cm" svg:y1="0.872cm" svg:x2="7.816cm" svg:y2="0.872cm">
          <text:p/>
        </draw:line>
        <draw:line draw:style-name="gr14" draw:layer="layout" svg:x1="7.736cm" svg:y1="0.872cm" svg:x2="7.725cm" svg:y2="0.872cm">
          <text:p/>
        </draw:line>
        <draw:line draw:style-name="gr14" draw:layer="layout" svg:x1="7.643cm" svg:y1="0.872cm" svg:x2="7.632cm" svg:y2="0.872cm">
          <text:p/>
        </draw:line>
        <draw:line draw:style-name="gr14" draw:layer="layout" svg:x1="7.552cm" svg:y1="0.872cm" svg:x2="7.539cm" svg:y2="0.872cm">
          <text:p/>
        </draw:line>
        <draw:line draw:style-name="gr14" draw:layer="layout" svg:x1="7.459cm" svg:y1="0.872cm" svg:x2="7.448cm" svg:y2="0.872cm">
          <text:p/>
        </draw:line>
        <draw:line draw:style-name="gr14" draw:layer="layout" svg:x1="7.366cm" svg:y1="0.872cm" svg:x2="7.355cm" svg:y2="0.872cm">
          <text:p/>
        </draw:line>
        <draw:line draw:style-name="gr14" draw:layer="layout" svg:x1="7.274cm" svg:y1="0.872cm" svg:x2="7.264cm" svg:y2="0.872cm">
          <text:p/>
        </draw:line>
        <draw:line draw:style-name="gr14" draw:layer="layout" svg:x1="7.181cm" svg:y1="0.872cm" svg:x2="7.171cm" svg:y2="0.872cm">
          <text:p/>
        </draw:line>
        <draw:line draw:style-name="gr14" draw:layer="layout" svg:x1="7.09cm" svg:y1="0.872cm" svg:x2="7.08cm" svg:y2="0.872cm">
          <text:p/>
        </draw:line>
        <draw:line draw:style-name="gr14" draw:layer="layout" svg:x1="6.997cm" svg:y1="0.872cm" svg:x2="6.987cm" svg:y2="0.872cm">
          <text:p/>
        </draw:line>
        <draw:line draw:style-name="gr14" draw:layer="layout" svg:x1="6.906cm" svg:y1="0.872cm" svg:x2="6.893cm" svg:y2="0.872cm">
          <text:p/>
        </draw:line>
        <draw:line draw:style-name="gr14" draw:layer="layout" svg:x1="6.813cm" svg:y1="0.872cm" svg:x2="6.802cm" svg:y2="0.872cm">
          <text:p/>
        </draw:line>
        <draw:line draw:style-name="gr14" draw:layer="layout" svg:x1="6.72cm" svg:y1="0.872cm" svg:x2="6.709cm" svg:y2="0.872cm">
          <text:p/>
        </draw:line>
        <draw:line draw:style-name="gr14" draw:layer="layout" svg:x1="6.629cm" svg:y1="0.872cm" svg:x2="6.618cm" svg:y2="0.872cm">
          <text:p/>
        </draw:line>
        <draw:line draw:style-name="gr14" draw:layer="layout" svg:x1="6.536cm" svg:y1="0.872cm" svg:x2="6.525cm" svg:y2="0.872cm">
          <text:p/>
        </draw:line>
        <draw:line draw:style-name="gr14" draw:layer="layout" svg:x1="6.445cm" svg:y1="0.872cm" svg:x2="6.434cm" svg:y2="0.872cm">
          <text:p/>
        </draw:line>
        <draw:line draw:style-name="gr14" draw:layer="layout" svg:x1="6.352cm" svg:y1="0.872cm" svg:x2="6.341cm" svg:y2="0.872cm">
          <text:p/>
        </draw:line>
        <draw:line draw:style-name="gr14" draw:layer="layout" svg:x1="6.261cm" svg:y1="0.872cm" svg:x2="6.248cm" svg:y2="0.872cm">
          <text:p/>
        </draw:line>
        <draw:line draw:style-name="gr14" draw:layer="layout" svg:x1="6.167cm" svg:y1="0.872cm" svg:x2="6.157cm" svg:y2="0.872cm">
          <text:p/>
        </draw:line>
        <draw:line draw:style-name="gr14" draw:layer="layout" svg:x1="6.076cm" svg:y1="0.872cm" svg:x2="6.064cm" svg:y2="0.872cm">
          <text:p/>
        </draw:line>
        <draw:line draw:style-name="gr14" draw:layer="layout" svg:x1="6.064cm" svg:y1="0.872cm" svg:x2="6.064cm" svg:y2="0.884cm">
          <text:p/>
        </draw:line>
        <draw:line draw:style-name="gr14" draw:layer="layout" svg:x1="6.064cm" svg:y1="0.965cm" svg:x2="6.064cm" svg:y2="0.975cm">
          <text:p/>
        </draw:line>
        <draw:line draw:style-name="gr14" draw:layer="layout" svg:x1="6.064cm" svg:y1="1.058cm" svg:x2="6.064cm" svg:y2="1.068cm">
          <text:p/>
        </draw:line>
        <draw:line draw:style-name="gr14" draw:layer="layout" svg:x1="6.064cm" svg:y1="1.149cm" svg:x2="6.064cm" svg:y2="1.162cm">
          <text:p/>
        </draw:line>
        <draw:line draw:style-name="gr14" draw:layer="layout" svg:x1="6.064cm" svg:y1="1.242cm" svg:x2="6.064cm" svg:y2="1.253cm">
          <text:p/>
        </draw:line>
        <draw:line draw:style-name="gr14" draw:layer="layout" svg:x1="6.064cm" svg:y1="1.335cm" svg:x2="6.064cm" svg:y2="1.346cm">
          <text:p/>
        </draw:line>
        <draw:line draw:style-name="gr14" draw:layer="layout" svg:x1="6.064cm" svg:y1="1.426cm" svg:x2="6.064cm" svg:y2="1.439cm">
          <text:p/>
        </draw:line>
        <draw:line draw:style-name="gr14" draw:layer="layout" svg:x1="6.064cm" svg:y1="1.519cm" svg:x2="6.064cm" svg:y2="1.53cm">
          <text:p/>
        </draw:line>
        <draw:line draw:style-name="gr14" draw:layer="layout" svg:x1="6.064cm" svg:y1="1.612cm" svg:x2="6.064cm" svg:y2="1.623cm">
          <text:p/>
        </draw:line>
        <draw:line draw:style-name="gr14" draw:layer="layout" svg:x1="6.064cm" svg:y1="1.703cm" svg:x2="6.064cm" svg:y2="1.716cm">
          <text:p/>
        </draw:line>
        <draw:line draw:style-name="gr14" draw:layer="layout" svg:x1="6.064cm" svg:y1="1.797cm" svg:x2="6.064cm" svg:y2="1.807cm">
          <text:p/>
        </draw:line>
        <draw:line draw:style-name="gr14" draw:layer="layout" svg:x1="6.064cm" svg:y1="1.89cm" svg:x2="6.064cm" svg:y2="1.9cm">
          <text:p/>
        </draw:line>
        <draw:line draw:style-name="gr14" draw:layer="layout" svg:x1="6.064cm" svg:y1="1.981cm" svg:x2="6.064cm" svg:y2="1.993cm">
          <text:p/>
        </draw:line>
        <draw:line draw:style-name="gr14" draw:layer="layout" svg:x1="6.064cm" svg:y1="2.074cm" svg:x2="6.064cm" svg:y2="2.084cm">
          <text:p/>
        </draw:line>
        <draw:line draw:style-name="gr14" draw:layer="layout" svg:x1="6.064cm" svg:y1="2.167cm" svg:x2="6.064cm" svg:y2="2.178cm">
          <text:p/>
        </draw:line>
        <draw:line draw:style-name="gr14" draw:layer="layout" svg:x1="6.064cm" svg:y1="2.258cm" svg:x2="6.064cm" svg:y2="2.271cm">
          <text:p/>
        </draw:line>
        <draw:line draw:style-name="gr14" draw:layer="layout" svg:x1="6.064cm" svg:y1="2.351cm" svg:x2="6.064cm" svg:y2="2.362cm">
          <text:p/>
        </draw:line>
        <draw:line draw:style-name="gr14" draw:layer="layout" svg:x1="6.064cm" svg:y1="2.444cm" svg:x2="6.064cm" svg:y2="2.455cm">
          <text:p/>
        </draw:line>
        <draw:line draw:style-name="gr14" draw:layer="layout" svg:x1="6.064cm" svg:y1="2.535cm" svg:x2="6.064cm" svg:y2="2.548cm">
          <text:p/>
        </draw:line>
        <draw:line draw:style-name="gr14" draw:layer="layout" svg:x1="6.064cm" svg:y1="2.628cm" svg:x2="6.064cm" svg:y2="2.639cm">
          <text:p/>
        </draw:line>
        <draw:line draw:style-name="gr14" draw:layer="layout" svg:x1="6.064cm" svg:y1="2.722cm" svg:x2="6.064cm" svg:y2="2.732cm">
          <text:p/>
        </draw:line>
        <draw:line draw:style-name="gr14" draw:layer="layout" svg:x1="6.064cm" svg:y1="2.815cm" svg:x2="6.064cm" svg:y2="2.825cm">
          <text:p/>
        </draw:line>
        <draw:line draw:style-name="gr14" draw:layer="layout" svg:x1="6.064cm" svg:y1="2.906cm" svg:x2="6.064cm" svg:y2="2.918cm">
          <text:p/>
        </draw:line>
        <draw:line draw:style-name="gr14" draw:layer="layout" svg:x1="6.064cm" svg:y1="2.999cm" svg:x2="6.064cm" svg:y2="3.009cm">
          <text:p/>
        </draw:line>
        <draw:line draw:style-name="gr14" draw:layer="layout" svg:x1="6.064cm" svg:y1="3.092cm" svg:x2="6.064cm" svg:y2="3.103cm">
          <text:p/>
        </draw:line>
        <draw:line draw:style-name="gr14" draw:layer="layout" svg:x1="6.064cm" svg:y1="3.183cm" svg:x2="6.064cm" svg:y2="3.196cm">
          <text:p/>
        </draw:line>
        <draw:line draw:style-name="gr14" draw:layer="layout" svg:x1="6.064cm" svg:y1="3.276cm" svg:x2="6.064cm" svg:y2="3.287cm">
          <text:p/>
        </draw:line>
        <draw:line draw:style-name="gr14" draw:layer="layout" svg:x1="6.064cm" svg:y1="3.369cm" svg:x2="6.064cm" svg:y2="3.38cm">
          <text:p/>
        </draw:line>
        <draw:line draw:style-name="gr14" draw:layer="layout" svg:x1="6.064cm" svg:y1="3.46cm" svg:x2="6.064cm" svg:y2="3.473cm">
          <text:p/>
        </draw:line>
        <draw:line draw:style-name="gr14" draw:layer="layout" svg:x1="6.064cm" svg:y1="3.553cm" svg:x2="6.064cm" svg:y2="3.564cm">
          <text:p/>
        </draw:line>
        <draw:line draw:style-name="gr14" draw:layer="layout" svg:x1="6.064cm" svg:y1="3.647cm" svg:x2="6.064cm" svg:y2="3.657cm">
          <text:p/>
        </draw:line>
        <draw:line draw:style-name="gr14" draw:layer="layout" svg:x1="6.064cm" svg:y1="3.738cm" svg:x2="6.064cm" svg:y2="3.75cm">
          <text:p/>
        </draw:line>
        <draw:line draw:style-name="gr14" draw:layer="layout" svg:x1="6.064cm" svg:y1="3.831cm" svg:x2="6.064cm" svg:y2="3.841cm">
          <text:p/>
        </draw:line>
        <draw:line draw:style-name="gr14" draw:layer="layout" svg:x1="6.064cm" svg:y1="3.924cm" svg:x2="6.064cm" svg:y2="3.934cm">
          <text:p/>
        </draw:line>
        <draw:line draw:style-name="gr14" draw:layer="layout" svg:x1="6.064cm" svg:y1="4.015cm" svg:x2="6.064cm" svg:y2="4.028cm">
          <text:p/>
        </draw:line>
        <draw:line draw:style-name="gr14" draw:layer="layout" svg:x1="6.064cm" svg:y1="4.108cm" svg:x2="6.064cm" svg:y2="4.119cm">
          <text:p/>
        </draw:line>
        <draw:line draw:style-name="gr14" draw:layer="layout" svg:x1="6.064cm" svg:y1="4.201cm" svg:x2="6.064cm" svg:y2="4.212cm">
          <text:p/>
        </draw:line>
        <draw:line draw:style-name="gr14" draw:layer="layout" svg:x1="6.064cm" svg:y1="4.292cm" svg:x2="6.064cm" svg:y2="4.305cm">
          <text:p/>
        </draw:line>
        <draw:line draw:style-name="gr14" draw:layer="layout" svg:x1="6.064cm" svg:y1="4.385cm" svg:x2="6.064cm" svg:y2="4.396cm">
          <text:p/>
        </draw:line>
        <draw:line draw:style-name="gr14" draw:layer="layout" svg:x1="6.064cm" svg:y1="4.478cm" svg:x2="6.064cm" svg:y2="4.489cm">
          <text:p/>
        </draw:line>
        <draw:line draw:style-name="gr14" draw:layer="layout" svg:x1="6.064cm" svg:y1="4.569cm" svg:x2="6.064cm" svg:y2="4.582cm">
          <text:p/>
        </draw:line>
        <draw:line draw:style-name="gr14" draw:layer="layout" svg:x1="6.064cm" svg:y1="4.663cm" svg:x2="6.064cm" svg:y2="4.673cm">
          <text:p/>
        </draw:line>
        <draw:line draw:style-name="gr14" draw:layer="layout" svg:x1="6.064cm" svg:y1="4.756cm" svg:x2="6.064cm" svg:y2="4.766cm">
          <text:p/>
        </draw:line>
        <draw:line draw:style-name="gr14" draw:layer="layout" svg:x1="6.064cm" svg:y1="4.849cm" svg:x2="6.064cm" svg:y2="4.859cm">
          <text:p/>
        </draw:line>
        <draw:line draw:style-name="gr14" draw:layer="layout" svg:x1="6.064cm" svg:y1="4.94cm" svg:x2="6.064cm" svg:y2="4.953cm">
          <text:p/>
        </draw:line>
        <draw:line draw:style-name="gr14" draw:layer="layout" svg:x1="6.064cm" svg:y1="5.033cm" svg:x2="6.064cm" svg:y2="5.044cm">
          <text:p/>
        </draw:line>
        <draw:line draw:style-name="gr14" draw:layer="layout" svg:x1="6.064cm" svg:y1="5.126cm" svg:x2="6.064cm" svg:y2="5.137cm">
          <text:p/>
        </draw:line>
        <draw:line draw:style-name="gr14" draw:layer="layout" svg:x1="6.064cm" svg:y1="5.217cm" svg:x2="6.064cm" svg:y2="5.23cm">
          <text:p/>
        </draw:line>
        <draw:line draw:style-name="gr14" draw:layer="layout" svg:x1="6.064cm" svg:y1="5.31cm" svg:x2="6.064cm" svg:y2="5.321cm">
          <text:p/>
        </draw:line>
        <draw:line draw:style-name="gr14" draw:layer="layout" svg:x1="6.064cm" svg:y1="5.403cm" svg:x2="6.064cm" svg:y2="5.414cm">
          <text:p/>
        </draw:line>
        <draw:line draw:style-name="gr14" draw:layer="layout" svg:x1="6.064cm" svg:y1="5.494cm" svg:x2="6.064cm" svg:y2="5.507cm">
          <text:p/>
        </draw:line>
        <draw:line draw:style-name="gr14" draw:layer="layout" svg:x1="6.064cm" svg:y1="5.588cm" svg:x2="6.064cm" svg:y2="5.598cm">
          <text:p/>
        </draw:line>
        <draw:line draw:style-name="gr14" draw:layer="layout" svg:x1="6.064cm" svg:y1="5.681cm" svg:x2="6.064cm" svg:y2="5.691cm">
          <text:p/>
        </draw:line>
        <draw:line draw:style-name="gr14" draw:layer="layout" svg:x1="6.064cm" svg:y1="5.772cm" svg:x2="6.064cm" svg:y2="5.784cm">
          <text:p/>
        </draw:line>
        <draw:line draw:style-name="gr14" draw:layer="layout" svg:x1="6.064cm" svg:y1="5.865cm" svg:x2="6.064cm" svg:y2="5.875cm">
          <text:p/>
        </draw:line>
        <draw:line draw:style-name="gr14" draw:layer="layout" svg:x1="6.064cm" svg:y1="5.958cm" svg:x2="6.064cm" svg:y2="5.969cm">
          <text:p/>
        </draw:line>
        <draw:line draw:style-name="gr14" draw:layer="layout" svg:x1="6.064cm" svg:y1="6.049cm" svg:x2="6.064cm" svg:y2="6.062cm">
          <text:p/>
        </draw:line>
        <draw:line draw:style-name="gr14" draw:layer="layout" svg:x1="6.064cm" svg:y1="6.142cm" svg:x2="6.064cm" svg:y2="6.153cm">
          <text:p/>
        </draw:line>
        <draw:line draw:style-name="gr14" draw:layer="layout" svg:x1="6.064cm" svg:y1="6.235cm" svg:x2="6.064cm" svg:y2="6.246cm">
          <text:p/>
        </draw:line>
        <draw:line draw:style-name="gr14" draw:layer="layout" svg:x1="6.064cm" svg:y1="6.326cm" svg:x2="6.064cm" svg:y2="6.339cm">
          <text:p/>
        </draw:line>
        <draw:line draw:style-name="gr14" draw:layer="layout" svg:x1="6.064cm" svg:y1="6.419cm" svg:x2="6.064cm" svg:y2="6.43cm">
          <text:p/>
        </draw:line>
        <draw:line draw:style-name="gr14" draw:layer="layout" svg:x1="6.064cm" svg:y1="6.512cm" svg:x2="6.064cm" svg:y2="6.523cm">
          <text:p/>
        </draw:line>
        <draw:line draw:style-name="gr14" draw:layer="layout" svg:x1="6.064cm" svg:y1="6.606cm" svg:x2="6.064cm" svg:y2="6.616cm">
          <text:p/>
        </draw:line>
        <draw:line draw:style-name="gr14" draw:layer="layout" svg:x1="6.064cm" svg:y1="6.697cm" svg:x2="6.064cm" svg:y2="6.709cm">
          <text:p/>
        </draw:line>
        <draw:line draw:style-name="gr14" draw:layer="layout" svg:x1="6.064cm" svg:y1="6.79cm" svg:x2="6.064cm" svg:y2="6.8cm">
          <text:p/>
        </draw:line>
        <draw:line draw:style-name="gr14" draw:layer="layout" svg:x1="6.064cm" svg:y1="6.883cm" svg:x2="6.064cm" svg:y2="6.893cm">
          <text:p/>
        </draw:line>
        <draw:line draw:style-name="gr14" draw:layer="layout" svg:x1="6.064cm" svg:y1="6.974cm" svg:x2="6.064cm" svg:y2="6.987cm">
          <text:p/>
        </draw:line>
        <draw:line draw:style-name="gr14" draw:layer="layout" svg:x1="6.064cm" svg:y1="7.067cm" svg:x2="6.064cm" svg:y2="7.078cm">
          <text:p/>
        </draw:line>
        <draw:line draw:style-name="gr14" draw:layer="layout" svg:x1="6.064cm" svg:y1="7.16cm" svg:x2="6.064cm" svg:y2="7.171cm">
          <text:p/>
        </draw:line>
        <draw:line draw:style-name="gr14" draw:layer="layout" svg:x1="6.064cm" svg:y1="7.251cm" svg:x2="6.064cm" svg:y2="7.264cm">
          <text:p/>
        </draw:line>
        <draw:line draw:style-name="gr14" draw:layer="layout" svg:x1="6.064cm" svg:y1="7.344cm" svg:x2="6.064cm" svg:y2="7.355cm">
          <text:p/>
        </draw:line>
        <draw:line draw:style-name="gr14" draw:layer="layout" svg:x1="6.064cm" svg:y1="7.437cm" svg:x2="6.064cm" svg:y2="7.448cm">
          <text:p/>
        </draw:line>
        <draw:line draw:style-name="gr14" draw:layer="layout" svg:x1="6.064cm" svg:y1="7.528cm" svg:x2="6.064cm" svg:y2="7.541cm">
          <text:p/>
        </draw:line>
        <draw:line draw:style-name="gr14" draw:layer="layout" svg:x1="6.064cm" svg:y1="7.622cm" svg:x2="6.064cm" svg:y2="7.632cm">
          <text:p/>
        </draw:line>
        <draw:line draw:style-name="gr14" draw:layer="layout" svg:x1="6.064cm" svg:y1="7.715cm" svg:x2="6.064cm" svg:y2="7.725cm">
          <text:p/>
        </draw:line>
        <draw:line draw:style-name="gr14" draw:layer="layout" svg:x1="6.191cm" svg:y1="6.455cm" svg:x2="9.112cm" svg:y2="6.455cm">
          <text:p/>
        </draw:line>
        <draw:line draw:style-name="gr14" draw:layer="layout" svg:x1="9.112cm" svg:y1="6.455cm" svg:x2="9.747cm" svg:y2="7.09cm">
          <text:p/>
        </draw:line>
        <draw:line draw:style-name="gr14" draw:layer="layout" svg:x1="9.747cm" svg:y1="7.09cm" svg:x2="9.747cm" svg:y2="7.217cm">
          <text:p/>
        </draw:line>
        <draw:line draw:style-name="gr14" draw:layer="layout" svg:x1="11.904cm" svg:y1="2.142cm" svg:x2="11.904cm" svg:y2="2.269cm">
          <text:p/>
        </draw:line>
        <draw:line draw:style-name="gr14" draw:layer="layout" svg:x1="11.904cm" svg:y1="2.269cm" svg:x2="11.904cm" svg:y2="2.523cm">
          <text:p/>
        </draw:line>
        <draw:line draw:style-name="gr14" draw:layer="layout" svg:x1="11.904cm" svg:y1="2.523cm" svg:x2="11.904cm" svg:y2="2.65cm">
          <text:p/>
        </draw:line>
        <draw:line draw:style-name="gr14" draw:layer="layout" svg:x1="11.523cm" svg:y1="2.142cm" svg:x2="11.523cm" svg:y2="2.269cm">
          <text:p/>
        </draw:line>
        <draw:line draw:style-name="gr14" draw:layer="layout" svg:x1="11.523cm" svg:y1="2.269cm" svg:x2="11.523cm" svg:y2="2.523cm">
          <text:p/>
        </draw:line>
        <draw:line draw:style-name="gr14" draw:layer="layout" svg:x1="11.523cm" svg:y1="2.523cm" svg:x2="11.523cm" svg:y2="2.65cm">
          <text:p/>
        </draw:line>
        <draw:line draw:style-name="gr14" draw:layer="layout" svg:x1="13.555cm" svg:y1="4.679cm" svg:x2="13.428cm" svg:y2="4.552cm">
          <text:p/>
        </draw:line>
        <draw:line draw:style-name="gr14" draw:layer="layout" svg:x1="13.428cm" svg:y1="4.552cm" svg:x2="13.047cm" svg:y2="4.552cm">
          <text:p/>
        </draw:line>
        <draw:line draw:style-name="gr14" draw:layer="layout" svg:x1="13.047cm" svg:y1="4.552cm" svg:x2="12.158cm" svg:y2="4.552cm">
          <text:p/>
        </draw:line>
        <draw:line draw:style-name="gr14" draw:layer="layout" svg:x1="12.158cm" svg:y1="4.552cm" svg:x2="11.904cm" svg:y2="4.552cm">
          <text:p/>
        </draw:line>
        <draw:line draw:style-name="gr14" draw:layer="layout" svg:x1="11.904cm" svg:y1="4.552cm" svg:x2="11.523cm" svg:y2="4.552cm">
          <text:p/>
        </draw:line>
        <draw:line draw:style-name="gr14" draw:layer="layout" svg:x1="11.523cm" svg:y1="4.552cm" svg:x2="11.269cm" svg:y2="4.552cm">
          <text:p/>
        </draw:line>
        <draw:line draw:style-name="gr14" draw:layer="layout" svg:x1="11.269cm" svg:y1="4.552cm" svg:x2="10.38cm" svg:y2="4.552cm">
          <text:p/>
        </draw:line>
        <draw:line draw:style-name="gr14" draw:layer="layout" svg:x1="10.38cm" svg:y1="4.552cm" svg:x2="10.001cm" svg:y2="4.552cm">
          <text:p/>
        </draw:line>
        <draw:line draw:style-name="gr14" draw:layer="layout" svg:x1="10.001cm" svg:y1="4.552cm" svg:x2="9.874cm" svg:y2="4.679cm">
          <text:p/>
        </draw:line>
        <draw:line draw:style-name="gr14" draw:layer="layout" svg:x1="9.874cm" svg:y1="5.314cm" svg:x2="9.239cm" svg:y2="5.949cm">
          <text:p/>
        </draw:line>
        <draw:line draw:style-name="gr14" draw:layer="layout" svg:x1="9.874cm" svg:y1="4.806cm" svg:x2="9.874cm" svg:y2="5.314cm">
          <text:p/>
        </draw:line>
        <draw:line draw:style-name="gr14" draw:layer="layout" svg:x1="11.015cm" svg:y1="5.187cm" svg:x2="11.142cm" svg:y2="5.187cm">
          <text:p/>
        </draw:line>
        <draw:line draw:style-name="gr14" draw:layer="layout" svg:x1="11.142cm" svg:y1="5.187cm" svg:x2="11.269cm" svg:y2="5.06cm">
          <text:p/>
        </draw:line>
        <draw:line draw:style-name="gr14" draw:layer="layout" svg:x1="10.38cm" svg:y1="4.933cm" svg:x2="10.38cm" svg:y2="4.552cm">
          <text:p/>
        </draw:line>
        <draw:line draw:style-name="gr14" draw:layer="layout" svg:x1="11.269cm" svg:y1="5.06cm" svg:x2="11.269cm" svg:y2="4.552cm">
          <text:p/>
        </draw:line>
        <draw:line draw:style-name="gr14" draw:layer="layout" svg:x1="12.412cm" svg:y1="5.187cm" svg:x2="12.285cm" svg:y2="5.187cm">
          <text:p/>
        </draw:line>
        <draw:line draw:style-name="gr14" draw:layer="layout" svg:x1="12.285cm" svg:y1="5.187cm" svg:x2="12.158cm" svg:y2="5.06cm">
          <text:p/>
        </draw:line>
        <draw:line draw:style-name="gr14" draw:layer="layout" svg:x1="12.158cm" svg:y1="5.06cm" svg:x2="12.158cm" svg:y2="4.552cm">
          <text:p/>
        </draw:line>
        <draw:line draw:style-name="gr14" draw:layer="layout" svg:x1="13.047cm" svg:y1="4.933cm" svg:x2="13.047cm" svg:y2="4.552cm">
          <text:p/>
        </draw:line>
        <draw:line draw:style-name="gr14" draw:layer="layout" svg:x1="9.874cm" svg:y1="4.679cm" svg:x2="9.874cm" svg:y2="4.806cm">
          <text:p/>
        </draw:line>
        <draw:line draw:style-name="gr14" draw:layer="layout" svg:x1="13.555cm" svg:y1="4.679cm" svg:x2="13.555cm" svg:y2="4.806cm">
          <text:p/>
        </draw:line>
        <draw:line draw:style-name="gr14" draw:layer="layout" svg:x1="11.904cm" svg:y1="4.679cm" svg:x2="11.904cm" svg:y2="4.552cm">
          <text:p/>
        </draw:line>
        <draw:line draw:style-name="gr14" draw:layer="layout" svg:x1="11.523cm" svg:y1="4.679cm" svg:x2="11.523cm" svg:y2="4.552cm">
          <text:p/>
        </draw:line>
        <draw:line draw:style-name="gr14" draw:layer="layout" svg:x1="9.239cm" svg:y1="5.949cm" svg:x2="8.985cm" svg:y2="5.949cm">
          <text:p/>
        </draw:line>
        <draw:line draw:style-name="gr14" draw:layer="layout" svg:x1="8.985cm" svg:y1="5.949cm" svg:x2="8.604cm" svg:y2="5.949cm">
          <text:p/>
        </draw:line>
        <draw:line draw:style-name="gr14" draw:layer="layout" svg:x1="7.842cm" svg:y1="2.142cm" svg:x2="8.477cm" svg:y2="2.142cm">
          <text:p/>
        </draw:line>
        <draw:line draw:style-name="gr14" draw:layer="layout" svg:x1="8.477cm" svg:y1="2.142cm" svg:x2="8.477cm" svg:y2="1.634cm">
          <text:p/>
        </draw:line>
        <draw:line draw:style-name="gr14" draw:layer="layout" svg:x1="8.731cm" svg:y1="1.634cm" svg:x2="8.477cm" svg:y2="1.634cm">
          <text:p/>
        </draw:line>
        <draw:line draw:style-name="gr14" draw:layer="layout" svg:x1="8.731cm" svg:y1="1.634cm" svg:x2="8.985cm" svg:y2="1.634cm">
          <text:p/>
        </draw:line>
        <draw:line draw:style-name="gr14" draw:layer="layout" svg:x1="8.985cm" svg:y1="1.634cm" svg:x2="9.493cm" svg:y2="1.634cm">
          <text:p/>
        </draw:line>
        <draw:line draw:style-name="gr14" draw:layer="layout" svg:x1="9.493cm" svg:y1="1.634cm" svg:x2="9.874cm" svg:y2="1.253cm">
          <text:p/>
        </draw:line>
        <draw:line draw:style-name="gr14" draw:layer="layout" svg:x1="11.015cm" svg:y1="1.634cm" svg:x2="11.142cm" svg:y2="1.634cm">
          <text:p/>
        </draw:line>
        <draw:line draw:style-name="gr14" draw:layer="layout" svg:x1="10.126cm" svg:y1="0.999cm" svg:x2="9.874cm" svg:y2="1.253cm">
          <text:p/>
        </draw:line>
        <draw:line draw:style-name="gr14" draw:layer="layout" svg:x1="10.38cm" svg:y1="1.38cm" svg:x2="10.38cm" svg:y2="0.999cm">
          <text:p/>
        </draw:line>
        <draw:line draw:style-name="gr14" draw:layer="layout" svg:x1="10.38cm" svg:y1="0.999cm" svg:x2="10.126cm" svg:y2="0.999cm">
          <text:p/>
        </draw:line>
        <draw:line draw:style-name="gr14" draw:layer="layout" svg:x1="11.142cm" svg:y1="1.634cm" svg:x2="11.269cm" svg:y2="1.507cm">
          <text:p/>
        </draw:line>
        <draw:line draw:style-name="gr14" draw:layer="layout" svg:x1="11.269cm" svg:y1="1.507cm" svg:x2="11.269cm" svg:y2="0.999cm">
          <text:p/>
        </draw:line>
        <draw:line draw:style-name="gr14" draw:layer="layout" svg:x1="11.269cm" svg:y1="0.999cm" svg:x2="10.38cm" svg:y2="0.999cm">
          <text:p/>
        </draw:line>
        <draw:line draw:style-name="gr14" draw:layer="layout" svg:x1="12.412cm" svg:y1="1.634cm" svg:x2="12.285cm" svg:y2="1.634cm">
          <text:p/>
        </draw:line>
        <draw:line draw:style-name="gr14" draw:layer="layout" svg:x1="11.523cm" svg:y1="0.999cm" svg:x2="11.269cm" svg:y2="0.999cm">
          <text:p/>
        </draw:line>
        <draw:line draw:style-name="gr14" draw:layer="layout" svg:x1="11.523cm" svg:y1="1.126cm" svg:x2="11.523cm" svg:y2="0.999cm">
          <text:p/>
        </draw:line>
        <draw:line draw:style-name="gr14" draw:layer="layout" svg:x1="11.904cm" svg:y1="0.999cm" svg:x2="11.523cm" svg:y2="0.999cm">
          <text:p/>
        </draw:line>
        <draw:line draw:style-name="gr14" draw:layer="layout" svg:x1="11.904cm" svg:y1="1.126cm" svg:x2="11.904cm" svg:y2="0.999cm">
          <text:p/>
        </draw:line>
        <draw:line draw:style-name="gr14" draw:layer="layout" svg:x1="12.285cm" svg:y1="1.634cm" svg:x2="12.158cm" svg:y2="1.507cm">
          <text:p/>
        </draw:line>
        <draw:line draw:style-name="gr14" draw:layer="layout" svg:x1="12.158cm" svg:y1="1.507cm" svg:x2="12.158cm" svg:y2="0.999cm">
          <text:p/>
        </draw:line>
        <draw:line draw:style-name="gr14" draw:layer="layout" svg:x1="12.158cm" svg:y1="0.999cm" svg:x2="11.904cm" svg:y2="0.999cm">
          <text:p/>
        </draw:line>
        <draw:line draw:style-name="gr14" draw:layer="layout" svg:x1="13.047cm" svg:y1="1.38cm" svg:x2="13.047cm" svg:y2="0.999cm">
          <text:p/>
        </draw:line>
        <draw:line draw:style-name="gr14" draw:layer="layout" svg:x1="12.158cm" svg:y1="0.999cm" svg:x2="13.047cm" svg:y2="0.999cm">
          <text:p/>
        </draw:line>
        <draw:line draw:style-name="gr14" draw:layer="layout" svg:x1="13.555cm" svg:y1="0.999cm" svg:x2="13.047cm" svg:y2="0.999cm">
          <text:p/>
        </draw:line>
        <draw:line draw:style-name="gr14" draw:layer="layout" svg:x1="13.555cm" svg:y1="1.253cm" svg:x2="13.555cm" svg:y2="0.999cm">
          <text:p/>
        </draw:line>
        <draw:line draw:style-name="gr14" draw:layer="layout" svg:x1="13.555cm" svg:y1="0.999cm" svg:x2="14.317cm" svg:y2="0.999cm">
          <text:p/>
        </draw:line>
        <draw:line draw:style-name="gr14" draw:layer="layout" svg:x1="14.317cm" svg:y1="0.999cm" svg:x2="14.571cm" svg:y2="1.253cm">
          <text:p/>
        </draw:line>
        <draw:line draw:style-name="gr14" draw:layer="layout" svg:x1="14.571cm" svg:y1="1.253cm" svg:x2="14.825cm" svg:y2="1.253cm">
          <text:p/>
        </draw:line>
        <draw:line draw:style-name="gr14" draw:layer="layout" svg:x1="14.825cm" svg:y1="1.253cm" svg:x2="14.95cm" svg:y2="1.38cm">
          <text:p/>
        </draw:line>
        <draw:line draw:style-name="gr14" draw:layer="layout" svg:x1="14.95cm" svg:y1="2.015cm" svg:x2="14.95cm" svg:y2="1.38cm">
          <text:p/>
        </draw:line>
        <draw:line draw:style-name="gr14" draw:layer="layout" svg:x1="14.698cm" svg:y1="2.142cm" svg:x2="14.825cm" svg:y2="2.142cm">
          <text:p/>
        </draw:line>
        <draw:line draw:style-name="gr14" draw:layer="layout" svg:x1="14.825cm" svg:y1="2.142cm" svg:x2="14.95cm" svg:y2="2.015cm">
          <text:p/>
        </draw:line>
        <draw:line draw:style-name="gr14" draw:layer="layout" svg:x1="8.477cm" svg:y1="5.822cm" svg:x2="8.477cm" svg:y2="4.806cm">
          <text:p/>
        </draw:line>
        <draw:line draw:style-name="gr14" draw:layer="layout" svg:x1="8.477cm" svg:y1="4.806cm" svg:x2="8.477cm" svg:y2="2.142cm">
          <text:p/>
        </draw:line>
        <draw:line draw:style-name="gr14" draw:layer="layout" svg:x1="8.604cm" svg:y1="5.949cm" svg:x2="8.477cm" svg:y2="5.822cm">
          <text:p/>
        </draw:line>
        <draw:line draw:style-name="gr14" draw:layer="layout" svg:x1="8.477cm" svg:y1="4.806cm" svg:x2="8.223cm" svg:y2="4.806cm">
          <text:p/>
        </draw:line>
        <draw:line draw:style-name="gr14" draw:layer="layout" svg:x1="8.223cm" svg:y1="4.806cm" svg:x2="7.969cm" svg:y2="5.06cm">
          <text:p/>
        </draw:line>
        <draw:line draw:style-name="gr14" draw:layer="layout" svg:x1="7.969cm" svg:y1="5.06cm" svg:x2="7.969cm" svg:y2="5.441cm">
          <text:p/>
        </draw:line>
        <draw:line draw:style-name="gr14" draw:layer="layout" svg:x1="14.571cm" svg:y1="2.523cm" svg:x2="14.571cm" svg:y2="3.79cm">
          <text:p/>
        </draw:line>
        <draw:line draw:style-name="gr14" draw:layer="layout" svg:x1="14.571cm" svg:y1="2.523cm" svg:x2="14.571cm" svg:y2="2.269cm">
          <text:p/>
        </draw:line>
        <draw:line draw:style-name="gr14" draw:layer="layout" svg:x1="14.571cm" svg:y1="2.269cm" svg:x2="14.698cm" svg:y2="2.142cm">
          <text:p/>
        </draw:line>
        <draw:line draw:style-name="gr14" draw:layer="layout" svg:x1="8.985cm" svg:y1="5.187cm" svg:x2="9.493cm" svg:y2="5.187cm">
          <text:p/>
        </draw:line>
        <draw:line draw:style-name="gr14" draw:layer="layout" svg:x1="13.936cm" svg:y1="2.904cm" svg:x2="13.809cm" svg:y2="2.777cm">
          <text:p/>
        </draw:line>
        <draw:line draw:style-name="gr14" draw:layer="layout" svg:x1="13.809cm" svg:y1="2.777cm" svg:x2="13.555cm" svg:y2="2.777cm">
          <text:p/>
        </draw:line>
        <draw:line draw:style-name="gr14" draw:layer="layout" svg:x1="9.493cm" svg:y1="2.904cm" svg:x2="9.62cm" svg:y2="2.777cm">
          <text:p/>
        </draw:line>
        <draw:line draw:style-name="gr14" draw:layer="layout" svg:x1="9.62cm" svg:y1="2.777cm" svg:x2="9.874cm" svg:y2="2.777cm">
          <text:p/>
        </draw:line>
        <draw:line draw:style-name="gr14" draw:layer="layout" svg:x1="9.493cm" svg:y1="6.201cm" svg:x2="9.62cm" svg:y2="6.328cm">
          <text:p/>
        </draw:line>
        <draw:line draw:style-name="gr14" draw:layer="layout" svg:x1="9.62cm" svg:y1="6.328cm" svg:x2="9.874cm" svg:y2="6.328cm">
          <text:p/>
        </draw:line>
        <draw:line draw:style-name="gr14" draw:layer="layout" svg:x1="13.936cm" svg:y1="6.201cm" svg:x2="13.809cm" svg:y2="6.328cm">
          <text:p/>
        </draw:line>
        <draw:line draw:style-name="gr14" draw:layer="layout" svg:x1="13.809cm" svg:y1="6.328cm" svg:x2="13.555cm" svg:y2="6.328cm">
          <text:p/>
        </draw:line>
        <draw:line draw:style-name="gr14" draw:layer="layout" svg:x1="6.191cm" svg:y1="2.142cm" svg:x2="6.699cm" svg:y2="2.142cm">
          <text:p/>
        </draw:line>
        <draw:line draw:style-name="gr14" draw:layer="layout" svg:x1="6.699cm" svg:y1="2.142cm" svg:x2="7.334cm" svg:y2="2.142cm">
          <text:p/>
        </draw:line>
        <draw:line draw:style-name="gr14" draw:layer="layout" svg:x1="6.699cm" svg:y1="2.142cm" svg:x2="6.699cm" svg:y2="6.076cm">
          <text:p/>
        </draw:line>
        <draw:line draw:style-name="gr14" draw:layer="layout" svg:x1="6.699cm" svg:y1="6.076cm" svg:x2="6.826cm" svg:y2="6.201cm">
          <text:p/>
        </draw:line>
        <draw:line draw:style-name="gr14" draw:layer="layout" svg:x1="8.985cm" svg:y1="6.201cm" svg:x2="6.826cm" svg:y2="6.201cm">
          <text:p/>
        </draw:line>
        <draw:line draw:style-name="gr14" draw:layer="layout" svg:x1="8.985cm" svg:y1="6.201cm" svg:x2="9.112cm" svg:y2="6.201cm">
          <text:p/>
        </draw:line>
        <draw:line draw:style-name="gr14" draw:layer="layout" svg:x1="10.38cm" svg:y1="2.777cm" svg:x2="10.507cm" svg:y2="2.777cm">
          <text:p/>
        </draw:line>
        <draw:line draw:style-name="gr14" draw:layer="layout" svg:x1="10.126cm" svg:y1="3.031cm" svg:x2="10.38cm" svg:y2="2.777cm">
          <text:p/>
        </draw:line>
        <draw:line draw:style-name="gr14" draw:layer="layout" svg:x1="9.874cm" svg:y1="3.031cm" svg:x2="10.126cm" svg:y2="3.031cm">
          <text:p/>
        </draw:line>
        <draw:line draw:style-name="gr14" draw:layer="layout" svg:x1="9.874cm" svg:y1="3.031cm" svg:x2="9.874cm" svg:y2="3.663cm">
          <text:p/>
        </draw:line>
        <draw:line draw:style-name="gr14" draw:layer="layout" svg:x1="10.001cm" svg:y1="3.79cm" svg:x2="9.874cm" svg:y2="3.663cm">
          <text:p/>
        </draw:line>
        <draw:line draw:style-name="gr14" draw:layer="layout" svg:x1="11.523cm" svg:y1="3.79cm" svg:x2="10.001cm" svg:y2="3.79cm">
          <text:p/>
        </draw:line>
        <draw:line draw:style-name="gr14" draw:layer="layout" svg:x1="11.523cm" svg:y1="3.663cm" svg:x2="11.523cm" svg:y2="3.79cm">
          <text:p/>
        </draw:line>
        <draw:line draw:style-name="gr14" draw:layer="layout" svg:x1="11.904cm" svg:y1="3.79cm" svg:x2="11.523cm" svg:y2="3.79cm">
          <text:p/>
        </draw:line>
        <draw:line draw:style-name="gr14" draw:layer="layout" svg:x1="11.904cm" svg:y1="3.663cm" svg:x2="11.904cm" svg:y2="3.79cm">
          <text:p/>
        </draw:line>
        <draw:line draw:style-name="gr14" draw:layer="layout" svg:x1="12.92cm" svg:y1="2.777cm" svg:x2="13.047cm" svg:y2="2.777cm">
          <text:p/>
        </draw:line>
        <draw:line draw:style-name="gr14" draw:layer="layout" svg:x1="13.047cm" svg:y1="2.777cm" svg:x2="13.301cm" svg:y2="3.031cm">
          <text:p/>
        </draw:line>
        <draw:line draw:style-name="gr14" draw:layer="layout" svg:x1="13.428cm" svg:y1="3.79cm" svg:x2="11.904cm" svg:y2="3.79cm">
          <text:p/>
        </draw:line>
        <draw:line draw:style-name="gr14" draw:layer="layout" svg:x1="13.555cm" svg:y1="3.663cm" svg:x2="13.428cm" svg:y2="3.79cm">
          <text:p/>
        </draw:line>
        <draw:line draw:style-name="gr14" draw:layer="layout" svg:x1="13.555cm" svg:y1="3.031cm" svg:x2="13.301cm" svg:y2="3.031cm">
          <text:p/>
        </draw:line>
        <draw:line draw:style-name="gr14" draw:layer="layout" svg:x1="13.555cm" svg:y1="3.031cm" svg:x2="13.555cm" svg:y2="3.409cm">
          <text:p/>
        </draw:line>
        <draw:line draw:style-name="gr14" draw:layer="layout" svg:x1="13.555cm" svg:y1="3.409cm" svg:x2="13.555cm" svg:y2="3.663cm">
          <text:p/>
        </draw:line>
        <draw:line draw:style-name="gr14" draw:layer="layout" svg:x1="13.555cm" svg:y1="3.409cm" svg:x2="14.317cm" svg:y2="3.409cm">
          <text:p/>
        </draw:line>
        <draw:line draw:style-name="gr14" draw:layer="layout" svg:x1="14.317cm" svg:y1="3.409cm" svg:x2="14.317cm" svg:y2="4.171cm">
          <text:p/>
        </draw:line>
        <draw:line draw:style-name="gr14" draw:layer="layout" svg:x1="14.317cm" svg:y1="4.171cm" svg:x2="14.317cm" svg:y2="7.09cm">
          <text:p/>
        </draw:line>
        <draw:line draw:style-name="gr14" draw:layer="layout" svg:x1="14.317cm" svg:y1="7.09cm" svg:x2="14.063cm" svg:y2="7.344cm">
          <text:p/>
        </draw:line>
        <draw:line draw:style-name="gr14" draw:layer="layout" svg:x1="10.38cm" svg:y1="6.328cm" svg:x2="10.507cm" svg:y2="6.328cm">
          <text:p/>
        </draw:line>
        <draw:line draw:style-name="gr14" draw:layer="layout" svg:x1="10.126cm" svg:y1="6.582cm" svg:x2="10.38cm" svg:y2="6.328cm">
          <text:p/>
        </draw:line>
        <draw:line draw:style-name="gr14" draw:layer="layout" svg:x1="9.874cm" svg:y1="6.582cm" svg:x2="10.126cm" svg:y2="6.582cm">
          <text:p/>
        </draw:line>
        <draw:line draw:style-name="gr14" draw:layer="layout" svg:x1="9.874cm" svg:y1="6.582cm" svg:x2="9.874cm" svg:y2="6.836cm">
          <text:p/>
        </draw:line>
        <draw:line draw:style-name="gr14" draw:layer="layout" svg:x1="12.92cm" svg:y1="6.328cm" svg:x2="13.047cm" svg:y2="6.328cm">
          <text:p/>
        </draw:line>
        <draw:line draw:style-name="gr14" draw:layer="layout" svg:x1="13.047cm" svg:y1="6.328cm" svg:x2="13.301cm" svg:y2="6.582cm">
          <text:p/>
        </draw:line>
        <draw:line draw:style-name="gr14" draw:layer="layout" svg:x1="13.555cm" svg:y1="6.582cm" svg:x2="13.301cm" svg:y2="6.582cm">
          <text:p/>
        </draw:line>
        <draw:line draw:style-name="gr14" draw:layer="layout" svg:x1="13.555cm" svg:y1="6.582cm" svg:x2="13.555cm" svg:y2="7.344cm">
          <text:p/>
        </draw:line>
        <draw:line draw:style-name="gr14" draw:layer="layout" svg:x1="11.015cm" svg:y1="7.09cm" svg:x2="11.015cm" svg:y2="7.217cm">
          <text:p/>
        </draw:line>
        <draw:line draw:style-name="gr14" draw:layer="layout" svg:x1="11.142cm" svg:y1="7.344cm" svg:x2="11.523cm" svg:y2="7.344cm">
          <text:p/>
        </draw:line>
        <draw:line draw:style-name="gr14" draw:layer="layout" svg:x1="11.523cm" svg:y1="7.344cm" svg:x2="11.904cm" svg:y2="7.344cm">
          <text:p/>
        </draw:line>
        <draw:line draw:style-name="gr14" draw:layer="layout" svg:x1="11.904cm" svg:y1="7.344cm" svg:x2="13.555cm" svg:y2="7.344cm">
          <text:p/>
        </draw:line>
        <draw:line draw:style-name="gr14" draw:layer="layout" svg:x1="11.904cm" svg:y1="7.344cm" svg:x2="11.904cm" svg:y2="7.217cm">
          <text:p/>
        </draw:line>
        <draw:line draw:style-name="gr14" draw:layer="layout" svg:x1="11.523cm" svg:y1="7.344cm" svg:x2="11.523cm" svg:y2="7.217cm">
          <text:p/>
        </draw:line>
        <draw:line draw:style-name="gr14" draw:layer="layout" svg:x1="10.761cm" svg:y1="7.217cm" svg:x2="11.015cm" svg:y2="7.217cm">
          <text:p/>
        </draw:line>
        <draw:line draw:style-name="gr14" draw:layer="layout" svg:x1="11.015cm" svg:y1="7.09cm" svg:x2="10.888cm" svg:y2="6.963cm">
          <text:p/>
        </draw:line>
        <draw:line draw:style-name="gr14" draw:layer="layout" svg:x1="10.888cm" svg:y1="6.963cm" svg:x2="10.001cm" svg:y2="6.963cm">
          <text:p/>
        </draw:line>
        <draw:line draw:style-name="gr14" draw:layer="layout" svg:x1="14.063cm" svg:y1="7.344cm" svg:x2="13.555cm" svg:y2="7.344cm">
          <text:p/>
        </draw:line>
        <draw:line draw:style-name="gr14" draw:layer="layout" svg:x1="10.001cm" svg:y1="6.963cm" svg:x2="9.874cm" svg:y2="6.836cm">
          <text:p/>
        </draw:line>
        <draw:line draw:style-name="gr14" draw:layer="layout" svg:x1="9.747cm" svg:y1="6.836cm" svg:x2="9.874cm" svg:y2="6.836cm">
          <text:p/>
        </draw:line>
        <draw:line draw:style-name="gr14" draw:layer="layout" svg:x1="9.112cm" svg:y1="6.201cm" svg:x2="9.747cm" svg:y2="6.836cm">
          <text:p/>
        </draw:line>
        <draw:line draw:style-name="gr14" draw:layer="layout" svg:x1="11.015cm" svg:y1="7.217cm" svg:x2="11.142cm" svg:y2="7.344cm">
          <text:p/>
        </draw:line>
        <draw:line draw:style-name="gr14" draw:layer="layout" svg:x1="14.571cm" svg:y1="4.171cm" svg:x2="14.317cm" svg:y2="4.171cm">
          <text:p/>
        </draw:line>
        <draw:line draw:style-name="gr14" draw:layer="layout" svg:x1="14.317cm" svg:y1="3.409cm" svg:x2="14.317cm" svg:y2="3.031cm">
          <text:p/>
        </draw:line>
        <draw:line draw:style-name="gr14" draw:layer="layout" svg:x1="14.317cm" svg:y1="3.031cm" svg:x2="13.936cm" svg:y2="2.65cm">
          <text:p/>
        </draw:line>
        <draw:line draw:style-name="gr14" draw:layer="layout" svg:x1="13.936cm" svg:y1="2.65cm" svg:x2="13.936cm" svg:y2="2.142cm">
          <text:p/>
        </draw:line>
        <draw:line draw:style-name="gr14" draw:layer="layout" svg:x1="13.936cm" svg:y1="2.142cm" svg:x2="14.317cm" svg:y2="1.761cm">
          <text:p/>
        </draw:line>
        <draw:line draw:style-name="gr14" draw:layer="layout" svg:x1="14.317cm" svg:y1="1.761cm" svg:x2="14.571cm" svg:y2="1.761cm">
          <text:p/>
        </draw:line>
        <draw:line draw:style-name="gr14" draw:layer="layout" svg:x1="14.825cm" svg:y1="3.031cm" svg:x2="14.825cm" svg:y2="4.425cm">
          <text:p/>
        </draw:line>
        <draw:line draw:style-name="gr14" draw:layer="layout" svg:x1="14.825cm" svg:y1="3.031cm" svg:x2="14.95cm" svg:y2="2.904cm">
          <text:p/>
        </draw:line>
        <draw:line draw:style-name="gr14" draw:layer="layout" svg:x1="14.95cm" svg:y1="2.904cm" svg:x2="14.95cm" svg:y2="2.523cm">
          <text:p/>
        </draw:line>
        <draw:line draw:style-name="gr14" draw:layer="layout" svg:x1="14.571cm" svg:y1="4.552cm" svg:x2="14.698cm" svg:y2="4.552cm">
          <text:p/>
        </draw:line>
        <draw:line draw:style-name="gr14" draw:layer="layout" svg:x1="14.698cm" svg:y1="4.552cm" svg:x2="14.825cm" svg:y2="4.425cm">
          <text:p/>
        </draw:line>
        <draw:line draw:style-name="gr9" draw:layer="layout" svg:x1="13.112cm" svg:y1="1.38cm" svg:x2="12.981cm" svg:y2="1.38cm">
          <text:p/>
        </draw:line>
        <draw:path draw:style-name="gr10" draw:layer="layout" svg:width="0.079cm" svg:height="0.08cm" svg:x="13.009cm" svg:y="1.339cm" svg:viewBox="0 0 80 81" svg:d="m80 41c0 22-18 40-40 40s-40-18-40-40c0-23 18-41 40-41s40 18 40 41z">
          <text:p/>
        </draw:path>
        <draw:line draw:style-name="gr9" draw:layer="layout" svg:x1="13.112cm" svg:y1="1.888cm" svg:x2="12.981cm" svg:y2="1.888cm">
          <text:p/>
        </draw:line>
        <draw:path draw:style-name="gr10" draw:layer="layout" svg:width="0.079cm" svg:height="0.08cm" svg:x="13.009cm" svg:y="1.847cm" svg:viewBox="0 0 80 81" svg:d="m80 41c0 22-18 40-40 40s-40-18-40-40c0-23 18-41 40-41s40 18 40 41z">
          <text:p/>
        </draw:path>
        <draw:line draw:style-name="gr9" draw:layer="layout" svg:x1="13.112cm" svg:y1="1.634cm" svg:x2="12.981cm" svg:y2="1.634cm">
          <text:p/>
        </draw:line>
        <draw:path draw:style-name="gr10" draw:layer="layout" svg:width="0.079cm" svg:height="0.08cm" svg:x="13.009cm" svg:y="1.593cm" svg:viewBox="0 0 80 81" svg:d="m80 41c0 22-18 40-40 40s-40-18-40-40c0-23 18-41 40-41s40 18 40 41z">
          <text:p/>
        </draw:path>
        <draw:line draw:style-name="gr9" draw:layer="layout" svg:x1="9.939cm" svg:y1="2.523cm" svg:x2="9.806cm" svg:y2="2.523cm">
          <text:p/>
        </draw:line>
        <draw:path draw:style-name="gr10" draw:layer="layout" svg:width="0.079cm" svg:height="0.08cm" svg:x="9.836cm" svg:y="2.482cm" svg:viewBox="0 0 80 81" svg:d="m80 41c0 22-18 40-40 40s-40-18-40-40c0-23 18-41 40-41s40 18 40 41z">
          <text:p/>
        </draw:path>
        <draw:line draw:style-name="gr9" draw:layer="layout" svg:x1="9.939cm" svg:y1="3.031cm" svg:x2="9.806cm" svg:y2="3.031cm">
          <text:p/>
        </draw:line>
        <draw:path draw:style-name="gr10" draw:layer="layout" svg:width="0.079cm" svg:height="0.08cm" svg:x="9.836cm" svg:y="2.99cm" svg:viewBox="0 0 80 81" svg:d="m80 41c0 22-18 40-40 40s-40-18-40-40c0-23 18-41 40-41s40 18 40 41z">
          <text:p/>
        </draw:path>
        <draw:line draw:style-name="gr9" draw:layer="layout" svg:x1="9.939cm" svg:y1="2.777cm" svg:x2="9.806cm" svg:y2="2.777cm">
          <text:p/>
        </draw:line>
        <draw:path draw:style-name="gr10" draw:layer="layout" svg:width="0.079cm" svg:height="0.08cm" svg:x="9.836cm" svg:y="2.736cm" svg:viewBox="0 0 80 81" svg:d="m80 41c0 22-18 40-40 40s-40-18-40-40c0-23 18-41 40-41s40 18 40 41z">
          <text:p/>
        </draw:path>
        <draw:line draw:style-name="gr9" draw:layer="layout" svg:x1="13.62cm" svg:y1="2.523cm" svg:x2="13.489cm" svg:y2="2.523cm">
          <text:p/>
        </draw:line>
        <draw:path draw:style-name="gr10" draw:layer="layout" svg:width="0.079cm" svg:height="0.08cm" svg:x="13.517cm" svg:y="2.482cm" svg:viewBox="0 0 80 81" svg:d="m80 41c0 22-18 40-40 40s-40-18-40-40c0-23 18-41 40-41s40 18 40 41z">
          <text:p/>
        </draw:path>
        <draw:line draw:style-name="gr9" draw:layer="layout" svg:x1="13.62cm" svg:y1="3.031cm" svg:x2="13.489cm" svg:y2="3.031cm">
          <text:p/>
        </draw:line>
        <draw:path draw:style-name="gr10" draw:layer="layout" svg:width="0.079cm" svg:height="0.08cm" svg:x="13.517cm" svg:y="2.99cm" svg:viewBox="0 0 80 81" svg:d="m80 41c0 22-18 40-40 40s-40-18-40-40c0-23 18-41 40-41s40 18 40 41z">
          <text:p/>
        </draw:path>
        <draw:line draw:style-name="gr9" draw:layer="layout" svg:x1="13.62cm" svg:y1="2.777cm" svg:x2="13.489cm" svg:y2="2.777cm">
          <text:p/>
        </draw:line>
        <draw:path draw:style-name="gr10" draw:layer="layout" svg:width="0.079cm" svg:height="0.08cm" svg:x="13.517cm" svg:y="2.736cm" svg:viewBox="0 0 80 81" svg:d="m80 41c0 22-18 40-40 40s-40-18-40-40c0-23 18-41 40-41s40 18 40 41z">
          <text:p/>
        </draw:path>
        <draw:line draw:style-name="gr9" draw:layer="layout" svg:x1="10.447cm" svg:y1="1.38cm" svg:x2="10.314cm" svg:y2="1.38cm">
          <text:p/>
        </draw:line>
        <draw:path draw:style-name="gr10" draw:layer="layout" svg:width="0.079cm" svg:height="0.08cm" svg:x="10.342cm" svg:y="1.339cm" svg:viewBox="0 0 80 81" svg:d="m80 41c0 22-18 40-40 40s-40-18-40-40c0-23 18-41 40-41s40 18 40 41z">
          <text:p/>
        </draw:path>
        <draw:line draw:style-name="gr9" draw:layer="layout" svg:x1="10.447cm" svg:y1="1.888cm" svg:x2="10.314cm" svg:y2="1.888cm">
          <text:p/>
        </draw:line>
        <draw:path draw:style-name="gr10" draw:layer="layout" svg:width="0.079cm" svg:height="0.08cm" svg:x="10.342cm" svg:y="1.847cm" svg:viewBox="0 0 80 81" svg:d="m80 41c0 22-18 40-40 40s-40-18-40-40c0-23 18-41 40-41s40 18 40 41z">
          <text:p/>
        </draw:path>
        <draw:line draw:style-name="gr9" draw:layer="layout" svg:x1="10.447cm" svg:y1="1.634cm" svg:x2="10.314cm" svg:y2="1.634cm">
          <text:p/>
        </draw:line>
        <draw:path draw:style-name="gr10" draw:layer="layout" svg:width="0.079cm" svg:height="0.08cm" svg:x="10.342cm" svg:y="1.593cm" svg:viewBox="0 0 80 81" svg:d="m80 41c0 22-18 40-40 40s-40-18-40-40c0-23 18-41 40-41s40 18 40 41z">
          <text:p/>
        </draw:path>
        <draw:line draw:style-name="gr11" draw:layer="layout" svg:x1="11.021cm" svg:y1="1.384cm" svg:x2="10.869cm" svg:y2="1.384cm">
          <text:p/>
        </draw:line>
        <draw:path draw:style-name="gr10" draw:layer="layout" svg:width="0.101cm" svg:height="0.101cm" svg:x="10.896cm" svg:y="1.333cm" svg:viewBox="0 0 102 102" svg:d="m102 51c0 28-23 51-51 51s-51-23-51-51 23-51 51-51 51 23 51 51z">
          <text:p/>
        </draw:path>
        <draw:line draw:style-name="gr11" draw:layer="layout" svg:x1="11.021cm" svg:y1="1.634cm" svg:x2="10.869cm" svg:y2="1.634cm">
          <text:p/>
        </draw:line>
        <draw:path draw:style-name="gr10" draw:layer="layout" svg:width="0.101cm" svg:height="0.1cm" svg:x="10.896cm" svg:y="1.583cm" svg:viewBox="0 0 102 101" svg:d="m102 51c0 28-23 50-51 50s-51-22-51-50 23-51 51-51 51 23 51 51z">
          <text:p/>
        </draw:path>
        <draw:line draw:style-name="gr11" draw:layer="layout" svg:x1="11.021cm" svg:y1="1.883cm" svg:x2="10.869cm" svg:y2="1.883cm">
          <text:p/>
        </draw:line>
        <draw:path draw:style-name="gr10" draw:layer="layout" svg:width="0.101cm" svg:height="0.1cm" svg:x="10.896cm" svg:y="1.833cm" svg:viewBox="0 0 102 101" svg:d="m102 50c0 28-23 51-51 51s-51-23-51-51 23-50 51-50 51 22 51 50z">
          <text:p/>
        </draw:path>
        <draw:line draw:style-name="gr11" draw:layer="layout" svg:x1="12.924cm" svg:y1="2.527cm" svg:x2="12.771cm" svg:y2="2.527cm">
          <text:p/>
        </draw:line>
        <draw:path draw:style-name="gr10" draw:layer="layout" svg:width="0.101cm" svg:height="0.101cm" svg:x="12.799cm" svg:y="2.476cm" svg:viewBox="0 0 102 102" svg:d="m102 51c0 28-23 51-51 51s-51-23-51-51 23-51 51-51 51 23 51 51z">
          <text:p/>
        </draw:path>
        <draw:line draw:style-name="gr11" draw:layer="layout" svg:x1="12.924cm" svg:y1="2.777cm" svg:x2="12.771cm" svg:y2="2.777cm">
          <text:p/>
        </draw:line>
        <draw:path draw:style-name="gr10" draw:layer="layout" svg:width="0.101cm" svg:height="0.1cm" svg:x="12.799cm" svg:y="2.726cm" svg:viewBox="0 0 102 101" svg:d="m102 51c0 28-23 50-51 50s-51-22-51-50 23-51 51-51 51 23 51 51z">
          <text:p/>
        </draw:path>
        <draw:line draw:style-name="gr11" draw:layer="layout" svg:x1="12.924cm" svg:y1="3.026cm" svg:x2="12.771cm" svg:y2="3.026cm">
          <text:p/>
        </draw:line>
        <draw:path draw:style-name="gr10" draw:layer="layout" svg:width="0.101cm" svg:height="0.1cm" svg:x="12.799cm" svg:y="2.976cm" svg:viewBox="0 0 102 101" svg:d="m102 50c0 28-23 51-51 51s-51-23-51-51 23-50 51-50 51 22 51 50z">
          <text:p/>
        </draw:path>
        <draw:line draw:style-name="gr11" draw:layer="layout" svg:x1="12.543cm" svg:y1="1.384cm" svg:x2="12.39cm" svg:y2="1.384cm">
          <text:p/>
        </draw:line>
        <draw:path draw:style-name="gr10" draw:layer="layout" svg:width="0.101cm" svg:height="0.101cm" svg:x="12.418cm" svg:y="1.333cm" svg:viewBox="0 0 102 102" svg:d="m102 51c0 28-23 51-51 51s-51-23-51-51 23-51 51-51 51 23 51 51z">
          <text:p/>
        </draw:path>
        <draw:line draw:style-name="gr11" draw:layer="layout" svg:x1="12.543cm" svg:y1="1.634cm" svg:x2="12.39cm" svg:y2="1.634cm">
          <text:p/>
        </draw:line>
        <draw:path draw:style-name="gr10" draw:layer="layout" svg:width="0.101cm" svg:height="0.1cm" svg:x="12.418cm" svg:y="1.583cm" svg:viewBox="0 0 102 101" svg:d="m102 51c0 28-23 50-51 50s-51-22-51-50 23-51 51-51 51 23 51 51z">
          <text:p/>
        </draw:path>
        <draw:line draw:style-name="gr11" draw:layer="layout" svg:x1="12.543cm" svg:y1="1.883cm" svg:x2="12.39cm" svg:y2="1.883cm">
          <text:p/>
        </draw:line>
        <draw:path draw:style-name="gr10" draw:layer="layout" svg:width="0.101cm" svg:height="0.1cm" svg:x="12.418cm" svg:y="1.833cm" svg:viewBox="0 0 102 101" svg:d="m102 50c0 28-23 51-51 51s-51-23-51-51 23-50 51-50 51 22 51 50z">
          <text:p/>
        </draw:path>
        <draw:line draw:style-name="gr11" draw:layer="layout" svg:x1="10.64cm" svg:y1="2.527cm" svg:x2="10.488cm" svg:y2="2.527cm">
          <text:p/>
        </draw:line>
        <draw:path draw:style-name="gr10" draw:layer="layout" svg:width="0.101cm" svg:height="0.101cm" svg:x="10.515cm" svg:y="2.476cm" svg:viewBox="0 0 102 102" svg:d="m102 51c0 28-23 51-51 51s-51-23-51-51 23-51 51-51 51 23 51 51z">
          <text:p/>
        </draw:path>
        <draw:line draw:style-name="gr11" draw:layer="layout" svg:x1="10.64cm" svg:y1="2.777cm" svg:x2="10.488cm" svg:y2="2.777cm">
          <text:p/>
        </draw:line>
        <draw:path draw:style-name="gr10" draw:layer="layout" svg:width="0.101cm" svg:height="0.1cm" svg:x="10.515cm" svg:y="2.726cm" svg:viewBox="0 0 102 101" svg:d="m102 51c0 28-23 50-51 50s-51-22-51-50 23-51 51-51 51 23 51 51z">
          <text:p/>
        </draw:path>
        <draw:line draw:style-name="gr11" draw:layer="layout" svg:x1="10.64cm" svg:y1="3.026cm" svg:x2="10.488cm" svg:y2="3.026cm">
          <text:p/>
        </draw:line>
        <draw:path draw:style-name="gr10" draw:layer="layout" svg:width="0.101cm" svg:height="0.1cm" svg:x="10.515cm" svg:y="2.976cm" svg:viewBox="0 0 102 101" svg:d="m102 50c0 28-23 51-51 51s-51-23-51-51 23-50 51-50 51 22 51 50z">
          <text:p/>
        </draw:path>
        <draw:line draw:style-name="gr9" draw:layer="layout" svg:x1="11.523cm" svg:y1="1.06cm" svg:x2="11.523cm" svg:y2="1.191cm">
          <text:p/>
        </draw:line>
        <draw:path draw:style-name="gr10" draw:layer="layout" svg:width="0.079cm" svg:height="0.08cm" svg:x="11.485cm" svg:y="1.085cm" svg:viewBox="0 0 80 81" svg:d="m80 41c0 22-18 40-40 40s-40-18-40-40c0-23 18-41 40-41s40 18 40 41z">
          <text:p/>
        </draw:path>
        <draw:line draw:style-name="gr9" draw:layer="layout" svg:x1="11.523cm" svg:y1="2.076cm" svg:x2="11.523cm" svg:y2="2.207cm">
          <text:p/>
        </draw:line>
        <draw:path draw:style-name="gr10" draw:layer="layout" svg:width="0.079cm" svg:height="0.08cm" svg:x="11.485cm" svg:y="2.101cm" svg:viewBox="0 0 80 81" svg:d="m80 41c0 22-18 40-40 40s-40-18-40-40c0-23 18-41 40-41s40 18 40 41z">
          <text:p/>
        </draw:path>
        <draw:line draw:style-name="gr9" draw:layer="layout" svg:x1="11.904cm" svg:y1="1.06cm" svg:x2="11.904cm" svg:y2="1.191cm">
          <text:p/>
        </draw:line>
        <draw:path draw:style-name="gr10" draw:layer="layout" svg:width="0.079cm" svg:height="0.08cm" svg:x="11.866cm" svg:y="1.085cm" svg:viewBox="0 0 80 81" svg:d="m80 41c0 22-18 40-40 40s-40-18-40-40c0-23 18-41 40-41s40 18 40 41z">
          <text:p/>
        </draw:path>
        <draw:line draw:style-name="gr9" draw:layer="layout" svg:x1="11.904cm" svg:y1="2.076cm" svg:x2="11.904cm" svg:y2="2.207cm">
          <text:p/>
        </draw:line>
        <draw:path draw:style-name="gr10" draw:layer="layout" svg:width="0.079cm" svg:height="0.08cm" svg:x="11.866cm" svg:y="2.101cm" svg:viewBox="0 0 80 81" svg:d="m80 41c0 22-18 40-40 40s-40-18-40-40c0-23 18-41 40-41s40 18 40 41z">
          <text:p/>
        </draw:path>
        <draw:line draw:style-name="gr9" draw:layer="layout" svg:x1="11.904cm" svg:y1="2.582cm" svg:x2="11.904cm" svg:y2="2.715cm">
          <text:p/>
        </draw:line>
        <draw:path draw:style-name="gr10" draw:layer="layout" svg:width="0.079cm" svg:height="0.08cm" svg:x="11.866cm" svg:y="2.609cm" svg:viewBox="0 0 80 81" svg:d="m80 41c0 22-18 40-40 40s-40-18-40-40c0-23 18-41 40-41s40 18 40 41z">
          <text:p/>
        </draw:path>
        <draw:line draw:style-name="gr9" draw:layer="layout" svg:x1="11.904cm" svg:y1="3.598cm" svg:x2="11.904cm" svg:y2="3.729cm">
          <text:p/>
        </draw:line>
        <draw:path draw:style-name="gr10" draw:layer="layout" svg:width="0.079cm" svg:height="0.08cm" svg:x="11.866cm" svg:y="3.623cm" svg:viewBox="0 0 80 81" svg:d="m80 40c0 23-18 41-40 41s-40-18-40-41c0-22 18-40 40-40s40 18 40 40z">
          <text:p/>
        </draw:path>
        <draw:line draw:style-name="gr9" draw:layer="layout" svg:x1="11.523cm" svg:y1="2.582cm" svg:x2="11.523cm" svg:y2="2.715cm">
          <text:p/>
        </draw:line>
        <draw:path draw:style-name="gr10" draw:layer="layout" svg:width="0.079cm" svg:height="0.08cm" svg:x="11.485cm" svg:y="2.609cm" svg:viewBox="0 0 80 81" svg:d="m80 41c0 22-18 40-40 40s-40-18-40-40c0-23 18-41 40-41s40 18 40 41z">
          <text:p/>
        </draw:path>
        <draw:line draw:style-name="gr9" draw:layer="layout" svg:x1="11.523cm" svg:y1="3.598cm" svg:x2="11.523cm" svg:y2="3.729cm">
          <text:p/>
        </draw:line>
        <draw:path draw:style-name="gr10" draw:layer="layout" svg:width="0.079cm" svg:height="0.08cm" svg:x="11.485cm" svg:y="3.623cm" svg:viewBox="0 0 80 81" svg:d="m80 40c0 23-18 41-40 41s-40-18-40-41c0-22 18-40 40-40s40 18 40 40z">
          <text:p/>
        </draw:path>
        <draw:polygon draw:style-name="gr12" draw:layer="layout" svg:width="0.13cm" svg:height="0.13cm" svg:x="13.87cm" svg:y="3.852cm" svg:viewBox="0 0 131 131" draw:points="0,93 38,131 93,131 131,93 131,38 93,0 38,0 0,38">
          <text:p/>
        </draw:polygon>
        <draw:path draw:style-name="gr10" draw:layer="layout" svg:width="0.079cm" svg:height="0.08cm" svg:x="13.898cm" svg:y="3.877cm" svg:viewBox="0 0 80 81" svg:d="m80 40c0 23-18 41-40 41s-40-18-40-41c0-22 18-40 40-40s40 18 40 40z">
          <text:p/>
        </draw:path>
        <draw:polygon draw:style-name="gr12" draw:layer="layout" svg:width="0.13cm" svg:height="0.13cm" svg:x="13.87cm" svg:y="2.838cm" svg:viewBox="0 0 131 131" draw:points="0,93 38,131 93,131 131,93 131,38 93,0 38,0 0,38">
          <text:p/>
        </draw:polygon>
        <draw:path draw:style-name="gr10" draw:layer="layout" svg:width="0.079cm" svg:height="0.08cm" svg:x="13.898cm" svg:y="2.863cm" svg:viewBox="0 0 80 81" svg:d="m80 41c0 22-18 40-40 40s-40-18-40-40c0-23 18-41 40-41s40 18 40 41z">
          <text:p/>
        </draw:path>
        <draw:polygon draw:style-name="gr12" draw:layer="layout" svg:width="0.13cm" svg:height="0.13cm" svg:x="13.489cm" svg:y="2.203cm" svg:viewBox="0 0 131 131" draw:points="0,93 38,131 93,131 131,93 131,38 93,0 38,0 0,38">
          <text:p/>
        </draw:polygon>
        <draw:path draw:style-name="gr10" draw:layer="layout" svg:width="0.079cm" svg:height="0.08cm" svg:x="13.517cm" svg:y="2.228cm" svg:viewBox="0 0 80 81" svg:d="m80 41c0 22-18 40-40 40s-40-18-40-40c0-23 18-41 40-41s40 18 40 41z">
          <text:p/>
        </draw:path>
        <draw:polygon draw:style-name="gr12" draw:layer="layout" svg:width="0.13cm" svg:height="0.13cm" svg:x="13.489cm" svg:y="1.187cm" svg:viewBox="0 0 131 131" draw:points="0,93 38,131 93,131 131,93 131,38 93,0 38,0 0,38">
          <text:p/>
        </draw:polygon>
        <draw:path draw:style-name="gr10" draw:layer="layout" svg:width="0.079cm" svg:height="0.08cm" svg:x="13.517cm" svg:y="1.212cm" svg:viewBox="0 0 80 81" svg:d="m80 41c0 22-18 40-40 40s-40-18-40-40c0-23 18-41 40-41s40 18 40 41z">
          <text:p/>
        </draw:path>
        <draw:polygon draw:style-name="gr12" draw:layer="layout" svg:width="0.13cm" svg:height="0.13cm" svg:x="9.808cm" svg:y="2.203cm" svg:viewBox="0 0 131 131" draw:points="0,93 38,131 93,131 131,93 131,38 93,0 38,0 0,38">
          <text:p/>
        </draw:polygon>
        <draw:path draw:style-name="gr10" draw:layer="layout" svg:width="0.079cm" svg:height="0.08cm" svg:x="9.836cm" svg:y="2.228cm" svg:viewBox="0 0 80 81" svg:d="m80 41c0 22-18 40-40 40s-40-18-40-40c0-23 18-41 40-41s40 18 40 41z">
          <text:p/>
        </draw:path>
        <draw:polygon draw:style-name="gr12" draw:layer="layout" svg:width="0.13cm" svg:height="0.13cm" svg:x="9.808cm" svg:y="1.187cm" svg:viewBox="0 0 131 131" draw:points="0,93 38,131 93,131 131,93 131,38 93,0 38,0 0,38">
          <text:p/>
        </draw:polygon>
        <draw:path draw:style-name="gr10" draw:layer="layout" svg:width="0.079cm" svg:height="0.08cm" svg:x="9.836cm" svg:y="1.212cm" svg:viewBox="0 0 80 81" svg:d="m80 41c0 22-18 40-40 40s-40-18-40-40c0-23 18-41 40-41s40 18 40 41z">
          <text:p/>
        </draw:path>
        <draw:polygon draw:style-name="gr12" draw:layer="layout" svg:width="0.13cm" svg:height="0.13cm" svg:x="9.427cm" svg:y="3.852cm" svg:viewBox="0 0 131 131" draw:points="0,93 38,131 93,131 131,93 131,38 93,0 38,0 0,38">
          <text:p/>
        </draw:polygon>
        <draw:path draw:style-name="gr10" draw:layer="layout" svg:width="0.079cm" svg:height="0.08cm" svg:x="9.455cm" svg:y="3.877cm" svg:viewBox="0 0 80 81" svg:d="m80 40c0 23-18 41-40 41s-40-18-40-41c0-22 18-40 40-40s40 18 40 40z">
          <text:p/>
        </draw:path>
        <draw:polygon draw:style-name="gr12" draw:layer="layout" svg:width="0.13cm" svg:height="0.13cm" svg:x="9.427cm" svg:y="2.838cm" svg:viewBox="0 0 131 131" draw:points="0,93 38,131 93,131 131,93 131,38 93,0 38,0 0,38">
          <text:p/>
        </draw:polygon>
        <draw:path draw:style-name="gr15" draw:layer="layout" svg:width="0.079cm" svg:height="0.08cm" svg:x="9.455cm" svg:y="2.863cm" svg:viewBox="0 0 80 81" svg:d="m80 41c0 22-18 40-40 40s-40-18-40-40c0-23 18-41 40-41s40 18 40 41z">
          <text:p/>
        </draw:path>
        <draw:path draw:style-name="gr16" draw:layer="layout" svg:width="0.079cm" svg:height="0.08cm" svg:x="9.455cm" svg:y="2.863cm" svg:viewBox="0 0 80 81" svg:d="m80 41c0 22-18 40-40 40s-40-18-40-40c0-23 18-41 40-41s40 18 40 41z">
          <text:p/>
        </draw:path>
        <draw:line draw:style-name="gr9" draw:layer="layout" svg:x1="13.112cm" svg:y1="4.933cm" svg:x2="12.981cm" svg:y2="4.933cm">
          <text:p/>
        </draw:line>
        <draw:path draw:style-name="gr10" draw:layer="layout" svg:width="0.079cm" svg:height="0.08cm" svg:x="13.009cm" svg:y="4.893cm" svg:viewBox="0 0 80 81" svg:d="m80 40c0 23-18 41-40 41s-40-18-40-41c0-22 18-40 40-40s40 18 40 40z">
          <text:p/>
        </draw:path>
        <draw:line draw:style-name="gr9" draw:layer="layout" svg:x1="13.112cm" svg:y1="5.441cm" svg:x2="12.981cm" svg:y2="5.441cm">
          <text:p/>
        </draw:line>
        <draw:path draw:style-name="gr10" draw:layer="layout" svg:width="0.079cm" svg:height="0.08cm" svg:x="13.009cm" svg:y="5.401cm" svg:viewBox="0 0 80 81" svg:d="m80 40c0 23-18 41-40 41s-40-18-40-41c0-22 18-40 40-40s40 18 40 40z">
          <text:p/>
        </draw:path>
        <draw:line draw:style-name="gr9" draw:layer="layout" svg:x1="13.112cm" svg:y1="5.187cm" svg:x2="12.981cm" svg:y2="5.187cm">
          <text:p/>
        </draw:line>
        <draw:path draw:style-name="gr10" draw:layer="layout" svg:width="0.079cm" svg:height="0.08cm" svg:x="13.009cm" svg:y="5.147cm" svg:viewBox="0 0 80 81" svg:d="m80 40c0 23-18 41-40 41s-40-18-40-41c0-22 18-40 40-40s40 18 40 40z">
          <text:p/>
        </draw:path>
        <draw:line draw:style-name="gr9" draw:layer="layout" svg:x1="9.939cm" svg:y1="6.076cm" svg:x2="9.806cm" svg:y2="6.076cm">
          <text:p/>
        </draw:line>
        <draw:path draw:style-name="gr10" draw:layer="layout" svg:width="0.079cm" svg:height="0.08cm" svg:x="9.836cm" svg:y="6.036cm" svg:viewBox="0 0 80 81" svg:d="m80 40c0 23-18 41-40 41s-40-18-40-41c0-22 18-40 40-40s40 18 40 40z">
          <text:p/>
        </draw:path>
        <draw:line draw:style-name="gr9" draw:layer="layout" svg:x1="9.939cm" svg:y1="6.582cm" svg:x2="9.806cm" svg:y2="6.582cm">
          <text:p/>
        </draw:line>
        <draw:path draw:style-name="gr10" draw:layer="layout" svg:width="0.079cm" svg:height="0.08cm" svg:x="9.836cm" svg:y="6.542cm" svg:viewBox="0 0 80 81" svg:d="m80 40c0 23-18 41-40 41s-40-18-40-41c0-22 18-40 40-40s40 18 40 40z">
          <text:p/>
        </draw:path>
        <draw:line draw:style-name="gr9" draw:layer="layout" svg:x1="9.939cm" svg:y1="6.328cm" svg:x2="9.806cm" svg:y2="6.328cm">
          <text:p/>
        </draw:line>
        <draw:path draw:style-name="gr10" draw:layer="layout" svg:width="0.079cm" svg:height="0.08cm" svg:x="9.836cm" svg:y="6.288cm" svg:viewBox="0 0 80 81" svg:d="m80 40c0 23-18 41-40 41s-40-18-40-41c0-22 18-40 40-40s40 18 40 40z">
          <text:p/>
        </draw:path>
        <draw:line draw:style-name="gr9" draw:layer="layout" svg:x1="13.62cm" svg:y1="6.076cm" svg:x2="13.489cm" svg:y2="6.076cm">
          <text:p/>
        </draw:line>
        <draw:path draw:style-name="gr10" draw:layer="layout" svg:width="0.079cm" svg:height="0.08cm" svg:x="13.517cm" svg:y="6.036cm" svg:viewBox="0 0 80 81" svg:d="m80 40c0 23-18 41-40 41s-40-18-40-41c0-22 18-40 40-40s40 18 40 40z">
          <text:p/>
        </draw:path>
        <draw:line draw:style-name="gr9" draw:layer="layout" svg:x1="13.62cm" svg:y1="6.582cm" svg:x2="13.489cm" svg:y2="6.582cm">
          <text:p/>
        </draw:line>
        <draw:path draw:style-name="gr10" draw:layer="layout" svg:width="0.079cm" svg:height="0.08cm" svg:x="13.517cm" svg:y="6.542cm" svg:viewBox="0 0 80 81" svg:d="m80 40c0 23-18 41-40 41s-40-18-40-41c0-22 18-40 40-40s40 18 40 40z">
          <text:p/>
        </draw:path>
        <draw:line draw:style-name="gr9" draw:layer="layout" svg:x1="13.62cm" svg:y1="6.328cm" svg:x2="13.489cm" svg:y2="6.328cm">
          <text:p/>
        </draw:line>
        <draw:path draw:style-name="gr10" draw:layer="layout" svg:width="0.079cm" svg:height="0.08cm" svg:x="13.517cm" svg:y="6.288cm" svg:viewBox="0 0 80 81" svg:d="m80 40c0 23-18 41-40 41s-40-18-40-41c0-22 18-40 40-40s40 18 40 40z">
          <text:p/>
        </draw:path>
        <draw:line draw:style-name="gr9" draw:layer="layout" svg:x1="10.447cm" svg:y1="4.933cm" svg:x2="10.314cm" svg:y2="4.933cm">
          <text:p/>
        </draw:line>
        <draw:path draw:style-name="gr10" draw:layer="layout" svg:width="0.079cm" svg:height="0.08cm" svg:x="10.342cm" svg:y="4.893cm" svg:viewBox="0 0 80 81" svg:d="m80 40c0 23-18 41-40 41s-40-18-40-41c0-22 18-40 40-40s40 18 40 40z">
          <text:p/>
        </draw:path>
        <draw:line draw:style-name="gr9" draw:layer="layout" svg:x1="10.447cm" svg:y1="5.441cm" svg:x2="10.314cm" svg:y2="5.441cm">
          <text:p/>
        </draw:line>
        <draw:path draw:style-name="gr10" draw:layer="layout" svg:width="0.079cm" svg:height="0.08cm" svg:x="10.342cm" svg:y="5.401cm" svg:viewBox="0 0 80 81" svg:d="m80 40c0 23-18 41-40 41s-40-18-40-41c0-22 18-40 40-40s40 18 40 40z">
          <text:p/>
        </draw:path>
        <draw:line draw:style-name="gr9" draw:layer="layout" svg:x1="10.447cm" svg:y1="5.187cm" svg:x2="10.314cm" svg:y2="5.187cm">
          <text:p/>
        </draw:line>
        <draw:path draw:style-name="gr10" draw:layer="layout" svg:width="0.079cm" svg:height="0.08cm" svg:x="10.342cm" svg:y="5.147cm" svg:viewBox="0 0 80 81" svg:d="m80 40c0 23-18 41-40 41s-40-18-40-41c0-22 18-40 40-40s40 18 40 40z">
          <text:p/>
        </draw:path>
        <draw:line draw:style-name="gr11" draw:layer="layout" svg:x1="11.021cm" svg:y1="4.938cm" svg:x2="10.869cm" svg:y2="4.938cm">
          <text:p/>
        </draw:line>
        <draw:path draw:style-name="gr10" draw:layer="layout" svg:width="0.101cm" svg:height="0.1cm" svg:x="10.896cm" svg:y="4.887cm" svg:viewBox="0 0 102 101" svg:d="m102 51c0 28-23 50-51 50s-51-22-51-50 23-51 51-51 51 23 51 51z">
          <text:p/>
        </draw:path>
        <draw:line draw:style-name="gr11" draw:layer="layout" svg:x1="11.021cm" svg:y1="5.187cm" svg:x2="10.869cm" svg:y2="5.187cm">
          <text:p/>
        </draw:line>
        <draw:path draw:style-name="gr10" draw:layer="layout" svg:width="0.101cm" svg:height="0.1cm" svg:x="10.896cm" svg:y="5.137cm" svg:viewBox="0 0 102 101" svg:d="m102 50c0 29-23 51-51 51s-51-22-51-51c0-28 23-50 51-50s51 22 51 50z">
          <text:p/>
        </draw:path>
        <draw:line draw:style-name="gr11" draw:layer="layout" svg:x1="11.021cm" svg:y1="5.437cm" svg:x2="10.869cm" svg:y2="5.437cm">
          <text:p/>
        </draw:line>
        <draw:path draw:style-name="gr10" draw:layer="layout" svg:width="0.101cm" svg:height="0.101cm" svg:x="10.896cm" svg:y="5.386cm" svg:viewBox="0 0 102 102" svg:d="m102 51c0 28-23 51-51 51s-51-23-51-51 23-51 51-51 51 23 51 51z">
          <text:p/>
        </draw:path>
        <draw:line draw:style-name="gr11" draw:layer="layout" svg:x1="12.924cm" svg:y1="6.079cm" svg:x2="12.771cm" svg:y2="6.079cm">
          <text:p/>
        </draw:line>
        <draw:path draw:style-name="gr10" draw:layer="layout" svg:width="0.101cm" svg:height="0.1cm" svg:x="12.799cm" svg:y="6.028cm" svg:viewBox="0 0 102 101" svg:d="m102 51c0 28-23 50-51 50s-51-22-51-50 23-51 51-51 51 23 51 51z">
          <text:p/>
        </draw:path>
        <draw:line draw:style-name="gr11" draw:layer="layout" svg:x1="12.924cm" svg:y1="6.328cm" svg:x2="12.771cm" svg:y2="6.328cm">
          <text:p/>
        </draw:line>
        <draw:path draw:style-name="gr10" draw:layer="layout" svg:width="0.101cm" svg:height="0.1cm" svg:x="12.799cm" svg:y="6.278cm" svg:viewBox="0 0 102 101" svg:d="m102 50c0 28-23 51-51 51s-51-23-51-51 23-50 51-50 51 22 51 50z">
          <text:p/>
        </draw:path>
        <draw:line draw:style-name="gr11" draw:layer="layout" svg:x1="12.924cm" svg:y1="6.578cm" svg:x2="12.771cm" svg:y2="6.578cm">
          <text:p/>
        </draw:line>
        <draw:path draw:style-name="gr10" draw:layer="layout" svg:width="0.101cm" svg:height="0.101cm" svg:x="12.799cm" svg:y="6.527cm" svg:viewBox="0 0 102 102" svg:d="m102 51c0 28-23 51-51 51s-51-23-51-51 23-51 51-51 51 23 51 51z">
          <text:p/>
        </draw:path>
        <draw:line draw:style-name="gr11" draw:layer="layout" svg:x1="12.543cm" svg:y1="4.938cm" svg:x2="12.39cm" svg:y2="4.938cm">
          <text:p/>
        </draw:line>
        <draw:path draw:style-name="gr10" draw:layer="layout" svg:width="0.101cm" svg:height="0.1cm" svg:x="12.418cm" svg:y="4.887cm" svg:viewBox="0 0 102 101" svg:d="m102 51c0 28-23 50-51 50s-51-22-51-50 23-51 51-51 51 23 51 51z">
          <text:p/>
        </draw:path>
        <draw:line draw:style-name="gr11" draw:layer="layout" svg:x1="12.543cm" svg:y1="5.187cm" svg:x2="12.39cm" svg:y2="5.187cm">
          <text:p/>
        </draw:line>
        <draw:path draw:style-name="gr10" draw:layer="layout" svg:width="0.101cm" svg:height="0.1cm" svg:x="12.418cm" svg:y="5.137cm" svg:viewBox="0 0 102 101" svg:d="m102 50c0 29-23 51-51 51s-51-22-51-51c0-28 23-50 51-50s51 22 51 50z">
          <text:p/>
        </draw:path>
        <draw:line draw:style-name="gr11" draw:layer="layout" svg:x1="12.543cm" svg:y1="5.437cm" svg:x2="12.39cm" svg:y2="5.437cm">
          <text:p/>
        </draw:line>
        <draw:path draw:style-name="gr10" draw:layer="layout" svg:width="0.101cm" svg:height="0.101cm" svg:x="12.418cm" svg:y="5.386cm" svg:viewBox="0 0 102 102" svg:d="m102 51c0 28-23 51-51 51s-51-23-51-51 23-51 51-51 51 23 51 51z">
          <text:p/>
        </draw:path>
        <draw:line draw:style-name="gr11" draw:layer="layout" svg:x1="10.64cm" svg:y1="6.079cm" svg:x2="10.488cm" svg:y2="6.079cm">
          <text:p/>
        </draw:line>
        <draw:path draw:style-name="gr10" draw:layer="layout" svg:width="0.101cm" svg:height="0.1cm" svg:x="10.515cm" svg:y="6.028cm" svg:viewBox="0 0 102 101" svg:d="m102 51c0 28-23 50-51 50s-51-22-51-50 23-51 51-51 51 23 51 51z">
          <text:p/>
        </draw:path>
        <draw:line draw:style-name="gr11" draw:layer="layout" svg:x1="10.64cm" svg:y1="6.328cm" svg:x2="10.488cm" svg:y2="6.328cm">
          <text:p/>
        </draw:line>
        <draw:path draw:style-name="gr10" draw:layer="layout" svg:width="0.101cm" svg:height="0.1cm" svg:x="10.515cm" svg:y="6.278cm" svg:viewBox="0 0 102 101" svg:d="m102 50c0 28-23 51-51 51s-51-23-51-51 23-50 51-50 51 22 51 50z">
          <text:p/>
        </draw:path>
        <draw:line draw:style-name="gr11" draw:layer="layout" svg:x1="10.64cm" svg:y1="6.578cm" svg:x2="10.488cm" svg:y2="6.578cm">
          <text:p/>
        </draw:line>
        <draw:path draw:style-name="gr10" draw:layer="layout" svg:width="0.101cm" svg:height="0.101cm" svg:x="10.515cm" svg:y="6.527cm" svg:viewBox="0 0 102 102" svg:d="m102 51c0 28-23 51-51 51s-51-23-51-51 23-51 51-51 51 23 51 51z">
          <text:p/>
        </draw:path>
        <draw:line draw:style-name="gr9" draw:layer="layout" svg:x1="11.523cm" svg:y1="4.614cm" svg:x2="11.523cm" svg:y2="4.745cm">
          <text:p/>
        </draw:line>
        <draw:path draw:style-name="gr10" draw:layer="layout" svg:width="0.079cm" svg:height="0.08cm" svg:x="11.485cm" svg:y="4.639cm" svg:viewBox="0 0 80 81" svg:d="m80 40c0 23-18 41-40 41s-40-18-40-41c0-22 18-40 40-40s40 18 40 40z">
          <text:p/>
        </draw:path>
        <draw:line draw:style-name="gr9" draw:layer="layout" svg:x1="11.523cm" svg:y1="5.628cm" svg:x2="11.523cm" svg:y2="5.761cm">
          <text:p/>
        </draw:line>
        <draw:path draw:style-name="gr10" draw:layer="layout" svg:width="0.079cm" svg:height="0.08cm" svg:x="11.485cm" svg:y="5.655cm" svg:viewBox="0 0 80 81" svg:d="m80 40c0 23-18 41-40 41s-40-18-40-41c0-22 18-40 40-40s40 18 40 40z">
          <text:p/>
        </draw:path>
        <draw:line draw:style-name="gr9" draw:layer="layout" svg:x1="11.904cm" svg:y1="4.614cm" svg:x2="11.904cm" svg:y2="4.745cm">
          <text:p/>
        </draw:line>
        <draw:path draw:style-name="gr10" draw:layer="layout" svg:width="0.079cm" svg:height="0.08cm" svg:x="11.866cm" svg:y="4.639cm" svg:viewBox="0 0 80 81" svg:d="m80 40c0 23-18 41-40 41s-40-18-40-41c0-22 18-40 40-40s40 18 40 40z">
          <text:p/>
        </draw:path>
        <draw:line draw:style-name="gr9" draw:layer="layout" svg:x1="11.904cm" svg:y1="5.628cm" svg:x2="11.904cm" svg:y2="5.761cm">
          <text:p/>
        </draw:line>
        <draw:path draw:style-name="gr10" draw:layer="layout" svg:width="0.079cm" svg:height="0.08cm" svg:x="11.866cm" svg:y="5.655cm" svg:viewBox="0 0 80 81" svg:d="m80 40c0 23-18 41-40 41s-40-18-40-41c0-22 18-40 40-40s40 18 40 40z">
          <text:p/>
        </draw:path>
        <draw:line draw:style-name="gr9" draw:layer="layout" svg:x1="11.904cm" svg:y1="6.136cm" svg:x2="11.904cm" svg:y2="6.269cm">
          <text:p/>
        </draw:line>
        <draw:path draw:style-name="gr10" draw:layer="layout" svg:width="0.079cm" svg:height="0.08cm" svg:x="11.866cm" svg:y="6.161cm" svg:viewBox="0 0 80 81" svg:d="m80 40c0 23-18 41-40 41s-40-18-40-41c0-22 18-40 40-40s40 18 40 40z">
          <text:p/>
        </draw:path>
        <draw:line draw:style-name="gr9" draw:layer="layout" svg:x1="11.904cm" svg:y1="7.152cm" svg:x2="11.904cm" svg:y2="7.283cm">
          <text:p/>
        </draw:line>
        <draw:path draw:style-name="gr10" draw:layer="layout" svg:width="0.079cm" svg:height="0.08cm" svg:x="11.866cm" svg:y="7.177cm" svg:viewBox="0 0 80 81" svg:d="m80 40c0 23-18 41-40 41s-40-18-40-41c0-22 18-40 40-40s40 18 40 40z">
          <text:p/>
        </draw:path>
        <draw:line draw:style-name="gr9" draw:layer="layout" svg:x1="11.523cm" svg:y1="6.136cm" svg:x2="11.523cm" svg:y2="6.269cm">
          <text:p/>
        </draw:line>
        <draw:path draw:style-name="gr10" draw:layer="layout" svg:width="0.079cm" svg:height="0.08cm" svg:x="11.485cm" svg:y="6.161cm" svg:viewBox="0 0 80 81" svg:d="m80 40c0 23-18 41-40 41s-40-18-40-41c0-22 18-40 40-40s40 18 40 40z">
          <text:p/>
        </draw:path>
        <draw:line draw:style-name="gr9" draw:layer="layout" svg:x1="11.523cm" svg:y1="7.152cm" svg:x2="11.523cm" svg:y2="7.283cm">
          <text:p/>
        </draw:line>
        <draw:path draw:style-name="gr10" draw:layer="layout" svg:width="0.079cm" svg:height="0.08cm" svg:x="11.485cm" svg:y="7.177cm" svg:viewBox="0 0 80 81" svg:d="m80 40c0 23-18 41-40 41s-40-18-40-41c0-22 18-40 40-40s40 18 40 40z">
          <text:p/>
        </draw:path>
        <draw:polygon draw:style-name="gr12" draw:layer="layout" svg:width="0.13cm" svg:height="0.13cm" svg:x="13.87cm" svg:y="5.122cm" svg:viewBox="0 0 131 131" draw:points="0,93 38,131 93,131 131,93 131,38 93,0 38,0 0,38">
          <text:p/>
        </draw:polygon>
        <draw:path draw:style-name="gr10" draw:layer="layout" svg:width="0.079cm" svg:height="0.08cm" svg:x="13.898cm" svg:y="5.147cm" svg:viewBox="0 0 80 81" svg:d="m80 40c0 23-18 41-40 41s-40-18-40-41c0-22 18-40 40-40s40 18 40 40z">
          <text:p/>
        </draw:path>
        <draw:polygon draw:style-name="gr12" draw:layer="layout" svg:width="0.13cm" svg:height="0.13cm" svg:x="13.87cm" svg:y="6.136cm" svg:viewBox="0 0 131 131" draw:points="0,93 38,131 93,131 131,93 131,38 93,0 38,0 0,38">
          <text:p/>
        </draw:polygon>
        <draw:path draw:style-name="gr10" draw:layer="layout" svg:width="0.079cm" svg:height="0.08cm" svg:x="13.898cm" svg:y="6.161cm" svg:viewBox="0 0 80 81" svg:d="m80 40c0 23-18 41-40 41s-40-18-40-41c0-22 18-40 40-40s40 18 40 40z">
          <text:p/>
        </draw:path>
        <draw:polygon draw:style-name="gr12" draw:layer="layout" svg:width="0.13cm" svg:height="0.13cm" svg:x="13.489cm" svg:y="5.757cm" svg:viewBox="0 0 131 131" draw:points="0,93 38,131 93,131 131,93 131,38 93,0 38,0 0,38">
          <text:p/>
        </draw:polygon>
        <draw:path draw:style-name="gr10" draw:layer="layout" svg:width="0.079cm" svg:height="0.08cm" svg:x="13.517cm" svg:y="5.782cm" svg:viewBox="0 0 80 81" svg:d="m80 40c0 23-18 41-40 41s-40-18-40-41c0-22 18-40 40-40s40 18 40 40z">
          <text:p/>
        </draw:path>
        <draw:polygon draw:style-name="gr12" draw:layer="layout" svg:width="0.13cm" svg:height="0.13cm" svg:x="13.489cm" svg:y="4.741cm" svg:viewBox="0 0 131 131" draw:points="0,93 38,131 93,131 131,93 131,38 93,0 38,0 0,38">
          <text:p/>
        </draw:polygon>
        <draw:path draw:style-name="gr10" draw:layer="layout" svg:width="0.079cm" svg:height="0.08cm" svg:x="13.517cm" svg:y="4.766cm" svg:viewBox="0 0 80 81" svg:d="m80 40c0 23-18 41-40 41s-40-18-40-41c0-22 18-40 40-40s40 18 40 40z">
          <text:p/>
        </draw:path>
        <draw:polygon draw:style-name="gr12" draw:layer="layout" svg:width="0.13cm" svg:height="0.13cm" svg:x="9.808cm" svg:y="5.757cm" svg:viewBox="0 0 131 131" draw:points="0,93 38,131 93,131 131,93 131,38 93,0 38,0 0,38">
          <text:p/>
        </draw:polygon>
        <draw:path draw:style-name="gr10" draw:layer="layout" svg:width="0.079cm" svg:height="0.08cm" svg:x="9.836cm" svg:y="5.782cm" svg:viewBox="0 0 80 81" svg:d="m80 40c0 23-18 41-40 41s-40-18-40-41c0-22 18-40 40-40s40 18 40 40z">
          <text:p/>
        </draw:path>
        <draw:polygon draw:style-name="gr12" draw:layer="layout" svg:width="0.13cm" svg:height="0.13cm" svg:x="9.808cm" svg:y="4.741cm" svg:viewBox="0 0 131 131" draw:points="0,93 38,131 93,131 131,93 131,38 93,0 38,0 0,38">
          <text:p/>
        </draw:polygon>
        <draw:path draw:style-name="gr10" draw:layer="layout" svg:width="0.079cm" svg:height="0.08cm" svg:x="9.836cm" svg:y="4.766cm" svg:viewBox="0 0 80 81" svg:d="m80 40c0 23-18 41-40 41s-40-18-40-41c0-22 18-40 40-40s40 18 40 40z">
          <text:p/>
        </draw:path>
        <draw:polygon draw:style-name="gr12" draw:layer="layout" svg:width="0.13cm" svg:height="0.13cm" svg:x="9.427cm" svg:y="5.122cm" svg:viewBox="0 0 131 131" draw:points="0,93 38,131 93,131 131,93 131,38 93,0 38,0 0,38">
          <text:p/>
        </draw:polygon>
        <draw:path draw:style-name="gr10" draw:layer="layout" svg:width="0.079cm" svg:height="0.08cm" svg:x="9.455cm" svg:y="5.147cm" svg:viewBox="0 0 80 81" svg:d="m80 40c0 23-18 41-40 41s-40-18-40-41c0-22 18-40 40-40s40 18 40 40z">
          <text:p/>
        </draw:path>
        <draw:polygon draw:style-name="gr12" draw:layer="layout" svg:width="0.13cm" svg:height="0.13cm" svg:x="9.427cm" svg:y="6.136cm" svg:viewBox="0 0 131 131" draw:points="0,93 38,131 93,131 131,93 131,38 93,0 38,0 0,38">
          <text:p/>
        </draw:polygon>
        <draw:path draw:style-name="gr10" draw:layer="layout" svg:width="0.079cm" svg:height="0.08cm" svg:x="9.455cm" svg:y="6.161cm" svg:viewBox="0 0 80 81" svg:d="m80 40c0 23-18 41-40 41s-40-18-40-41c0-22 18-40 40-40s40 18 40 40z">
          <text:p/>
        </draw:path>
        <draw:polygon draw:style-name="gr12" draw:layer="layout" svg:width="0.151cm" svg:height="0.152cm" svg:x="8.909cm" svg:y="2.065cm" svg:viewBox="0 0 152 153" draw:points="0,108 44,153 108,153 152,108 152,45 108,0 44,0 0,45">
          <text:p/>
        </draw:polygon>
        <draw:path draw:style-name="gr10" draw:layer="layout" svg:width="0.101cm" svg:height="0.1cm" svg:x="8.936cm" svg:y="2.091cm" svg:viewBox="0 0 102 101" svg:d="m102 51c0 28-23 50-51 50s-51-22-51-50 23-51 51-51 51 23 51 51z">
          <text:p/>
        </draw:path>
        <draw:polygon draw:style-name="gr12" draw:layer="layout" svg:width="0.151cm" svg:height="0.152cm" svg:x="8.909cm" svg:y="2.319cm" svg:viewBox="0 0 152 153" draw:points="0,108 44,153 108,153 152,108 152,45 108,0 44,0 0,45">
          <text:p/>
        </draw:polygon>
        <draw:path draw:style-name="gr10" draw:layer="layout" svg:width="0.101cm" svg:height="0.1cm" svg:x="8.936cm" svg:y="2.345cm" svg:viewBox="0 0 102 101" svg:d="m102 51c0 28-23 50-51 50s-51-22-51-50 23-51 51-51 51 23 51 51z">
          <text:p/>
        </draw:path>
        <draw:polygon draw:style-name="gr12" draw:layer="layout" svg:width="0.151cm" svg:height="0.152cm" svg:x="8.655cm" svg:y="1.811cm" svg:viewBox="0 0 152 153" draw:points="0,108 44,153 108,153 152,108 152,45 108,0 44,0 0,45">
          <text:p/>
        </draw:polygon>
        <draw:path draw:style-name="gr10" draw:layer="layout" svg:width="0.101cm" svg:height="0.1cm" svg:x="8.682cm" svg:y="1.837cm" svg:viewBox="0 0 102 101" svg:d="m102 51c0 28-23 50-51 50s-51-22-51-50 23-51 51-51 51 23 51 51z">
          <text:p/>
        </draw:path>
        <draw:polygon draw:style-name="gr12" draw:layer="layout" svg:width="0.151cm" svg:height="0.152cm" svg:x="6.623cm" svg:y="2.065cm" svg:viewBox="0 0 152 153" draw:points="0,108 44,153 108,153 152,108 152,45 108,0 44,0 0,45">
          <text:p/>
        </draw:polygon>
        <draw:path draw:style-name="gr10" draw:layer="layout" svg:width="0.101cm" svg:height="0.1cm" svg:x="6.65cm" svg:y="2.091cm" svg:viewBox="0 0 102 101" svg:d="m102 51c0 28-23 50-51 50s-51-22-51-50 23-51 51-51 51 23 51 51z">
          <text:p/>
        </draw:path>
        <draw:polygon draw:style-name="gr12" draw:layer="layout" svg:width="0.151cm" svg:height="0.152cm" svg:x="6.623cm" svg:y="2.319cm" svg:viewBox="0 0 152 153" draw:points="0,108 44,153 108,153 152,108 152,45 108,0 44,0 0,45">
          <text:p/>
        </draw:polygon>
        <draw:path draw:style-name="gr10" draw:layer="layout" svg:width="0.101cm" svg:height="0.1cm" svg:x="6.65cm" svg:y="2.345cm" svg:viewBox="0 0 102 101" svg:d="m102 51c0 28-23 50-51 50s-51-22-51-50 23-51 51-51 51 23 51 51z">
          <text:p/>
        </draw:path>
        <draw:polygon draw:style-name="gr12" draw:layer="layout" svg:width="0.151cm" svg:height="0.152cm" svg:x="8.401cm" svg:y="1.557cm" svg:viewBox="0 0 152 153" draw:points="0,108 44,153 108,153 152,108 152,45 108,0 44,0 0,45">
          <text:p/>
        </draw:polygon>
        <draw:path draw:style-name="gr10" draw:layer="layout" svg:width="0.101cm" svg:height="0.1cm" svg:x="8.428cm" svg:y="1.583cm" svg:viewBox="0 0 102 101" svg:d="m102 51c0 28-23 50-51 50s-51-22-51-50 23-51 51-51 51 23 51 51z">
          <text:p/>
        </draw:path>
        <draw:polygon draw:style-name="gr12" draw:layer="layout" svg:width="0.151cm" svg:height="0.152cm" svg:x="8.401cm" svg:y="1.811cm" svg:viewBox="0 0 152 153" draw:points="0,108 44,153 108,153 152,108 152,45 108,0 44,0 0,45">
          <text:p/>
        </draw:polygon>
        <draw:path draw:style-name="gr10" draw:layer="layout" svg:width="0.101cm" svg:height="0.1cm" svg:x="8.428cm" svg:y="1.837cm" svg:viewBox="0 0 102 101" svg:d="m102 51c0 28-23 50-51 50s-51-22-51-50 23-51 51-51 51 23 51 51z">
          <text:p/>
        </draw:path>
        <draw:polygon draw:style-name="gr12" draw:layer="layout" svg:width="0.151cm" svg:height="0.152cm" svg:x="6.369cm" svg:y="2.065cm" svg:viewBox="0 0 152 153" draw:points="0,108 44,153 108,153 152,108 152,45 108,0 44,0 0,45">
          <text:p/>
        </draw:polygon>
        <draw:path draw:style-name="gr10" draw:layer="layout" svg:width="0.101cm" svg:height="0.1cm" svg:x="6.396cm" svg:y="2.091cm" svg:viewBox="0 0 102 101" svg:d="m102 51c0 28-23 50-51 50s-51-22-51-50 23-51 51-51 51 23 51 51z">
          <text:p/>
        </draw:path>
        <draw:polygon draw:style-name="gr12" draw:layer="layout" svg:width="0.151cm" svg:height="0.152cm" svg:x="6.369cm" svg:y="2.319cm" svg:viewBox="0 0 152 153" draw:points="0,108 44,153 108,153 152,108 152,45 108,0 44,0 0,45">
          <text:p/>
        </draw:polygon>
        <draw:path draw:style-name="gr10" draw:layer="layout" svg:width="0.101cm" svg:height="0.1cm" svg:x="6.396cm" svg:y="2.345cm" svg:viewBox="0 0 102 101" svg:d="m102 51c0 28-23 50-51 50s-51-22-51-50 23-51 51-51 51 23 51 51z">
          <text:p/>
        </draw:path>
        <draw:polygon draw:style-name="gr12" draw:layer="layout" svg:width="0.151cm" svg:height="0.152cm" svg:x="6.369cm" svg:y="1.557cm" svg:viewBox="0 0 152 153" draw:points="0,108 44,153 108,153 152,108 152,45 108,0 44,0 0,45">
          <text:p/>
        </draw:polygon>
        <draw:path draw:style-name="gr10" draw:layer="layout" svg:width="0.101cm" svg:height="0.1cm" svg:x="6.396cm" svg:y="1.583cm" svg:viewBox="0 0 102 101" svg:d="m102 51c0 28-23 50-51 50s-51-22-51-50 23-51 51-51 51 23 51 51z">
          <text:p/>
        </draw:path>
        <draw:polygon draw:style-name="gr12" draw:layer="layout" svg:width="0.151cm" svg:height="0.152cm" svg:x="6.623cm" svg:y="1.557cm" svg:viewBox="0 0 152 153" draw:points="0,108 44,153 108,153 152,108 152,45 108,0 44,0 0,45">
          <text:p/>
        </draw:polygon>
        <draw:path draw:style-name="gr10" draw:layer="layout" svg:width="0.101cm" svg:height="0.1cm" svg:x="6.65cm" svg:y="1.583cm" svg:viewBox="0 0 102 101" svg:d="m102 51c0 28-23 50-51 50s-51-22-51-50 23-51 51-51 51 23 51 51z">
          <text:p/>
        </draw:path>
        <draw:polygon draw:style-name="gr12" draw:layer="layout" svg:width="0.151cm" svg:height="0.152cm" svg:x="6.623cm" svg:y="1.811cm" svg:viewBox="0 0 152 153" draw:points="0,108 44,153 108,153 152,108 152,45 108,0 44,0 0,45">
          <text:p/>
        </draw:polygon>
        <draw:path draw:style-name="gr10" draw:layer="layout" svg:width="0.101cm" svg:height="0.1cm" svg:x="6.65cm" svg:y="1.837cm" svg:viewBox="0 0 102 101" svg:d="m102 51c0 28-23 50-51 50s-51-22-51-50 23-51 51-51 51 23 51 51z">
          <text:p/>
        </draw:path>
        <draw:polygon draw:style-name="gr12" draw:layer="layout" svg:width="0.151cm" svg:height="0.152cm" svg:x="6.369cm" svg:y="1.811cm" svg:viewBox="0 0 152 153" draw:points="0,108 44,153 108,153 152,108 152,45 108,0 44,0 0,45">
          <text:p/>
        </draw:polygon>
        <draw:path draw:style-name="gr10" draw:layer="layout" svg:width="0.101cm" svg:height="0.1cm" svg:x="6.396cm" svg:y="1.837cm" svg:viewBox="0 0 102 101" svg:d="m102 51c0 28-23 50-51 50s-51-22-51-50 23-51 51-51 51 23 51 51z">
          <text:p/>
        </draw:path>
        <draw:polygon draw:style-name="gr12" draw:layer="layout" svg:width="0.151cm" svg:height="0.152cm" svg:x="7.639cm" svg:y="6.887cm" svg:viewBox="0 0 152 153" draw:points="0,108 44,153 108,153 152,108 152,45 108,0 44,0 0,45">
          <text:p/>
        </draw:polygon>
        <draw:path draw:style-name="gr10" draw:layer="layout" svg:width="0.101cm" svg:height="0.1cm" svg:x="7.666cm" svg:y="6.913cm" svg:viewBox="0 0 102 101" svg:d="m102 50c0 28-23 51-51 51s-51-23-51-51 23-50 51-50 51 22 51 50z">
          <text:p/>
        </draw:path>
        <draw:polygon draw:style-name="gr12" draw:layer="layout" svg:width="0.151cm" svg:height="0.152cm" svg:x="7.385cm" svg:y="6.887cm" svg:viewBox="0 0 152 153" draw:points="0,108 44,153 108,153 152,108 152,45 108,0 44,0 0,45">
          <text:p/>
        </draw:polygon>
        <draw:path draw:style-name="gr10" draw:layer="layout" svg:width="0.101cm" svg:height="0.1cm" svg:x="7.412cm" svg:y="6.913cm" svg:viewBox="0 0 102 101" svg:d="m102 50c0 28-23 51-51 51s-51-23-51-51 23-50 51-50 51 22 51 50z">
          <text:p/>
        </draw:path>
        <draw:polygon draw:style-name="gr12" draw:layer="layout" svg:width="0.151cm" svg:height="0.152cm" svg:x="7.131cm" svg:y="6.887cm" svg:viewBox="0 0 152 153" draw:points="0,108 44,153 108,153 152,108 152,45 108,0 44,0 0,45">
          <text:p/>
        </draw:polygon>
        <draw:path draw:style-name="gr10" draw:layer="layout" svg:width="0.101cm" svg:height="0.1cm" svg:x="7.158cm" svg:y="6.913cm" svg:viewBox="0 0 102 101" svg:d="m102 50c0 28-23 51-51 51s-51-23-51-51 23-50 51-50 51 22 51 50z">
          <text:p/>
        </draw:path>
        <draw:polygon draw:style-name="gr12" draw:layer="layout" svg:width="0.151cm" svg:height="0.152cm" svg:x="6.877cm" svg:y="6.887cm" svg:viewBox="0 0 152 153" draw:points="0,108 44,153 108,153 152,108 152,45 108,0 44,0 0,45">
          <text:p/>
        </draw:polygon>
        <draw:path draw:style-name="gr10" draw:layer="layout" svg:width="0.101cm" svg:height="0.1cm" svg:x="6.904cm" svg:y="6.913cm" svg:viewBox="0 0 102 101" svg:d="m102 50c0 28-23 51-51 51s-51-23-51-51 23-50 51-50 51 22 51 50z">
          <text:p/>
        </draw:path>
        <draw:polygon draw:style-name="gr12" draw:layer="layout" svg:width="0.151cm" svg:height="0.152cm" svg:x="6.623cm" svg:y="6.887cm" svg:viewBox="0 0 152 153" draw:points="0,108 44,153 108,153 152,108 152,45 108,0 44,0 0,45">
          <text:p/>
        </draw:polygon>
        <draw:path draw:style-name="gr10" draw:layer="layout" svg:width="0.101cm" svg:height="0.1cm" svg:x="6.65cm" svg:y="6.913cm" svg:viewBox="0 0 102 101" svg:d="m102 50c0 28-23 51-51 51s-51-23-51-51 23-50 51-50 51 22 51 50z">
          <text:p/>
        </draw:path>
        <draw:polygon draw:style-name="gr12" draw:layer="layout" svg:width="0.151cm" svg:height="0.152cm" svg:x="6.369cm" svg:y="6.887cm" svg:viewBox="0 0 152 153" draw:points="0,108 44,153 108,153 152,108 152,45 108,0 44,0 0,45">
          <text:p/>
        </draw:polygon>
        <draw:path draw:style-name="gr10" draw:layer="layout" svg:width="0.101cm" svg:height="0.1cm" svg:x="6.396cm" svg:y="6.913cm" svg:viewBox="0 0 102 101" svg:d="m102 50c0 28-23 51-51 51s-51-23-51-51 23-50 51-50 51 22 51 50z">
          <text:p/>
        </draw:path>
        <draw:polygon draw:style-name="gr12" draw:layer="layout" svg:width="0.151cm" svg:height="0.152cm" svg:x="8.909cm" svg:y="1.811cm" svg:viewBox="0 0 152 153" draw:points="0,108 44,153 108,153 152,108 152,45 108,0 44,0 0,45">
          <text:p/>
        </draw:polygon>
        <draw:path draw:style-name="gr10" draw:layer="layout" svg:width="0.101cm" svg:height="0.1cm" svg:x="8.936cm" svg:y="1.837cm" svg:viewBox="0 0 102 101" svg:d="m102 51c0 28-23 50-51 50s-51-22-51-50 23-51 51-51 51 23 51 51z">
          <text:p/>
        </draw:path>
        <draw:polygon draw:style-name="gr12" draw:layer="layout" svg:width="0.151cm" svg:height="0.152cm" svg:x="8.909cm" svg:y="1.557cm" svg:viewBox="0 0 152 153" draw:points="0,108 44,153 108,153 152,108 152,45 108,0 44,0 0,45">
          <text:p/>
        </draw:polygon>
        <draw:path draw:style-name="gr10" draw:layer="layout" svg:width="0.101cm" svg:height="0.1cm" svg:x="8.936cm" svg:y="1.583cm" svg:viewBox="0 0 102 101" svg:d="m102 51c0 28-23 50-51 50s-51-22-51-50 23-51 51-51 51 23 51 51z">
          <text:p/>
        </draw:path>
        <draw:polygon draw:style-name="gr12" draw:layer="layout" svg:width="0.151cm" svg:height="0.152cm" svg:x="8.655cm" svg:y="1.557cm" svg:viewBox="0 0 152 153" draw:points="0,108 44,153 108,153 152,108 152,45 108,0 44,0 0,45">
          <text:p/>
        </draw:polygon>
        <draw:path draw:style-name="gr10" draw:layer="layout" svg:width="0.101cm" svg:height="0.1cm" svg:x="8.682cm" svg:y="1.583cm" svg:viewBox="0 0 102 101" svg:d="m102 51c0 28-23 50-51 50s-51-22-51-50 23-51 51-51 51 23 51 51z">
          <text:p/>
        </draw:path>
        <draw:polygon draw:style-name="gr12" draw:layer="layout" svg:width="0.151cm" svg:height="0.152cm" svg:x="8.909cm" svg:y="2.573cm" svg:viewBox="0 0 152 153" draw:points="0,108 44,153 108,153 152,108 152,45 108,0 44,0 0,45">
          <text:p/>
        </draw:polygon>
        <draw:path draw:style-name="gr10" draw:layer="layout" svg:width="0.101cm" svg:height="0.1cm" svg:x="8.936cm" svg:y="2.599cm" svg:viewBox="0 0 102 101" svg:d="m102 51c0 28-23 50-51 50s-51-22-51-50 23-51 51-51 51 23 51 51z">
          <text:p/>
        </draw:path>
        <draw:polygon draw:style-name="gr12" draw:layer="layout" svg:width="0.151cm" svg:height="0.152cm" svg:x="8.909cm" svg:y="2.827cm" svg:viewBox="0 0 152 153" draw:points="0,108 44,153 108,153 152,108 152,45 108,0 44,0 0,45">
          <text:p/>
        </draw:polygon>
        <draw:path draw:style-name="gr10" draw:layer="layout" svg:width="0.101cm" svg:height="0.1cm" svg:x="8.936cm" svg:y="2.853cm" svg:viewBox="0 0 102 101" svg:d="m102 51c0 28-23 50-51 50s-51-22-51-50 23-51 51-51 51 23 51 51z">
          <text:p/>
        </draw:path>
        <draw:polygon draw:style-name="gr12" draw:layer="layout" svg:width="0.151cm" svg:height="0.152cm" svg:x="8.909cm" svg:y="3.079cm" svg:viewBox="0 0 152 153" draw:points="0,108 44,153 108,153 152,108 152,45 108,0 44,0 0,45">
          <text:p/>
        </draw:polygon>
        <draw:path draw:style-name="gr10" draw:layer="layout" svg:width="0.101cm" svg:height="0.1cm" svg:x="8.936cm" svg:y="3.105cm" svg:viewBox="0 0 102 101" svg:d="m102 50c0 29-23 51-51 51s-51-22-51-51c0-28 23-50 51-50s51 22 51 50z">
          <text:p/>
        </draw:path>
        <draw:polygon draw:style-name="gr12" draw:layer="layout" svg:width="0.151cm" svg:height="0.152cm" svg:x="8.909cm" svg:y="3.333cm" svg:viewBox="0 0 152 153" draw:points="0,108 44,153 108,153 152,108 152,45 108,0 44,0 0,45">
          <text:p/>
        </draw:polygon>
        <draw:path draw:style-name="gr10" draw:layer="layout" svg:width="0.101cm" svg:height="0.1cm" svg:x="8.936cm" svg:y="3.359cm" svg:viewBox="0 0 102 101" svg:d="m102 50c0 29-23 51-51 51s-51-22-51-51c0-28 23-50 51-50s51 22 51 50z">
          <text:p/>
        </draw:path>
        <draw:polygon draw:style-name="gr12" draw:layer="layout" svg:width="0.151cm" svg:height="0.152cm" svg:x="8.909cm" svg:y="3.587cm" svg:viewBox="0 0 152 153" draw:points="0,108 44,153 108,153 152,108 152,45 108,0 44,0 0,45">
          <text:p/>
        </draw:polygon>
        <draw:path draw:style-name="gr10" draw:layer="layout" svg:width="0.101cm" svg:height="0.1cm" svg:x="8.936cm" svg:y="3.613cm" svg:viewBox="0 0 102 101" svg:d="m102 50c0 29-23 51-51 51s-51-22-51-51c0-28 23-50 51-50s51 22 51 50z">
          <text:p/>
        </draw:path>
        <draw:polygon draw:style-name="gr12" draw:layer="layout" svg:width="0.151cm" svg:height="0.152cm" svg:x="8.909cm" svg:y="3.841cm" svg:viewBox="0 0 152 153" draw:points="0,108 44,153 108,153 152,108 152,45 108,0 44,0 0,45">
          <text:p/>
        </draw:polygon>
        <draw:path draw:style-name="gr10" draw:layer="layout" svg:width="0.101cm" svg:height="0.1cm" svg:x="8.936cm" svg:y="3.867cm" svg:viewBox="0 0 102 101" svg:d="m102 50c0 29-23 51-51 51s-51-22-51-51c0-28 23-50 51-50s51 22 51 50z">
          <text:p/>
        </draw:path>
        <draw:polygon draw:style-name="gr12" draw:layer="layout" svg:width="0.151cm" svg:height="0.152cm" svg:x="8.909cm" svg:y="4.095cm" svg:viewBox="0 0 152 153" draw:points="0,108 44,153 108,153 152,108 152,45 108,0 44,0 0,45">
          <text:p/>
        </draw:polygon>
        <draw:path draw:style-name="gr10" draw:layer="layout" svg:width="0.101cm" svg:height="0.1cm" svg:x="8.936cm" svg:y="4.121cm" svg:viewBox="0 0 102 101" svg:d="m102 50c0 29-23 51-51 51s-51-22-51-51c0-28 23-50 51-50s51 22 51 50z">
          <text:p/>
        </draw:path>
        <draw:polygon draw:style-name="gr12" draw:layer="layout" svg:width="0.151cm" svg:height="0.152cm" svg:x="8.909cm" svg:y="4.349cm" svg:viewBox="0 0 152 153" draw:points="0,108 44,153 108,153 152,108 152,45 108,0 44,0 0,45">
          <text:p/>
        </draw:polygon>
        <draw:path draw:style-name="gr10" draw:layer="layout" svg:width="0.101cm" svg:height="0.1cm" svg:x="8.936cm" svg:y="4.375cm" svg:viewBox="0 0 102 101" svg:d="m102 50c0 29-23 51-51 51s-51-22-51-51c0-28 23-50 51-50s51 22 51 50z">
          <text:p/>
        </draw:path>
        <draw:polygon draw:style-name="gr12" draw:layer="layout" svg:width="0.151cm" svg:height="0.152cm" svg:x="8.909cm" svg:y="4.603cm" svg:viewBox="0 0 152 153" draw:points="0,108 44,153 108,153 152,108 152,45 108,0 44,0 0,45">
          <text:p/>
        </draw:polygon>
        <draw:path draw:style-name="gr10" draw:layer="layout" svg:width="0.101cm" svg:height="0.1cm" svg:x="8.936cm" svg:y="4.629cm" svg:viewBox="0 0 102 101" svg:d="m102 50c0 29-23 51-51 51s-51-22-51-51c0-28 23-50 51-50s51 22 51 50z">
          <text:p/>
        </draw:path>
        <draw:polygon draw:style-name="gr12" draw:layer="layout" svg:width="0.151cm" svg:height="0.152cm" svg:x="8.909cm" svg:y="4.857cm" svg:viewBox="0 0 152 153" draw:points="0,108 44,153 108,153 152,108 152,45 108,0 44,0 0,45">
          <text:p/>
        </draw:polygon>
        <draw:path draw:style-name="gr10" draw:layer="layout" svg:width="0.101cm" svg:height="0.1cm" svg:x="8.936cm" svg:y="4.883cm" svg:viewBox="0 0 102 101" svg:d="m102 50c0 29-23 51-51 51s-51-22-51-51c0-28 23-50 51-50s51 22 51 50z">
          <text:p/>
        </draw:path>
        <draw:polygon draw:style-name="gr12" draw:layer="layout" svg:width="0.151cm" svg:height="0.152cm" svg:x="8.909cm" svg:y="5.111cm" svg:viewBox="0 0 152 153" draw:points="0,108 44,153 108,153 152,108 152,45 108,0 44,0 0,45">
          <text:p/>
        </draw:polygon>
        <draw:path draw:style-name="gr10" draw:layer="layout" svg:width="0.101cm" svg:height="0.1cm" svg:x="8.936cm" svg:y="5.137cm" svg:viewBox="0 0 102 101" svg:d="m102 50c0 29-23 51-51 51s-51-22-51-51c0-28 23-50 51-50s51 22 51 50z">
          <text:p/>
        </draw:path>
        <draw:polygon draw:style-name="gr12" draw:layer="layout" svg:width="0.151cm" svg:height="0.152cm" svg:x="8.909cm" svg:y="5.365cm" svg:viewBox="0 0 152 153" draw:points="0,108 44,153 108,153 152,108 152,45 108,0 44,0 0,45">
          <text:p/>
        </draw:polygon>
        <draw:path draw:style-name="gr10" draw:layer="layout" svg:width="0.101cm" svg:height="0.1cm" svg:x="8.936cm" svg:y="5.391cm" svg:viewBox="0 0 102 101" svg:d="m102 50c0 29-23 51-51 51s-51-22-51-51c0-28 23-50 51-50s51 22 51 50z">
          <text:p/>
        </draw:path>
        <draw:polygon draw:style-name="gr12" draw:layer="layout" svg:width="0.151cm" svg:height="0.152cm" svg:x="8.909cm" svg:y="5.619cm" svg:viewBox="0 0 152 153" draw:points="0,108 44,153 108,153 152,108 152,45 108,0 44,0 0,45">
          <text:p/>
        </draw:polygon>
        <draw:path draw:style-name="gr10" draw:layer="layout" svg:width="0.101cm" svg:height="0.1cm" svg:x="8.936cm" svg:y="5.645cm" svg:viewBox="0 0 102 101" svg:d="m102 50c0 29-23 51-51 51s-51-22-51-51c0-28 23-50 51-50s51 22 51 50z">
          <text:p/>
        </draw:path>
        <draw:polygon draw:style-name="gr12" draw:layer="layout" svg:width="0.151cm" svg:height="0.152cm" svg:x="8.909cm" svg:y="5.873cm" svg:viewBox="0 0 152 153" draw:points="0,108 44,153 108,153 152,108 152,45 108,0 44,0 0,45">
          <text:p/>
        </draw:polygon>
        <draw:path draw:style-name="gr10" draw:layer="layout" svg:width="0.101cm" svg:height="0.1cm" svg:x="8.936cm" svg:y="5.899cm" svg:viewBox="0 0 102 101" svg:d="m102 50c0 29-23 51-51 51s-51-22-51-51c0-28 23-50 51-50s51 22 51 50z">
          <text:p/>
        </draw:path>
        <draw:polygon draw:style-name="gr12" draw:layer="layout" svg:width="0.151cm" svg:height="0.152cm" svg:x="8.909cm" svg:y="6.125cm" svg:viewBox="0 0 152 153" draw:points="0,108 44,153 108,153 152,108 152,45 108,0 44,0 0,45">
          <text:p/>
        </draw:polygon>
        <draw:path draw:style-name="gr10" draw:layer="layout" svg:width="0.101cm" svg:height="0.1cm" svg:x="8.936cm" svg:y="6.151cm" svg:viewBox="0 0 102 101" svg:d="m102 50c0 28-23 51-51 51s-51-23-51-51 23-50 51-50 51 22 51 50z">
          <text:p/>
        </draw:path>
        <draw:polygon draw:style-name="gr12" draw:layer="layout" svg:width="0.151cm" svg:height="0.152cm" svg:x="8.909cm" svg:y="6.379cm" svg:viewBox="0 0 152 153" draw:points="0,108 44,153 108,153 152,108 152,45 108,0 44,0 0,45">
          <text:p/>
        </draw:polygon>
        <draw:path draw:style-name="gr10" draw:layer="layout" svg:width="0.101cm" svg:height="0.1cm" svg:x="8.936cm" svg:y="6.405cm" svg:viewBox="0 0 102 101" svg:d="m102 50c0 28-23 51-51 51s-51-23-51-51 23-50 51-50 51 22 51 50z">
          <text:p/>
        </draw:path>
        <draw:polygon draw:style-name="gr12" draw:layer="layout" svg:width="0.151cm" svg:height="0.152cm" svg:x="8.909cm" svg:y="6.633cm" svg:viewBox="0 0 152 153" draw:points="0,108 44,153 108,153 152,108 152,45 108,0 44,0 0,45">
          <text:p/>
        </draw:polygon>
        <draw:path draw:style-name="gr10" draw:layer="layout" svg:width="0.101cm" svg:height="0.1cm" svg:x="8.936cm" svg:y="6.659cm" svg:viewBox="0 0 102 101" svg:d="m102 50c0 28-23 51-51 51s-51-23-51-51 23-50 51-50 51 22 51 50z">
          <text:p/>
        </draw:path>
        <draw:polygon draw:style-name="gr12" draw:layer="layout" svg:width="0.151cm" svg:height="0.152cm" svg:x="8.909cm" svg:y="6.887cm" svg:viewBox="0 0 152 153" draw:points="0,108 44,153 108,153 152,108 152,45 108,0 44,0 0,45">
          <text:p/>
        </draw:polygon>
        <draw:path draw:style-name="gr10" draw:layer="layout" svg:width="0.101cm" svg:height="0.1cm" svg:x="8.936cm" svg:y="6.913cm" svg:viewBox="0 0 102 101" svg:d="m102 50c0 28-23 51-51 51s-51-23-51-51 23-50 51-50 51 22 51 50z">
          <text:p/>
        </draw:path>
        <draw:polygon draw:style-name="gr12" draw:layer="layout" svg:width="0.151cm" svg:height="0.152cm" svg:x="6.115cm" svg:y="5.619cm" svg:viewBox="0 0 152 153" draw:points="0,108 44,153 108,153 152,108 152,45 108,0 44,0 0,45">
          <text:p/>
        </draw:polygon>
        <draw:path draw:style-name="gr10" draw:layer="layout" svg:width="0.101cm" svg:height="0.1cm" svg:x="6.142cm" svg:y="5.645cm" svg:viewBox="0 0 102 101" svg:d="m102 50c0 29-23 51-51 51s-51-22-51-51c0-28 23-50 51-50s51 22 51 50z">
          <text:p/>
        </draw:path>
        <draw:polygon draw:style-name="gr12" draw:layer="layout" svg:width="0.151cm" svg:height="0.152cm" svg:x="6.115cm" svg:y="5.873cm" svg:viewBox="0 0 152 153" draw:points="0,108 44,153 108,153 152,108 152,45 108,0 44,0 0,45">
          <text:p/>
        </draw:polygon>
        <draw:path draw:style-name="gr10" draw:layer="layout" svg:width="0.101cm" svg:height="0.1cm" svg:x="6.142cm" svg:y="5.899cm" svg:viewBox="0 0 102 101" svg:d="m102 50c0 29-23 51-51 51s-51-22-51-51c0-28 23-50 51-50s51 22 51 50z">
          <text:p/>
        </draw:path>
        <draw:polygon draw:style-name="gr12" draw:layer="layout" svg:width="0.151cm" svg:height="0.152cm" svg:x="6.115cm" svg:y="6.125cm" svg:viewBox="0 0 152 153" draw:points="0,108 44,153 108,153 152,108 152,45 108,0 44,0 0,45">
          <text:p/>
        </draw:polygon>
        <draw:path draw:style-name="gr10" draw:layer="layout" svg:width="0.101cm" svg:height="0.1cm" svg:x="6.142cm" svg:y="6.151cm" svg:viewBox="0 0 102 101" svg:d="m102 50c0 28-23 51-51 51s-51-23-51-51 23-50 51-50 51 22 51 50z">
          <text:p/>
        </draw:path>
        <draw:polygon draw:style-name="gr12" draw:layer="layout" svg:width="0.151cm" svg:height="0.152cm" svg:x="6.115cm" svg:y="6.379cm" svg:viewBox="0 0 152 153" draw:points="0,108 44,153 108,153 152,108 152,45 108,0 44,0 0,45">
          <text:p/>
        </draw:polygon>
        <draw:path draw:style-name="gr10" draw:layer="layout" svg:width="0.101cm" svg:height="0.1cm" svg:x="6.142cm" svg:y="6.405cm" svg:viewBox="0 0 102 101" svg:d="m102 50c0 28-23 51-51 51s-51-23-51-51 23-50 51-50 51 22 51 50z">
          <text:p/>
        </draw:path>
        <draw:polygon draw:style-name="gr12" draw:layer="layout" svg:width="0.151cm" svg:height="0.152cm" svg:x="6.115cm" svg:y="6.633cm" svg:viewBox="0 0 152 153" draw:points="0,108 44,153 108,153 152,108 152,45 108,0 44,0 0,45">
          <text:p/>
        </draw:polygon>
        <draw:path draw:style-name="gr10" draw:layer="layout" svg:width="0.101cm" svg:height="0.1cm" svg:x="6.142cm" svg:y="6.659cm" svg:viewBox="0 0 102 101" svg:d="m102 50c0 28-23 51-51 51s-51-23-51-51 23-50 51-50 51 22 51 50z">
          <text:p/>
        </draw:path>
        <draw:polygon draw:style-name="gr12" draw:layer="layout" svg:width="0.151cm" svg:height="0.152cm" svg:x="6.115cm" svg:y="6.887cm" svg:viewBox="0 0 152 153" draw:points="0,108 44,153 108,153 152,108 152,45 108,0 44,0 0,45">
          <text:p/>
        </draw:polygon>
        <draw:path draw:style-name="gr10" draw:layer="layout" svg:width="0.101cm" svg:height="0.1cm" svg:x="6.142cm" svg:y="6.913cm" svg:viewBox="0 0 102 101" svg:d="m102 50c0 28-23 51-51 51s-51-23-51-51 23-50 51-50 51 22 51 50z">
          <text:p/>
        </draw:path>
        <draw:polygon draw:style-name="gr12" draw:layer="layout" svg:width="0.151cm" svg:height="0.152cm" svg:x="7.893cm" svg:y="6.887cm" svg:viewBox="0 0 152 153" draw:points="0,108 44,153 108,153 152,108 152,45 108,0 44,0 0,45">
          <text:p/>
        </draw:polygon>
        <draw:path draw:style-name="gr10" draw:layer="layout" svg:width="0.101cm" svg:height="0.1cm" svg:x="7.92cm" svg:y="6.913cm" svg:viewBox="0 0 102 101" svg:d="m102 50c0 28-23 51-51 51s-51-23-51-51 23-50 51-50 51 22 51 50z">
          <text:p/>
        </draw:path>
        <draw:polygon draw:style-name="gr12" draw:layer="layout" svg:width="0.151cm" svg:height="0.152cm" svg:x="8.147cm" svg:y="6.887cm" svg:viewBox="0 0 152 153" draw:points="0,108 44,153 108,153 152,108 152,45 108,0 44,0 0,45">
          <text:p/>
        </draw:polygon>
        <draw:path draw:style-name="gr10" draw:layer="layout" svg:width="0.101cm" svg:height="0.1cm" svg:x="8.174cm" svg:y="6.913cm" svg:viewBox="0 0 102 101" svg:d="m102 50c0 28-23 51-51 51s-51-23-51-51 23-50 51-50 51 22 51 50z">
          <text:p/>
        </draw:path>
        <draw:polygon draw:style-name="gr12" draw:layer="layout" svg:width="0.151cm" svg:height="0.152cm" svg:x="8.401cm" svg:y="6.887cm" svg:viewBox="0 0 152 153" draw:points="0,108 44,153 108,153 152,108 152,45 108,0 44,0 0,45">
          <text:p/>
        </draw:polygon>
        <draw:path draw:style-name="gr10" draw:layer="layout" svg:width="0.101cm" svg:height="0.1cm" svg:x="8.428cm" svg:y="6.913cm" svg:viewBox="0 0 102 101" svg:d="m102 50c0 28-23 51-51 51s-51-23-51-51 23-50 51-50 51 22 51 50z">
          <text:p/>
        </draw:path>
        <draw:polygon draw:style-name="gr12" draw:layer="layout" svg:width="0.151cm" svg:height="0.152cm" svg:x="8.655cm" svg:y="6.887cm" svg:viewBox="0 0 152 153" draw:points="0,108 44,153 108,153 152,108 152,45 108,0 44,0 0,45">
          <text:p/>
        </draw:polygon>
        <draw:path draw:style-name="gr10" draw:layer="layout" svg:width="0.101cm" svg:height="0.1cm" svg:x="8.682cm" svg:y="6.913cm" svg:viewBox="0 0 102 101" svg:d="m102 50c0 28-23 51-51 51s-51-23-51-51 23-50 51-50 51 22 51 50z">
          <text:p/>
        </draw:path>
        <draw:polygon draw:style-name="gr12" draw:layer="layout" svg:width="0.151cm" svg:height="0.152cm" svg:x="6.115cm" svg:y="4.095cm" svg:viewBox="0 0 152 153" draw:points="0,108 44,153 108,153 152,108 152,45 108,0 44,0 0,45">
          <text:p/>
        </draw:polygon>
        <draw:path draw:style-name="gr10" draw:layer="layout" svg:width="0.101cm" svg:height="0.1cm" svg:x="6.142cm" svg:y="4.121cm" svg:viewBox="0 0 102 101" svg:d="m102 50c0 29-23 51-51 51s-51-22-51-51c0-28 23-50 51-50s51 22 51 50z">
          <text:p/>
        </draw:path>
        <draw:polygon draw:style-name="gr12" draw:layer="layout" svg:width="0.151cm" svg:height="0.152cm" svg:x="6.115cm" svg:y="4.349cm" svg:viewBox="0 0 152 153" draw:points="0,108 44,153 108,153 152,108 152,45 108,0 44,0 0,45">
          <text:p/>
        </draw:polygon>
        <draw:path draw:style-name="gr10" draw:layer="layout" svg:width="0.101cm" svg:height="0.1cm" svg:x="6.142cm" svg:y="4.375cm" svg:viewBox="0 0 102 101" svg:d="m102 50c0 29-23 51-51 51s-51-22-51-51c0-28 23-50 51-50s51 22 51 50z">
          <text:p/>
        </draw:path>
        <draw:polygon draw:style-name="gr12" draw:layer="layout" svg:width="0.151cm" svg:height="0.152cm" svg:x="6.115cm" svg:y="4.603cm" svg:viewBox="0 0 152 153" draw:points="0,108 44,153 108,153 152,108 152,45 108,0 44,0 0,45">
          <text:p/>
        </draw:polygon>
        <draw:path draw:style-name="gr10" draw:layer="layout" svg:width="0.101cm" svg:height="0.1cm" svg:x="6.142cm" svg:y="4.629cm" svg:viewBox="0 0 102 101" svg:d="m102 50c0 29-23 51-51 51s-51-22-51-51c0-28 23-50 51-50s51 22 51 50z">
          <text:p/>
        </draw:path>
        <draw:polygon draw:style-name="gr12" draw:layer="layout" svg:width="0.151cm" svg:height="0.152cm" svg:x="6.115cm" svg:y="4.857cm" svg:viewBox="0 0 152 153" draw:points="0,108 44,153 108,153 152,108 152,45 108,0 44,0 0,45">
          <text:p/>
        </draw:polygon>
        <draw:path draw:style-name="gr10" draw:layer="layout" svg:width="0.101cm" svg:height="0.1cm" svg:x="6.142cm" svg:y="4.883cm" svg:viewBox="0 0 102 101" svg:d="m102 50c0 29-23 51-51 51s-51-22-51-51c0-28 23-50 51-50s51 22 51 50z">
          <text:p/>
        </draw:path>
        <draw:polygon draw:style-name="gr12" draw:layer="layout" svg:width="0.151cm" svg:height="0.152cm" svg:x="6.115cm" svg:y="5.111cm" svg:viewBox="0 0 152 153" draw:points="0,108 44,153 108,153 152,108 152,45 108,0 44,0 0,45">
          <text:p/>
        </draw:polygon>
        <draw:path draw:style-name="gr10" draw:layer="layout" svg:width="0.101cm" svg:height="0.1cm" svg:x="6.142cm" svg:y="5.137cm" svg:viewBox="0 0 102 101" svg:d="m102 50c0 29-23 51-51 51s-51-22-51-51c0-28 23-50 51-50s51 22 51 50z">
          <text:p/>
        </draw:path>
        <draw:polygon draw:style-name="gr12" draw:layer="layout" svg:width="0.151cm" svg:height="0.152cm" svg:x="6.115cm" svg:y="5.365cm" svg:viewBox="0 0 152 153" draw:points="0,108 44,153 108,153 152,108 152,45 108,0 44,0 0,45">
          <text:p/>
        </draw:polygon>
        <draw:path draw:style-name="gr10" draw:layer="layout" svg:width="0.101cm" svg:height="0.1cm" svg:x="6.142cm" svg:y="5.391cm" svg:viewBox="0 0 102 101" svg:d="m102 50c0 29-23 51-51 51s-51-22-51-51c0-28 23-50 51-50s51 22 51 50z">
          <text:p/>
        </draw:path>
        <draw:polygon draw:style-name="gr12" draw:layer="layout" svg:width="0.151cm" svg:height="0.152cm" svg:x="6.115cm" svg:y="3.079cm" svg:viewBox="0 0 152 153" draw:points="0,108 44,153 108,153 152,108 152,45 108,0 44,0 0,45">
          <text:p/>
        </draw:polygon>
        <draw:path draw:style-name="gr10" draw:layer="layout" svg:width="0.101cm" svg:height="0.1cm" svg:x="6.142cm" svg:y="3.105cm" svg:viewBox="0 0 102 101" svg:d="m102 50c0 29-23 51-51 51s-51-22-51-51c0-28 23-50 51-50s51 22 51 50z">
          <text:p/>
        </draw:path>
        <draw:polygon draw:style-name="gr12" draw:layer="layout" svg:width="0.151cm" svg:height="0.152cm" svg:x="6.115cm" svg:y="3.333cm" svg:viewBox="0 0 152 153" draw:points="0,108 44,153 108,153 152,108 152,45 108,0 44,0 0,45">
          <text:p/>
        </draw:polygon>
        <draw:path draw:style-name="gr10" draw:layer="layout" svg:width="0.101cm" svg:height="0.1cm" svg:x="6.142cm" svg:y="3.359cm" svg:viewBox="0 0 102 101" svg:d="m102 50c0 29-23 51-51 51s-51-22-51-51c0-28 23-50 51-50s51 22 51 50z">
          <text:p/>
        </draw:path>
        <draw:polygon draw:style-name="gr12" draw:layer="layout" svg:width="0.151cm" svg:height="0.152cm" svg:x="6.115cm" svg:y="3.587cm" svg:viewBox="0 0 152 153" draw:points="0,108 44,153 108,153 152,108 152,45 108,0 44,0 0,45">
          <text:p/>
        </draw:polygon>
        <draw:path draw:style-name="gr10" draw:layer="layout" svg:width="0.101cm" svg:height="0.1cm" svg:x="6.142cm" svg:y="3.613cm" svg:viewBox="0 0 102 101" svg:d="m102 50c0 29-23 51-51 51s-51-22-51-51c0-28 23-50 51-50s51 22 51 50z">
          <text:p/>
        </draw:path>
        <draw:polygon draw:style-name="gr12" draw:layer="layout" svg:width="0.151cm" svg:height="0.152cm" svg:x="6.115cm" svg:y="3.841cm" svg:viewBox="0 0 152 153" draw:points="0,108 44,153 108,153 152,108 152,45 108,0 44,0 0,45">
          <text:p/>
        </draw:polygon>
        <draw:path draw:style-name="gr10" draw:layer="layout" svg:width="0.101cm" svg:height="0.1cm" svg:x="6.142cm" svg:y="3.867cm" svg:viewBox="0 0 102 101" svg:d="m102 50c0 29-23 51-51 51s-51-22-51-51c0-28 23-50 51-50s51 22 51 50z">
          <text:p/>
        </draw:path>
        <draw:polygon draw:style-name="gr12" draw:layer="layout" svg:width="0.151cm" svg:height="0.152cm" svg:x="6.115cm" svg:y="1.557cm" svg:viewBox="0 0 152 153" draw:points="0,108 44,153 108,153 152,108 152,45 108,0 44,0 0,45">
          <text:p/>
        </draw:polygon>
        <draw:path draw:style-name="gr10" draw:layer="layout" svg:width="0.101cm" svg:height="0.1cm" svg:x="6.142cm" svg:y="1.583cm" svg:viewBox="0 0 102 101" svg:d="m102 51c0 28-23 50-51 50s-51-22-51-50 23-51 51-51 51 23 51 51z">
          <text:p/>
        </draw:path>
        <draw:polygon draw:style-name="gr12" draw:layer="layout" svg:width="0.151cm" svg:height="0.152cm" svg:x="6.115cm" svg:y="1.811cm" svg:viewBox="0 0 152 153" draw:points="0,108 44,153 108,153 152,108 152,45 108,0 44,0 0,45">
          <text:p/>
        </draw:polygon>
        <draw:path draw:style-name="gr10" draw:layer="layout" svg:width="0.101cm" svg:height="0.1cm" svg:x="6.142cm" svg:y="1.837cm" svg:viewBox="0 0 102 101" svg:d="m102 51c0 28-23 50-51 50s-51-22-51-50 23-51 51-51 51 23 51 51z">
          <text:p/>
        </draw:path>
        <draw:polygon draw:style-name="gr12" draw:layer="layout" svg:width="0.151cm" svg:height="0.152cm" svg:x="6.115cm" svg:y="2.065cm" svg:viewBox="0 0 152 153" draw:points="0,108 44,153 108,153 152,108 152,45 108,0 44,0 0,45">
          <text:p/>
        </draw:polygon>
        <draw:path draw:style-name="gr10" draw:layer="layout" svg:width="0.101cm" svg:height="0.1cm" svg:x="6.142cm" svg:y="2.091cm" svg:viewBox="0 0 102 101" svg:d="m102 51c0 28-23 50-51 50s-51-22-51-50 23-51 51-51 51 23 51 51z">
          <text:p/>
        </draw:path>
        <draw:polygon draw:style-name="gr12" draw:layer="layout" svg:width="0.151cm" svg:height="0.152cm" svg:x="6.115cm" svg:y="2.319cm" svg:viewBox="0 0 152 153" draw:points="0,108 44,153 108,153 152,108 152,45 108,0 44,0 0,45">
          <text:p/>
        </draw:polygon>
        <draw:path draw:style-name="gr10" draw:layer="layout" svg:width="0.101cm" svg:height="0.1cm" svg:x="6.142cm" svg:y="2.345cm" svg:viewBox="0 0 102 101" svg:d="m102 51c0 28-23 50-51 50s-51-22-51-50 23-51 51-51 51 23 51 51z">
          <text:p/>
        </draw:path>
        <draw:polygon draw:style-name="gr12" draw:layer="layout" svg:width="0.151cm" svg:height="0.152cm" svg:x="6.115cm" svg:y="2.573cm" svg:viewBox="0 0 152 153" draw:points="0,108 44,153 108,153 152,108 152,45 108,0 44,0 0,45">
          <text:p/>
        </draw:polygon>
        <draw:path draw:style-name="gr10" draw:layer="layout" svg:width="0.101cm" svg:height="0.1cm" svg:x="6.142cm" svg:y="2.599cm" svg:viewBox="0 0 102 101" svg:d="m102 51c0 28-23 50-51 50s-51-22-51-50 23-51 51-51 51 23 51 51z">
          <text:p/>
        </draw:path>
        <draw:polygon draw:style-name="gr12" draw:layer="layout" svg:width="0.151cm" svg:height="0.152cm" svg:x="6.115cm" svg:y="2.827cm" svg:viewBox="0 0 152 153" draw:points="0,108 44,153 108,153 152,108 152,45 108,0 44,0 0,45">
          <text:p/>
        </draw:polygon>
        <draw:path draw:style-name="gr10" draw:layer="layout" svg:width="0.101cm" svg:height="0.1cm" svg:x="6.142cm" svg:y="2.853cm" svg:viewBox="0 0 102 101" svg:d="m102 51c0 28-23 50-51 50s-51-22-51-50 23-51 51-51 51 23 51 51z">
          <text:p/>
        </draw:path>
        <draw:polygon draw:style-name="gr12" draw:layer="layout" svg:width="0.13cm" svg:height="0.13cm" svg:x="9.681cm" svg:y="7.15cm" svg:viewBox="0 0 131 131" draw:points="131,38 93,0 38,0 0,38 0,93 38,131 93,131 131,93">
          <text:p/>
        </draw:polygon>
        <draw:path draw:style-name="gr10" draw:layer="layout" svg:width="0.079cm" svg:height="0.079cm" svg:x="9.709cm" svg:y="7.175cm" svg:viewBox="0 0 80 80" svg:d="m80 40c0 22-18 40-40 40s-40-18-40-40 18-40 40-40 40 18 40 40z">
          <text:p/>
        </draw:path>
        <draw:polygon draw:style-name="gr12" draw:layer="layout" svg:width="0.13cm" svg:height="0.13cm" svg:x="10.695cm" svg:y="7.154cm" svg:viewBox="0 0 131 131" draw:points="131,38 93,0 38,0 0,38 0,93 38,131 93,131 131,93">
          <text:p/>
        </draw:polygon>
        <draw:path draw:style-name="gr10" draw:layer="layout" svg:width="0.079cm" svg:height="0.08cm" svg:x="10.723cm" svg:y="7.179cm" svg:viewBox="0 0 80 81" svg:d="m80 40c0 23-18 41-40 41s-40-18-40-41c0-22 18-40 40-40s40 18 40 40z">
          <text:p/>
        </draw:path>
        <draw:polygon draw:style-name="gr12" draw:layer="layout" svg:width="0.16cm" svg:height="0.16cm" svg:x="7.253cm" svg:y="2.061cm" svg:viewBox="0 0 161 161" draw:points="0,114 47,161 115,161 161,114 161,47 115,0 47,0 0,47">
          <text:p/>
        </draw:polygon>
        <draw:path draw:style-name="gr10" draw:layer="layout" svg:width="0.079cm" svg:height="0.08cm" svg:x="7.296cm" svg:y="2.101cm" svg:viewBox="0 0 80 81" svg:d="m80 41c0 22-18 40-40 40s-40-18-40-40c0-23 18-41 40-41s40 18 40 41z">
          <text:p/>
        </draw:path>
        <draw:polygon draw:style-name="gr12" draw:layer="layout" svg:width="0.16cm" svg:height="0.16cm" svg:x="7.761cm" svg:y="2.061cm" svg:viewBox="0 0 161 161" draw:points="0,114 47,161 115,161 161,114 161,47 115,0 47,0 0,47">
          <text:p/>
        </draw:polygon>
        <draw:path draw:style-name="gr10" draw:layer="layout" svg:width="0.079cm" svg:height="0.08cm" svg:x="7.804cm" svg:y="2.101cm" svg:viewBox="0 0 80 81" svg:d="m80 41c0 22-18 40-40 40s-40-18-40-40c0-23 18-41 40-41s40 18 40 41z">
          <text:p/>
        </draw:path>
        <draw:polygon draw:style-name="gr12" draw:layer="layout" svg:width="0.13cm" svg:height="0.13cm" svg:x="7.905cm" svg:y="5.376cm" svg:viewBox="0 0 131 131" draw:points="93,131 131,93 131,38 93,0 38,0 0,38 0,93 38,131">
          <text:p/>
        </draw:polygon>
        <draw:path draw:style-name="gr10" draw:layer="layout" svg:width="0.079cm" svg:height="0.08cm" svg:x="7.933cm" svg:y="5.401cm" svg:viewBox="0 0 80 81" svg:d="m80 40c0 23-18 41-40 41s-40-18-40-41c0-22 18-40 40-40s40 18 40 40z">
          <text:p/>
        </draw:path>
        <draw:polygon draw:style-name="gr12" draw:layer="layout" svg:width="0.13cm" svg:height="0.13cm" svg:x="7.901cm" svg:y="6.39cm" svg:viewBox="0 0 131 131" draw:points="93,131 131,93 131,38 93,0 38,0 0,38 0,93 38,131">
          <text:p/>
        </draw:polygon>
        <draw:path draw:style-name="gr10" draw:layer="layout" svg:width="0.079cm" svg:height="0.08cm" svg:x="7.929cm" svg:y="6.415cm" svg:viewBox="0 0 80 81" svg:d="m80 40c0 23-18 41-40 41s-40-18-40-41c0-22 18-40 40-40s40 18 40 40z">
          <text:p/>
        </draw:path>
        <draw:line draw:style-name="gr13" draw:layer="layout" svg:x1="14.95cm" svg:y1="2.605cm" svg:x2="14.95cm" svg:y2="2.438cm">
          <text:p/>
        </draw:line>
        <draw:path draw:style-name="gr10" draw:layer="layout" svg:width="0.109cm" svg:height="0.109cm" svg:x="14.897cm" svg:y="2.468cm" svg:viewBox="0 0 110 110" svg:d="m110 55c0 30-25 55-55 55-31 0-55-25-55-55 0-31 24-55 55-55 30 0 55 24 55 55z">
          <text:p/>
        </draw:path>
        <draw:line draw:style-name="gr13" draw:layer="layout" svg:x1="14.571cm" svg:y1="2.605cm" svg:x2="14.571cm" svg:y2="2.438cm">
          <text:p/>
        </draw:line>
        <draw:path draw:style-name="gr10" draw:layer="layout" svg:width="0.109cm" svg:height="0.109cm" svg:x="14.518cm" svg:y="2.468cm" svg:viewBox="0 0 110 110" svg:d="m110 55c0 30-25 55-55 55-31 0-55-25-55-55 0-31 24-55 55-55 30 0 55 24 55 55z">
          <text:p/>
        </draw:path>
        <draw:line draw:style-name="gr13" draw:layer="layout" svg:x1="14.19cm" svg:y1="2.605cm" svg:x2="14.19cm" svg:y2="2.438cm">
          <text:p/>
        </draw:line>
        <draw:path draw:style-name="gr10" draw:layer="layout" svg:width="0.109cm" svg:height="0.109cm" svg:x="14.137cm" svg:y="2.468cm" svg:viewBox="0 0 110 110" svg:d="m110 55c0 30-25 55-55 55-31 0-55-25-55-55 0-31 24-55 55-55 30 0 55 24 55 55z">
          <text:p/>
        </draw:path>
        <draw:polygon draw:style-name="gr12" draw:layer="layout" svg:width="0.16cm" svg:height="0.16cm" svg:x="14.49cm" svg:y="1.68cm" svg:viewBox="0 0 161 161" draw:points="0,114 47,161 115,161 161,114 161,47 115,0 47,0 0,47">
          <text:p/>
        </draw:polygon>
        <draw:path draw:style-name="gr10" draw:layer="layout" svg:width="0.079cm" svg:height="0.08cm" svg:x="14.533cm" svg:y="1.72cm" svg:viewBox="0 0 80 81" svg:d="m80 41c0 22-18 40-40 40s-40-18-40-40c0-23 18-41 40-41s40 18 40 41z">
          <text:p/>
        </draw:path>
        <draw:polygon draw:style-name="gr12" draw:layer="layout" svg:width="0.16cm" svg:height="0.16cm" svg:x="14.49cm" svg:y="1.172cm" svg:viewBox="0 0 161 161" draw:points="0,114 47,161 115,161 161,114 161,47 115,0 47,0 0,47">
          <text:p/>
        </draw:polygon>
        <draw:path draw:style-name="gr10" draw:layer="layout" svg:width="0.079cm" svg:height="0.08cm" svg:x="14.533cm" svg:y="1.212cm" svg:viewBox="0 0 80 81" svg:d="m80 41c0 22-18 40-40 40s-40-18-40-40c0-23 18-41 40-41s40 18 40 41z">
          <text:p/>
        </draw:path>
        <draw:polygon draw:style-name="gr12" draw:layer="layout" svg:width="0.16cm" svg:height="0.16cm" svg:x="7.253cm" svg:y="6.375cm" svg:viewBox="0 0 161 161" draw:points="0,114 47,161 115,161 161,114 161,46 115,0 47,0 0,46">
          <text:p/>
        </draw:polygon>
        <draw:path draw:style-name="gr10" draw:layer="layout" svg:width="0.079cm" svg:height="0.08cm" svg:x="7.296cm" svg:y="6.415cm" svg:viewBox="0 0 80 81" svg:d="m80 40c0 23-18 41-40 41s-40-18-40-41c0-22 18-40 40-40s40 18 40 40z">
          <text:p/>
        </draw:path>
        <draw:polygon draw:style-name="gr12" draw:layer="layout" svg:width="0.16cm" svg:height="0.16cm" svg:x="7.253cm" svg:y="6.121cm" svg:viewBox="0 0 161 161" draw:points="0,114 47,161 115,161 161,114 161,46 115,0 47,0 0,46">
          <text:p/>
        </draw:polygon>
        <draw:path draw:style-name="gr10" draw:layer="layout" svg:width="0.079cm" svg:height="0.08cm" svg:x="7.296cm" svg:y="6.161cm" svg:viewBox="0 0 80 81" svg:d="m80 40c0 23-18 41-40 41s-40-18-40-41c0-22 18-40 40-40s40 18 40 40z">
          <text:p/>
        </draw:path>
        <draw:path draw:style-name="gr12" draw:layer="layout" svg:width="0.101cm" svg:height="0.1cm" svg:x="11.855cm" svg:y="6.026cm" svg:viewBox="0 0 102 101" svg:d="m102 50c0 29-23 51-51 51s-51-22-51-51c0-28 23-50 51-50s51 22 51 50z">
          <text:p/>
        </draw:path>
        <draw:path draw:style-name="gr10" draw:layer="layout" svg:width="0.058cm" svg:height="0.058cm" svg:x="11.876cm" svg:y="6.047cm" svg:viewBox="0 0 59 59" svg:d="m59 29c0 17-13 30-29 30-17 0-30-13-30-30 0-16 13-29 30-29 16 0 29 13 29 29z">
          <text:p/>
        </draw:path>
        <draw:path draw:style-name="gr12" draw:layer="layout" svg:width="0.101cm" svg:height="0.1cm" svg:x="11.855cm" svg:y="5.772cm" svg:viewBox="0 0 102 101" svg:d="m102 50c0 29-23 51-51 51s-51-22-51-51c0-28 23-50 51-50s51 22 51 50z">
          <text:p/>
        </draw:path>
        <draw:path draw:style-name="gr10" draw:layer="layout" svg:width="0.058cm" svg:height="0.058cm" svg:x="11.876cm" svg:y="5.793cm" svg:viewBox="0 0 59 59" svg:d="m59 29c0 17-13 30-29 30-17 0-30-13-30-30 0-16 13-29 30-29 16 0 29 13 29 29z">
          <text:p/>
        </draw:path>
        <draw:path draw:style-name="gr12" draw:layer="layout" svg:width="0.101cm" svg:height="0.1cm" svg:x="11.474cm" svg:y="6.026cm" svg:viewBox="0 0 102 101" svg:d="m102 50c0 29-23 51-51 51s-51-22-51-51c0-28 23-50 51-50s51 22 51 50z">
          <text:p/>
        </draw:path>
        <draw:path draw:style-name="gr10" draw:layer="layout" svg:width="0.058cm" svg:height="0.058cm" svg:x="11.495cm" svg:y="6.047cm" svg:viewBox="0 0 59 59" svg:d="m59 29c0 17-13 30-29 30-17 0-30-13-30-30 0-16 13-29 30-29 16 0 29 13 29 29z">
          <text:p/>
        </draw:path>
        <draw:path draw:style-name="gr12" draw:layer="layout" svg:width="0.101cm" svg:height="0.1cm" svg:x="11.474cm" svg:y="5.772cm" svg:viewBox="0 0 102 101" svg:d="m102 50c0 29-23 51-51 51s-51-22-51-51c0-28 23-50 51-50s51 22 51 50z">
          <text:p/>
        </draw:path>
        <draw:path draw:style-name="gr10" draw:layer="layout" svg:width="0.058cm" svg:height="0.058cm" svg:x="11.495cm" svg:y="5.793cm" svg:viewBox="0 0 59 59" svg:d="m59 29c0 17-13 30-29 30-17 0-30-13-30-30 0-16 13-29 30-29 16 0 29 13 29 29z">
          <text:p/>
        </draw:path>
        <draw:path draw:style-name="gr12" draw:layer="layout" svg:width="0.101cm" svg:height="0.1cm" svg:x="11.855cm" svg:y="2.218cm" svg:viewBox="0 0 102 101" svg:d="m102 51c0 28-23 50-51 50s-51-22-51-50 23-51 51-51 51 23 51 51z">
          <text:p/>
        </draw:path>
        <draw:path draw:style-name="gr10" draw:layer="layout" svg:width="0.058cm" svg:height="0.058cm" svg:x="11.876cm" svg:y="2.239cm" svg:viewBox="0 0 59 59" svg:d="m59 30c0 16-13 29-29 29-17 0-30-13-30-29 0-17 13-30 30-30 16 0 29 13 29 30z">
          <text:p/>
        </draw:path>
        <draw:path draw:style-name="gr12" draw:layer="layout" svg:width="0.101cm" svg:height="0.1cm" svg:x="11.855cm" svg:y="2.472cm" svg:viewBox="0 0 102 101" svg:d="m102 51c0 28-23 50-51 50s-51-22-51-50 23-51 51-51 51 23 51 51z">
          <text:p/>
        </draw:path>
        <draw:path draw:style-name="gr10" draw:layer="layout" svg:width="0.058cm" svg:height="0.058cm" svg:x="11.876cm" svg:y="2.493cm" svg:viewBox="0 0 59 59" svg:d="m59 30c0 16-13 29-29 29-17 0-30-13-30-29 0-17 13-30 30-30 16 0 29 13 29 30z">
          <text:p/>
        </draw:path>
        <draw:path draw:style-name="gr12" draw:layer="layout" svg:width="0.101cm" svg:height="0.1cm" svg:x="11.474cm" svg:y="2.218cm" svg:viewBox="0 0 102 101" svg:d="m102 51c0 28-23 50-51 50s-51-22-51-50 23-51 51-51 51 23 51 51z">
          <text:p/>
        </draw:path>
        <draw:path draw:style-name="gr10" draw:layer="layout" svg:width="0.058cm" svg:height="0.058cm" svg:x="11.495cm" svg:y="2.239cm" svg:viewBox="0 0 59 59" svg:d="m59 30c0 16-13 29-29 29-17 0-30-13-30-29 0-17 13-30 30-30 16 0 29 13 29 30z">
          <text:p/>
        </draw:path>
        <draw:path draw:style-name="gr12" draw:layer="layout" svg:width="0.101cm" svg:height="0.1cm" svg:x="11.474cm" svg:y="2.472cm" svg:viewBox="0 0 102 101" svg:d="m102 51c0 28-23 50-51 50s-51-22-51-50 23-51 51-51 51 23 51 51z">
          <text:p/>
        </draw:path>
        <draw:path draw:style-name="gr10" draw:layer="layout" svg:width="0.058cm" svg:height="0.058cm" svg:x="11.495cm" svg:y="2.493cm" svg:viewBox="0 0 59 59" svg:d="m59 30c0 16-13 29-29 29-17 0-30-13-30-29 0-17 13-30 30-30 16 0 29 13 29 30z">
          <text:p/>
        </draw:path>
        <draw:polygon draw:style-name="gr12" draw:layer="layout" svg:width="0.1cm" svg:height="0.1cm" svg:x="14.52cm" svg:y="3.74cm" svg:viewBox="0 0 101 101" draw:points="0,72 29,101 72,101 101,72 101,29 72,0 29,0 0,29">
          <text:p/>
        </draw:polygon>
        <draw:path draw:style-name="gr10" draw:layer="layout" svg:width="0.058cm" svg:height="0.058cm" svg:x="14.543cm" svg:y="3.761cm" svg:viewBox="0 0 59 59" svg:d="m59 29c0 17-13 30-29 30-17 0-30-13-30-30 0-16 13-29 30-29 16 0 29 13 29 29z">
          <text:p/>
        </draw:path>
        <draw:polygon draw:style-name="gr12" draw:layer="layout" svg:width="0.1cm" svg:height="0.1cm" svg:x="14.52cm" svg:y="4.121cm" svg:viewBox="0 0 101 101" draw:points="0,72 29,101 72,101 101,72 101,29 72,0 29,0 0,29">
          <text:p/>
        </draw:polygon>
        <draw:path draw:style-name="gr10" draw:layer="layout" svg:width="0.058cm" svg:height="0.058cm" svg:x="14.543cm" svg:y="4.142cm" svg:viewBox="0 0 59 59" svg:d="m59 29c0 17-13 30-29 30-17 0-30-13-30-30 0-16 13-29 30-29 16 0 29 13 29 29z">
          <text:p/>
        </draw:path>
        <draw:polygon draw:style-name="gr12" draw:layer="layout" svg:width="0.1cm" svg:height="0.1cm" svg:x="14.52cm" svg:y="4.502cm" svg:viewBox="0 0 101 101" draw:points="0,72 29,101 72,101 101,72 101,29 72,0 29,0 0,29">
          <text:p/>
        </draw:polygon>
        <draw:path draw:style-name="gr10" draw:layer="layout" svg:width="0.058cm" svg:height="0.058cm" svg:x="14.543cm" svg:y="4.523cm" svg:viewBox="0 0 59 59" svg:d="m59 29c0 17-13 30-29 30-17 0-30-13-30-30 0-16 13-29 30-29 16 0 29 13 29 29z">
          <text:p/>
        </draw:path>
        <draw:line draw:style-name="gr17" draw:layer="layout" svg:x1="6.292cm" svg:y1="6.354cm" svg:x2="6.089cm" svg:y2="6.557cm">
          <text:p/>
        </draw:line>
        <draw:line draw:style-name="gr17" draw:layer="layout" svg:x1="6.292cm" svg:y1="6.557cm" svg:x2="6.089cm" svg:y2="6.354cm">
          <text:p/>
        </draw:line>
        <draw:line draw:style-name="gr17" draw:layer="layout" svg:x1="9.086cm" svg:y1="5.086cm" svg:x2="8.883cm" svg:y2="5.289cm">
          <text:p/>
        </draw:line>
        <draw:line draw:style-name="gr17" draw:layer="layout" svg:x1="9.086cm" svg:y1="5.289cm" svg:x2="8.883cm" svg:y2="5.086cm">
          <text:p/>
        </draw:line>
        <draw:line draw:style-name="gr17" draw:layer="layout" svg:x1="9.086cm" svg:y1="4.832cm" svg:x2="8.883cm" svg:y2="5.035cm">
          <text:p/>
        </draw:line>
        <draw:line draw:style-name="gr17" draw:layer="layout" svg:x1="9.086cm" svg:y1="5.035cm" svg:x2="8.883cm" svg:y2="4.832cm">
          <text:p/>
        </draw:line>
        <draw:line draw:style-name="gr17" draw:layer="layout" svg:x1="9.086cm" svg:y1="4.578cm" svg:x2="8.883cm" svg:y2="4.781cm">
          <text:p/>
        </draw:line>
        <draw:line draw:style-name="gr17" draw:layer="layout" svg:x1="9.086cm" svg:y1="4.781cm" svg:x2="8.883cm" svg:y2="4.578cm">
          <text:p/>
        </draw:line>
        <draw:line draw:style-name="gr17" draw:layer="layout" svg:x1="9.086cm" svg:y1="4.324cm" svg:x2="8.883cm" svg:y2="4.527cm">
          <text:p/>
        </draw:line>
        <draw:line draw:style-name="gr17" draw:layer="layout" svg:x1="9.086cm" svg:y1="4.527cm" svg:x2="8.883cm" svg:y2="4.324cm">
          <text:p/>
        </draw:line>
        <draw:line draw:style-name="gr17" draw:layer="layout" svg:x1="9.086cm" svg:y1="1.532cm" svg:x2="8.883cm" svg:y2="1.735cm">
          <text:p/>
        </draw:line>
        <draw:line draw:style-name="gr17" draw:layer="layout" svg:x1="9.086cm" svg:y1="1.735cm" svg:x2="8.883cm" svg:y2="1.532cm">
          <text:p/>
        </draw:line>
        <draw:line draw:style-name="gr17" draw:layer="layout" svg:x1="6.292cm" svg:y1="2.04cm" svg:x2="6.089cm" svg:y2="2.243cm">
          <text:p/>
        </draw:line>
        <draw:line draw:style-name="gr17" draw:layer="layout" svg:x1="6.292cm" svg:y1="2.243cm" svg:x2="6.089cm" svg:y2="2.04cm">
          <text:p/>
        </draw:line>
        <draw:path draw:style-name="gr18" draw:layer="layout" svg:width="0.059cm" svg:height="0.058cm" svg:x="6.163cm" svg:y="6.426cm" svg:viewBox="0 0 60 59" svg:d="m60 29c0 17-14 30-30 30s-30-13-30-30c0-16 14-29 30-29s30 13 30 29z">
          <text:p/>
        </draw:path>
        <draw:path draw:style-name="gr18" draw:layer="layout" svg:width="0.059cm" svg:height="0.058cm" svg:x="8.957cm" svg:y="5.158cm" svg:viewBox="0 0 60 59" svg:d="m60 29c0 17-14 30-30 30s-30-13-30-30c0-16 14-29 30-29s30 13 30 29z">
          <text:p/>
        </draw:path>
        <draw:path draw:style-name="gr18" draw:layer="layout" svg:width="0.059cm" svg:height="0.058cm" svg:x="8.957cm" svg:y="4.904cm" svg:viewBox="0 0 60 59" svg:d="m60 29c0 17-14 30-30 30s-30-13-30-30c0-16 14-29 30-29s30 13 30 29z">
          <text:p/>
        </draw:path>
        <draw:path draw:style-name="gr18" draw:layer="layout" svg:width="0.059cm" svg:height="0.058cm" svg:x="8.957cm" svg:y="4.65cm" svg:viewBox="0 0 60 59" svg:d="m60 29c0 17-14 30-30 30s-30-13-30-30c0-16 14-29 30-29s30 13 30 29z">
          <text:p/>
        </draw:path>
        <draw:path draw:style-name="gr18" draw:layer="layout" svg:width="0.059cm" svg:height="0.058cm" svg:x="8.957cm" svg:y="4.396cm" svg:viewBox="0 0 60 59" svg:d="m60 29c0 17-14 30-30 30s-30-13-30-30c0-16 14-29 30-29s30 13 30 29z">
          <text:p/>
        </draw:path>
        <draw:path draw:style-name="gr18" draw:layer="layout" svg:width="0.059cm" svg:height="0.058cm" svg:x="8.957cm" svg:y="1.604cm" svg:viewBox="0 0 60 59" svg:d="m60 30c0 16-14 29-30 29s-30-13-30-29c0-17 14-30 30-30s30 13 30 30z">
          <text:p/>
        </draw:path>
        <draw:path draw:style-name="gr18" draw:layer="layout" svg:width="0.059cm" svg:height="0.058cm" svg:x="6.163cm" svg:y="2.112cm" svg:viewBox="0 0 60 59" svg:d="m60 30c0 16-14 29-30 29s-30-13-30-29c0-17 14-30 30-30s30 13 30 30z">
          <text:p/>
        </draw:path>
        <draw:frame draw:style-name="gr19" draw:text-style-name="P1" draw:layer="layout" svg:width="4.371cm" svg:height="0.293cm" draw:transform="rotate (-3.14159265358979) translate (14cm 7.7cm)">
          <draw:text-box>
            <text:p text:style-name="P1"><text:span text:style-name="T1">Made in Hungary by Zoltán Farkas.</text:span></text:p>
          </draw:text-box>
        </draw:frame>
        <draw:frame draw:style-name="gr20" draw:text-style-name="P1" draw:layer="layout" svg:width="0.231cm" svg:height="0.208cm" draw:transform="rotate (-3.14159265358979) translate (8.8cm 5.3cm)">
          <draw:text-box>
            <text:p text:style-name="P1"><text:span text:style-name="T2">10</text:span></text:p>
          </draw:text-box>
        </draw:frame>
        <draw:frame draw:style-name="gr20" draw:text-style-name="P1" draw:layer="layout" svg:width="0.231cm" svg:height="0.208cm" draw:transform="rotate (-3.14159265358979) translate (8.8cm 5.043cm)">
          <draw:text-box>
            <text:p text:style-name="P1"><text:span text:style-name="T2">11</text:span></text:p>
          </draw:text-box>
        </draw:frame>
        <draw:frame draw:style-name="gr20" draw:text-style-name="P1" draw:layer="layout" svg:width="0.231cm" svg:height="0.208cm" draw:transform="rotate (-3.14159265358979) translate (8.8cm 4.786cm)">
          <draw:text-box>
            <text:p text:style-name="P1"><text:span text:style-name="T2">12</text:span></text:p>
          </draw:text-box>
        </draw:frame>
        <draw:frame draw:style-name="gr20" draw:text-style-name="P1" draw:layer="layout" svg:width="0.231cm" svg:height="0.208cm" draw:transform="rotate (-3.14159265358979) translate (6.6cm 6.408cm)">
          <draw:text-box>
            <text:p text:style-name="P1"><text:span text:style-name="T2">33</text:span></text:p>
          </draw:text-box>
        </draw:frame>
        <draw:frame draw:style-name="gr20" draw:text-style-name="P1" draw:layer="layout" svg:width="0.231cm" svg:height="0.208cm" draw:transform="rotate (-3.14159265358979) translate (8.806cm 4.528cm)">
          <draw:text-box>
            <text:p text:style-name="P1"><text:span text:style-name="T2">13</text:span></text:p>
          </draw:text-box>
        </draw:frame>
        <draw:frame draw:style-name="gr20" draw:text-style-name="P1" draw:layer="layout" svg:width="0.349cm" svg:height="0.208cm" draw:transform="rotate (-3.14159265358979) translate (14.756cm 4.842cm)">
          <draw:text-box>
            <text:p text:style-name="P1"><text:span text:style-name="T2">LED</text:span></text:p>
          </draw:text-box>
        </draw:frame>
        <draw:frame draw:style-name="gr20" draw:text-style-name="P1" draw:layer="layout" svg:width="0.408cm" svg:height="0.208cm" draw:transform="rotate (-3.14159265358979) translate (14.777cm 4.46cm)">
          <draw:text-box>
            <text:p text:style-name="P1"><text:span text:style-name="T2">GND</text:span></text:p>
          </draw:text-box>
        </draw:frame>
        <draw:frame draw:style-name="gr20" draw:text-style-name="P1" draw:layer="layout" svg:width="0.294cm" svg:height="0.208cm" draw:transform="rotate (-3.14159265358979) translate (14.723cm 4.056cm)">
          <draw:text-box>
            <text:p text:style-name="P1"><text:span text:style-name="T2">5 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7cm" fo:margin-left="6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26T12:31:24</dc:date>
    <meta:generator>LibreOffice/3.5$Linux_X86_64 LibreOffice_project/350m1$Build-2</meta:generator>
    <meta:editing-duration>PT9M52S</meta:editing-duration>
    <meta:editing-cycles>4</meta:editing-cycles>
    <meta:document-statistic meta:object-count="2546"/>
  </office:meta>
</office:document-meta>
</file>